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spBA1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73244336256134" calcext:value-type="float">
            <text:p>-0.173244336256134</text:p>
          </table:table-cell>
          <table:table-cell office:value-type="float" office:value="-0.306658676028907" calcext:value-type="float">
            <text:p>-0.306658676028907</text:p>
          </table:table-cell>
          <table:table-cell office:value-type="float" office:value="-0.0398299964833607" calcext:value-type="float">
            <text:p>-0.0398299964833607</text:p>
          </table:table-cell>
          <table:table-cell office:value-type="float" office:value="0.840932119534919" calcext:value-type="float">
            <text:p>0.840932119534919</text:p>
          </table:table-cell>
          <table:table-cell office:value-type="float" office:value="0.735901738948971" calcext:value-type="float">
            <text:p>0.735901738948971</text:p>
          </table:table-cell>
          <table:table-cell office:value-type="float" office:value="0.960952790620498" calcext:value-type="float">
            <text:p>0.960952790620498</text:p>
          </table:table-cell>
          <table:table-cell office:value-type="float" office:value="0.159067880465081" calcext:value-type="float">
            <text:p>0.159067880465081</text:p>
          </table:table-cell>
          <table:table-cell office:value-type="float" office:value="0.264098261051029" calcext:value-type="float">
            <text:p>0.264098261051029</text:p>
          </table:table-cell>
          <table:table-cell office:value-type="float" office:value="0.0390472093795025" calcext:value-type="float">
            <text:p>0.039047209379502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6475441497077" calcext:value-type="float">
            <text:p>-1.96475441497077</text:p>
          </table:table-cell>
          <table:table-cell office:value-type="float" office:value="-2.03625554540614" calcext:value-type="float">
            <text:p>-2.03625554540614</text:p>
          </table:table-cell>
          <table:table-cell office:value-type="float" office:value="-1.8932532845354" calcext:value-type="float">
            <text:p>-1.8932532845354</text:p>
          </table:table-cell>
          <table:table-cell office:value-type="float" office:value="0.140190311030214" calcext:value-type="float">
            <text:p>0.140190311030214</text:p>
          </table:table-cell>
          <table:table-cell office:value-type="float" office:value="0.130516510183432" calcext:value-type="float">
            <text:p>0.130516510183432</text:p>
          </table:table-cell>
          <table:table-cell office:value-type="float" office:value="0.150581127852152" calcext:value-type="float">
            <text:p>0.150581127852152</text:p>
          </table:table-cell>
          <table:table-cell office:value-type="float" office:value="0.859809688969786" calcext:value-type="float">
            <text:p>0.859809688969786</text:p>
          </table:table-cell>
          <table:table-cell office:value-type="float" office:value="0.869483489816568" calcext:value-type="float">
            <text:p>0.869483489816568</text:p>
          </table:table-cell>
          <table:table-cell office:value-type="float" office:value="0.849418872147848" calcext:value-type="float">
            <text:p>0.84941887214784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65661577878222" calcext:value-type="float">
            <text:p>-1.65661577878222</text:p>
          </table:table-cell>
          <table:table-cell office:value-type="float" office:value="-1.70297905453234" calcext:value-type="float">
            <text:p>-1.70297905453234</text:p>
          </table:table-cell>
          <table:table-cell office:value-type="float" office:value="-1.61025250303209" calcext:value-type="float">
            <text:p>-1.61025250303209</text:p>
          </table:table-cell>
          <table:table-cell office:value-type="float" office:value="0.190783542528049" calcext:value-type="float">
            <text:p>0.190783542528049</text:p>
          </table:table-cell>
          <table:table-cell office:value-type="float" office:value="0.182140109704798" calcext:value-type="float">
            <text:p>0.182140109704798</text:p>
          </table:table-cell>
          <table:table-cell office:value-type="float" office:value="0.199837148218172" calcext:value-type="float">
            <text:p>0.199837148218172</text:p>
          </table:table-cell>
          <table:table-cell office:value-type="float" office:value="0.809216457471951" calcext:value-type="float">
            <text:p>0.809216457471951</text:p>
          </table:table-cell>
          <table:table-cell office:value-type="float" office:value="0.817859890295202" calcext:value-type="float">
            <text:p>0.817859890295202</text:p>
          </table:table-cell>
          <table:table-cell office:value-type="float" office:value="0.800162851781828" calcext:value-type="float">
            <text:p>0.80016285178182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1402298247646" calcext:value-type="float">
            <text:p>-1.21402298247646</text:p>
          </table:table-cell>
          <table:table-cell office:value-type="float" office:value="-1.28223783289108" calcext:value-type="float">
            <text:p>-1.28223783289108</text:p>
          </table:table-cell>
          <table:table-cell office:value-type="float" office:value="-1.14580813206184" calcext:value-type="float">
            <text:p>-1.14580813206184</text:p>
          </table:table-cell>
          <table:table-cell office:value-type="float" office:value="0.297000046837788" calcext:value-type="float">
            <text:p>0.297000046837788</text:p>
          </table:table-cell>
          <table:table-cell office:value-type="float" office:value="0.277415795109214" calcext:value-type="float">
            <text:p>0.277415795109214</text:p>
          </table:table-cell>
          <table:table-cell office:value-type="float" office:value="0.317966854724051" calcext:value-type="float">
            <text:p>0.317966854724051</text:p>
          </table:table-cell>
          <table:table-cell office:value-type="float" office:value="0.702999953162212" calcext:value-type="float">
            <text:p>0.702999953162212</text:p>
          </table:table-cell>
          <table:table-cell office:value-type="float" office:value="0.722584204890786" calcext:value-type="float">
            <text:p>0.722584204890786</text:p>
          </table:table-cell>
          <table:table-cell office:value-type="float" office:value="0.682033145275949" calcext:value-type="float">
            <text:p>0.682033145275949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931374850032888" calcext:value-type="float">
            <text:p>-0.931374850032888</text:p>
          </table:table-cell>
          <table:table-cell office:value-type="float" office:value="-1.25503172229461" calcext:value-type="float">
            <text:p>-1.25503172229461</text:p>
          </table:table-cell>
          <table:table-cell office:value-type="float" office:value="-0.607717977771165" calcext:value-type="float">
            <text:p>-0.607717977771165</text:p>
          </table:table-cell>
          <table:table-cell office:value-type="float" office:value="0.394011630914288" calcext:value-type="float">
            <text:p>0.394011630914288</text:p>
          </table:table-cell>
          <table:table-cell office:value-type="float" office:value="0.285066805107845" calcext:value-type="float">
            <text:p>0.285066805107845</text:p>
          </table:table-cell>
          <table:table-cell office:value-type="float" office:value="0.544592223696496" calcext:value-type="float">
            <text:p>0.544592223696496</text:p>
          </table:table-cell>
          <table:table-cell office:value-type="float" office:value="0.605988369085712" calcext:value-type="float">
            <text:p>0.605988369085712</text:p>
          </table:table-cell>
          <table:table-cell office:value-type="float" office:value="0.714933194892155" calcext:value-type="float">
            <text:p>0.714933194892155</text:p>
          </table:table-cell>
          <table:table-cell office:value-type="float" office:value="0.455407776303504" calcext:value-type="float">
            <text:p>0.455407776303504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449781151399315" calcext:value-type="float">
            <text:p>0.449781151399315</text:p>
          </table:table-cell>
          <table:table-cell office:value-type="float" office:value="-1.91324611698903" calcext:value-type="float">
            <text:p>-1.91324611698903</text:p>
          </table:table-cell>
          <table:table-cell office:value-type="float" office:value="2.81280841978766" calcext:value-type="float">
            <text:p>2.81280841978766</text:p>
          </table:table-cell>
          <table:table-cell office:value-type="float" office:value="1.56796900011713" calcext:value-type="float">
            <text:p>1.56796900011713</text:p>
          </table:table-cell>
          <table:table-cell office:value-type="float" office:value="0.147600479675205" calcext:value-type="float">
            <text:p>0.147600479675205</text:p>
          </table:table-cell>
          <table:table-cell office:value-type="float" office:value="16.6566314062006" calcext:value-type="float">
            <text:p>16.6566314062006</text:p>
          </table:table-cell>
          <table:table-cell office:value-type="float" office:value="-0.567969000117126" calcext:value-type="float">
            <text:p>-0.567969000117126</text:p>
          </table:table-cell>
          <table:table-cell office:value-type="float" office:value="0.852399520324795" calcext:value-type="float">
            <text:p>0.852399520324795</text:p>
          </table:table-cell>
          <table:table-cell office:value-type="float" office:value="-15.6566314062006" calcext:value-type="float">
            <text:p>-15.6566314062006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7958707881661" calcext:value-type="float">
            <text:p>-0.647958707881661</text:p>
          </table:table-cell>
          <table:table-cell office:value-type="float" office:value="-0.77878434333516" calcext:value-type="float">
            <text:p>-0.77878434333516</text:p>
          </table:table-cell>
          <table:table-cell office:value-type="float" office:value="-0.517133072428161" calcext:value-type="float">
            <text:p>-0.517133072428161</text:p>
          </table:table-cell>
          <table:table-cell office:value-type="float" office:value="0.523112513080338" calcext:value-type="float">
            <text:p>0.523112513080338</text:p>
          </table:table-cell>
          <table:table-cell office:value-type="float" office:value="0.458963614486411" calcext:value-type="float">
            <text:p>0.458963614486411</text:p>
          </table:table-cell>
          <table:table-cell office:value-type="float" office:value="0.596227440921309" calcext:value-type="float">
            <text:p>0.596227440921309</text:p>
          </table:table-cell>
          <table:table-cell office:value-type="float" office:value="0.476887486919662" calcext:value-type="float">
            <text:p>0.476887486919662</text:p>
          </table:table-cell>
          <table:table-cell office:value-type="float" office:value="0.541036385513589" calcext:value-type="float">
            <text:p>0.541036385513589</text:p>
          </table:table-cell>
          <table:table-cell office:value-type="float" office:value="0.403772559078691" calcext:value-type="float">
            <text:p>0.403772559078691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623526061568182" calcext:value-type="float">
            <text:p>-0.623526061568182</text:p>
          </table:table-cell>
          <table:table-cell office:value-type="float" office:value="-0.740473694554529" calcext:value-type="float">
            <text:p>-0.740473694554529</text:p>
          </table:table-cell>
          <table:table-cell office:value-type="float" office:value="-0.506578428581835" calcext:value-type="float">
            <text:p>-0.506578428581835</text:p>
          </table:table-cell>
          <table:table-cell office:value-type="float" office:value="0.536050952621577" calcext:value-type="float">
            <text:p>0.536050952621577</text:p>
          </table:table-cell>
          <table:table-cell office:value-type="float" office:value="0.476887962777879" calcext:value-type="float">
            <text:p>0.476887962777879</text:p>
          </table:table-cell>
          <table:table-cell office:value-type="float" office:value="0.602553736380089" calcext:value-type="float">
            <text:p>0.602553736380089</text:p>
          </table:table-cell>
          <table:table-cell office:value-type="float" office:value="0.463949047378423" calcext:value-type="float">
            <text:p>0.463949047378423</text:p>
          </table:table-cell>
          <table:table-cell office:value-type="float" office:value="0.523112037222121" calcext:value-type="float">
            <text:p>0.523112037222121</text:p>
          </table:table-cell>
          <table:table-cell office:value-type="float" office:value="0.397446263619911" calcext:value-type="float">
            <text:p>0.397446263619911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6473312496843" calcext:value-type="float">
            <text:p>-0.46473312496843</text:p>
          </table:table-cell>
          <table:table-cell office:value-type="float" office:value="-0.568254634153389" calcext:value-type="float">
            <text:p>-0.568254634153389</text:p>
          </table:table-cell>
          <table:table-cell office:value-type="float" office:value="-0.361211615783471" calcext:value-type="float">
            <text:p>-0.361211615783471</text:p>
          </table:table-cell>
          <table:table-cell office:value-type="float" office:value="0.628302761136266" calcext:value-type="float">
            <text:p>0.628302761136266</text:p>
          </table:table-cell>
          <table:table-cell office:value-type="float" office:value="0.566513349367613" calcext:value-type="float">
            <text:p>0.566513349367613</text:p>
          </table:table-cell>
          <table:table-cell office:value-type="float" office:value="0.69683152231474" calcext:value-type="float">
            <text:p>0.69683152231474</text:p>
          </table:table-cell>
          <table:table-cell office:value-type="float" office:value="0.371697238863734" calcext:value-type="float">
            <text:p>0.371697238863734</text:p>
          </table:table-cell>
          <table:table-cell office:value-type="float" office:value="0.433486650632387" calcext:value-type="float">
            <text:p>0.433486650632387</text:p>
          </table:table-cell>
          <table:table-cell office:value-type="float" office:value="0.30316847768526" calcext:value-type="float">
            <text:p>0.3031684776852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90063346926247" calcext:value-type="float">
            <text:p>-0.490063346926247</text:p>
          </table:table-cell>
          <table:table-cell office:value-type="float" office:value="-0.562141100253822" calcext:value-type="float">
            <text:p>-0.562141100253822</text:p>
          </table:table-cell>
          <table:table-cell office:value-type="float" office:value="-0.417985593598672" calcext:value-type="float">
            <text:p>-0.417985593598672</text:p>
          </table:table-cell>
          <table:table-cell office:value-type="float" office:value="0.612587587414564" calcext:value-type="float">
            <text:p>0.612587587414564</text:p>
          </table:table-cell>
          <table:table-cell office:value-type="float" office:value="0.569987356343072" calcext:value-type="float">
            <text:p>0.569987356343072</text:p>
          </table:table-cell>
          <table:table-cell office:value-type="float" office:value="0.658371713123629" calcext:value-type="float">
            <text:p>0.658371713123629</text:p>
          </table:table-cell>
          <table:table-cell office:value-type="float" office:value="0.387412412585436" calcext:value-type="float">
            <text:p>0.387412412585436</text:p>
          </table:table-cell>
          <table:table-cell office:value-type="float" office:value="0.430012643656928" calcext:value-type="float">
            <text:p>0.430012643656928</text:p>
          </table:table-cell>
          <table:table-cell office:value-type="float" office:value="0.341628286876371" calcext:value-type="float">
            <text:p>0.3416282868763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296191752421662" calcext:value-type="float">
            <text:p>-0.296191752421662</text:p>
          </table:table-cell>
          <table:table-cell office:value-type="float" office:value="-0.376358461112843" calcext:value-type="float">
            <text:p>-0.376358461112843</text:p>
          </table:table-cell>
          <table:table-cell office:value-type="float" office:value="-0.216025043730481" calcext:value-type="float">
            <text:p>-0.216025043730481</text:p>
          </table:table-cell>
          <table:table-cell office:value-type="float" office:value="0.743644818652937" calcext:value-type="float">
            <text:p>0.743644818652937</text:p>
          </table:table-cell>
          <table:table-cell office:value-type="float" office:value="0.686356256912914" calcext:value-type="float">
            <text:p>0.686356256912914</text:p>
          </table:table-cell>
          <table:table-cell office:value-type="float" office:value="0.805715123508412" calcext:value-type="float">
            <text:p>0.805715123508412</text:p>
          </table:table-cell>
          <table:table-cell office:value-type="float" office:value="0.256355181347063" calcext:value-type="float">
            <text:p>0.256355181347063</text:p>
          </table:table-cell>
          <table:table-cell office:value-type="float" office:value="0.313643743087086" calcext:value-type="float">
            <text:p>0.313643743087086</text:p>
          </table:table-cell>
          <table:table-cell office:value-type="float" office:value="0.194284876491588" calcext:value-type="float">
            <text:p>0.19428487649158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72853465528545" calcext:value-type="float">
            <text:p>-0.072853465528545</text:p>
          </table:table-cell>
          <table:table-cell office:value-type="float" office:value="-0.181893050822442" calcext:value-type="float">
            <text:p>-0.181893050822442</text:p>
          </table:table-cell>
          <table:table-cell office:value-type="float" office:value="0.0361861197653525" calcext:value-type="float">
            <text:p>0.0361861197653525</text:p>
          </table:table-cell>
          <table:table-cell office:value-type="float" office:value="0.92973705857293" calcext:value-type="float">
            <text:p>0.92973705857293</text:p>
          </table:table-cell>
          <table:table-cell office:value-type="float" office:value="0.833690498161093" calcext:value-type="float">
            <text:p>0.833690498161093</text:p>
          </table:table-cell>
          <table:table-cell office:value-type="float" office:value="1.03684880659011" calcext:value-type="float">
            <text:p>1.03684880659011</text:p>
          </table:table-cell>
          <table:table-cell office:value-type="float" office:value="0.07026294142707" calcext:value-type="float">
            <text:p>0.07026294142707</text:p>
          </table:table-cell>
          <table:table-cell office:value-type="float" office:value="0.166309501838907" calcext:value-type="float">
            <text:p>0.166309501838907</text:p>
          </table:table-cell>
          <table:table-cell office:value-type="float" office:value="-0.0368488065901111" calcext:value-type="float">
            <text:p>-0.036848806590111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175843034725815" calcext:value-type="float">
            <text:p>-0.0175843034725815</text:p>
          </table:table-cell>
          <table:table-cell office:value-type="float" office:value="-0.260067892729538" calcext:value-type="float">
            <text:p>-0.260067892729538</text:p>
          </table:table-cell>
          <table:table-cell office:value-type="float" office:value="0.224899285784375" calcext:value-type="float">
            <text:p>0.224899285784375</text:p>
          </table:table-cell>
          <table:table-cell office:value-type="float" office:value="0.98256939816106" calcext:value-type="float">
            <text:p>0.98256939816106</text:p>
          </table:table-cell>
          <table:table-cell office:value-type="float" office:value="0.770999238783802" calcext:value-type="float">
            <text:p>0.770999238783802</text:p>
          </table:table-cell>
          <table:table-cell office:value-type="float" office:value="1.25219659584296" calcext:value-type="float">
            <text:p>1.25219659584296</text:p>
          </table:table-cell>
          <table:table-cell office:value-type="float" office:value="0.0174306018389397" calcext:value-type="float">
            <text:p>0.0174306018389397</text:p>
          </table:table-cell>
          <table:table-cell office:value-type="float" office:value="0.229000761216198" calcext:value-type="float">
            <text:p>0.229000761216198</text:p>
          </table:table-cell>
          <table:table-cell office:value-type="float" office:value="-0.252196595842957" calcext:value-type="float">
            <text:p>-0.252196595842957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721558412560601" calcext:value-type="float">
            <text:p>-0.721558412560601</text:p>
          </table:table-cell>
          <table:table-cell office:value-type="float" office:value="-2.68374159114489" calcext:value-type="float">
            <text:p>-2.68374159114489</text:p>
          </table:table-cell>
          <table:table-cell office:value-type="float" office:value="1.24062476602369" calcext:value-type="float">
            <text:p>1.24062476602369</text:p>
          </table:table-cell>
          <table:table-cell office:value-type="float" office:value="0.485994285898818" calcext:value-type="float">
            <text:p>0.485994285898818</text:p>
          </table:table-cell>
          <table:table-cell office:value-type="float" office:value="0.0683070981909125" calcext:value-type="float">
            <text:p>0.0683070981909125</text:p>
          </table:table-cell>
          <table:table-cell office:value-type="float" office:value="3.45777308920619" calcext:value-type="float">
            <text:p>3.45777308920619</text:p>
          </table:table-cell>
          <table:table-cell office:value-type="float" office:value="0.514005714101182" calcext:value-type="float">
            <text:p>0.514005714101182</text:p>
          </table:table-cell>
          <table:table-cell office:value-type="float" office:value="0.931692901809087" calcext:value-type="float">
            <text:p>0.931692901809087</text:p>
          </table:table-cell>
          <table:table-cell office:value-type="float" office:value="-2.45777308920619" calcext:value-type="float">
            <text:p>-2.45777308920619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3498175524813" calcext:value-type="float">
            <text:p>-3.23498175524813</text:p>
          </table:table-cell>
          <table:table-cell office:value-type="float" office:value="-3.52853831158242" calcext:value-type="float">
            <text:p>-3.52853831158242</text:p>
          </table:table-cell>
          <table:table-cell office:value-type="float" office:value="-2.94142519891384" calcext:value-type="float">
            <text:p>-2.94142519891384</text:p>
          </table:table-cell>
          <table:table-cell office:value-type="float" office:value="0.0393609230638297" calcext:value-type="float">
            <text:p>0.0393609230638297</text:p>
          </table:table-cell>
          <table:table-cell office:value-type="float" office:value="0.0293477818438605" calcext:value-type="float">
            <text:p>0.0293477818438605</text:p>
          </table:table-cell>
          <table:table-cell office:value-type="float" office:value="0.0527904382238968" calcext:value-type="float">
            <text:p>0.0527904382238968</text:p>
          </table:table-cell>
          <table:table-cell office:value-type="float" office:value="0.96063907693617" calcext:value-type="float">
            <text:p>0.96063907693617</text:p>
          </table:table-cell>
          <table:table-cell office:value-type="float" office:value="0.970652218156139" calcext:value-type="float">
            <text:p>0.970652218156139</text:p>
          </table:table-cell>
          <table:table-cell office:value-type="float" office:value="0.947209561776103" calcext:value-type="float">
            <text:p>0.947209561776103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92662724878567" calcext:value-type="float">
            <text:p>-2.92662724878567</text:p>
          </table:table-cell>
          <table:table-cell office:value-type="float" office:value="-3.13728521256036" calcext:value-type="float">
            <text:p>-3.13728521256036</text:p>
          </table:table-cell>
          <table:table-cell office:value-type="float" office:value="-2.71596928501098" calcext:value-type="float">
            <text:p>-2.71596928501098</text:p>
          </table:table-cell>
          <table:table-cell office:value-type="float" office:value="0.0535774371198633" calcext:value-type="float">
            <text:p>0.0535774371198633</text:p>
          </table:table-cell>
          <table:table-cell office:value-type="float" office:value="0.0434004611411389" calcext:value-type="float">
            <text:p>0.0434004611411389</text:p>
          </table:table-cell>
          <table:table-cell office:value-type="float" office:value="0.0661408126286463" calcext:value-type="float">
            <text:p>0.0661408126286463</text:p>
          </table:table-cell>
          <table:table-cell office:value-type="float" office:value="0.946422562880137" calcext:value-type="float">
            <text:p>0.946422562880137</text:p>
          </table:table-cell>
          <table:table-cell office:value-type="float" office:value="0.956599538858861" calcext:value-type="float">
            <text:p>0.956599538858861</text:p>
          </table:table-cell>
          <table:table-cell office:value-type="float" office:value="0.933859187371354" calcext:value-type="float">
            <text:p>0.933859187371354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37194180581809" calcext:value-type="float">
            <text:p>-2.37194180581809</text:p>
          </table:table-cell>
          <table:table-cell office:value-type="float" office:value="-2.73175804340324" calcext:value-type="float">
            <text:p>-2.73175804340324</text:p>
          </table:table-cell>
          <table:table-cell office:value-type="float" office:value="-2.01212556823294" calcext:value-type="float">
            <text:p>-2.01212556823294</text:p>
          </table:table-cell>
          <table:table-cell office:value-type="float" office:value="0.0932993809855464" calcext:value-type="float">
            <text:p>0.0932993809855464</text:p>
          </table:table-cell>
          <table:table-cell office:value-type="float" office:value="0.0651047320542964" calcext:value-type="float">
            <text:p>0.0651047320542964</text:p>
          </table:table-cell>
          <table:table-cell office:value-type="float" office:value="0.133704175067128" calcext:value-type="float">
            <text:p>0.133704175067128</text:p>
          </table:table-cell>
          <table:table-cell office:value-type="float" office:value="0.906700619014454" calcext:value-type="float">
            <text:p>0.906700619014454</text:p>
          </table:table-cell>
          <table:table-cell office:value-type="float" office:value="0.934895267945704" calcext:value-type="float">
            <text:p>0.934895267945704</text:p>
          </table:table-cell>
          <table:table-cell office:value-type="float" office:value="0.866295824932872" calcext:value-type="float">
            <text:p>0.866295824932872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8423844294672" calcext:value-type="float">
            <text:p>-2.78423844294672</text:p>
          </table:table-cell>
          <table:table-cell office:value-type="float" office:value="-3.47775997215877" calcext:value-type="float">
            <text:p>-3.47775997215877</text:p>
          </table:table-cell>
          <table:table-cell office:value-type="float" office:value="-2.09071691373468" calcext:value-type="float">
            <text:p>-2.09071691373468</text:p>
          </table:table-cell>
          <table:table-cell office:value-type="float" office:value="0.0617761171591312" calcext:value-type="float">
            <text:p>0.0617761171591312</text:p>
          </table:table-cell>
          <table:table-cell office:value-type="float" office:value="0.0308764978404789" calcext:value-type="float">
            <text:p>0.0308764978404789</text:p>
          </table:table-cell>
          <table:table-cell office:value-type="float" office:value="0.123598494588838" calcext:value-type="float">
            <text:p>0.123598494588838</text:p>
          </table:table-cell>
          <table:table-cell office:value-type="float" office:value="0.938223882840869" calcext:value-type="float">
            <text:p>0.938223882840869</text:p>
          </table:table-cell>
          <table:table-cell office:value-type="float" office:value="0.969123502159521" calcext:value-type="float">
            <text:p>0.969123502159521</text:p>
          </table:table-cell>
          <table:table-cell office:value-type="float" office:value="0.876401505411162" calcext:value-type="float">
            <text:p>0.87640150541116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23260487798977" calcext:value-type="float">
            <text:p>-2.23260487798977</text:p>
          </table:table-cell>
          <table:table-cell office:value-type="float" office:value="-2.44695367968136" calcext:value-type="float">
            <text:p>-2.44695367968136</text:p>
          </table:table-cell>
          <table:table-cell office:value-type="float" office:value="-2.01825607629819" calcext:value-type="float">
            <text:p>-2.01825607629819</text:p>
          </table:table-cell>
          <table:table-cell office:value-type="float" office:value="0.107248696189434" calcext:value-type="float">
            <text:p>0.107248696189434</text:p>
          </table:table-cell>
          <table:table-cell office:value-type="float" office:value="0.0865568652173423" calcext:value-type="float">
            <text:p>0.0865568652173423</text:p>
          </table:table-cell>
          <table:table-cell office:value-type="float" office:value="0.132887007927698" calcext:value-type="float">
            <text:p>0.132887007927698</text:p>
          </table:table-cell>
          <table:table-cell office:value-type="float" office:value="0.892751303810566" calcext:value-type="float">
            <text:p>0.892751303810566</text:p>
          </table:table-cell>
          <table:table-cell office:value-type="float" office:value="0.913443134782658" calcext:value-type="float">
            <text:p>0.913443134782658</text:p>
          </table:table-cell>
          <table:table-cell office:value-type="float" office:value="0.867112992072302" calcext:value-type="float">
            <text:p>0.867112992072302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04755620433753" calcext:value-type="float">
            <text:p>-2.04755620433753</text:p>
          </table:table-cell>
          <table:table-cell office:value-type="float" office:value="-2.32081827276316" calcext:value-type="float">
            <text:p>-2.32081827276316</text:p>
          </table:table-cell>
          <table:table-cell office:value-type="float" office:value="-1.7742941359119" calcext:value-type="float">
            <text:p>-1.7742941359119</text:p>
          </table:table-cell>
          <table:table-cell office:value-type="float" office:value="0.129049890111389" calcext:value-type="float">
            <text:p>0.129049890111389</text:p>
          </table:table-cell>
          <table:table-cell office:value-type="float" office:value="0.098193203897489" calcext:value-type="float">
            <text:p>0.098193203897489</text:p>
          </table:table-cell>
          <table:table-cell office:value-type="float" office:value="0.169603124012001" calcext:value-type="float">
            <text:p>0.169603124012001</text:p>
          </table:table-cell>
          <table:table-cell office:value-type="float" office:value="0.870950109888611" calcext:value-type="float">
            <text:p>0.870950109888611</text:p>
          </table:table-cell>
          <table:table-cell office:value-type="float" office:value="0.901806796102511" calcext:value-type="float">
            <text:p>0.901806796102511</text:p>
          </table:table-cell>
          <table:table-cell office:value-type="float" office:value="0.830396875987999" calcext:value-type="float">
            <text:p>0.830396875987999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4298665932745" calcext:value-type="float">
            <text:p>-1.74298665932745</text:p>
          </table:table-cell>
          <table:table-cell office:value-type="float" office:value="-2.02458051618583" calcext:value-type="float">
            <text:p>-2.02458051618583</text:p>
          </table:table-cell>
          <table:table-cell office:value-type="float" office:value="-1.46139280246907" calcext:value-type="float">
            <text:p>-1.46139280246907</text:p>
          </table:table-cell>
          <table:table-cell office:value-type="float" office:value="0.174996963029308" calcext:value-type="float">
            <text:p>0.174996963029308</text:p>
          </table:table-cell>
          <table:table-cell office:value-type="float" office:value="0.1320492240835" calcext:value-type="float">
            <text:p>0.1320492240835</text:p>
          </table:table-cell>
          <table:table-cell office:value-type="float" office:value="0.231913040625791" calcext:value-type="float">
            <text:p>0.231913040625791</text:p>
          </table:table-cell>
          <table:table-cell office:value-type="float" office:value="0.825003036970692" calcext:value-type="float">
            <text:p>0.825003036970692</text:p>
          </table:table-cell>
          <table:table-cell office:value-type="float" office:value="0.8679507759165" calcext:value-type="float">
            <text:p>0.8679507759165</text:p>
          </table:table-cell>
          <table:table-cell office:value-type="float" office:value="0.768086959374209" calcext:value-type="float">
            <text:p>0.768086959374209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1785837236641" calcext:value-type="float">
            <text:p>-1.71785837236641</text:p>
          </table:table-cell>
          <table:table-cell office:value-type="float" office:value="-2.14653870847897" calcext:value-type="float">
            <text:p>-2.14653870847897</text:p>
          </table:table-cell>
          <table:table-cell office:value-type="float" office:value="-1.28917803625386" calcext:value-type="float">
            <text:p>-1.28917803625386</text:p>
          </table:table-cell>
          <table:table-cell office:value-type="float" office:value="0.179450051865025" calcext:value-type="float">
            <text:p>0.179450051865025</text:p>
          </table:table-cell>
          <table:table-cell office:value-type="float" office:value="0.116888041978391" calcext:value-type="float">
            <text:p>0.116888041978391</text:p>
          </table:table-cell>
          <table:table-cell office:value-type="float" office:value="0.275497138709136" calcext:value-type="float">
            <text:p>0.275497138709136</text:p>
          </table:table-cell>
          <table:table-cell office:value-type="float" office:value="0.820549948134975" calcext:value-type="float">
            <text:p>0.820549948134975</text:p>
          </table:table-cell>
          <table:table-cell office:value-type="float" office:value="0.883111958021609" calcext:value-type="float">
            <text:p>0.883111958021609</text:p>
          </table:table-cell>
          <table:table-cell office:value-type="float" office:value="0.724502861290864" calcext:value-type="float">
            <text:p>0.724502861290864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43061714060964" calcext:value-type="float">
            <text:p>-1.43061714060964</text:p>
          </table:table-cell>
          <table:table-cell office:value-type="float" office:value="-2.08452305423731" calcext:value-type="float">
            <text:p>-2.08452305423731</text:p>
          </table:table-cell>
          <table:table-cell office:value-type="float" office:value="-0.776711226981973" calcext:value-type="float">
            <text:p>-0.776711226981973</text:p>
          </table:table-cell>
          <table:table-cell office:value-type="float" office:value="0.239161280552115" calcext:value-type="float">
            <text:p>0.239161280552115</text:p>
          </table:table-cell>
          <table:table-cell office:value-type="float" office:value="0.124366422060784" calcext:value-type="float">
            <text:p>0.124366422060784</text:p>
          </table:table-cell>
          <table:table-cell office:value-type="float" office:value="0.459916086412555" calcext:value-type="float">
            <text:p>0.459916086412555</text:p>
          </table:table-cell>
          <table:table-cell office:value-type="float" office:value="0.760838719447885" calcext:value-type="float">
            <text:p>0.760838719447885</text:p>
          </table:table-cell>
          <table:table-cell office:value-type="float" office:value="0.875633577939216" calcext:value-type="float">
            <text:p>0.875633577939216</text:p>
          </table:table-cell>
          <table:table-cell office:value-type="float" office:value="0.540083913587445" calcext:value-type="float">
            <text:p>0.54008391358744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05382790560538" calcext:value-type="float">
            <text:p>-1.05382790560538</text:p>
          </table:table-cell>
          <table:table-cell office:value-type="float" office:value="-2.1859339725961" calcext:value-type="float">
            <text:p>-2.1859339725961</text:p>
          </table:table-cell>
          <table:table-cell office:value-type="float" office:value="0.0782781613853463" calcext:value-type="float">
            <text:p>0.0782781613853463</text:p>
          </table:table-cell>
          <table:table-cell office:value-type="float" office:value="0.348600780966262" calcext:value-type="float">
            <text:p>0.348600780966262</text:p>
          </table:table-cell>
          <table:table-cell office:value-type="float" office:value="0.11237273157555" calcext:value-type="float">
            <text:p>0.11237273157555</text:p>
          </table:table-cell>
          <table:table-cell office:value-type="float" office:value="1.08142342707569" calcext:value-type="float">
            <text:p>1.08142342707569</text:p>
          </table:table-cell>
          <table:table-cell office:value-type="float" office:value="0.651399219033738" calcext:value-type="float">
            <text:p>0.651399219033738</text:p>
          </table:table-cell>
          <table:table-cell office:value-type="float" office:value="0.88762726842445" calcext:value-type="float">
            <text:p>0.88762726842445</text:p>
          </table:table-cell>
          <table:table-cell office:value-type="float" office:value="-0.0814234270756868" calcext:value-type="float">
            <text:p>-0.0814234270756868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1.88635644179292" calcext:value-type="float">
            <text:p>-1.88635644179292</text:p>
          </table:table-cell>
          <table:table-cell office:value-type="float" office:value="-2.11164062188929" calcext:value-type="float">
            <text:p>-2.11164062188929</text:p>
          </table:table-cell>
          <table:table-cell office:value-type="float" office:value="-1.66107226169655" calcext:value-type="float">
            <text:p>-1.66107226169655</text:p>
          </table:table-cell>
          <table:table-cell office:value-type="float" office:value="0.151623251762458" calcext:value-type="float">
            <text:p>0.151623251762458</text:p>
          </table:table-cell>
          <table:table-cell office:value-type="float" office:value="0.121039223847136" calcext:value-type="float">
            <text:p>0.121039223847136</text:p>
          </table:table-cell>
          <table:table-cell office:value-type="float" office:value="0.189935210622764" calcext:value-type="float">
            <text:p>0.189935210622764</text:p>
          </table:table-cell>
          <table:table-cell office:value-type="float" office:value="0.848376748237542" calcext:value-type="float">
            <text:p>0.848376748237542</text:p>
          </table:table-cell>
          <table:table-cell office:value-type="float" office:value="0.878960776152864" calcext:value-type="float">
            <text:p>0.878960776152864</text:p>
          </table:table-cell>
          <table:table-cell office:value-type="float" office:value="0.810064789377236" calcext:value-type="float">
            <text:p>0.81006478937723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96148860500594" calcext:value-type="float">
            <text:p>-1.96148860500594</text:p>
          </table:table-cell>
          <table:table-cell office:value-type="float" office:value="-2.4011710227141" calcext:value-type="float">
            <text:p>-2.4011710227141</text:p>
          </table:table-cell>
          <table:table-cell office:value-type="float" office:value="-1.52180618729777" calcext:value-type="float">
            <text:p>-1.52180618729777</text:p>
          </table:table-cell>
          <table:table-cell office:value-type="float" office:value="0.140648894360369" calcext:value-type="float">
            <text:p>0.140648894360369</text:p>
          </table:table-cell>
          <table:table-cell office:value-type="float" office:value="0.0906117826817627" calcext:value-type="float">
            <text:p>0.0906117826817627</text:p>
          </table:table-cell>
          <table:table-cell office:value-type="float" office:value="0.218317208858707" calcext:value-type="float">
            <text:p>0.218317208858707</text:p>
          </table:table-cell>
          <table:table-cell office:value-type="float" office:value="0.859351105639631" calcext:value-type="float">
            <text:p>0.859351105639631</text:p>
          </table:table-cell>
          <table:table-cell office:value-type="float" office:value="0.909388217318237" calcext:value-type="float">
            <text:p>0.909388217318237</text:p>
          </table:table-cell>
          <table:table-cell office:value-type="float" office:value="0.781682791141293" calcext:value-type="float">
            <text:p>0.781682791141293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7815739112114" calcext:value-type="float">
            <text:p>-1.77815739112114</text:p>
          </table:table-cell>
          <table:table-cell office:value-type="float" office:value="-3.16471466990941" calcext:value-type="float">
            <text:p>-3.16471466990941</text:p>
          </table:table-cell>
          <table:table-cell office:value-type="float" office:value="-0.391600112332875" calcext:value-type="float">
            <text:p>-0.391600112332875</text:p>
          </table:table-cell>
          <table:table-cell office:value-type="float" office:value="0.168949167872732" calcext:value-type="float">
            <text:p>0.168949167872732</text:p>
          </table:table-cell>
          <table:table-cell office:value-type="float" office:value="0.0422261884975734" calcext:value-type="float">
            <text:p>0.0422261884975734</text:p>
          </table:table-cell>
          <table:table-cell office:value-type="float" office:value="0.675974373735599" calcext:value-type="float">
            <text:p>0.675974373735599</text:p>
          </table:table-cell>
          <table:table-cell office:value-type="float" office:value="0.831050832127268" calcext:value-type="float">
            <text:p>0.831050832127268</text:p>
          </table:table-cell>
          <table:table-cell office:value-type="float" office:value="0.957773811502427" calcext:value-type="float">
            <text:p>0.957773811502427</text:p>
          </table:table-cell>
          <table:table-cell office:value-type="float" office:value="0.324025626264401" calcext:value-type="float">
            <text:p>0.324025626264401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85077378097157" calcext:value-type="float">
            <text:p>-2.85077378097157</text:p>
          </table:table-cell>
          <table:table-cell office:value-type="float" office:value="-4.23699845437353" calcext:value-type="float">
            <text:p>-4.23699845437353</text:p>
          </table:table-cell>
          <table:table-cell office:value-type="float" office:value="-1.46454910756961" calcext:value-type="float">
            <text:p>-1.46454910756961</text:p>
          </table:table-cell>
          <table:table-cell office:value-type="float" office:value="0.0577995793523338" calcext:value-type="float">
            <text:p>0.0577995793523338</text:p>
          </table:table-cell>
          <table:table-cell office:value-type="float" office:value="0.0144509018533669" calcext:value-type="float">
            <text:p>0.0144509018533669</text:p>
          </table:table-cell>
          <table:table-cell office:value-type="float" office:value="0.231182206287587" calcext:value-type="float">
            <text:p>0.231182206287587</text:p>
          </table:table-cell>
          <table:table-cell office:value-type="float" office:value="0.942200420647666" calcext:value-type="float">
            <text:p>0.942200420647666</text:p>
          </table:table-cell>
          <table:table-cell office:value-type="float" office:value="0.985549098146633" calcext:value-type="float">
            <text:p>0.985549098146633</text:p>
          </table:table-cell>
          <table:table-cell office:value-type="float" office:value="0.768817793712413" calcext:value-type="float">
            <text:p>0.768817793712413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25280933729022" calcext:value-type="float">
            <text:p>-1.25280933729022</text:p>
          </table:table-cell>
          <table:table-cell office:value-type="float" office:value="-1.50944820023402" calcext:value-type="float">
            <text:p>-1.50944820023402</text:p>
          </table:table-cell>
          <table:table-cell office:value-type="float" office:value="-0.996170474346421" calcext:value-type="float">
            <text:p>-0.996170474346421</text:p>
          </table:table-cell>
          <table:table-cell office:value-type="float" office:value="0.285701037794332" calcext:value-type="float">
            <text:p>0.285701037794332</text:p>
          </table:table-cell>
          <table:table-cell office:value-type="float" office:value="0.221031909671369" calcext:value-type="float">
            <text:p>0.221031909671369</text:p>
          </table:table-cell>
          <table:table-cell office:value-type="float" office:value="0.369290945900611" calcext:value-type="float">
            <text:p>0.369290945900611</text:p>
          </table:table-cell>
          <table:table-cell office:value-type="float" office:value="0.714298962205668" calcext:value-type="float">
            <text:p>0.714298962205668</text:p>
          </table:table-cell>
          <table:table-cell office:value-type="float" office:value="0.778968090328631" calcext:value-type="float">
            <text:p>0.778968090328631</text:p>
          </table:table-cell>
          <table:table-cell office:value-type="float" office:value="0.630709054099389" calcext:value-type="float">
            <text:p>0.630709054099389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38267471242139" calcext:value-type="float">
            <text:p>-1.38267471242139</text:p>
          </table:table-cell>
          <table:table-cell office:value-type="float" office:value="-1.63914508371773" calcext:value-type="float">
            <text:p>-1.63914508371773</text:p>
          </table:table-cell>
          <table:table-cell office:value-type="float" office:value="-1.12620434112505" calcext:value-type="float">
            <text:p>-1.12620434112505</text:p>
          </table:table-cell>
          <table:table-cell office:value-type="float" office:value="0.250906551884507" calcext:value-type="float">
            <text:p>0.250906551884507</text:p>
          </table:table-cell>
          <table:table-cell office:value-type="float" office:value="0.194145949895933" calcext:value-type="float">
            <text:p>0.194145949895933</text:p>
          </table:table-cell>
          <table:table-cell office:value-type="float" office:value="0.324261710390137" calcext:value-type="float">
            <text:p>0.324261710390137</text:p>
          </table:table-cell>
          <table:table-cell office:value-type="float" office:value="0.749093448115493" calcext:value-type="float">
            <text:p>0.749093448115493</text:p>
          </table:table-cell>
          <table:table-cell office:value-type="float" office:value="0.805854050104067" calcext:value-type="float">
            <text:p>0.805854050104067</text:p>
          </table:table-cell>
          <table:table-cell office:value-type="float" office:value="0.675738289609863" calcext:value-type="float">
            <text:p>0.675738289609863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38926223434824" calcext:value-type="float">
            <text:p>-1.38926223434824</text:p>
          </table:table-cell>
          <table:table-cell office:value-type="float" office:value="-1.68924121539935" calcext:value-type="float">
            <text:p>-1.68924121539935</text:p>
          </table:table-cell>
          <table:table-cell office:value-type="float" office:value="-1.08928325329712" calcext:value-type="float">
            <text:p>-1.08928325329712</text:p>
          </table:table-cell>
          <table:table-cell office:value-type="float" office:value="0.249259131638416" calcext:value-type="float">
            <text:p>0.249259131638416</text:p>
          </table:table-cell>
          <table:table-cell office:value-type="float" office:value="0.184659587698685" calcext:value-type="float">
            <text:p>0.184659587698685</text:p>
          </table:table-cell>
          <table:table-cell office:value-type="float" office:value="0.336457562152239" calcext:value-type="float">
            <text:p>0.336457562152239</text:p>
          </table:table-cell>
          <table:table-cell office:value-type="float" office:value="0.750740868361584" calcext:value-type="float">
            <text:p>0.750740868361584</text:p>
          </table:table-cell>
          <table:table-cell office:value-type="float" office:value="0.815340412301315" calcext:value-type="float">
            <text:p>0.815340412301315</text:p>
          </table:table-cell>
          <table:table-cell office:value-type="float" office:value="0.663542437847761" calcext:value-type="float">
            <text:p>0.66354243784776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70626445028334" calcext:value-type="float">
            <text:p>-1.70626445028334</text:p>
          </table:table-cell>
          <table:table-cell office:value-type="float" office:value="-2.2131253237455" calcext:value-type="float">
            <text:p>-2.2131253237455</text:p>
          </table:table-cell>
          <table:table-cell office:value-type="float" office:value="-1.19940357682119" calcext:value-type="float">
            <text:p>-1.19940357682119</text:p>
          </table:table-cell>
          <table:table-cell office:value-type="float" office:value="0.181542689280919" calcext:value-type="float">
            <text:p>0.181542689280919</text:p>
          </table:table-cell>
          <table:table-cell office:value-type="float" office:value="0.109358333674793" calcext:value-type="float">
            <text:p>0.109358333674793</text:p>
          </table:table-cell>
          <table:table-cell office:value-type="float" office:value="0.301373904702657" calcext:value-type="float">
            <text:p>0.301373904702657</text:p>
          </table:table-cell>
          <table:table-cell office:value-type="float" office:value="0.818457310719081" calcext:value-type="float">
            <text:p>0.818457310719081</text:p>
          </table:table-cell>
          <table:table-cell office:value-type="float" office:value="0.890641666325207" calcext:value-type="float">
            <text:p>0.890641666325207</text:p>
          </table:table-cell>
          <table:table-cell office:value-type="float" office:value="0.698626095297343" calcext:value-type="float">
            <text:p>0.698626095297343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115465301022779" calcext:value-type="float">
            <text:p>0.115465301022779</text:p>
          </table:table-cell>
          <table:table-cell office:value-type="float" office:value="-0.0414554468150459" calcext:value-type="float">
            <text:p>-0.0414554468150459</text:p>
          </table:table-cell>
          <table:table-cell office:value-type="float" office:value="0.272386048860605" calcext:value-type="float">
            <text:p>0.272386048860605</text:p>
          </table:table-cell>
          <table:table-cell office:value-type="float" office:value="1.12239556789434" calcext:value-type="float">
            <text:p>1.12239556789434</text:p>
          </table:table-cell>
          <table:table-cell office:value-type="float" office:value="0.959392078362007" calcext:value-type="float">
            <text:p>0.959392078362007</text:p>
          </table:table-cell>
          <table:table-cell office:value-type="float" office:value="1.31309382184986" calcext:value-type="float">
            <text:p>1.31309382184986</text:p>
          </table:table-cell>
          <table:table-cell office:value-type="float" office:value="-0.122395567894336" calcext:value-type="float">
            <text:p>-0.122395567894336</text:p>
          </table:table-cell>
          <table:table-cell office:value-type="float" office:value="0.0406079216379928" calcext:value-type="float">
            <text:p>0.0406079216379928</text:p>
          </table:table-cell>
          <table:table-cell office:value-type="float" office:value="-0.31309382184986" calcext:value-type="float">
            <text:p>-0.31309382184986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899416365959764" calcext:value-type="float">
            <text:p>-0.899416365959764</text:p>
          </table:table-cell>
          <table:table-cell office:value-type="float" office:value="-1.20442082280365" calcext:value-type="float">
            <text:p>-1.20442082280365</text:p>
          </table:table-cell>
          <table:table-cell office:value-type="float" office:value="-0.594411909115883" calcext:value-type="float">
            <text:p>-0.594411909115883</text:p>
          </table:table-cell>
          <table:table-cell office:value-type="float" office:value="0.40680701689187" calcext:value-type="float">
            <text:p>0.40680701689187</text:p>
          </table:table-cell>
          <table:table-cell office:value-type="float" office:value="0.299865624560275" calcext:value-type="float">
            <text:p>0.299865624560275</text:p>
          </table:table-cell>
          <table:table-cell office:value-type="float" office:value="0.551887030182738" calcext:value-type="float">
            <text:p>0.551887030182738</text:p>
          </table:table-cell>
          <table:table-cell office:value-type="float" office:value="0.59319298310813" calcext:value-type="float">
            <text:p>0.59319298310813</text:p>
          </table:table-cell>
          <table:table-cell office:value-type="float" office:value="0.700134375439725" calcext:value-type="float">
            <text:p>0.700134375439725</text:p>
          </table:table-cell>
          <table:table-cell office:value-type="float" office:value="0.448112969817262" calcext:value-type="float">
            <text:p>0.448112969817262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236218540023994" calcext:value-type="float">
            <text:p>-0.236218540023994</text:p>
          </table:table-cell>
          <table:table-cell office:value-type="float" office:value="-0.579293365117082" calcext:value-type="float">
            <text:p>-0.579293365117082</text:p>
          </table:table-cell>
          <table:table-cell office:value-type="float" office:value="0.106856285069094" calcext:value-type="float">
            <text:p>0.106856285069094</text:p>
          </table:table-cell>
          <table:table-cell office:value-type="float" office:value="0.789608094103858" calcext:value-type="float">
            <text:p>0.789608094103858</text:p>
          </table:table-cell>
          <table:table-cell office:value-type="float" office:value="0.560294150102864" calcext:value-type="float">
            <text:p>0.560294150102864</text:p>
          </table:table-cell>
          <table:table-cell office:value-type="float" office:value="1.11277432070255" calcext:value-type="float">
            <text:p>1.11277432070255</text:p>
          </table:table-cell>
          <table:table-cell office:value-type="float" office:value="0.210391905896142" calcext:value-type="float">
            <text:p>0.210391905896142</text:p>
          </table:table-cell>
          <table:table-cell office:value-type="float" office:value="0.439705849897136" calcext:value-type="float">
            <text:p>0.439705849897136</text:p>
          </table:table-cell>
          <table:table-cell office:value-type="float" office:value="-0.112774320702551" calcext:value-type="float">
            <text:p>-0.112774320702551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263923243123173" calcext:value-type="float">
            <text:p>-0.263923243123173</text:p>
          </table:table-cell>
          <table:table-cell office:value-type="float" office:value="-0.483977276955568" calcext:value-type="float">
            <text:p>-0.483977276955568</text:p>
          </table:table-cell>
          <table:table-cell office:value-type="float" office:value="-0.0438692092907767" calcext:value-type="float">
            <text:p>-0.0438692092907767</text:p>
          </table:table-cell>
          <table:table-cell office:value-type="float" office:value="0.768032489169458" calcext:value-type="float">
            <text:p>0.768032489169458</text:p>
          </table:table-cell>
          <table:table-cell office:value-type="float" office:value="0.616327206583674" calcext:value-type="float">
            <text:p>0.616327206583674</text:p>
          </table:table-cell>
          <table:table-cell office:value-type="float" office:value="0.957079126345123" calcext:value-type="float">
            <text:p>0.957079126345123</text:p>
          </table:table-cell>
          <table:table-cell office:value-type="float" office:value="0.231967510830542" calcext:value-type="float">
            <text:p>0.231967510830542</text:p>
          </table:table-cell>
          <table:table-cell office:value-type="float" office:value="0.383672793416326" calcext:value-type="float">
            <text:p>0.383672793416326</text:p>
          </table:table-cell>
          <table:table-cell office:value-type="float" office:value="0.042920873654877" calcext:value-type="float">
            <text:p>0.042920873654877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36434464849088" calcext:value-type="float">
            <text:p>-0.336434464849088</text:p>
          </table:table-cell>
          <table:table-cell office:value-type="float" office:value="-0.562234821023148" calcext:value-type="float">
            <text:p>-0.562234821023148</text:p>
          </table:table-cell>
          <table:table-cell office:value-type="float" office:value="-0.110634108675028" calcext:value-type="float">
            <text:p>-0.110634108675028</text:p>
          </table:table-cell>
          <table:table-cell office:value-type="float" office:value="0.714312694632491" calcext:value-type="float">
            <text:p>0.714312694632491</text:p>
          </table:table-cell>
          <table:table-cell office:value-type="float" office:value="0.569933939192717" calcext:value-type="float">
            <text:p>0.569933939192717</text:p>
          </table:table-cell>
          <table:table-cell office:value-type="float" office:value="0.895266259166569" calcext:value-type="float">
            <text:p>0.895266259166569</text:p>
          </table:table-cell>
          <table:table-cell office:value-type="float" office:value="0.285687305367509" calcext:value-type="float">
            <text:p>0.285687305367509</text:p>
          </table:table-cell>
          <table:table-cell office:value-type="float" office:value="0.430066060807283" calcext:value-type="float">
            <text:p>0.430066060807283</text:p>
          </table:table-cell>
          <table:table-cell office:value-type="float" office:value="0.104733740833431" calcext:value-type="float">
            <text:p>0.10473374083343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69279907265431" calcext:value-type="float">
            <text:p>-0.169279907265431</text:p>
          </table:table-cell>
          <table:table-cell office:value-type="float" office:value="-0.37840745349704" calcext:value-type="float">
            <text:p>-0.37840745349704</text:p>
          </table:table-cell>
          <table:table-cell office:value-type="float" office:value="0.039847638966177" calcext:value-type="float">
            <text:p>0.039847638966177</text:p>
          </table:table-cell>
          <table:table-cell office:value-type="float" office:value="0.844272552287993" calcext:value-type="float">
            <text:p>0.844272552287993</text:p>
          </table:table-cell>
          <table:table-cell office:value-type="float" office:value="0.68495135797479" calcext:value-type="float">
            <text:p>0.68495135797479</text:p>
          </table:table-cell>
          <table:table-cell office:value-type="float" office:value="1.04065220726684" calcext:value-type="float">
            <text:p>1.04065220726684</text:p>
          </table:table-cell>
          <table:table-cell office:value-type="float" office:value="0.155727447712007" calcext:value-type="float">
            <text:p>0.155727447712007</text:p>
          </table:table-cell>
          <table:table-cell office:value-type="float" office:value="0.31504864202521" calcext:value-type="float">
            <text:p>0.31504864202521</text:p>
          </table:table-cell>
          <table:table-cell office:value-type="float" office:value="-0.0406522072668352" calcext:value-type="float">
            <text:p>-0.040652207266835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0.0224839676735822" calcext:value-type="float">
            <text:p>0.0224839676735822</text:p>
          </table:table-cell>
          <table:table-cell office:value-type="float" office:value="-0.176476609460596" calcext:value-type="float">
            <text:p>-0.176476609460596</text:p>
          </table:table-cell>
          <table:table-cell office:value-type="float" office:value="0.221444544807761" calcext:value-type="float">
            <text:p>0.221444544807761</text:p>
          </table:table-cell>
          <table:table-cell office:value-type="float" office:value="1.02273863715333" calcext:value-type="float">
            <text:p>1.02273863715333</text:p>
          </table:table-cell>
          <table:table-cell office:value-type="float" office:value="0.838218385306055" calcext:value-type="float">
            <text:p>0.838218385306055</text:p>
          </table:table-cell>
          <table:table-cell office:value-type="float" office:value="1.24787804498507" calcext:value-type="float">
            <text:p>1.24787804498507</text:p>
          </table:table-cell>
          <table:table-cell office:value-type="float" office:value="-0.0227386371533342" calcext:value-type="float">
            <text:p>-0.0227386371533342</text:p>
          </table:table-cell>
          <table:table-cell office:value-type="float" office:value="0.161781614693945" calcext:value-type="float">
            <text:p>0.161781614693945</text:p>
          </table:table-cell>
          <table:table-cell office:value-type="float" office:value="-0.247878044985067" calcext:value-type="float">
            <text:p>-0.24787804498506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63780676091753" calcext:value-type="float">
            <text:p>0.563780676091753</text:p>
          </table:table-cell>
          <table:table-cell office:value-type="float" office:value="0.387989867725548" calcext:value-type="float">
            <text:p>0.387989867725548</text:p>
          </table:table-cell>
          <table:table-cell office:value-type="float" office:value="0.739571484457959" calcext:value-type="float">
            <text:p>0.739571484457959</text:p>
          </table:table-cell>
          <table:table-cell office:value-type="float" office:value="1.75730375337379" calcext:value-type="float">
            <text:p>1.75730375337379</text:p>
          </table:table-cell>
          <table:table-cell office:value-type="float" office:value="1.47401484908948" calcext:value-type="float">
            <text:p>1.47401484908948</text:p>
          </table:table-cell>
          <table:table-cell office:value-type="float" office:value="2.09503756595748" calcext:value-type="float">
            <text:p>2.09503756595748</text:p>
          </table:table-cell>
          <table:table-cell office:value-type="float" office:value="-0.757303753373789" calcext:value-type="float">
            <text:p>-0.757303753373789</text:p>
          </table:table-cell>
          <table:table-cell office:value-type="float" office:value="-0.47401484908948" calcext:value-type="float">
            <text:p>-0.47401484908948</text:p>
          </table:table-cell>
          <table:table-cell office:value-type="float" office:value="-1.09503756595748" calcext:value-type="float">
            <text:p>-1.0950375659574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06891512845837" calcext:value-type="float">
            <text:p>0.906891512845837</text:p>
          </table:table-cell>
          <table:table-cell office:value-type="float" office:value="0.734734249510976" calcext:value-type="float">
            <text:p>0.734734249510976</text:p>
          </table:table-cell>
          <table:table-cell office:value-type="float" office:value="1.0790487761807" calcext:value-type="float">
            <text:p>1.0790487761807</text:p>
          </table:table-cell>
          <table:table-cell office:value-type="float" office:value="2.4766120388982" calcext:value-type="float">
            <text:p>2.4766120388982</text:p>
          </table:table-cell>
          <table:table-cell office:value-type="float" office:value="2.08492784828098" calcext:value-type="float">
            <text:p>2.08492784828098</text:p>
          </table:table-cell>
          <table:table-cell office:value-type="float" office:value="2.94187983352645" calcext:value-type="float">
            <text:p>2.94187983352645</text:p>
          </table:table-cell>
          <table:table-cell office:value-type="float" office:value="-1.4766120388982" calcext:value-type="float">
            <text:p>-1.4766120388982</text:p>
          </table:table-cell>
          <table:table-cell office:value-type="float" office:value="-1.08492784828098" calcext:value-type="float">
            <text:p>-1.08492784828098</text:p>
          </table:table-cell>
          <table:table-cell office:value-type="float" office:value="-1.94187983352645" calcext:value-type="float">
            <text:p>-1.94187983352645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30265575015508" calcext:value-type="float">
            <text:p>1.30265575015508</text:p>
          </table:table-cell>
          <table:table-cell office:value-type="float" office:value="1.14063518766301" calcext:value-type="float">
            <text:p>1.14063518766301</text:p>
          </table:table-cell>
          <table:table-cell office:value-type="float" office:value="1.46467631264714" calcext:value-type="float">
            <text:p>1.46467631264714</text:p>
          </table:table-cell>
          <table:table-cell office:value-type="float" office:value="3.67905435406685" calcext:value-type="float">
            <text:p>3.67905435406685</text:p>
          </table:table-cell>
          <table:table-cell office:value-type="float" office:value="3.12875508077862" calcext:value-type="float">
            <text:p>3.12875508077862</text:p>
          </table:table-cell>
          <table:table-cell office:value-type="float" office:value="4.32614269596642" calcext:value-type="float">
            <text:p>4.32614269596642</text:p>
          </table:table-cell>
          <table:table-cell office:value-type="float" office:value="-2.67905435406685" calcext:value-type="float">
            <text:p>-2.67905435406685</text:p>
          </table:table-cell>
          <table:table-cell office:value-type="float" office:value="-2.12875508077862" calcext:value-type="float">
            <text:p>-2.12875508077862</text:p>
          </table:table-cell>
          <table:table-cell office:value-type="float" office:value="-3.32614269596642" calcext:value-type="float">
            <text:p>-3.32614269596642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6718462093522" calcext:value-type="float">
            <text:p>1.66718462093522</text:p>
          </table:table-cell>
          <table:table-cell office:value-type="float" office:value="1.51109982134762" calcext:value-type="float">
            <text:p>1.51109982134762</text:p>
          </table:table-cell>
          <table:table-cell office:value-type="float" office:value="1.82326942052282" calcext:value-type="float">
            <text:p>1.82326942052282</text:p>
          </table:table-cell>
          <table:table-cell office:value-type="float" office:value="5.29723306450807" calcext:value-type="float">
            <text:p>5.29723306450807</text:p>
          </table:table-cell>
          <table:table-cell office:value-type="float" office:value="4.53171212826334" calcext:value-type="float">
            <text:p>4.53171212826334</text:p>
          </table:table-cell>
          <table:table-cell office:value-type="float" office:value="6.19206987237979" calcext:value-type="float">
            <text:p>6.19206987237979</text:p>
          </table:table-cell>
          <table:table-cell office:value-type="float" office:value="-4.29723306450807" calcext:value-type="float">
            <text:p>-4.29723306450807</text:p>
          </table:table-cell>
          <table:table-cell office:value-type="float" office:value="-3.53171212826334" calcext:value-type="float">
            <text:p>-3.53171212826334</text:p>
          </table:table-cell>
          <table:table-cell office:value-type="float" office:value="-5.19206987237979" calcext:value-type="float">
            <text:p>-5.19206987237979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0981830054614" calcext:value-type="float">
            <text:p>2.20981830054614</text:p>
          </table:table-cell>
          <table:table-cell office:value-type="float" office:value="2.06142982899082" calcext:value-type="float">
            <text:p>2.06142982899082</text:p>
          </table:table-cell>
          <table:table-cell office:value-type="float" office:value="2.35820677210146" calcext:value-type="float">
            <text:p>2.35820677210146</text:p>
          </table:table-cell>
          <table:table-cell office:value-type="float" office:value="9.11406022281732" calcext:value-type="float">
            <text:p>9.11406022281732</text:p>
          </table:table-cell>
          <table:table-cell office:value-type="float" office:value="7.85719622943147" calcext:value-type="float">
            <text:p>7.85719622943147</text:p>
          </table:table-cell>
          <table:table-cell office:value-type="float" office:value="10.5719764811259" calcext:value-type="float">
            <text:p>10.5719764811259</text:p>
          </table:table-cell>
          <table:table-cell office:value-type="float" office:value="-8.11406022281732" calcext:value-type="float">
            <text:p>-8.11406022281732</text:p>
          </table:table-cell>
          <table:table-cell office:value-type="float" office:value="-6.85719622943147" calcext:value-type="float">
            <text:p>-6.85719622943147</text:p>
          </table:table-cell>
          <table:table-cell office:value-type="float" office:value="-9.57197648112593" calcext:value-type="float">
            <text:p>-9.57197648112593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77569175553321" calcext:value-type="float">
            <text:p>2.77569175553321</text:p>
          </table:table-cell>
          <table:table-cell office:value-type="float" office:value="2.63074322936447" calcext:value-type="float">
            <text:p>2.63074322936447</text:p>
          </table:table-cell>
          <table:table-cell office:value-type="float" office:value="2.92064028170196" calcext:value-type="float">
            <text:p>2.92064028170196</text:p>
          </table:table-cell>
          <table:table-cell office:value-type="float" office:value="16.0497256429578" calcext:value-type="float">
            <text:p>16.0497256429578</text:p>
          </table:table-cell>
          <table:table-cell office:value-type="float" office:value="13.8840851281317" calcext:value-type="float">
            <text:p>13.8840851281317</text:p>
          </table:table-cell>
          <table:table-cell office:value-type="float" office:value="18.5531629082486" calcext:value-type="float">
            <text:p>18.5531629082486</text:p>
          </table:table-cell>
          <table:table-cell office:value-type="float" office:value="-15.0497256429578" calcext:value-type="float">
            <text:p>-15.0497256429578</text:p>
          </table:table-cell>
          <table:table-cell office:value-type="float" office:value="-12.8840851281317" calcext:value-type="float">
            <text:p>-12.8840851281317</text:p>
          </table:table-cell>
          <table:table-cell office:value-type="float" office:value="-17.5531629082486" calcext:value-type="float">
            <text:p>-17.553162908248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47801700837685" calcext:value-type="float">
            <text:p>3.47801700837685</text:p>
          </table:table-cell>
          <table:table-cell office:value-type="float" office:value="3.33405829740363" calcext:value-type="float">
            <text:p>3.33405829740363</text:p>
          </table:table-cell>
          <table:table-cell office:value-type="float" office:value="3.62197571935007" calcext:value-type="float">
            <text:p>3.62197571935007</text:p>
          </table:table-cell>
          <table:table-cell office:value-type="float" office:value="32.3954184966984" calcext:value-type="float">
            <text:p>32.3954184966984</text:p>
          </table:table-cell>
          <table:table-cell office:value-type="float" office:value="28.0519541835183" calcext:value-type="float">
            <text:p>28.0519541835183</text:p>
          </table:table-cell>
          <table:table-cell office:value-type="float" office:value="37.4114092982811" calcext:value-type="float">
            <text:p>37.4114092982811</text:p>
          </table:table-cell>
          <table:table-cell office:value-type="float" office:value="-31.3954184966984" calcext:value-type="float">
            <text:p>-31.3954184966984</text:p>
          </table:table-cell>
          <table:table-cell office:value-type="float" office:value="-27.0519541835183" calcext:value-type="float">
            <text:p>-27.0519541835183</text:p>
          </table:table-cell>
          <table:table-cell office:value-type="float" office:value="-36.4114092982811" calcext:value-type="float">
            <text:p>-36.4114092982811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9678534027478" calcext:value-type="float">
            <text:p>3.9678534027478</text:p>
          </table:table-cell>
          <table:table-cell office:value-type="float" office:value="3.82674745294919" calcext:value-type="float">
            <text:p>3.82674745294919</text:p>
          </table:table-cell>
          <table:table-cell office:value-type="float" office:value="4.10895935254642" calcext:value-type="float">
            <text:p>4.10895935254642</text:p>
          </table:table-cell>
          <table:table-cell office:value-type="float" office:value="52.8709163772401" calcext:value-type="float">
            <text:p>52.8709163772401</text:p>
          </table:table-cell>
          <table:table-cell office:value-type="float" office:value="45.9129610466136" calcext:value-type="float">
            <text:p>45.9129610466136</text:p>
          </table:table-cell>
          <table:table-cell office:value-type="float" office:value="60.8833265127711" calcext:value-type="float">
            <text:p>60.8833265127711</text:p>
          </table:table-cell>
          <table:table-cell office:value-type="float" office:value="-51.8709163772401" calcext:value-type="float">
            <text:p>-51.8709163772401</text:p>
          </table:table-cell>
          <table:table-cell office:value-type="float" office:value="-44.9129610466136" calcext:value-type="float">
            <text:p>-44.9129610466136</text:p>
          </table:table-cell>
          <table:table-cell office:value-type="float" office:value="-59.8833265127711" calcext:value-type="float">
            <text:p>-59.8833265127711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61310197228474" calcext:value-type="float">
            <text:p>0.361310197228474</text:p>
          </table:table-cell>
          <table:table-cell office:value-type="float" office:value="0.328882801468445" calcext:value-type="float">
            <text:p>0.328882801468445</text:p>
          </table:table-cell>
          <table:table-cell office:value-type="float" office:value="0.393737592988503" calcext:value-type="float">
            <text:p>0.393737592988503</text:p>
          </table:table-cell>
          <table:table-cell office:value-type="float" office:value="1.43520858956291" calcext:value-type="float">
            <text:p>1.43520858956291</text:p>
          </table:table-cell>
          <table:table-cell office:value-type="float" office:value="1.38941500864635" calcext:value-type="float">
            <text:p>1.38941500864635</text:p>
          </table:table-cell>
          <table:table-cell office:value-type="float" office:value="1.48251147622333" calcext:value-type="float">
            <text:p>1.48251147622333</text:p>
          </table:table-cell>
          <table:table-cell office:value-type="float" office:value="-0.43520858956291" calcext:value-type="float">
            <text:p>-0.43520858956291</text:p>
          </table:table-cell>
          <table:table-cell office:value-type="float" office:value="-0.389415008646353" calcext:value-type="float">
            <text:p>-0.389415008646353</text:p>
          </table:table-cell>
          <table:table-cell office:value-type="float" office:value="-0.482511476223331" calcext:value-type="float">
            <text:p>-0.482511476223331</text:p>
          </table:table-cell>
        </table:table-row>
      </table:table>
      <table:table table:name="ProxyBA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488808599250075" calcext:value-type="float">
            <text:p>-0.0488808599250075</text:p>
          </table:table-cell>
          <table:table-cell office:value-type="float" office:value="-0.207539833428093" calcext:value-type="float">
            <text:p>-0.207539833428093</text:p>
          </table:table-cell>
          <table:table-cell office:value-type="float" office:value="0.109778113578078" calcext:value-type="float">
            <text:p>0.109778113578078</text:p>
          </table:table-cell>
          <table:table-cell office:value-type="float" office:value="0.952294579387772" calcext:value-type="float">
            <text:p>0.952294579387772</text:p>
          </table:table-cell>
          <table:table-cell office:value-type="float" office:value="0.812580873246643" calcext:value-type="float">
            <text:p>0.812580873246643</text:p>
          </table:table-cell>
          <table:table-cell office:value-type="float" office:value="1.1160304109891" calcext:value-type="float">
            <text:p>1.1160304109891</text:p>
          </table:table-cell>
          <table:table-cell office:value-type="float" office:value="0.0477054206122284" calcext:value-type="float">
            <text:p>0.0477054206122284</text:p>
          </table:table-cell>
          <table:table-cell office:value-type="float" office:value="0.187419126753357" calcext:value-type="float">
            <text:p>0.187419126753357</text:p>
          </table:table-cell>
          <table:table-cell office:value-type="float" office:value="-0.1160304109891" calcext:value-type="float">
            <text:p>-0.1160304109891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7924987966216" calcext:value-type="float">
            <text:p>-1.97924987966216</text:p>
          </table:table-cell>
          <table:table-cell office:value-type="float" office:value="-2.06544439628432" calcext:value-type="float">
            <text:p>-2.06544439628432</text:p>
          </table:table-cell>
          <table:table-cell office:value-type="float" office:value="-1.89305536303999" calcext:value-type="float">
            <text:p>-1.89305536303999</text:p>
          </table:table-cell>
          <table:table-cell office:value-type="float" office:value="0.13817284470798" calcext:value-type="float">
            <text:p>0.13817284470798</text:p>
          </table:table-cell>
          <table:table-cell office:value-type="float" office:value="0.126761945511577" calcext:value-type="float">
            <text:p>0.126761945511577</text:p>
          </table:table-cell>
          <table:table-cell office:value-type="float" office:value="0.150610934043703" calcext:value-type="float">
            <text:p>0.150610934043703</text:p>
          </table:table-cell>
          <table:table-cell office:value-type="float" office:value="0.86182715529202" calcext:value-type="float">
            <text:p>0.86182715529202</text:p>
          </table:table-cell>
          <table:table-cell office:value-type="float" office:value="0.873238054488423" calcext:value-type="float">
            <text:p>0.873238054488423</text:p>
          </table:table-cell>
          <table:table-cell office:value-type="float" office:value="0.849389065956297" calcext:value-type="float">
            <text:p>0.84938906595629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4771127455202" calcext:value-type="float">
            <text:p>-1.74771127455202</text:p>
          </table:table-cell>
          <table:table-cell office:value-type="float" office:value="-1.80469037314051" calcext:value-type="float">
            <text:p>-1.80469037314051</text:p>
          </table:table-cell>
          <table:table-cell office:value-type="float" office:value="-1.69073217596352" calcext:value-type="float">
            <text:p>-1.69073217596352</text:p>
          </table:table-cell>
          <table:table-cell office:value-type="float" office:value="0.174172119781355" calcext:value-type="float">
            <text:p>0.174172119781355</text:p>
          </table:table-cell>
          <table:table-cell office:value-type="float" office:value="0.164525390171408" calcext:value-type="float">
            <text:p>0.164525390171408</text:p>
          </table:table-cell>
          <table:table-cell office:value-type="float" office:value="0.184384472679418" calcext:value-type="float">
            <text:p>0.184384472679418</text:p>
          </table:table-cell>
          <table:table-cell office:value-type="float" office:value="0.825827880218646" calcext:value-type="float">
            <text:p>0.825827880218646</text:p>
          </table:table-cell>
          <table:table-cell office:value-type="float" office:value="0.835474609828592" calcext:value-type="float">
            <text:p>0.835474609828592</text:p>
          </table:table-cell>
          <table:table-cell office:value-type="float" office:value="0.815615527320582" calcext:value-type="float">
            <text:p>0.81561552732058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7404946199765" calcext:value-type="float">
            <text:p>-1.27404946199765</text:p>
          </table:table-cell>
          <table:table-cell office:value-type="float" office:value="-1.35838724986167" calcext:value-type="float">
            <text:p>-1.35838724986167</text:p>
          </table:table-cell>
          <table:table-cell office:value-type="float" office:value="-1.18971167413363" calcext:value-type="float">
            <text:p>-1.18971167413363</text:p>
          </table:table-cell>
          <table:table-cell office:value-type="float" office:value="0.279696704251824" calcext:value-type="float">
            <text:p>0.279696704251824</text:p>
          </table:table-cell>
          <table:table-cell office:value-type="float" office:value="0.257075040619193" calcext:value-type="float">
            <text:p>0.257075040619193</text:p>
          </table:table-cell>
          <table:table-cell office:value-type="float" office:value="0.30430899157268" calcext:value-type="float">
            <text:p>0.30430899157268</text:p>
          </table:table-cell>
          <table:table-cell office:value-type="float" office:value="0.720303295748176" calcext:value-type="float">
            <text:p>0.720303295748176</text:p>
          </table:table-cell>
          <table:table-cell office:value-type="float" office:value="0.742924959380807" calcext:value-type="float">
            <text:p>0.742924959380807</text:p>
          </table:table-cell>
          <table:table-cell office:value-type="float" office:value="0.69569100842732" calcext:value-type="float">
            <text:p>0.6956910084273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24700918824325" calcext:value-type="float">
            <text:p>-1.24700918824325</text:p>
          </table:table-cell>
          <table:table-cell office:value-type="float" office:value="-1.6857619223014" calcext:value-type="float">
            <text:p>-1.6857619223014</text:p>
          </table:table-cell>
          <table:table-cell office:value-type="float" office:value="-0.8082564541851" calcext:value-type="float">
            <text:p>-0.8082564541851</text:p>
          </table:table-cell>
          <table:table-cell office:value-type="float" office:value="0.287362961439674" calcext:value-type="float">
            <text:p>0.287362961439674</text:p>
          </table:table-cell>
          <table:table-cell office:value-type="float" office:value="0.185303191521544" calcext:value-type="float">
            <text:p>0.185303191521544</text:p>
          </table:table-cell>
          <table:table-cell office:value-type="float" office:value="0.445634373209266" calcext:value-type="float">
            <text:p>0.445634373209266</text:p>
          </table:table-cell>
          <table:table-cell office:value-type="float" office:value="0.712637038560326" calcext:value-type="float">
            <text:p>0.712637038560326</text:p>
          </table:table-cell>
          <table:table-cell office:value-type="float" office:value="0.814696808478456" calcext:value-type="float">
            <text:p>0.814696808478456</text:p>
          </table:table-cell>
          <table:table-cell office:value-type="float" office:value="0.554365626790734" calcext:value-type="float">
            <text:p>0.554365626790734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92579895947341" calcext:value-type="float">
            <text:p>-0.692579895947341</text:p>
          </table:table-cell>
          <table:table-cell office:value-type="float" office:value="-0.860599347238944" calcext:value-type="float">
            <text:p>-0.860599347238944</text:p>
          </table:table-cell>
          <table:table-cell office:value-type="float" office:value="-0.524560444655738" calcext:value-type="float">
            <text:p>-0.524560444655738</text:p>
          </table:table-cell>
          <table:table-cell office:value-type="float" office:value="0.500283722774475" calcext:value-type="float">
            <text:p>0.500283722774475</text:p>
          </table:table-cell>
          <table:table-cell office:value-type="float" office:value="0.422908537280435" calcext:value-type="float">
            <text:p>0.422908537280435</text:p>
          </table:table-cell>
          <table:table-cell office:value-type="float" office:value="0.591815442843904" calcext:value-type="float">
            <text:p>0.591815442843904</text:p>
          </table:table-cell>
          <table:table-cell office:value-type="float" office:value="0.499716277225525" calcext:value-type="float">
            <text:p>0.499716277225525</text:p>
          </table:table-cell>
          <table:table-cell office:value-type="float" office:value="0.577091462719565" calcext:value-type="float">
            <text:p>0.577091462719565</text:p>
          </table:table-cell>
          <table:table-cell office:value-type="float" office:value="0.408184557156096" calcext:value-type="float">
            <text:p>0.408184557156096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29245903708498" calcext:value-type="float">
            <text:p>-0.529245903708498</text:p>
          </table:table-cell>
          <table:table-cell office:value-type="float" office:value="-0.670897791858549" calcext:value-type="float">
            <text:p>-0.670897791858549</text:p>
          </table:table-cell>
          <table:table-cell office:value-type="float" office:value="-0.387594015558446" calcext:value-type="float">
            <text:p>-0.387594015558446</text:p>
          </table:table-cell>
          <table:table-cell office:value-type="float" office:value="0.589049001903635" calcext:value-type="float">
            <text:p>0.589049001903635</text:p>
          </table:table-cell>
          <table:table-cell office:value-type="float" office:value="0.511249376156043" calcext:value-type="float">
            <text:p>0.511249376156043</text:p>
          </table:table-cell>
          <table:table-cell office:value-type="float" office:value="0.678687824037097" calcext:value-type="float">
            <text:p>0.678687824037097</text:p>
          </table:table-cell>
          <table:table-cell office:value-type="float" office:value="0.410950998096365" calcext:value-type="float">
            <text:p>0.410950998096365</text:p>
          </table:table-cell>
          <table:table-cell office:value-type="float" office:value="0.488750623843957" calcext:value-type="float">
            <text:p>0.488750623843957</text:p>
          </table:table-cell>
          <table:table-cell office:value-type="float" office:value="0.321312175962903" calcext:value-type="float">
            <text:p>0.32131217596290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43076116876721" calcext:value-type="float">
            <text:p>-0.443076116876721</text:p>
          </table:table-cell>
          <table:table-cell office:value-type="float" office:value="-0.574193593893413" calcext:value-type="float">
            <text:p>-0.574193593893413</text:p>
          </table:table-cell>
          <table:table-cell office:value-type="float" office:value="-0.311958639860029" calcext:value-type="float">
            <text:p>-0.311958639860029</text:p>
          </table:table-cell>
          <table:table-cell office:value-type="float" office:value="0.642058333752738" calcext:value-type="float">
            <text:p>0.642058333752738</text:p>
          </table:table-cell>
          <table:table-cell office:value-type="float" office:value="0.56315882045946" calcext:value-type="float">
            <text:p>0.56315882045946</text:p>
          </table:table-cell>
          <table:table-cell office:value-type="float" office:value="0.732011803712871" calcext:value-type="float">
            <text:p>0.732011803712871</text:p>
          </table:table-cell>
          <table:table-cell office:value-type="float" office:value="0.357941666247262" calcext:value-type="float">
            <text:p>0.357941666247262</text:p>
          </table:table-cell>
          <table:table-cell office:value-type="float" office:value="0.43684117954054" calcext:value-type="float">
            <text:p>0.43684117954054</text:p>
          </table:table-cell>
          <table:table-cell office:value-type="float" office:value="0.267988196287129" calcext:value-type="float">
            <text:p>0.267988196287129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46480413477927" calcext:value-type="float">
            <text:p>-0.346480413477927</text:p>
          </table:table-cell>
          <table:table-cell office:value-type="float" office:value="-0.430789169938503" calcext:value-type="float">
            <text:p>-0.430789169938503</text:p>
          </table:table-cell>
          <table:table-cell office:value-type="float" office:value="-0.262171657017352" calcext:value-type="float">
            <text:p>-0.262171657017352</text:p>
          </table:table-cell>
          <table:table-cell office:value-type="float" office:value="0.707172670204739" calcext:value-type="float">
            <text:p>0.707172670204739</text:p>
          </table:table-cell>
          <table:table-cell office:value-type="float" office:value="0.649995935012779" calcext:value-type="float">
            <text:p>0.649995935012779</text:p>
          </table:table-cell>
          <table:table-cell office:value-type="float" office:value="0.769378943077035" calcext:value-type="float">
            <text:p>0.769378943077035</text:p>
          </table:table-cell>
          <table:table-cell office:value-type="float" office:value="0.292827329795261" calcext:value-type="float">
            <text:p>0.292827329795261</text:p>
          </table:table-cell>
          <table:table-cell office:value-type="float" office:value="0.350004064987221" calcext:value-type="float">
            <text:p>0.350004064987221</text:p>
          </table:table-cell>
          <table:table-cell office:value-type="float" office:value="0.230621056922965" calcext:value-type="float">
            <text:p>0.23062105692296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18968427794482" calcext:value-type="float">
            <text:p>-0.318968427794482</text:p>
          </table:table-cell>
          <table:table-cell office:value-type="float" office:value="-0.417461873523166" calcext:value-type="float">
            <text:p>-0.417461873523166</text:p>
          </table:table-cell>
          <table:table-cell office:value-type="float" office:value="-0.220474982065798" calcext:value-type="float">
            <text:p>-0.220474982065798</text:p>
          </table:table-cell>
          <table:table-cell office:value-type="float" office:value="0.726898498732847" calcext:value-type="float">
            <text:p>0.726898498732847</text:p>
          </table:table-cell>
          <table:table-cell office:value-type="float" office:value="0.658716605912693" calcext:value-type="float">
            <text:p>0.658716605912693</text:p>
          </table:table-cell>
          <table:table-cell office:value-type="float" office:value="0.802137706438965" calcext:value-type="float">
            <text:p>0.802137706438965</text:p>
          </table:table-cell>
          <table:table-cell office:value-type="float" office:value="0.273101501267153" calcext:value-type="float">
            <text:p>0.273101501267153</text:p>
          </table:table-cell>
          <table:table-cell office:value-type="float" office:value="0.341283394087307" calcext:value-type="float">
            <text:p>0.341283394087307</text:p>
          </table:table-cell>
          <table:table-cell office:value-type="float" office:value="0.197862293561035" calcext:value-type="float">
            <text:p>0.197862293561035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653881529093008" calcext:value-type="float">
            <text:p>-0.0653881529093008</text:p>
          </table:table-cell>
          <table:table-cell office:value-type="float" office:value="-0.196070228647544" calcext:value-type="float">
            <text:p>-0.196070228647544</text:p>
          </table:table-cell>
          <table:table-cell office:value-type="float" office:value="0.0652939228289423" calcext:value-type="float">
            <text:p>0.0652939228289423</text:p>
          </table:table-cell>
          <table:table-cell office:value-type="float" office:value="0.936703808496698" calcext:value-type="float">
            <text:p>0.936703808496698</text:p>
          </table:table-cell>
          <table:table-cell office:value-type="float" office:value="0.821954507897741" calcext:value-type="float">
            <text:p>0.821954507897741</text:p>
          </table:table-cell>
          <table:table-cell office:value-type="float" office:value="1.06747273288436" calcext:value-type="float">
            <text:p>1.06747273288436</text:p>
          </table:table-cell>
          <table:table-cell office:value-type="float" office:value="0.0632961915033019" calcext:value-type="float">
            <text:p>0.0632961915033019</text:p>
          </table:table-cell>
          <table:table-cell office:value-type="float" office:value="0.178045492102259" calcext:value-type="float">
            <text:p>0.178045492102259</text:p>
          </table:table-cell>
          <table:table-cell office:value-type="float" office:value="-0.0674727328843574" calcext:value-type="float">
            <text:p>-0.0674727328843574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03399182050173" calcext:value-type="float">
            <text:p>0.203399182050173</text:p>
          </table:table-cell>
          <table:table-cell office:value-type="float" office:value="-0.0628373167045773" calcext:value-type="float">
            <text:p>-0.0628373167045773</text:p>
          </table:table-cell>
          <table:table-cell office:value-type="float" office:value="0.469635680804923" calcext:value-type="float">
            <text:p>0.469635680804923</text:p>
          </table:table-cell>
          <table:table-cell office:value-type="float" office:value="1.22556159280536" calcext:value-type="float">
            <text:p>1.22556159280536</text:p>
          </table:table-cell>
          <table:table-cell office:value-type="float" office:value="0.939096236533293" calcext:value-type="float">
            <text:p>0.939096236533293</text:p>
          </table:table-cell>
          <table:table-cell office:value-type="float" office:value="1.59941139079026" calcext:value-type="float">
            <text:p>1.59941139079026</text:p>
          </table:table-cell>
          <table:table-cell office:value-type="float" office:value="-0.225561592805362" calcext:value-type="float">
            <text:p>-0.225561592805362</text:p>
          </table:table-cell>
          <table:table-cell office:value-type="float" office:value="0.0609037634667068" calcext:value-type="float">
            <text:p>0.0609037634667068</text:p>
          </table:table-cell>
          <table:table-cell office:value-type="float" office:value="-0.599411390790262" calcext:value-type="float">
            <text:p>-0.59941139079026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340652465678073" calcext:value-type="float">
            <text:p>-0.340652465678073</text:p>
          </table:table-cell>
          <table:table-cell office:value-type="float" office:value="-2.30451917228288" calcext:value-type="float">
            <text:p>-2.30451917228288</text:p>
          </table:table-cell>
          <table:table-cell office:value-type="float" office:value="1.62321424092673" calcext:value-type="float">
            <text:p>1.62321424092673</text:p>
          </table:table-cell>
          <table:table-cell office:value-type="float" office:value="0.711306068527783" calcext:value-type="float">
            <text:p>0.711306068527783</text:p>
          </table:table-cell>
          <table:table-cell office:value-type="float" office:value="0.0998067789837309" calcext:value-type="float">
            <text:p>0.0998067789837309</text:p>
          </table:table-cell>
          <table:table-cell office:value-type="float" office:value="5.06935829686404" calcext:value-type="float">
            <text:p>5.06935829686404</text:p>
          </table:table-cell>
          <table:table-cell office:value-type="float" office:value="0.288693931472217" calcext:value-type="float">
            <text:p>0.288693931472217</text:p>
          </table:table-cell>
          <table:table-cell office:value-type="float" office:value="0.900193221016269" calcext:value-type="float">
            <text:p>0.900193221016269</text:p>
          </table:table-cell>
          <table:table-cell office:value-type="float" office:value="-4.06935829686404" calcext:value-type="float">
            <text:p>-4.06935829686404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32714674492726" calcext:value-type="float">
            <text:p>-3.32714674492726</text:p>
          </table:table-cell>
          <table:table-cell office:value-type="float" office:value="-3.69917744876996" calcext:value-type="float">
            <text:p>-3.69917744876996</text:p>
          </table:table-cell>
          <table:table-cell office:value-type="float" office:value="-2.95511604108455" calcext:value-type="float">
            <text:p>-2.95511604108455</text:p>
          </table:table-cell>
          <table:table-cell office:value-type="float" office:value="0.0358953777619166" calcext:value-type="float">
            <text:p>0.0358953777619166</text:p>
          </table:table-cell>
          <table:table-cell office:value-type="float" office:value="0.0247438712035941" calcext:value-type="float">
            <text:p>0.0247438712035941</text:p>
          </table:table-cell>
          <table:table-cell office:value-type="float" office:value="0.0520726176623304" calcext:value-type="float">
            <text:p>0.0520726176623304</text:p>
          </table:table-cell>
          <table:table-cell office:value-type="float" office:value="0.964104622238083" calcext:value-type="float">
            <text:p>0.964104622238083</text:p>
          </table:table-cell>
          <table:table-cell office:value-type="float" office:value="0.975256128796406" calcext:value-type="float">
            <text:p>0.975256128796406</text:p>
          </table:table-cell>
          <table:table-cell office:value-type="float" office:value="0.94792738233767" calcext:value-type="float">
            <text:p>0.9479273823376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10410833386556" calcext:value-type="float">
            <text:p>-3.10410833386556</text:p>
          </table:table-cell>
          <table:table-cell office:value-type="float" office:value="-3.38050045333156" calcext:value-type="float">
            <text:p>-3.38050045333156</text:p>
          </table:table-cell>
          <table:table-cell office:value-type="float" office:value="-2.82771621439956" calcext:value-type="float">
            <text:p>-2.82771621439956</text:p>
          </table:table-cell>
          <table:table-cell office:value-type="float" office:value="0.0448645048890374" calcext:value-type="float">
            <text:p>0.0448645048890374</text:p>
          </table:table-cell>
          <table:table-cell office:value-type="float" office:value="0.0340304198353877" calcext:value-type="float">
            <text:p>0.0340304198353877</text:p>
          </table:table-cell>
          <table:table-cell office:value-type="float" office:value="0.0591477803881031" calcext:value-type="float">
            <text:p>0.0591477803881031</text:p>
          </table:table-cell>
          <table:table-cell office:value-type="float" office:value="0.955135495110963" calcext:value-type="float">
            <text:p>0.955135495110963</text:p>
          </table:table-cell>
          <table:table-cell office:value-type="float" office:value="0.965969580164612" calcext:value-type="float">
            <text:p>0.965969580164612</text:p>
          </table:table-cell>
          <table:table-cell office:value-type="float" office:value="0.940852219611897" calcext:value-type="float">
            <text:p>0.94085221961189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45043727417869" calcext:value-type="float">
            <text:p>-2.45043727417869</text:p>
          </table:table-cell>
          <table:table-cell office:value-type="float" office:value="-2.90253208679463" calcext:value-type="float">
            <text:p>-2.90253208679463</text:p>
          </table:table-cell>
          <table:table-cell office:value-type="float" office:value="-1.99834246156276" calcext:value-type="float">
            <text:p>-1.99834246156276</text:p>
          </table:table-cell>
          <table:table-cell office:value-type="float" office:value="0.0862558607910476" calcext:value-type="float">
            <text:p>0.0862558607910476</text:p>
          </table:table-cell>
          <table:table-cell office:value-type="float" office:value="0.0548840727284052" calcext:value-type="float">
            <text:p>0.0548840727284052</text:p>
          </table:table-cell>
          <table:table-cell office:value-type="float" office:value="0.135559792685611" calcext:value-type="float">
            <text:p>0.135559792685611</text:p>
          </table:table-cell>
          <table:table-cell office:value-type="float" office:value="0.913744139208952" calcext:value-type="float">
            <text:p>0.913744139208952</text:p>
          </table:table-cell>
          <table:table-cell office:value-type="float" office:value="0.945115927271595" calcext:value-type="float">
            <text:p>0.945115927271595</text:p>
          </table:table-cell>
          <table:table-cell office:value-type="float" office:value="0.864440207314389" calcext:value-type="float">
            <text:p>0.864440207314389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3.00573582978422" calcext:value-type="float">
            <text:p>-3.00573582978422</text:p>
          </table:table-cell>
          <table:table-cell office:value-type="float" office:value="-3.98633376521966" calcext:value-type="float">
            <text:p>-3.98633376521966</text:p>
          </table:table-cell>
          <table:table-cell office:value-type="float" office:value="-2.02513789434878" calcext:value-type="float">
            <text:p>-2.02513789434878</text:p>
          </table:table-cell>
          <table:table-cell office:value-type="float" office:value="0.049502315645514" calcext:value-type="float">
            <text:p>0.049502315645514</text:p>
          </table:table-cell>
          <table:table-cell office:value-type="float" office:value="0.0185676628971271" calcext:value-type="float">
            <text:p>0.0185676628971271</text:p>
          </table:table-cell>
          <table:table-cell office:value-type="float" office:value="0.131975643237644" calcext:value-type="float">
            <text:p>0.131975643237644</text:p>
          </table:table-cell>
          <table:table-cell office:value-type="float" office:value="0.950497684354486" calcext:value-type="float">
            <text:p>0.950497684354486</text:p>
          </table:table-cell>
          <table:table-cell office:value-type="float" office:value="0.981432337102873" calcext:value-type="float">
            <text:p>0.981432337102873</text:p>
          </table:table-cell>
          <table:table-cell office:value-type="float" office:value="0.868024356762356" calcext:value-type="float">
            <text:p>0.86802435676235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30156804925385" calcext:value-type="float">
            <text:p>-2.30156804925385</text:p>
          </table:table-cell>
          <table:table-cell office:value-type="float" office:value="-2.57802980348984" calcext:value-type="float">
            <text:p>-2.57802980348984</text:p>
          </table:table-cell>
          <table:table-cell office:value-type="float" office:value="-2.02510629501786" calcext:value-type="float">
            <text:p>-2.02510629501786</text:p>
          </table:table-cell>
          <table:table-cell office:value-type="float" office:value="0.100101756110456" calcext:value-type="float">
            <text:p>0.100101756110456</text:p>
          </table:table-cell>
          <table:table-cell office:value-type="float" office:value="0.0759234408627638" calcext:value-type="float">
            <text:p>0.0759234408627638</text:p>
          </table:table-cell>
          <table:table-cell office:value-type="float" office:value="0.13197981364556" calcext:value-type="float">
            <text:p>0.13197981364556</text:p>
          </table:table-cell>
          <table:table-cell office:value-type="float" office:value="0.899898243889544" calcext:value-type="float">
            <text:p>0.899898243889544</text:p>
          </table:table-cell>
          <table:table-cell office:value-type="float" office:value="0.924076559137236" calcext:value-type="float">
            <text:p>0.924076559137236</text:p>
          </table:table-cell>
          <table:table-cell office:value-type="float" office:value="0.86802018635444" calcext:value-type="float">
            <text:p>0.86802018635444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20768098770115" calcext:value-type="float">
            <text:p>-2.20768098770115</text:p>
          </table:table-cell>
          <table:table-cell office:value-type="float" office:value="-2.57967368417303" calcext:value-type="float">
            <text:p>-2.57967368417303</text:p>
          </table:table-cell>
          <table:table-cell office:value-type="float" office:value="-1.83568829122928" calcext:value-type="float">
            <text:p>-1.83568829122928</text:p>
          </table:table-cell>
          <table:table-cell office:value-type="float" office:value="0.109955340871823" calcext:value-type="float">
            <text:p>0.109955340871823</text:p>
          </table:table-cell>
          <table:table-cell office:value-type="float" office:value="0.0757987343143543" calcext:value-type="float">
            <text:p>0.0757987343143543</text:p>
          </table:table-cell>
          <table:table-cell office:value-type="float" office:value="0.159503678994138" calcext:value-type="float">
            <text:p>0.159503678994138</text:p>
          </table:table-cell>
          <table:table-cell office:value-type="float" office:value="0.890044659128177" calcext:value-type="float">
            <text:p>0.890044659128177</text:p>
          </table:table-cell>
          <table:table-cell office:value-type="float" office:value="0.924201265685646" calcext:value-type="float">
            <text:p>0.924201265685646</text:p>
          </table:table-cell>
          <table:table-cell office:value-type="float" office:value="0.840496321005862" calcext:value-type="float">
            <text:p>0.8404963210058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64405415867987" calcext:value-type="float">
            <text:p>-1.64405415867987</text:p>
          </table:table-cell>
          <table:table-cell office:value-type="float" office:value="-1.98716388196054" calcext:value-type="float">
            <text:p>-1.98716388196054</text:p>
          </table:table-cell>
          <table:table-cell office:value-type="float" office:value="-1.3009444353992" calcext:value-type="float">
            <text:p>-1.3009444353992</text:p>
          </table:table-cell>
          <table:table-cell office:value-type="float" office:value="0.193195208414227" calcext:value-type="float">
            <text:p>0.193195208414227</text:p>
          </table:table-cell>
          <table:table-cell office:value-type="float" office:value="0.137083660086944" calcext:value-type="float">
            <text:p>0.137083660086944</text:p>
          </table:table-cell>
          <table:table-cell office:value-type="float" office:value="0.272274525866495" calcext:value-type="float">
            <text:p>0.272274525866495</text:p>
          </table:table-cell>
          <table:table-cell office:value-type="float" office:value="0.806804791585773" calcext:value-type="float">
            <text:p>0.806804791585773</text:p>
          </table:table-cell>
          <table:table-cell office:value-type="float" office:value="0.862916339913056" calcext:value-type="float">
            <text:p>0.862916339913056</text:p>
          </table:table-cell>
          <table:table-cell office:value-type="float" office:value="0.727725474133505" calcext:value-type="float">
            <text:p>0.7277254741335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0539006259463" calcext:value-type="float">
            <text:p>-1.60539006259463</text:p>
          </table:table-cell>
          <table:table-cell office:value-type="float" office:value="-2.1126617800713" calcext:value-type="float">
            <text:p>-2.1126617800713</text:p>
          </table:table-cell>
          <table:table-cell office:value-type="float" office:value="-1.09811834511795" calcext:value-type="float">
            <text:p>-1.09811834511795</text:p>
          </table:table-cell>
          <table:table-cell office:value-type="float" office:value="0.200811210689778" calcext:value-type="float">
            <text:p>0.200811210689778</text:p>
          </table:table-cell>
          <table:table-cell office:value-type="float" office:value="0.120915686739558" calcext:value-type="float">
            <text:p>0.120915686739558</text:p>
          </table:table-cell>
          <table:table-cell office:value-type="float" office:value="0.333498021853453" calcext:value-type="float">
            <text:p>0.333498021853453</text:p>
          </table:table-cell>
          <table:table-cell office:value-type="float" office:value="0.799188789310222" calcext:value-type="float">
            <text:p>0.799188789310222</text:p>
          </table:table-cell>
          <table:table-cell office:value-type="float" office:value="0.879084313260442" calcext:value-type="float">
            <text:p>0.879084313260442</text:p>
          </table:table-cell>
          <table:table-cell office:value-type="float" office:value="0.666501978146547" calcext:value-type="float">
            <text:p>0.66650197814654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43735932821676" calcext:value-type="float">
            <text:p>-1.43735932821676</text:p>
          </table:table-cell>
          <table:table-cell office:value-type="float" office:value="-2.23822271899369" calcext:value-type="float">
            <text:p>-2.23822271899369</text:p>
          </table:table-cell>
          <table:table-cell office:value-type="float" office:value="-0.636495937439833" calcext:value-type="float">
            <text:p>-0.636495937439833</text:p>
          </table:table-cell>
          <table:table-cell office:value-type="float" office:value="0.237554233922843" calcext:value-type="float">
            <text:p>0.237554233922843</text:p>
          </table:table-cell>
          <table:table-cell office:value-type="float" office:value="0.106647879293417" calcext:value-type="float">
            <text:p>0.106647879293417</text:p>
          </table:table-cell>
          <table:table-cell office:value-type="float" office:value="0.529143330636791" calcext:value-type="float">
            <text:p>0.529143330636791</text:p>
          </table:table-cell>
          <table:table-cell office:value-type="float" office:value="0.762445766077157" calcext:value-type="float">
            <text:p>0.762445766077157</text:p>
          </table:table-cell>
          <table:table-cell office:value-type="float" office:value="0.893352120706583" calcext:value-type="float">
            <text:p>0.893352120706583</text:p>
          </table:table-cell>
          <table:table-cell office:value-type="float" office:value="0.470856669363209" calcext:value-type="float">
            <text:p>0.470856669363209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72814051976956" calcext:value-type="float">
            <text:p>-1.72814051976956</text:p>
          </table:table-cell>
          <table:table-cell office:value-type="float" office:value="-3.68857219458652" calcext:value-type="float">
            <text:p>-3.68857219458652</text:p>
          </table:table-cell>
          <table:table-cell office:value-type="float" office:value="0.232291155047404" calcext:value-type="float">
            <text:p>0.232291155047404</text:p>
          </table:table-cell>
          <table:table-cell office:value-type="float" office:value="0.177614373510648" calcext:value-type="float">
            <text:p>0.177614373510648</text:p>
          </table:table-cell>
          <table:table-cell office:value-type="float" office:value="0.0250076826684116" calcext:value-type="float">
            <text:p>0.0250076826684116</text:p>
          </table:table-cell>
          <table:table-cell office:value-type="float" office:value="1.2614869636613" calcext:value-type="float">
            <text:p>1.2614869636613</text:p>
          </table:table-cell>
          <table:table-cell office:value-type="float" office:value="0.822385626489352" calcext:value-type="float">
            <text:p>0.822385626489352</text:p>
          </table:table-cell>
          <table:table-cell office:value-type="float" office:value="0.974992317331588" calcext:value-type="float">
            <text:p>0.974992317331588</text:p>
          </table:table-cell>
          <table:table-cell office:value-type="float" office:value="-0.261486963661302" calcext:value-type="float">
            <text:p>-0.26148696366130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4753953313774" calcext:value-type="float">
            <text:p>-2.04753953313774</text:p>
          </table:table-cell>
          <table:table-cell office:value-type="float" office:value="-2.39594830862542" calcext:value-type="float">
            <text:p>-2.39594830862542</text:p>
          </table:table-cell>
          <table:table-cell office:value-type="float" office:value="-1.69913075765006" calcext:value-type="float">
            <text:p>-1.69913075765006</text:p>
          </table:table-cell>
          <table:table-cell office:value-type="float" office:value="0.129052041545823" calcext:value-type="float">
            <text:p>0.129052041545823</text:p>
          </table:table-cell>
          <table:table-cell office:value-type="float" office:value="0.0910862600671222" calcext:value-type="float">
            <text:p>0.0910862600671222</text:p>
          </table:table-cell>
          <table:table-cell office:value-type="float" office:value="0.182842389344694" calcext:value-type="float">
            <text:p>0.182842389344694</text:p>
          </table:table-cell>
          <table:table-cell office:value-type="float" office:value="0.870947958454177" calcext:value-type="float">
            <text:p>0.870947958454177</text:p>
          </table:table-cell>
          <table:table-cell office:value-type="float" office:value="0.908913739932878" calcext:value-type="float">
            <text:p>0.908913739932878</text:p>
          </table:table-cell>
          <table:table-cell office:value-type="float" office:value="0.817157610655306" calcext:value-type="float">
            <text:p>0.8171576106553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4206286901422" calcext:value-type="float">
            <text:p>-2.14206286901422</text:p>
          </table:table-cell>
          <table:table-cell office:value-type="float" office:value="-2.8364316049432" calcext:value-type="float">
            <text:p>-2.8364316049432</text:p>
          </table:table-cell>
          <table:table-cell office:value-type="float" office:value="-1.44769413308524" calcext:value-type="float">
            <text:p>-1.44769413308524</text:p>
          </table:table-cell>
          <table:table-cell office:value-type="float" office:value="0.117412386655579" calcext:value-type="float">
            <text:p>0.117412386655579</text:p>
          </table:table-cell>
          <table:table-cell office:value-type="float" office:value="0.0586345242449228" calcext:value-type="float">
            <text:p>0.0586345242449228</text:p>
          </table:table-cell>
          <table:table-cell office:value-type="float" office:value="0.235111800047611" calcext:value-type="float">
            <text:p>0.235111800047611</text:p>
          </table:table-cell>
          <table:table-cell office:value-type="float" office:value="0.882587613344421" calcext:value-type="float">
            <text:p>0.882587613344421</text:p>
          </table:table-cell>
          <table:table-cell office:value-type="float" office:value="0.941365475755077" calcext:value-type="float">
            <text:p>0.941365475755077</text:p>
          </table:table-cell>
          <table:table-cell office:value-type="float" office:value="0.764888199952389" calcext:value-type="float">
            <text:p>0.764888199952389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29857242643012" calcext:value-type="float">
            <text:p>-2.29857242643012</text:p>
          </table:table-cell>
          <table:table-cell office:value-type="float" office:value="-3.68498992070393" calcext:value-type="float">
            <text:p>-3.68498992070393</text:p>
          </table:table-cell>
          <table:table-cell office:value-type="float" office:value="-0.91215493215632" calcext:value-type="float">
            <text:p>-0.91215493215632</text:p>
          </table:table-cell>
          <table:table-cell office:value-type="float" office:value="0.100402072808953" calcext:value-type="float">
            <text:p>0.100402072808953</text:p>
          </table:table-cell>
          <table:table-cell office:value-type="float" office:value="0.0250974276865436" calcext:value-type="float">
            <text:p>0.0250974276865436</text:p>
          </table:table-cell>
          <table:table-cell office:value-type="float" office:value="0.401657745576021" calcext:value-type="float">
            <text:p>0.401657745576021</text:p>
          </table:table-cell>
          <table:table-cell office:value-type="float" office:value="0.899597927191047" calcext:value-type="float">
            <text:p>0.899597927191047</text:p>
          </table:table-cell>
          <table:table-cell office:value-type="float" office:value="0.974902572313456" calcext:value-type="float">
            <text:p>0.974902572313456</text:p>
          </table:table-cell>
          <table:table-cell office:value-type="float" office:value="0.598342254423979" calcext:value-type="float">
            <text:p>0.59834225442397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31595506283649" calcext:value-type="float">
            <text:p>-1.31595506283649</text:p>
          </table:table-cell>
          <table:table-cell office:value-type="float" office:value="-1.66418218475287" calcext:value-type="float">
            <text:p>-1.66418218475287</text:p>
          </table:table-cell>
          <table:table-cell office:value-type="float" office:value="-0.967727940920118" calcext:value-type="float">
            <text:p>-0.967727940920118</text:p>
          </table:table-cell>
          <table:table-cell office:value-type="float" office:value="0.268218035795346" calcext:value-type="float">
            <text:p>0.268218035795346</text:p>
          </table:table-cell>
          <table:table-cell office:value-type="float" office:value="0.189345444271361" calcext:value-type="float">
            <text:p>0.189345444271361</text:p>
          </table:table-cell>
          <table:table-cell office:value-type="float" office:value="0.379945316364786" calcext:value-type="float">
            <text:p>0.379945316364786</text:p>
          </table:table-cell>
          <table:table-cell office:value-type="float" office:value="0.731781964204654" calcext:value-type="float">
            <text:p>0.731781964204654</text:p>
          </table:table-cell>
          <table:table-cell office:value-type="float" office:value="0.810654555728639" calcext:value-type="float">
            <text:p>0.810654555728639</text:p>
          </table:table-cell>
          <table:table-cell office:value-type="float" office:value="0.620054683635214" calcext:value-type="float">
            <text:p>0.620054683635214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71145657365383" calcext:value-type="float">
            <text:p>-1.71145657365383</text:p>
          </table:table-cell>
          <table:table-cell office:value-type="float" office:value="-2.11287784243492" calcext:value-type="float">
            <text:p>-2.11287784243492</text:p>
          </table:table-cell>
          <table:table-cell office:value-type="float" office:value="-1.31003530487274" calcext:value-type="float">
            <text:p>-1.31003530487274</text:p>
          </table:table-cell>
          <table:table-cell office:value-type="float" office:value="0.180602540038645" calcext:value-type="float">
            <text:p>0.180602540038645</text:p>
          </table:table-cell>
          <table:table-cell office:value-type="float" office:value="0.120889564232629" calcext:value-type="float">
            <text:p>0.120889564232629</text:p>
          </table:table-cell>
          <table:table-cell office:value-type="float" office:value="0.269810530590089" calcext:value-type="float">
            <text:p>0.269810530590089</text:p>
          </table:table-cell>
          <table:table-cell office:value-type="float" office:value="0.819397459961355" calcext:value-type="float">
            <text:p>0.819397459961355</text:p>
          </table:table-cell>
          <table:table-cell office:value-type="float" office:value="0.87911043576737" calcext:value-type="float">
            <text:p>0.87911043576737</text:p>
          </table:table-cell>
          <table:table-cell office:value-type="float" office:value="0.730189469409911" calcext:value-type="float">
            <text:p>0.730189469409911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61051541334501" calcext:value-type="float">
            <text:p>-1.61051541334501</text:p>
          </table:table-cell>
          <table:table-cell office:value-type="float" office:value="-2.04997295814595" calcext:value-type="float">
            <text:p>-2.04997295814595</text:p>
          </table:table-cell>
          <table:table-cell office:value-type="float" office:value="-1.17105786854407" calcext:value-type="float">
            <text:p>-1.17105786854407</text:p>
          </table:table-cell>
          <table:table-cell office:value-type="float" office:value="0.199784615876951" calcext:value-type="float">
            <text:p>0.199784615876951</text:p>
          </table:table-cell>
          <table:table-cell office:value-type="float" office:value="0.128738384865348" calcext:value-type="float">
            <text:p>0.128738384865348</text:p>
          </table:table-cell>
          <table:table-cell office:value-type="float" office:value="0.310038787443607" calcext:value-type="float">
            <text:p>0.310038787443607</text:p>
          </table:table-cell>
          <table:table-cell office:value-type="float" office:value="0.800215384123049" calcext:value-type="float">
            <text:p>0.800215384123049</text:p>
          </table:table-cell>
          <table:table-cell office:value-type="float" office:value="0.871261615134652" calcext:value-type="float">
            <text:p>0.871261615134652</text:p>
          </table:table-cell>
          <table:table-cell office:value-type="float" office:value="0.689961212556393" calcext:value-type="float">
            <text:p>0.689961212556393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06479933521157" calcext:value-type="float">
            <text:p>-1.06479933521157</text:p>
          </table:table-cell>
          <table:table-cell office:value-type="float" office:value="-1.55613345901433" calcext:value-type="float">
            <text:p>-1.55613345901433</text:p>
          </table:table-cell>
          <table:table-cell office:value-type="float" office:value="-0.573465211408809" calcext:value-type="float">
            <text:p>-0.573465211408809</text:p>
          </table:table-cell>
          <table:table-cell office:value-type="float" office:value="0.344797036450194" calcext:value-type="float">
            <text:p>0.344797036450194</text:p>
          </table:table-cell>
          <table:table-cell office:value-type="float" office:value="0.210950143740842" calcext:value-type="float">
            <text:p>0.210950143740842</text:p>
          </table:table-cell>
          <table:table-cell office:value-type="float" office:value="0.563569164906045" calcext:value-type="float">
            <text:p>0.563569164906045</text:p>
          </table:table-cell>
          <table:table-cell office:value-type="float" office:value="0.655202963549806" calcext:value-type="float">
            <text:p>0.655202963549806</text:p>
          </table:table-cell>
          <table:table-cell office:value-type="float" office:value="0.789049856259158" calcext:value-type="float">
            <text:p>0.789049856259158</text:p>
          </table:table-cell>
          <table:table-cell office:value-type="float" office:value="0.436430835093955" calcext:value-type="float">
            <text:p>0.43643083509395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73014858265497" calcext:value-type="float">
            <text:p>-1.73014858265497</text:p>
          </table:table-cell>
          <table:table-cell office:value-type="float" office:value="-2.06260868549313" calcext:value-type="float">
            <text:p>-2.06260868549313</text:p>
          </table:table-cell>
          <table:table-cell office:value-type="float" office:value="-1.39768847981681" calcext:value-type="float">
            <text:p>-1.39768847981681</text:p>
          </table:table-cell>
          <table:table-cell office:value-type="float" office:value="0.1772580705384" calcext:value-type="float">
            <text:p>0.1772580705384</text:p>
          </table:table-cell>
          <table:table-cell office:value-type="float" office:value="0.127121915873078" calcext:value-type="float">
            <text:p>0.127121915873078</text:p>
          </table:table-cell>
          <table:table-cell office:value-type="float" office:value="0.247167637108044" calcext:value-type="float">
            <text:p>0.247167637108044</text:p>
          </table:table-cell>
          <table:table-cell office:value-type="float" office:value="0.8227419294616" calcext:value-type="float">
            <text:p>0.8227419294616</text:p>
          </table:table-cell>
          <table:table-cell office:value-type="float" office:value="0.872878084126922" calcext:value-type="float">
            <text:p>0.872878084126922</text:p>
          </table:table-cell>
          <table:table-cell office:value-type="float" office:value="0.752832362891956" calcext:value-type="float">
            <text:p>0.752832362891956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04008365110485" calcext:value-type="float">
            <text:p>-2.04008365110485</text:p>
          </table:table-cell>
          <table:table-cell office:value-type="float" office:value="-2.76075346127868" calcext:value-type="float">
            <text:p>-2.76075346127868</text:p>
          </table:table-cell>
          <table:table-cell office:value-type="float" office:value="-1.31941384093102" calcext:value-type="float">
            <text:p>-1.31941384093102</text:p>
          </table:table-cell>
          <table:table-cell office:value-type="float" office:value="0.130017834288024" calcext:value-type="float">
            <text:p>0.130017834288024</text:p>
          </table:table-cell>
          <table:table-cell office:value-type="float" office:value="0.0632440984239031" calcext:value-type="float">
            <text:p>0.0632440984239031</text:p>
          </table:table-cell>
          <table:table-cell office:value-type="float" office:value="0.267291931646212" calcext:value-type="float">
            <text:p>0.267291931646212</text:p>
          </table:table-cell>
          <table:table-cell office:value-type="float" office:value="0.869982165711976" calcext:value-type="float">
            <text:p>0.869982165711976</text:p>
          </table:table-cell>
          <table:table-cell office:value-type="float" office:value="0.936755901576097" calcext:value-type="float">
            <text:p>0.936755901576097</text:p>
          </table:table-cell>
          <table:table-cell office:value-type="float" office:value="0.732708068353788" calcext:value-type="float">
            <text:p>0.7327080683537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57550116171926" calcext:value-type="float">
            <text:p>-1.57550116171926</text:p>
          </table:table-cell>
          <table:table-cell office:value-type="float" office:value="-2.4741360293282" calcext:value-type="float">
            <text:p>-2.4741360293282</text:p>
          </table:table-cell>
          <table:table-cell office:value-type="float" office:value="-0.676866294110312" calcext:value-type="float">
            <text:p>-0.676866294110312</text:p>
          </table:table-cell>
          <table:table-cell office:value-type="float" office:value="0.206903834412136" calcext:value-type="float">
            <text:p>0.206903834412136</text:p>
          </table:table-cell>
          <table:table-cell office:value-type="float" office:value="0.0842357360331269" calcext:value-type="float">
            <text:p>0.0842357360331269</text:p>
          </table:table-cell>
          <table:table-cell office:value-type="float" office:value="0.508207071136758" calcext:value-type="float">
            <text:p>0.508207071136758</text:p>
          </table:table-cell>
          <table:table-cell office:value-type="float" office:value="0.793096165587864" calcext:value-type="float">
            <text:p>0.793096165587864</text:p>
          </table:table-cell>
          <table:table-cell office:value-type="float" office:value="0.915764263966873" calcext:value-type="float">
            <text:p>0.915764263966873</text:p>
          </table:table-cell>
          <table:table-cell office:value-type="float" office:value="0.491792928863242" calcext:value-type="float">
            <text:p>0.49179292886324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742003036176148" calcext:value-type="float">
            <text:p>-0.742003036176148</text:p>
          </table:table-cell>
          <table:table-cell office:value-type="float" office:value="-1.10958985351226" calcext:value-type="float">
            <text:p>-1.10958985351226</text:p>
          </table:table-cell>
          <table:table-cell office:value-type="float" office:value="-0.374416218840031" calcext:value-type="float">
            <text:p>-0.374416218840031</text:p>
          </table:table-cell>
          <table:table-cell office:value-type="float" office:value="0.476159195576603" calcext:value-type="float">
            <text:p>0.476159195576603</text:p>
          </table:table-cell>
          <table:table-cell office:value-type="float" office:value="0.329694156248593" calcext:value-type="float">
            <text:p>0.329694156248593</text:p>
          </table:table-cell>
          <table:table-cell office:value-type="float" office:value="0.687690622460417" calcext:value-type="float">
            <text:p>0.687690622460417</text:p>
          </table:table-cell>
          <table:table-cell office:value-type="float" office:value="0.523840804423397" calcext:value-type="float">
            <text:p>0.523840804423397</text:p>
          </table:table-cell>
          <table:table-cell office:value-type="float" office:value="0.670305843751406" calcext:value-type="float">
            <text:p>0.670305843751406</text:p>
          </table:table-cell>
          <table:table-cell office:value-type="float" office:value="0.312309377539583" calcext:value-type="float">
            <text:p>0.31230937753958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600289744436134" calcext:value-type="float">
            <text:p>-0.600289744436134</text:p>
          </table:table-cell>
          <table:table-cell office:value-type="float" office:value="-0.952780334620799" calcext:value-type="float">
            <text:p>-0.952780334620799</text:p>
          </table:table-cell>
          <table:table-cell office:value-type="float" office:value="-0.247799154251469" calcext:value-type="float">
            <text:p>-0.247799154251469</text:p>
          </table:table-cell>
          <table:table-cell office:value-type="float" office:value="0.548652644010631" calcext:value-type="float">
            <text:p>0.548652644010631</text:p>
          </table:table-cell>
          <table:table-cell office:value-type="float" office:value="0.385667247417766" calcext:value-type="float">
            <text:p>0.385667247417766</text:p>
          </table:table-cell>
          <table:table-cell office:value-type="float" office:value="0.780516690995495" calcext:value-type="float">
            <text:p>0.780516690995495</text:p>
          </table:table-cell>
          <table:table-cell office:value-type="float" office:value="0.451347355989369" calcext:value-type="float">
            <text:p>0.451347355989369</text:p>
          </table:table-cell>
          <table:table-cell office:value-type="float" office:value="0.614332752582234" calcext:value-type="float">
            <text:p>0.614332752582234</text:p>
          </table:table-cell>
          <table:table-cell office:value-type="float" office:value="0.219483309004505" calcext:value-type="float">
            <text:p>0.21948330900450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624374196196974" calcext:value-type="float">
            <text:p>-0.624374196196974</text:p>
          </table:table-cell>
          <table:table-cell office:value-type="float" office:value="-0.969157611003068" calcext:value-type="float">
            <text:p>-0.969157611003068</text:p>
          </table:table-cell>
          <table:table-cell office:value-type="float" office:value="-0.279590781390881" calcext:value-type="float">
            <text:p>-0.279590781390881</text:p>
          </table:table-cell>
          <table:table-cell office:value-type="float" office:value="0.535596501990762" calcext:value-type="float">
            <text:p>0.535596501990762</text:p>
          </table:table-cell>
          <table:table-cell office:value-type="float" office:value="0.379402508023702" calcext:value-type="float">
            <text:p>0.379402508023702</text:p>
          </table:table-cell>
          <table:table-cell office:value-type="float" office:value="0.756093085517556" calcext:value-type="float">
            <text:p>0.756093085517556</text:p>
          </table:table-cell>
          <table:table-cell office:value-type="float" office:value="0.464403498009238" calcext:value-type="float">
            <text:p>0.464403498009238</text:p>
          </table:table-cell>
          <table:table-cell office:value-type="float" office:value="0.620597491976298" calcext:value-type="float">
            <text:p>0.620597491976298</text:p>
          </table:table-cell>
          <table:table-cell office:value-type="float" office:value="0.243906914482444" calcext:value-type="float">
            <text:p>0.2439069144824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38176547563367" calcext:value-type="float">
            <text:p>-0.238176547563367</text:p>
          </table:table-cell>
          <table:table-cell office:value-type="float" office:value="-0.544271901311083" calcext:value-type="float">
            <text:p>-0.544271901311083</text:p>
          </table:table-cell>
          <table:table-cell office:value-type="float" office:value="0.0679188061843485" calcext:value-type="float">
            <text:p>0.0679188061843485</text:p>
          </table:table-cell>
          <table:table-cell office:value-type="float" office:value="0.788063548112257" calcext:value-type="float">
            <text:p>0.788063548112257</text:p>
          </table:table-cell>
          <table:table-cell office:value-type="float" office:value="0.58026411911448" calcext:value-type="float">
            <text:p>0.58026411911448</text:p>
          </table:table-cell>
          <table:table-cell office:value-type="float" office:value="1.0702784049633" calcext:value-type="float">
            <text:p>1.0702784049633</text:p>
          </table:table-cell>
          <table:table-cell office:value-type="float" office:value="0.211936451887743" calcext:value-type="float">
            <text:p>0.211936451887743</text:p>
          </table:table-cell>
          <table:table-cell office:value-type="float" office:value="0.41973588088552" calcext:value-type="float">
            <text:p>0.41973588088552</text:p>
          </table:table-cell>
          <table:table-cell office:value-type="float" office:value="-0.0702784049632996" calcext:value-type="float">
            <text:p>-0.070278404963299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87177870217561" calcext:value-type="float">
            <text:p>0.587177870217561</text:p>
          </table:table-cell>
          <table:table-cell office:value-type="float" office:value="0.33652162023686" calcext:value-type="float">
            <text:p>0.33652162023686</text:p>
          </table:table-cell>
          <table:table-cell office:value-type="float" office:value="0.837834120198262" calcext:value-type="float">
            <text:p>0.837834120198262</text:p>
          </table:table-cell>
          <table:table-cell office:value-type="float" office:value="1.79890450306799" calcext:value-type="float">
            <text:p>1.79890450306799</text:p>
          </table:table-cell>
          <table:table-cell office:value-type="float" office:value="1.40006913876905" calcext:value-type="float">
            <text:p>1.40006913876905</text:p>
          </table:table-cell>
          <table:table-cell office:value-type="float" office:value="2.31135543349197" calcext:value-type="float">
            <text:p>2.31135543349197</text:p>
          </table:table-cell>
          <table:table-cell office:value-type="float" office:value="-0.798904503067986" calcext:value-type="float">
            <text:p>-0.798904503067986</text:p>
          </table:table-cell>
          <table:table-cell office:value-type="float" office:value="-0.400069138769053" calcext:value-type="float">
            <text:p>-0.400069138769053</text:p>
          </table:table-cell>
          <table:table-cell office:value-type="float" office:value="-1.31135543349197" calcext:value-type="float">
            <text:p>-1.31135543349197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06664863968153" calcext:value-type="float">
            <text:p>1.06664863968153</text:p>
          </table:table-cell>
          <table:table-cell office:value-type="float" office:value="0.826538778275023" calcext:value-type="float">
            <text:p>0.826538778275023</text:p>
          </table:table-cell>
          <table:table-cell office:value-type="float" office:value="1.30675850108804" calcext:value-type="float">
            <text:p>1.30675850108804</text:p>
          </table:table-cell>
          <table:table-cell office:value-type="float" office:value="2.90562536674458" calcext:value-type="float">
            <text:p>2.90562536674458</text:p>
          </table:table-cell>
          <table:table-cell office:value-type="float" office:value="2.28539477682608" calcext:value-type="float">
            <text:p>2.28539477682608</text:p>
          </table:table-cell>
          <table:table-cell office:value-type="float" office:value="3.69417960410088" calcext:value-type="float">
            <text:p>3.69417960410088</text:p>
          </table:table-cell>
          <table:table-cell office:value-type="float" office:value="-1.90562536674458" calcext:value-type="float">
            <text:p>-1.90562536674458</text:p>
          </table:table-cell>
          <table:table-cell office:value-type="float" office:value="-1.28539477682608" calcext:value-type="float">
            <text:p>-1.28539477682608</text:p>
          </table:table-cell>
          <table:table-cell office:value-type="float" office:value="-2.69417960410088" calcext:value-type="float">
            <text:p>-2.6941796041008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55669861241262" calcext:value-type="float">
            <text:p>1.55669861241262</text:p>
          </table:table-cell>
          <table:table-cell office:value-type="float" office:value="1.33171031242354" calcext:value-type="float">
            <text:p>1.33171031242354</text:p>
          </table:table-cell>
          <table:table-cell office:value-type="float" office:value="1.7816869124017" calcext:value-type="float">
            <text:p>1.7816869124017</text:p>
          </table:table-cell>
          <table:table-cell office:value-type="float" office:value="4.74313643681029" calcext:value-type="float">
            <text:p>4.74313643681029</text:p>
          </table:table-cell>
          <table:table-cell office:value-type="float" office:value="3.78751568629723" calcext:value-type="float">
            <text:p>3.78751568629723</text:p>
          </table:table-cell>
          <table:table-cell office:value-type="float" office:value="5.93986800888774" calcext:value-type="float">
            <text:p>5.93986800888774</text:p>
          </table:table-cell>
          <table:table-cell office:value-type="float" office:value="-3.74313643681029" calcext:value-type="float">
            <text:p>-3.74313643681029</text:p>
          </table:table-cell>
          <table:table-cell office:value-type="float" office:value="-2.78751568629723" calcext:value-type="float">
            <text:p>-2.78751568629723</text:p>
          </table:table-cell>
          <table:table-cell office:value-type="float" office:value="-4.93986800888774" calcext:value-type="float">
            <text:p>-4.93986800888774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97864575133948" calcext:value-type="float">
            <text:p>1.97864575133948</text:p>
          </table:table-cell>
          <table:table-cell office:value-type="float" office:value="1.76142351245332" calcext:value-type="float">
            <text:p>1.76142351245332</text:p>
          </table:table-cell>
          <table:table-cell office:value-type="float" office:value="2.19586799022565" calcext:value-type="float">
            <text:p>2.19586799022565</text:p>
          </table:table-cell>
          <table:table-cell office:value-type="float" office:value="7.23294114873486" calcext:value-type="float">
            <text:p>7.23294114873486</text:p>
          </table:table-cell>
          <table:table-cell office:value-type="float" office:value="5.82071736333892" calcext:value-type="float">
            <text:p>5.82071736333892</text:p>
          </table:table-cell>
          <table:table-cell office:value-type="float" office:value="8.98779899373992" calcext:value-type="float">
            <text:p>8.98779899373992</text:p>
          </table:table-cell>
          <table:table-cell office:value-type="float" office:value="-6.23294114873486" calcext:value-type="float">
            <text:p>-6.23294114873486</text:p>
          </table:table-cell>
          <table:table-cell office:value-type="float" office:value="-4.82071736333892" calcext:value-type="float">
            <text:p>-4.82071736333892</text:p>
          </table:table-cell>
          <table:table-cell office:value-type="float" office:value="-7.98779899373992" calcext:value-type="float">
            <text:p>-7.9877989937399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60257576611883" calcext:value-type="float">
            <text:p>2.60257576611883</text:p>
          </table:table-cell>
          <table:table-cell office:value-type="float" office:value="2.39460193430971" calcext:value-type="float">
            <text:p>2.39460193430971</text:p>
          </table:table-cell>
          <table:table-cell office:value-type="float" office:value="2.81054959792795" calcext:value-type="float">
            <text:p>2.81054959792795</text:p>
          </table:table-cell>
          <table:table-cell office:value-type="float" office:value="13.4984621767006" calcext:value-type="float">
            <text:p>13.4984621767006</text:p>
          </table:table-cell>
          <table:table-cell office:value-type="float" office:value="10.9638328646235" calcext:value-type="float">
            <text:p>10.9638328646235</text:p>
          </table:table-cell>
          <table:table-cell office:value-type="float" office:value="16.6190495044612" calcext:value-type="float">
            <text:p>16.6190495044612</text:p>
          </table:table-cell>
          <table:table-cell office:value-type="float" office:value="-12.4984621767006" calcext:value-type="float">
            <text:p>-12.4984621767006</text:p>
          </table:table-cell>
          <table:table-cell office:value-type="float" office:value="-9.96383286462354" calcext:value-type="float">
            <text:p>-9.96383286462354</text:p>
          </table:table-cell>
          <table:table-cell office:value-type="float" office:value="-15.6190495044612" calcext:value-type="float">
            <text:p>-15.619049504461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24174046961194" calcext:value-type="float">
            <text:p>3.24174046961194</text:p>
          </table:table-cell>
          <table:table-cell office:value-type="float" office:value="3.03766737564807" calcext:value-type="float">
            <text:p>3.03766737564807</text:p>
          </table:table-cell>
          <table:table-cell office:value-type="float" office:value="3.44581356357581" calcext:value-type="float">
            <text:p>3.44581356357581</text:p>
          </table:table-cell>
          <table:table-cell office:value-type="float" office:value="25.5782011103942" calcext:value-type="float">
            <text:p>25.5782011103942</text:p>
          </table:table-cell>
          <table:table-cell office:value-type="float" office:value="20.856535985583" calcext:value-type="float">
            <text:p>20.856535985583</text:p>
          </table:table-cell>
          <table:table-cell office:value-type="float" office:value="31.3687935760769" calcext:value-type="float">
            <text:p>31.3687935760769</text:p>
          </table:table-cell>
          <table:table-cell office:value-type="float" office:value="-24.5782011103942" calcext:value-type="float">
            <text:p>-24.5782011103942</text:p>
          </table:table-cell>
          <table:table-cell office:value-type="float" office:value="-19.856535985583" calcext:value-type="float">
            <text:p>-19.856535985583</text:p>
          </table:table-cell>
          <table:table-cell office:value-type="float" office:value="-30.3687935760769" calcext:value-type="float">
            <text:p>-30.368793576076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92947667667722" calcext:value-type="float">
            <text:p>3.92947667667722</text:p>
          </table:table-cell>
          <table:table-cell office:value-type="float" office:value="3.72618945708644" calcext:value-type="float">
            <text:p>3.72618945708644</text:p>
          </table:table-cell>
          <table:table-cell office:value-type="float" office:value="4.132763896268" calcext:value-type="float">
            <text:p>4.132763896268</text:p>
          </table:table-cell>
          <table:table-cell office:value-type="float" office:value="50.8803438301572" calcext:value-type="float">
            <text:p>50.8803438301572</text:p>
          </table:table-cell>
          <table:table-cell office:value-type="float" office:value="41.5205903450567" calcext:value-type="float">
            <text:p>41.5205903450567</text:p>
          </table:table-cell>
          <table:table-cell office:value-type="float" office:value="62.3500139752525" calcext:value-type="float">
            <text:p>62.3500139752525</text:p>
          </table:table-cell>
          <table:table-cell office:value-type="float" office:value="-49.8803438301572" calcext:value-type="float">
            <text:p>-49.8803438301572</text:p>
          </table:table-cell>
          <table:table-cell office:value-type="float" office:value="-40.5205903450567" calcext:value-type="float">
            <text:p>-40.5205903450567</text:p>
          </table:table-cell>
          <table:table-cell office:value-type="float" office:value="-61.3500139752525" calcext:value-type="float">
            <text:p>-61.35001397525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38910904130082" calcext:value-type="float">
            <text:p>4.38910904130082</text:p>
          </table:table-cell>
          <table:table-cell office:value-type="float" office:value="4.18847218309174" calcext:value-type="float">
            <text:p>4.18847218309174</text:p>
          </table:table-cell>
          <table:table-cell office:value-type="float" office:value="4.58974589950991" calcext:value-type="float">
            <text:p>4.58974589950991</text:p>
          </table:table-cell>
          <table:table-cell office:value-type="float" office:value="80.5686036946586" calcext:value-type="float">
            <text:p>80.5686036946586</text:p>
          </table:table-cell>
          <table:table-cell office:value-type="float" office:value="65.9219972408306" calcext:value-type="float">
            <text:p>65.9219972408306</text:p>
          </table:table-cell>
          <table:table-cell office:value-type="float" office:value="98.4694058584499" calcext:value-type="float">
            <text:p>98.4694058584499</text:p>
          </table:table-cell>
          <table:table-cell office:value-type="float" office:value="-79.5686036946586" calcext:value-type="float">
            <text:p>-79.5686036946586</text:p>
          </table:table-cell>
          <table:table-cell office:value-type="float" office:value="-64.9219972408306" calcext:value-type="float">
            <text:p>-64.9219972408306</text:p>
          </table:table-cell>
          <table:table-cell office:value-type="float" office:value="-97.4694058584499" calcext:value-type="float">
            <text:p>-97.469405858449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17844882093339" calcext:value-type="float">
            <text:p>0.517844882093339</text:p>
          </table:table-cell>
          <table:table-cell office:value-type="float" office:value="0.477362158244277" calcext:value-type="float">
            <text:p>0.477362158244277</text:p>
          </table:table-cell>
          <table:table-cell office:value-type="float" office:value="0.558327605942402" calcext:value-type="float">
            <text:p>0.558327605942402</text:p>
          </table:table-cell>
          <table:table-cell office:value-type="float" office:value="1.67840658510361" calcext:value-type="float">
            <text:p>1.67840658510361</text:p>
          </table:table-cell>
          <table:table-cell office:value-type="float" office:value="1.61181707120577" calcext:value-type="float">
            <text:p>1.61181707120577</text:p>
          </table:table-cell>
          <table:table-cell office:value-type="float" office:value="1.74774713287518" calcext:value-type="float">
            <text:p>1.74774713287518</text:p>
          </table:table-cell>
          <table:table-cell office:value-type="float" office:value="-0.67840658510361" calcext:value-type="float">
            <text:p>-0.67840658510361</text:p>
          </table:table-cell>
          <table:table-cell office:value-type="float" office:value="-0.611817071205772" calcext:value-type="float">
            <text:p>-0.611817071205772</text:p>
          </table:table-cell>
          <table:table-cell office:value-type="float" office:value="-0.747747132875182" calcext:value-type="float">
            <text:p>-0.747747132875182</text:p>
          </table:table-cell>
        </table:table-row>
      </table:table>
      <table:table table:name="HospNew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377441818817665" calcext:value-type="float">
            <text:p>-0.377441818817665</text:p>
          </table:table-cell>
          <table:table-cell office:value-type="float" office:value="-0.495743414530074" calcext:value-type="float">
            <text:p>-0.495743414530074</text:p>
          </table:table-cell>
          <table:table-cell office:value-type="float" office:value="-0.259140223105255" calcext:value-type="float">
            <text:p>-0.259140223105255</text:p>
          </table:table-cell>
          <table:table-cell office:value-type="float" office:value="0.685613090204111" calcext:value-type="float">
            <text:p>0.685613090204111</text:p>
          </table:table-cell>
          <table:table-cell office:value-type="float" office:value="0.609117911829284" calcext:value-type="float">
            <text:p>0.609117911829284</text:p>
          </table:table-cell>
          <table:table-cell office:value-type="float" office:value="0.771714803210343" calcext:value-type="float">
            <text:p>0.771714803210343</text:p>
          </table:table-cell>
          <table:table-cell office:value-type="float" office:value="0.314386909795889" calcext:value-type="float">
            <text:p>0.314386909795889</text:p>
          </table:table-cell>
          <table:table-cell office:value-type="float" office:value="0.390882088170716" calcext:value-type="float">
            <text:p>0.390882088170716</text:p>
          </table:table-cell>
          <table:table-cell office:value-type="float" office:value="0.228285196789657" calcext:value-type="float">
            <text:p>0.22828519678965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857184541461256" calcext:value-type="float">
            <text:p>-0.857184541461256</text:p>
          </table:table-cell>
          <table:table-cell office:value-type="float" office:value="-1.38247420340343" calcext:value-type="float">
            <text:p>-1.38247420340343</text:p>
          </table:table-cell>
          <table:table-cell office:value-type="float" office:value="-0.331894879519086" calcext:value-type="float">
            <text:p>-0.331894879519086</text:p>
          </table:table-cell>
          <table:table-cell office:value-type="float" office:value="0.424355156352817" calcext:value-type="float">
            <text:p>0.424355156352817</text:p>
          </table:table-cell>
          <table:table-cell office:value-type="float" office:value="0.25095686595487" calcext:value-type="float">
            <text:p>0.25095686595487</text:p>
          </table:table-cell>
          <table:table-cell office:value-type="float" office:value="0.717562749431241" calcext:value-type="float">
            <text:p>0.717562749431241</text:p>
          </table:table-cell>
          <table:table-cell office:value-type="float" office:value="0.575644843647183" calcext:value-type="float">
            <text:p>0.575644843647183</text:p>
          </table:table-cell>
          <table:table-cell office:value-type="float" office:value="0.74904313404513" calcext:value-type="float">
            <text:p>0.74904313404513</text:p>
          </table:table-cell>
          <table:table-cell office:value-type="float" office:value="0.282437250568759" calcext:value-type="float">
            <text:p>0.2824372505687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09383468075034" calcext:value-type="float">
            <text:p>-1.09383468075034</text:p>
          </table:table-cell>
          <table:table-cell office:value-type="float" office:value="-1.68613798662723" calcext:value-type="float">
            <text:p>-1.68613798662723</text:p>
          </table:table-cell>
          <table:table-cell office:value-type="float" office:value="-0.501531374873465" calcext:value-type="float">
            <text:p>-0.501531374873465</text:p>
          </table:table-cell>
          <table:table-cell office:value-type="float" office:value="0.334929679627816" calcext:value-type="float">
            <text:p>0.334929679627816</text:p>
          </table:table-cell>
          <table:table-cell office:value-type="float" office:value="0.185233518703303" calcext:value-type="float">
            <text:p>0.185233518703303</text:p>
          </table:table-cell>
          <table:table-cell office:value-type="float" office:value="0.605602544727725" calcext:value-type="float">
            <text:p>0.605602544727725</text:p>
          </table:table-cell>
          <table:table-cell office:value-type="float" office:value="0.665070320372184" calcext:value-type="float">
            <text:p>0.665070320372184</text:p>
          </table:table-cell>
          <table:table-cell office:value-type="float" office:value="0.814766481296697" calcext:value-type="float">
            <text:p>0.814766481296697</text:p>
          </table:table-cell>
          <table:table-cell office:value-type="float" office:value="0.394397455272275" calcext:value-type="float">
            <text:p>0.39439745527227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455654614251899" calcext:value-type="float">
            <text:p>-0.455654614251899</text:p>
          </table:table-cell>
          <table:table-cell office:value-type="float" office:value="-0.724967297018129" calcext:value-type="float">
            <text:p>-0.724967297018129</text:p>
          </table:table-cell>
          <table:table-cell office:value-type="float" office:value="-0.186341931485668" calcext:value-type="float">
            <text:p>-0.186341931485668</text:p>
          </table:table-cell>
          <table:table-cell office:value-type="float" office:value="0.634032785173428" calcext:value-type="float">
            <text:p>0.634032785173428</text:p>
          </table:table-cell>
          <table:table-cell office:value-type="float" office:value="0.484340408071952" calcext:value-type="float">
            <text:p>0.484340408071952</text:p>
          </table:table-cell>
          <table:table-cell office:value-type="float" office:value="0.829989746829165" calcext:value-type="float">
            <text:p>0.829989746829165</text:p>
          </table:table-cell>
          <table:table-cell office:value-type="float" office:value="0.365967214826572" calcext:value-type="float">
            <text:p>0.365967214826572</text:p>
          </table:table-cell>
          <table:table-cell office:value-type="float" office:value="0.515659591928048" calcext:value-type="float">
            <text:p>0.515659591928048</text:p>
          </table:table-cell>
          <table:table-cell office:value-type="float" office:value="0.170010253170835" calcext:value-type="float">
            <text:p>0.17001025317083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47325202335763" calcext:value-type="float">
            <text:p>-0.547325202335763</text:p>
          </table:table-cell>
          <table:table-cell office:value-type="float" office:value="-0.639154273549106" calcext:value-type="float">
            <text:p>-0.639154273549106</text:p>
          </table:table-cell>
          <table:table-cell office:value-type="float" office:value="-0.455496131122421" calcext:value-type="float">
            <text:p>-0.455496131122421</text:p>
          </table:table-cell>
          <table:table-cell office:value-type="float" office:value="0.578495100133065" calcext:value-type="float">
            <text:p>0.578495100133065</text:p>
          </table:table-cell>
          <table:table-cell office:value-type="float" office:value="0.527738557820394" calcext:value-type="float">
            <text:p>0.527738557820394</text:p>
          </table:table-cell>
          <table:table-cell office:value-type="float" office:value="0.634133276636304" calcext:value-type="float">
            <text:p>0.634133276636304</text:p>
          </table:table-cell>
          <table:table-cell office:value-type="float" office:value="0.421504899866935" calcext:value-type="float">
            <text:p>0.421504899866935</text:p>
          </table:table-cell>
          <table:table-cell office:value-type="float" office:value="0.472261442179606" calcext:value-type="float">
            <text:p>0.472261442179606</text:p>
          </table:table-cell>
          <table:table-cell office:value-type="float" office:value="0.365866723363696" calcext:value-type="float">
            <text:p>0.36586672336369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42700911403197" calcext:value-type="float">
            <text:p>-0.442700911403197</text:p>
          </table:table-cell>
          <table:table-cell office:value-type="float" office:value="-0.501688233075846" calcext:value-type="float">
            <text:p>-0.501688233075846</text:p>
          </table:table-cell>
          <table:table-cell office:value-type="float" office:value="-0.383713589730548" calcext:value-type="float">
            <text:p>-0.383713589730548</text:p>
          </table:table-cell>
          <table:table-cell office:value-type="float" office:value="0.642299282753749" calcext:value-type="float">
            <text:p>0.642299282753749</text:p>
          </table:table-cell>
          <table:table-cell office:value-type="float" office:value="0.605507558451085" calcext:value-type="float">
            <text:p>0.605507558451085</text:p>
          </table:table-cell>
          <table:table-cell office:value-type="float" office:value="0.681326538154697" calcext:value-type="float">
            <text:p>0.681326538154697</text:p>
          </table:table-cell>
          <table:table-cell office:value-type="float" office:value="0.357700717246251" calcext:value-type="float">
            <text:p>0.357700717246251</text:p>
          </table:table-cell>
          <table:table-cell office:value-type="float" office:value="0.394492441548915" calcext:value-type="float">
            <text:p>0.394492441548915</text:p>
          </table:table-cell>
          <table:table-cell office:value-type="float" office:value="0.318673461845303" calcext:value-type="float">
            <text:p>0.318673461845303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409744604128835" calcext:value-type="float">
            <text:p>-0.409744604128835</text:p>
          </table:table-cell>
          <table:table-cell office:value-type="float" office:value="-0.473295429496789" calcext:value-type="float">
            <text:p>-0.473295429496789</text:p>
          </table:table-cell>
          <table:table-cell office:value-type="float" office:value="-0.346193778760882" calcext:value-type="float">
            <text:p>-0.346193778760882</text:p>
          </table:table-cell>
          <table:table-cell office:value-type="float" office:value="0.663819765315919" calcext:value-type="float">
            <text:p>0.663819765315919</text:p>
          </table:table-cell>
          <table:table-cell office:value-type="float" office:value="0.622946007364574" calcext:value-type="float">
            <text:p>0.622946007364574</text:p>
          </table:table-cell>
          <table:table-cell office:value-type="float" office:value="0.707375399496204" calcext:value-type="float">
            <text:p>0.707375399496204</text:p>
          </table:table-cell>
          <table:table-cell office:value-type="float" office:value="0.336180234684081" calcext:value-type="float">
            <text:p>0.336180234684081</text:p>
          </table:table-cell>
          <table:table-cell office:value-type="float" office:value="0.377053992635426" calcext:value-type="float">
            <text:p>0.377053992635426</text:p>
          </table:table-cell>
          <table:table-cell office:value-type="float" office:value="0.292624600503796" calcext:value-type="float">
            <text:p>0.292624600503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384025936761529" calcext:value-type="float">
            <text:p>-0.384025936761529</text:p>
          </table:table-cell>
          <table:table-cell office:value-type="float" office:value="-0.483400931842711" calcext:value-type="float">
            <text:p>-0.483400931842711</text:p>
          </table:table-cell>
          <table:table-cell office:value-type="float" office:value="-0.284650941680347" calcext:value-type="float">
            <text:p>-0.284650941680347</text:p>
          </table:table-cell>
          <table:table-cell office:value-type="float" office:value="0.681113761065253" calcext:value-type="float">
            <text:p>0.681113761065253</text:p>
          </table:table-cell>
          <table:table-cell office:value-type="float" office:value="0.616682526140619" calcext:value-type="float">
            <text:p>0.616682526140619</text:p>
          </table:table-cell>
          <table:table-cell office:value-type="float" office:value="0.752276796970033" calcext:value-type="float">
            <text:p>0.752276796970033</text:p>
          </table:table-cell>
          <table:table-cell office:value-type="float" office:value="0.318886238934747" calcext:value-type="float">
            <text:p>0.318886238934747</text:p>
          </table:table-cell>
          <table:table-cell office:value-type="float" office:value="0.383317473859381" calcext:value-type="float">
            <text:p>0.383317473859381</text:p>
          </table:table-cell>
          <table:table-cell office:value-type="float" office:value="0.247723203029967" calcext:value-type="float">
            <text:p>0.247723203029967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18195677333819" calcext:value-type="float">
            <text:p>-0.218195677333819</text:p>
          </table:table-cell>
          <table:table-cell office:value-type="float" office:value="-0.595311479941661" calcext:value-type="float">
            <text:p>-0.595311479941661</text:p>
          </table:table-cell>
          <table:table-cell office:value-type="float" office:value="0.158920125274023" calcext:value-type="float">
            <text:p>0.158920125274023</text:p>
          </table:table-cell>
          <table:table-cell office:value-type="float" office:value="0.803968107937903" calcext:value-type="float">
            <text:p>0.803968107937903</text:p>
          </table:table-cell>
          <table:table-cell office:value-type="float" office:value="0.551390791945446" calcext:value-type="float">
            <text:p>0.551390791945446</text:p>
          </table:table-cell>
          <table:table-cell office:value-type="float" office:value="1.17224431024812" calcext:value-type="float">
            <text:p>1.17224431024812</text:p>
          </table:table-cell>
          <table:table-cell office:value-type="float" office:value="0.196031892062097" calcext:value-type="float">
            <text:p>0.196031892062097</text:p>
          </table:table-cell>
          <table:table-cell office:value-type="float" office:value="0.448609208054554" calcext:value-type="float">
            <text:p>0.448609208054554</text:p>
          </table:table-cell>
          <table:table-cell office:value-type="float" office:value="-0.172244310248116" calcext:value-type="float">
            <text:p>-0.172244310248116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1.04302076602554" calcext:value-type="float">
            <text:p>-1.04302076602554</text:p>
          </table:table-cell>
          <table:table-cell office:value-type="float" office:value="-3.00337990853432" calcext:value-type="float">
            <text:p>-3.00337990853432</text:p>
          </table:table-cell>
          <table:table-cell office:value-type="float" office:value="0.917338376483242" calcext:value-type="float">
            <text:p>0.917338376483242</text:p>
          </table:table-cell>
          <table:table-cell office:value-type="float" office:value="0.352388589083198" calcext:value-type="float">
            <text:p>0.352388589083198</text:p>
          </table:table-cell>
          <table:table-cell office:value-type="float" office:value="0.0496190766887686" calcext:value-type="float">
            <text:p>0.0496190766887686</text:p>
          </table:table-cell>
          <table:table-cell office:value-type="float" office:value="2.50262048395098" calcext:value-type="float">
            <text:p>2.50262048395098</text:p>
          </table:table-cell>
          <table:table-cell office:value-type="float" office:value="0.647611410916802" calcext:value-type="float">
            <text:p>0.647611410916802</text:p>
          </table:table-cell>
          <table:table-cell office:value-type="float" office:value="0.950380923311231" calcext:value-type="float">
            <text:p>0.950380923311231</text:p>
          </table:table-cell>
          <table:table-cell office:value-type="float" office:value="-1.50262048395098" calcext:value-type="float">
            <text:p>-1.5026204839509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355939574538898" calcext:value-type="float">
            <text:p>0.355939574538898</text:p>
          </table:table-cell>
          <table:table-cell office:value-type="float" office:value="-0.108675677753986" calcext:value-type="float">
            <text:p>-0.108675677753986</text:p>
          </table:table-cell>
          <table:table-cell office:value-type="float" office:value="0.820554826831783" calcext:value-type="float">
            <text:p>0.820554826831783</text:p>
          </table:table-cell>
          <table:table-cell office:value-type="float" office:value="1.42752128702568" calcext:value-type="float">
            <text:p>1.42752128702568</text:p>
          </table:table-cell>
          <table:table-cell office:value-type="float" office:value="0.897021294287664" calcext:value-type="float">
            <text:p>0.897021294287664</text:p>
          </table:table-cell>
          <table:table-cell office:value-type="float" office:value="2.27175992129564" calcext:value-type="float">
            <text:p>2.27175992129564</text:p>
          </table:table-cell>
          <table:table-cell office:value-type="float" office:value="-0.427521287025683" calcext:value-type="float">
            <text:p>-0.427521287025683</text:p>
          </table:table-cell>
          <table:table-cell office:value-type="float" office:value="0.102978705712336" calcext:value-type="float">
            <text:p>0.102978705712336</text:p>
          </table:table-cell>
          <table:table-cell office:value-type="float" office:value="-1.27175992129564" calcext:value-type="float">
            <text:p>-1.2717599212956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467504476171022" calcext:value-type="float">
            <text:p>-0.0467504476171022</text:p>
          </table:table-cell>
          <table:table-cell office:value-type="float" office:value="-0.276168447889291" calcext:value-type="float">
            <text:p>-0.276168447889291</text:p>
          </table:table-cell>
          <table:table-cell office:value-type="float" office:value="0.182667552655087" calcext:value-type="float">
            <text:p>0.182667552655087</text:p>
          </table:table-cell>
          <table:table-cell office:value-type="float" office:value="0.954325522084964" calcext:value-type="float">
            <text:p>0.954325522084964</text:p>
          </table:table-cell>
          <table:table-cell office:value-type="float" office:value="0.758685121089625" calcext:value-type="float">
            <text:p>0.758685121089625</text:p>
          </table:table-cell>
          <table:table-cell office:value-type="float" office:value="1.20041526686953" calcext:value-type="float">
            <text:p>1.20041526686953</text:p>
          </table:table-cell>
          <table:table-cell office:value-type="float" office:value="0.0456744779150358" calcext:value-type="float">
            <text:p>0.0456744779150358</text:p>
          </table:table-cell>
          <table:table-cell office:value-type="float" office:value="0.241314878910375" calcext:value-type="float">
            <text:p>0.241314878910375</text:p>
          </table:table-cell>
          <table:table-cell office:value-type="float" office:value="-0.200415266869525" calcext:value-type="float">
            <text:p>-0.200415266869525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219483613134744" calcext:value-type="float">
            <text:p>-0.0219483613134744</text:p>
          </table:table-cell>
          <table:table-cell office:value-type="float" office:value="-0.188982795383198" calcext:value-type="float">
            <text:p>-0.188982795383198</text:p>
          </table:table-cell>
          <table:table-cell office:value-type="float" office:value="0.145086072756249" calcext:value-type="float">
            <text:p>0.145086072756249</text:p>
          </table:table-cell>
          <table:table-cell office:value-type="float" office:value="0.978290751396342" calcext:value-type="float">
            <text:p>0.978290751396342</text:p>
          </table:table-cell>
          <table:table-cell office:value-type="float" office:value="0.827800748566888" calcext:value-type="float">
            <text:p>0.827800748566888</text:p>
          </table:table-cell>
          <table:table-cell office:value-type="float" office:value="1.15613907806256" calcext:value-type="float">
            <text:p>1.15613907806256</text:p>
          </table:table-cell>
          <table:table-cell office:value-type="float" office:value="0.0217092486036577" calcext:value-type="float">
            <text:p>0.0217092486036577</text:p>
          </table:table-cell>
          <table:table-cell office:value-type="float" office:value="0.172199251433112" calcext:value-type="float">
            <text:p>0.172199251433112</text:p>
          </table:table-cell>
          <table:table-cell office:value-type="float" office:value="-0.156139078062562" calcext:value-type="float">
            <text:p>-0.156139078062562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135845402846356" calcext:value-type="float">
            <text:p>-0.135845402846356</text:p>
          </table:table-cell>
          <table:table-cell office:value-type="float" office:value="-0.308669682924674" calcext:value-type="float">
            <text:p>-0.308669682924674</text:p>
          </table:table-cell>
          <table:table-cell office:value-type="float" office:value="0.0369788772319612" calcext:value-type="float">
            <text:p>0.0369788772319612</text:p>
          </table:table-cell>
          <table:table-cell office:value-type="float" office:value="0.87297758190641" calcext:value-type="float">
            <text:p>0.87297758190641</text:p>
          </table:table-cell>
          <table:table-cell office:value-type="float" office:value="0.73442332252839" calcext:value-type="float">
            <text:p>0.73442332252839</text:p>
          </table:table-cell>
          <table:table-cell office:value-type="float" office:value="1.03767110212068" calcext:value-type="float">
            <text:p>1.03767110212068</text:p>
          </table:table-cell>
          <table:table-cell office:value-type="float" office:value="0.12702241809359" calcext:value-type="float">
            <text:p>0.12702241809359</text:p>
          </table:table-cell>
          <table:table-cell office:value-type="float" office:value="0.26557667747161" calcext:value-type="float">
            <text:p>0.26557667747161</text:p>
          </table:table-cell>
          <table:table-cell office:value-type="float" office:value="-0.0376711021206753" calcext:value-type="float">
            <text:p>-0.037671102120675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585643667029246" calcext:value-type="float">
            <text:p>-0.0585643667029246</text:p>
          </table:table-cell>
          <table:table-cell office:value-type="float" office:value="-0.186695316730679" calcext:value-type="float">
            <text:p>-0.186695316730679</text:p>
          </table:table-cell>
          <table:table-cell office:value-type="float" office:value="0.0695665833248298" calcext:value-type="float">
            <text:p>0.0695665833248298</text:p>
          </table:table-cell>
          <table:table-cell office:value-type="float" office:value="0.943117533079848" calcext:value-type="float">
            <text:p>0.943117533079848</text:p>
          </table:table-cell>
          <table:table-cell office:value-type="float" office:value="0.829696492518051" calcext:value-type="float">
            <text:p>0.829696492518051</text:p>
          </table:table-cell>
          <table:table-cell office:value-type="float" office:value="1.07204343904499" calcext:value-type="float">
            <text:p>1.07204343904499</text:p>
          </table:table-cell>
          <table:table-cell office:value-type="float" office:value="0.0568824669201522" calcext:value-type="float">
            <text:p>0.0568824669201522</text:p>
          </table:table-cell>
          <table:table-cell office:value-type="float" office:value="0.170303507481949" calcext:value-type="float">
            <text:p>0.170303507481949</text:p>
          </table:table-cell>
          <table:table-cell office:value-type="float" office:value="-0.0720434390449911" calcext:value-type="float">
            <text:p>-0.072043439044991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144378778686467" calcext:value-type="float">
            <text:p>0.00144378778686467</text:p>
          </table:table-cell>
          <table:table-cell office:value-type="float" office:value="-0.112855054454071" calcext:value-type="float">
            <text:p>-0.112855054454071</text:p>
          </table:table-cell>
          <table:table-cell office:value-type="float" office:value="0.1157426300278" calcext:value-type="float">
            <text:p>0.1157426300278</text:p>
          </table:table-cell>
          <table:table-cell office:value-type="float" office:value="1.00144483055023" calcext:value-type="float">
            <text:p>1.00144483055023</text:p>
          </table:table-cell>
          <table:table-cell office:value-type="float" office:value="0.893280127708692" calcext:value-type="float">
            <text:p>0.893280127708692</text:p>
          </table:table-cell>
          <table:table-cell office:value-type="float" office:value="1.1227068839069" calcext:value-type="float">
            <text:p>1.1227068839069</text:p>
          </table:table-cell>
          <table:table-cell office:value-type="float" office:value="-0.00144483055023414" calcext:value-type="float">
            <text:p>-0.00144483055023414</text:p>
          </table:table-cell>
          <table:table-cell office:value-type="float" office:value="0.106719872291308" calcext:value-type="float">
            <text:p>0.106719872291308</text:p>
          </table:table-cell>
          <table:table-cell office:value-type="float" office:value="-0.122706883906905" calcext:value-type="float">
            <text:p>-0.122706883906905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701449099805646" calcext:value-type="float">
            <text:p>-0.0701449099805646</text:p>
          </table:table-cell>
          <table:table-cell office:value-type="float" office:value="-0.20744520213868" calcext:value-type="float">
            <text:p>-0.20744520213868</text:p>
          </table:table-cell>
          <table:table-cell office:value-type="float" office:value="0.0671553821775509" calcext:value-type="float">
            <text:p>0.0671553821775509</text:p>
          </table:table-cell>
          <table:table-cell office:value-type="float" office:value="0.932258716524778" calcext:value-type="float">
            <text:p>0.932258716524778</text:p>
          </table:table-cell>
          <table:table-cell office:value-type="float" office:value="0.812657772460909" calcext:value-type="float">
            <text:p>0.812657772460909</text:p>
          </table:table-cell>
          <table:table-cell office:value-type="float" office:value="1.06946164054345" calcext:value-type="float">
            <text:p>1.06946164054345</text:p>
          </table:table-cell>
          <table:table-cell office:value-type="float" office:value="0.0677412834752223" calcext:value-type="float">
            <text:p>0.0677412834752223</text:p>
          </table:table-cell>
          <table:table-cell office:value-type="float" office:value="0.187342227539091" calcext:value-type="float">
            <text:p>0.187342227539091</text:p>
          </table:table-cell>
          <table:table-cell office:value-type="float" office:value="-0.0694616405434454" calcext:value-type="float">
            <text:p>-0.0694616405434454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04733579028279" calcext:value-type="float">
            <text:p>-2.04733579028279</text:p>
          </table:table-cell>
          <table:table-cell office:value-type="float" office:value="-2.37211028760424" calcext:value-type="float">
            <text:p>-2.37211028760424</text:p>
          </table:table-cell>
          <table:table-cell office:value-type="float" office:value="-1.72256129296134" calcext:value-type="float">
            <text:p>-1.72256129296134</text:p>
          </table:table-cell>
          <table:table-cell office:value-type="float" office:value="0.129078337655936" calcext:value-type="float">
            <text:p>0.129078337655936</text:p>
          </table:table-cell>
          <table:table-cell office:value-type="float" office:value="0.09328366306332" calcext:value-type="float">
            <text:p>0.09328366306332</text:p>
          </table:table-cell>
          <table:table-cell office:value-type="float" office:value="0.178608093902899" calcext:value-type="float">
            <text:p>0.178608093902899</text:p>
          </table:table-cell>
          <table:table-cell office:value-type="float" office:value="0.870921662344064" calcext:value-type="float">
            <text:p>0.870921662344064</text:p>
          </table:table-cell>
          <table:table-cell office:value-type="float" office:value="0.90671633693668" calcext:value-type="float">
            <text:p>0.90671633693668</text:p>
          </table:table-cell>
          <table:table-cell office:value-type="float" office:value="0.821391906097101" calcext:value-type="float">
            <text:p>0.82139190609710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1816567494852" calcext:value-type="float">
            <text:p>-2.11816567494852</text:p>
          </table:table-cell>
          <table:table-cell office:value-type="float" office:value="-2.44321849485112" calcext:value-type="float">
            <text:p>-2.44321849485112</text:p>
          </table:table-cell>
          <table:table-cell office:value-type="float" office:value="-1.79311285504591" calcext:value-type="float">
            <text:p>-1.79311285504591</text:p>
          </table:table-cell>
          <table:table-cell office:value-type="float" office:value="0.120252007596251" calcext:value-type="float">
            <text:p>0.120252007596251</text:p>
          </table:table-cell>
          <table:table-cell office:value-type="float" office:value="0.0868807756633581" calcext:value-type="float">
            <text:p>0.0868807756633581</text:p>
          </table:table-cell>
          <table:table-cell office:value-type="float" office:value="0.166441254932619" calcext:value-type="float">
            <text:p>0.166441254932619</text:p>
          </table:table-cell>
          <table:table-cell office:value-type="float" office:value="0.879747992403749" calcext:value-type="float">
            <text:p>0.879747992403749</text:p>
          </table:table-cell>
          <table:table-cell office:value-type="float" office:value="0.913119224336642" calcext:value-type="float">
            <text:p>0.913119224336642</text:p>
          </table:table-cell>
          <table:table-cell office:value-type="float" office:value="0.833558745067381" calcext:value-type="float">
            <text:p>0.833558745067381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43393426105535" calcext:value-type="float">
            <text:p>-2.43393426105535</text:p>
          </table:table-cell>
          <table:table-cell office:value-type="float" office:value="-2.83615718384876" calcext:value-type="float">
            <text:p>-2.83615718384876</text:p>
          </table:table-cell>
          <table:table-cell office:value-type="float" office:value="-2.03171133826194" calcext:value-type="float">
            <text:p>-2.03171133826194</text:p>
          </table:table-cell>
          <table:table-cell office:value-type="float" office:value="0.0876911531429659" calcext:value-type="float">
            <text:p>0.0876911531429659</text:p>
          </table:table-cell>
          <table:table-cell office:value-type="float" office:value="0.0586506170032331" calcext:value-type="float">
            <text:p>0.0586506170032331</text:p>
          </table:table-cell>
          <table:table-cell office:value-type="float" office:value="0.131110953856107" calcext:value-type="float">
            <text:p>0.131110953856107</text:p>
          </table:table-cell>
          <table:table-cell office:value-type="float" office:value="0.912308846857034" calcext:value-type="float">
            <text:p>0.912308846857034</text:p>
          </table:table-cell>
          <table:table-cell office:value-type="float" office:value="0.941349382996767" calcext:value-type="float">
            <text:p>0.941349382996767</text:p>
          </table:table-cell>
          <table:table-cell office:value-type="float" office:value="0.868889046143893" calcext:value-type="float">
            <text:p>0.868889046143893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83054247405696" calcext:value-type="float">
            <text:p>-1.83054247405696</text:p>
          </table:table-cell>
          <table:table-cell office:value-type="float" office:value="-2.05649568118785" calcext:value-type="float">
            <text:p>-2.05649568118785</text:p>
          </table:table-cell>
          <table:table-cell office:value-type="float" office:value="-1.60458926692606" calcext:value-type="float">
            <text:p>-1.60458926692606</text:p>
          </table:table-cell>
          <table:table-cell office:value-type="float" office:value="0.160326571175104" calcext:value-type="float">
            <text:p>0.160326571175104</text:p>
          </table:table-cell>
          <table:table-cell office:value-type="float" office:value="0.127901392737477" calcext:value-type="float">
            <text:p>0.127901392737477</text:p>
          </table:table-cell>
          <table:table-cell office:value-type="float" office:value="0.200972083842163" calcext:value-type="float">
            <text:p>0.200972083842163</text:p>
          </table:table-cell>
          <table:table-cell office:value-type="float" office:value="0.839673428824896" calcext:value-type="float">
            <text:p>0.839673428824896</text:p>
          </table:table-cell>
          <table:table-cell office:value-type="float" office:value="0.872098607262523" calcext:value-type="float">
            <text:p>0.872098607262523</text:p>
          </table:table-cell>
          <table:table-cell office:value-type="float" office:value="0.799027916157837" calcext:value-type="float">
            <text:p>0.79902791615783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268617633641" calcext:value-type="float">
            <text:p>-1.7268617633641</text:p>
          </table:table-cell>
          <table:table-cell office:value-type="float" office:value="-1.92506592381964" calcext:value-type="float">
            <text:p>-1.92506592381964</text:p>
          </table:table-cell>
          <table:table-cell office:value-type="float" office:value="-1.52865760290856" calcext:value-type="float">
            <text:p>-1.52865760290856</text:p>
          </table:table-cell>
          <table:table-cell office:value-type="float" office:value="0.177841644309501" calcext:value-type="float">
            <text:p>0.177841644309501</text:p>
          </table:table-cell>
          <table:table-cell office:value-type="float" office:value="0.14586614048612" calcext:value-type="float">
            <text:p>0.14586614048612</text:p>
          </table:table-cell>
          <table:table-cell office:value-type="float" office:value="0.216826539355216" calcext:value-type="float">
            <text:p>0.216826539355216</text:p>
          </table:table-cell>
          <table:table-cell office:value-type="float" office:value="0.822158355690499" calcext:value-type="float">
            <text:p>0.822158355690499</text:p>
          </table:table-cell>
          <table:table-cell office:value-type="float" office:value="0.85413385951388" calcext:value-type="float">
            <text:p>0.85413385951388</text:p>
          </table:table-cell>
          <table:table-cell office:value-type="float" office:value="0.783173460644784" calcext:value-type="float">
            <text:p>0.783173460644784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1.80030770470492" calcext:value-type="float">
            <text:p>-1.80030770470492</text:p>
          </table:table-cell>
          <table:table-cell office:value-type="float" office:value="-2.08362059037808" calcext:value-type="float">
            <text:p>-2.08362059037808</text:p>
          </table:table-cell>
          <table:table-cell office:value-type="float" office:value="-1.51699481903175" calcext:value-type="float">
            <text:p>-1.51699481903175</text:p>
          </table:table-cell>
          <table:table-cell office:value-type="float" office:value="0.16524803280059" calcext:value-type="float">
            <text:p>0.16524803280059</text:p>
          </table:table-cell>
          <table:table-cell office:value-type="float" office:value="0.124478708921791" calcext:value-type="float">
            <text:p>0.124478708921791</text:p>
          </table:table-cell>
          <table:table-cell office:value-type="float" office:value="0.219370144348313" calcext:value-type="float">
            <text:p>0.219370144348313</text:p>
          </table:table-cell>
          <table:table-cell office:value-type="float" office:value="0.83475196719941" calcext:value-type="float">
            <text:p>0.83475196719941</text:p>
          </table:table-cell>
          <table:table-cell office:value-type="float" office:value="0.875521291078209" calcext:value-type="float">
            <text:p>0.875521291078209</text:p>
          </table:table-cell>
          <table:table-cell office:value-type="float" office:value="0.780629855651687" calcext:value-type="float">
            <text:p>0.78062985565168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31759333372358" calcext:value-type="float">
            <text:p>-1.31759333372358</text:p>
          </table:table-cell>
          <table:table-cell office:value-type="float" office:value="-1.75986981359841" calcext:value-type="float">
            <text:p>-1.75986981359841</text:p>
          </table:table-cell>
          <table:table-cell office:value-type="float" office:value="-0.875316853848756" calcext:value-type="float">
            <text:p>-0.875316853848756</text:p>
          </table:table-cell>
          <table:table-cell office:value-type="float" office:value="0.267778981738849" calcext:value-type="float">
            <text:p>0.267778981738849</text:p>
          </table:table-cell>
          <table:table-cell office:value-type="float" office:value="0.172067263182799" calcext:value-type="float">
            <text:p>0.172067263182799</text:p>
          </table:table-cell>
          <table:table-cell office:value-type="float" office:value="0.416729956266678" calcext:value-type="float">
            <text:p>0.416729956266678</text:p>
          </table:table-cell>
          <table:table-cell office:value-type="float" office:value="0.732221018261151" calcext:value-type="float">
            <text:p>0.732221018261151</text:p>
          </table:table-cell>
          <table:table-cell office:value-type="float" office:value="0.827932736817201" calcext:value-type="float">
            <text:p>0.827932736817201</text:p>
          </table:table-cell>
          <table:table-cell office:value-type="float" office:value="0.583270043733322" calcext:value-type="float">
            <text:p>0.583270043733322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0.302443330163009" calcext:value-type="float">
            <text:p>0.302443330163009</text:p>
          </table:table-cell>
          <table:table-cell office:value-type="float" office:value="-0.833353267812355" calcext:value-type="float">
            <text:p>-0.833353267812355</text:p>
          </table:table-cell>
          <table:table-cell office:value-type="float" office:value="1.43823992813837" calcext:value-type="float">
            <text:p>1.43823992813837</text:p>
          </table:table-cell>
          <table:table-cell office:value-type="float" office:value="1.35316099083554" calcext:value-type="float">
            <text:p>1.35316099083554</text:p>
          </table:table-cell>
          <table:table-cell office:value-type="float" office:value="0.434589545104558" calcext:value-type="float">
            <text:p>0.434589545104558</text:p>
          </table:table-cell>
          <table:table-cell office:value-type="float" office:value="4.21327362276625" calcext:value-type="float">
            <text:p>4.21327362276625</text:p>
          </table:table-cell>
          <table:table-cell office:value-type="float" office:value="-0.35316099083554" calcext:value-type="float">
            <text:p>-0.35316099083554</text:p>
          </table:table-cell>
          <table:table-cell office:value-type="float" office:value="0.565410454895442" calcext:value-type="float">
            <text:p>0.565410454895442</text:p>
          </table:table-cell>
          <table:table-cell office:value-type="float" office:value="-3.21327362276625" calcext:value-type="float">
            <text:p>-3.21327362276625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48196117262311" calcext:value-type="float">
            <text:p>-1.48196117262311</text:p>
          </table:table-cell>
          <table:table-cell office:value-type="float" office:value="-2.28314663525758" calcext:value-type="float">
            <text:p>-2.28314663525758</text:p>
          </table:table-cell>
          <table:table-cell office:value-type="float" office:value="-0.68077570998863" calcext:value-type="float">
            <text:p>-0.68077570998863</text:p>
          </table:table-cell>
          <table:table-cell office:value-type="float" office:value="0.227191689065144" calcext:value-type="float">
            <text:p>0.227191689065144</text:p>
          </table:table-cell>
          <table:table-cell office:value-type="float" office:value="0.101962861467681" calcext:value-type="float">
            <text:p>0.101962861467681</text:p>
          </table:table-cell>
          <table:table-cell office:value-type="float" office:value="0.506224156887102" calcext:value-type="float">
            <text:p>0.506224156887102</text:p>
          </table:table-cell>
          <table:table-cell office:value-type="float" office:value="0.772808310934856" calcext:value-type="float">
            <text:p>0.772808310934856</text:p>
          </table:table-cell>
          <table:table-cell office:value-type="float" office:value="0.898037138532319" calcext:value-type="float">
            <text:p>0.898037138532319</text:p>
          </table:table-cell>
          <table:table-cell office:value-type="float" office:value="0.493775843112898" calcext:value-type="float">
            <text:p>0.493775843112898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85332217593876" calcext:value-type="float">
            <text:p>-1.85332217593876</text:p>
          </table:table-cell>
          <table:table-cell office:value-type="float" office:value="-2.54787246237837" calcext:value-type="float">
            <text:p>-2.54787246237837</text:p>
          </table:table-cell>
          <table:table-cell office:value-type="float" office:value="-1.15877188949914" calcext:value-type="float">
            <text:p>-1.15877188949914</text:p>
          </table:table-cell>
          <table:table-cell office:value-type="float" office:value="0.156715663524677" calcext:value-type="float">
            <text:p>0.156715663524677</text:p>
          </table:table-cell>
          <table:table-cell office:value-type="float" office:value="0.0782479645235834" calcext:value-type="float">
            <text:p>0.0782479645235834</text:p>
          </table:table-cell>
          <table:table-cell office:value-type="float" office:value="0.313871413058643" calcext:value-type="float">
            <text:p>0.313871413058643</text:p>
          </table:table-cell>
          <table:table-cell office:value-type="float" office:value="0.843284336475323" calcext:value-type="float">
            <text:p>0.843284336475323</text:p>
          </table:table-cell>
          <table:table-cell office:value-type="float" office:value="0.921752035476417" calcext:value-type="float">
            <text:p>0.921752035476417</text:p>
          </table:table-cell>
          <table:table-cell office:value-type="float" office:value="0.686128586941356" calcext:value-type="float">
            <text:p>0.686128586941356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9543335226804" calcext:value-type="float">
            <text:p>-1.9543335226804</text:p>
          </table:table-cell>
          <table:table-cell office:value-type="float" office:value="-2.39513830698407" calcext:value-type="float">
            <text:p>-2.39513830698407</text:p>
          </table:table-cell>
          <table:table-cell office:value-type="float" office:value="-1.51352873837673" calcext:value-type="float">
            <text:p>-1.51352873837673</text:p>
          </table:table-cell>
          <table:table-cell office:value-type="float" office:value="0.141658857655004" calcext:value-type="float">
            <text:p>0.141658857655004</text:p>
          </table:table-cell>
          <table:table-cell office:value-type="float" office:value="0.0911600699763195" calcext:value-type="float">
            <text:p>0.0911600699763195</text:p>
          </table:table-cell>
          <table:table-cell office:value-type="float" office:value="0.220131818210905" calcext:value-type="float">
            <text:p>0.220131818210905</text:p>
          </table:table-cell>
          <table:table-cell office:value-type="float" office:value="0.858341142344996" calcext:value-type="float">
            <text:p>0.858341142344996</text:p>
          </table:table-cell>
          <table:table-cell office:value-type="float" office:value="0.90883993002368" calcext:value-type="float">
            <text:p>0.90883993002368</text:p>
          </table:table-cell>
          <table:table-cell office:value-type="float" office:value="0.779868181789095" calcext:value-type="float">
            <text:p>0.77986818178909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841909357286" calcext:value-type="float">
            <text:p>-1.7841909357286</text:p>
          </table:table-cell>
          <table:table-cell office:value-type="float" office:value="-2.1230682975009" calcext:value-type="float">
            <text:p>-2.1230682975009</text:p>
          </table:table-cell>
          <table:table-cell office:value-type="float" office:value="-1.4453135739563" calcext:value-type="float">
            <text:p>-1.4453135739563</text:p>
          </table:table-cell>
          <table:table-cell office:value-type="float" office:value="0.16793287454062" calcext:value-type="float">
            <text:p>0.16793287454062</text:p>
          </table:table-cell>
          <table:table-cell office:value-type="float" office:value="0.119663900204086" calcext:value-type="float">
            <text:p>0.119663900204086</text:p>
          </table:table-cell>
          <table:table-cell office:value-type="float" office:value="0.235672164315037" calcext:value-type="float">
            <text:p>0.235672164315037</text:p>
          </table:table-cell>
          <table:table-cell office:value-type="float" office:value="0.83206712545938" calcext:value-type="float">
            <text:p>0.83206712545938</text:p>
          </table:table-cell>
          <table:table-cell office:value-type="float" office:value="0.880336099795914" calcext:value-type="float">
            <text:p>0.880336099795914</text:p>
          </table:table-cell>
          <table:table-cell office:value-type="float" office:value="0.764327835684963" calcext:value-type="float">
            <text:p>0.764327835684963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63691855981752" calcext:value-type="float">
            <text:p>-1.63691855981752</text:p>
          </table:table-cell>
          <table:table-cell office:value-type="float" office:value="-1.99150007463799" calcext:value-type="float">
            <text:p>-1.99150007463799</text:p>
          </table:table-cell>
          <table:table-cell office:value-type="float" office:value="-1.28233704499706" calcext:value-type="float">
            <text:p>-1.28233704499706</text:p>
          </table:table-cell>
          <table:table-cell office:value-type="float" office:value="0.194578702081269" calcext:value-type="float">
            <text:p>0.194578702081269</text:p>
          </table:table-cell>
          <table:table-cell office:value-type="float" office:value="0.136490525825467" calcext:value-type="float">
            <text:p>0.136490525825467</text:p>
          </table:table-cell>
          <table:table-cell office:value-type="float" office:value="0.277388273469212" calcext:value-type="float">
            <text:p>0.277388273469212</text:p>
          </table:table-cell>
          <table:table-cell office:value-type="float" office:value="0.805421297918731" calcext:value-type="float">
            <text:p>0.805421297918731</text:p>
          </table:table-cell>
          <table:table-cell office:value-type="float" office:value="0.863509474174533" calcext:value-type="float">
            <text:p>0.863509474174533</text:p>
          </table:table-cell>
          <table:table-cell office:value-type="float" office:value="0.722611726530788" calcext:value-type="float">
            <text:p>0.72261172653078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09520183970697" calcext:value-type="float">
            <text:p>-1.09520183970697</text:p>
          </table:table-cell>
          <table:table-cell office:value-type="float" office:value="-1.43409382831145" calcext:value-type="float">
            <text:p>-1.43409382831145</text:p>
          </table:table-cell>
          <table:table-cell office:value-type="float" office:value="-0.756309851102487" calcext:value-type="float">
            <text:p>-0.756309851102487</text:p>
          </table:table-cell>
          <table:table-cell office:value-type="float" office:value="0.334472090386362" calcext:value-type="float">
            <text:p>0.334472090386362</text:p>
          </table:table-cell>
          <table:table-cell office:value-type="float" office:value="0.238331235209576" calcext:value-type="float">
            <text:p>0.238331235209576</text:p>
          </table:table-cell>
          <table:table-cell office:value-type="float" office:value="0.4693953738336" calcext:value-type="float">
            <text:p>0.4693953738336</text:p>
          </table:table-cell>
          <table:table-cell office:value-type="float" office:value="0.665527909613638" calcext:value-type="float">
            <text:p>0.665527909613638</text:p>
          </table:table-cell>
          <table:table-cell office:value-type="float" office:value="0.761668764790424" calcext:value-type="float">
            <text:p>0.761668764790424</text:p>
          </table:table-cell>
          <table:table-cell office:value-type="float" office:value="0.530604626166399" calcext:value-type="float">
            <text:p>0.530604626166399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33129613344907" calcext:value-type="float">
            <text:p>-1.33129613344907</text:p>
          </table:table-cell>
          <table:table-cell office:value-type="float" office:value="-1.83915200144952" calcext:value-type="float">
            <text:p>-1.83915200144952</text:p>
          </table:table-cell>
          <table:table-cell office:value-type="float" office:value="-0.823440265448614" calcext:value-type="float">
            <text:p>-0.823440265448614</text:p>
          </table:table-cell>
          <table:table-cell office:value-type="float" office:value="0.264134685534849" calcext:value-type="float">
            <text:p>0.264134685534849</text:p>
          </table:table-cell>
          <table:table-cell office:value-type="float" office:value="0.158952160173123" calcext:value-type="float">
            <text:p>0.158952160173123</text:p>
          </table:table-cell>
          <table:table-cell office:value-type="float" office:value="0.438919056064458" calcext:value-type="float">
            <text:p>0.438919056064458</text:p>
          </table:table-cell>
          <table:table-cell office:value-type="float" office:value="0.735865314465151" calcext:value-type="float">
            <text:p>0.735865314465151</text:p>
          </table:table-cell>
          <table:table-cell office:value-type="float" office:value="0.841047839826877" calcext:value-type="float">
            <text:p>0.841047839826877</text:p>
          </table:table-cell>
          <table:table-cell office:value-type="float" office:value="0.561080943935542" calcext:value-type="float">
            <text:p>0.561080943935542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31499236530847" calcext:value-type="float">
            <text:p>-1.31499236530847</text:p>
          </table:table-cell>
          <table:table-cell office:value-type="float" office:value="-2.00938671036936" calcext:value-type="float">
            <text:p>-2.00938671036936</text:p>
          </table:table-cell>
          <table:table-cell office:value-type="float" office:value="-0.620598020247583" calcext:value-type="float">
            <text:p>-0.620598020247583</text:p>
          </table:table-cell>
          <table:table-cell office:value-type="float" office:value="0.268476372965702" calcext:value-type="float">
            <text:p>0.268476372965702</text:p>
          </table:table-cell>
          <table:table-cell office:value-type="float" office:value="0.134070873736944" calcext:value-type="float">
            <text:p>0.134070873736944</text:p>
          </table:table-cell>
          <table:table-cell office:value-type="float" office:value="0.537622832101801" calcext:value-type="float">
            <text:p>0.537622832101801</text:p>
          </table:table-cell>
          <table:table-cell office:value-type="float" office:value="0.731523627034298" calcext:value-type="float">
            <text:p>0.731523627034298</text:p>
          </table:table-cell>
          <table:table-cell office:value-type="float" office:value="0.865929126263056" calcext:value-type="float">
            <text:p>0.865929126263056</text:p>
          </table:table-cell>
          <table:table-cell office:value-type="float" office:value="0.462377167898199" calcext:value-type="float">
            <text:p>0.46237716789819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9441795818125" calcext:value-type="float">
            <text:p>-0.9441795818125</text:p>
          </table:table-cell>
          <table:table-cell office:value-type="float" office:value="-1.53644370882932" calcext:value-type="float">
            <text:p>-1.53644370882932</text:p>
          </table:table-cell>
          <table:table-cell office:value-type="float" office:value="-0.351915454795684" calcext:value-type="float">
            <text:p>-0.351915454795684</text:p>
          </table:table-cell>
          <table:table-cell office:value-type="float" office:value="0.388998581534" calcext:value-type="float">
            <text:p>0.388998581534</text:p>
          </table:table-cell>
          <table:table-cell office:value-type="float" office:value="0.215144860314688" calcext:value-type="float">
            <text:p>0.215144860314688</text:p>
          </table:table-cell>
          <table:table-cell office:value-type="float" office:value="0.703339583451501" calcext:value-type="float">
            <text:p>0.703339583451501</text:p>
          </table:table-cell>
          <table:table-cell office:value-type="float" office:value="0.611001418466" calcext:value-type="float">
            <text:p>0.611001418466</text:p>
          </table:table-cell>
          <table:table-cell office:value-type="float" office:value="0.784855139685312" calcext:value-type="float">
            <text:p>0.784855139685312</text:p>
          </table:table-cell>
          <table:table-cell office:value-type="float" office:value="0.296660416548499" calcext:value-type="float">
            <text:p>0.296660416548499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33774779411324" calcext:value-type="float">
            <text:p>-1.33774779411324</text:p>
          </table:table-cell>
          <table:table-cell office:value-type="float" office:value="-1.84576016826854" calcext:value-type="float">
            <text:p>-1.84576016826854</text:p>
          </table:table-cell>
          <table:table-cell office:value-type="float" office:value="-0.829735419957934" calcext:value-type="float">
            <text:p>-0.829735419957934</text:p>
          </table:table-cell>
          <table:table-cell office:value-type="float" office:value="0.262436063532458" calcext:value-type="float">
            <text:p>0.262436063532458</text:p>
          </table:table-cell>
          <table:table-cell office:value-type="float" office:value="0.157905240701438" calcext:value-type="float">
            <text:p>0.157905240701438</text:p>
          </table:table-cell>
          <table:table-cell office:value-type="float" office:value="0.436164671523691" calcext:value-type="float">
            <text:p>0.436164671523691</text:p>
          </table:table-cell>
          <table:table-cell office:value-type="float" office:value="0.737563936467542" calcext:value-type="float">
            <text:p>0.737563936467542</text:p>
          </table:table-cell>
          <table:table-cell office:value-type="float" office:value="0.842094759298562" calcext:value-type="float">
            <text:p>0.842094759298562</text:p>
          </table:table-cell>
          <table:table-cell office:value-type="float" office:value="0.563835328476309" calcext:value-type="float">
            <text:p>0.563835328476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12806136314539" calcext:value-type="float">
            <text:p>-1.12806136314539</text:p>
          </table:table-cell>
          <table:table-cell office:value-type="float" office:value="-1.4143705592617" calcext:value-type="float">
            <text:p>-1.4143705592617</text:p>
          </table:table-cell>
          <table:table-cell office:value-type="float" office:value="-0.84175216702907" calcext:value-type="float">
            <text:p>-0.84175216702907</text:p>
          </table:table-cell>
          <table:table-cell office:value-type="float" office:value="0.3236601080209" calcext:value-type="float">
            <text:p>0.3236601080209</text:p>
          </table:table-cell>
          <table:table-cell office:value-type="float" office:value="0.243078568859357" calcext:value-type="float">
            <text:p>0.243078568859357</text:p>
          </table:table-cell>
          <table:table-cell office:value-type="float" office:value="0.430954756791872" calcext:value-type="float">
            <text:p>0.430954756791872</text:p>
          </table:table-cell>
          <table:table-cell office:value-type="float" office:value="0.6763398919791" calcext:value-type="float">
            <text:p>0.6763398919791</text:p>
          </table:table-cell>
          <table:table-cell office:value-type="float" office:value="0.756921431140643" calcext:value-type="float">
            <text:p>0.756921431140643</text:p>
          </table:table-cell>
          <table:table-cell office:value-type="float" office:value="0.569045243208128" calcext:value-type="float">
            <text:p>0.569045243208128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8020813415853" calcext:value-type="float">
            <text:p>-1.38020813415853</text:p>
          </table:table-cell>
          <table:table-cell office:value-type="float" office:value="-1.66928273206463" calcext:value-type="float">
            <text:p>-1.66928273206463</text:p>
          </table:table-cell>
          <table:table-cell office:value-type="float" office:value="-1.09113353625244" calcext:value-type="float">
            <text:p>-1.09113353625244</text:p>
          </table:table-cell>
          <table:table-cell office:value-type="float" office:value="0.251526196418102" calcext:value-type="float">
            <text:p>0.251526196418102</text:p>
          </table:table-cell>
          <table:table-cell office:value-type="float" office:value="0.188382137658481" calcext:value-type="float">
            <text:p>0.188382137658481</text:p>
          </table:table-cell>
          <table:table-cell office:value-type="float" office:value="0.335835596043888" calcext:value-type="float">
            <text:p>0.335835596043888</text:p>
          </table:table-cell>
          <table:table-cell office:value-type="float" office:value="0.748473803581898" calcext:value-type="float">
            <text:p>0.748473803581898</text:p>
          </table:table-cell>
          <table:table-cell office:value-type="float" office:value="0.811617862341519" calcext:value-type="float">
            <text:p>0.811617862341519</text:p>
          </table:table-cell>
          <table:table-cell office:value-type="float" office:value="0.664164403956112" calcext:value-type="float">
            <text:p>0.664164403956112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5028822626261" calcext:value-type="float">
            <text:p>-1.5028822626261</text:p>
          </table:table-cell>
          <table:table-cell office:value-type="float" office:value="-1.86965536151946" calcext:value-type="float">
            <text:p>-1.86965536151946</text:p>
          </table:table-cell>
          <table:table-cell office:value-type="float" office:value="-1.13610916373275" calcext:value-type="float">
            <text:p>-1.13610916373275</text:p>
          </table:table-cell>
          <table:table-cell office:value-type="float" office:value="0.222487966357241" calcext:value-type="float">
            <text:p>0.222487966357241</text:p>
          </table:table-cell>
          <table:table-cell office:value-type="float" office:value="0.154176787913878" calcext:value-type="float">
            <text:p>0.154176787913878</text:p>
          </table:table-cell>
          <table:table-cell office:value-type="float" office:value="0.321065809215274" calcext:value-type="float">
            <text:p>0.321065809215274</text:p>
          </table:table-cell>
          <table:table-cell office:value-type="float" office:value="0.777512033642759" calcext:value-type="float">
            <text:p>0.777512033642759</text:p>
          </table:table-cell>
          <table:table-cell office:value-type="float" office:value="0.845823212086122" calcext:value-type="float">
            <text:p>0.845823212086122</text:p>
          </table:table-cell>
          <table:table-cell office:value-type="float" office:value="0.678934190784725" calcext:value-type="float">
            <text:p>0.678934190784725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903904595170696" calcext:value-type="float">
            <text:p>-0.903904595170696</text:p>
          </table:table-cell>
          <table:table-cell office:value-type="float" office:value="-1.35697036341663" calcext:value-type="float">
            <text:p>-1.35697036341663</text:p>
          </table:table-cell>
          <table:table-cell office:value-type="float" office:value="-0.450838826924764" calcext:value-type="float">
            <text:p>-0.450838826924764</text:p>
          </table:table-cell>
          <table:table-cell office:value-type="float" office:value="0.40498526503354" calcext:value-type="float">
            <text:p>0.40498526503354</text:p>
          </table:table-cell>
          <table:table-cell office:value-type="float" office:value="0.257439544929233" calcext:value-type="float">
            <text:p>0.257439544929233</text:p>
          </table:table-cell>
          <table:table-cell office:value-type="float" office:value="0.637093516224838" calcext:value-type="float">
            <text:p>0.637093516224838</text:p>
          </table:table-cell>
          <table:table-cell office:value-type="float" office:value="0.59501473496646" calcext:value-type="float">
            <text:p>0.59501473496646</text:p>
          </table:table-cell>
          <table:table-cell office:value-type="float" office:value="0.742560455070767" calcext:value-type="float">
            <text:p>0.742560455070767</text:p>
          </table:table-cell>
          <table:table-cell office:value-type="float" office:value="0.362906483775162" calcext:value-type="float">
            <text:p>0.36290648377516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935858936203731" calcext:value-type="float">
            <text:p>-0.935858936203731</text:p>
          </table:table-cell>
          <table:table-cell office:value-type="float" office:value="-1.91697804739076" calcext:value-type="float">
            <text:p>-1.91697804739076</text:p>
          </table:table-cell>
          <table:table-cell office:value-type="float" office:value="0.0452601749832972" calcext:value-type="float">
            <text:p>0.0452601749832972</text:p>
          </table:table-cell>
          <table:table-cell office:value-type="float" office:value="0.392248804096398" calcext:value-type="float">
            <text:p>0.392248804096398</text:p>
          </table:table-cell>
          <table:table-cell office:value-type="float" office:value="0.147050671518795" calcext:value-type="float">
            <text:p>0.147050671518795</text:p>
          </table:table-cell>
          <table:table-cell office:value-type="float" office:value="1.04630004559612" calcext:value-type="float">
            <text:p>1.04630004559612</text:p>
          </table:table-cell>
          <table:table-cell office:value-type="float" office:value="0.607751195903602" calcext:value-type="float">
            <text:p>0.607751195903602</text:p>
          </table:table-cell>
          <table:table-cell office:value-type="float" office:value="0.852949328481205" calcext:value-type="float">
            <text:p>0.852949328481205</text:p>
          </table:table-cell>
          <table:table-cell office:value-type="float" office:value="-0.0463000455961151" calcext:value-type="float">
            <text:p>-0.04630004559611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22101478218743" calcext:value-type="float">
            <text:p>-1.22101478218743</text:p>
          </table:table-cell>
          <table:table-cell office:value-type="float" office:value="-1.78860311795377" calcext:value-type="float">
            <text:p>-1.78860311795377</text:p>
          </table:table-cell>
          <table:table-cell office:value-type="float" office:value="-0.653426446421087" calcext:value-type="float">
            <text:p>-0.653426446421087</text:p>
          </table:table-cell>
          <table:table-cell office:value-type="float" office:value="0.294930724569509" calcext:value-type="float">
            <text:p>0.294930724569509</text:p>
          </table:table-cell>
          <table:table-cell office:value-type="float" office:value="0.167193556299333" calcext:value-type="float">
            <text:p>0.167193556299333</text:p>
          </table:table-cell>
          <table:table-cell office:value-type="float" office:value="0.520260075928793" calcext:value-type="float">
            <text:p>0.520260075928793</text:p>
          </table:table-cell>
          <table:table-cell office:value-type="float" office:value="0.705069275430491" calcext:value-type="float">
            <text:p>0.705069275430491</text:p>
          </table:table-cell>
          <table:table-cell office:value-type="float" office:value="0.832806443700667" calcext:value-type="float">
            <text:p>0.832806443700667</text:p>
          </table:table-cell>
          <table:table-cell office:value-type="float" office:value="0.479739924071207" calcext:value-type="float">
            <text:p>0.479739924071207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36492460093478" calcext:value-type="float">
            <text:p>-1.36492460093478</text:p>
          </table:table-cell>
          <table:table-cell office:value-type="float" office:value="-1.48570218494066" calcext:value-type="float">
            <text:p>-1.48570218494066</text:p>
          </table:table-cell>
          <table:table-cell office:value-type="float" office:value="-1.24414701692891" calcext:value-type="float">
            <text:p>-1.24414701692891</text:p>
          </table:table-cell>
          <table:table-cell office:value-type="float" office:value="0.255399932178262" calcext:value-type="float">
            <text:p>0.255399932178262</text:p>
          </table:table-cell>
          <table:table-cell office:value-type="float" office:value="0.226343349970794" calcext:value-type="float">
            <text:p>0.226343349970794</text:p>
          </table:table-cell>
          <table:table-cell office:value-type="float" office:value="0.28818662163071" calcext:value-type="float">
            <text:p>0.28818662163071</text:p>
          </table:table-cell>
          <table:table-cell office:value-type="float" office:value="0.744600067821738" calcext:value-type="float">
            <text:p>0.744600067821738</text:p>
          </table:table-cell>
          <table:table-cell office:value-type="float" office:value="0.773656650029206" calcext:value-type="float">
            <text:p>0.773656650029206</text:p>
          </table:table-cell>
          <table:table-cell office:value-type="float" office:value="0.71181337836929" calcext:value-type="float">
            <text:p>0.71181337836929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9750320339497" calcext:value-type="float">
            <text:p>-0.9750320339497</text:p>
          </table:table-cell>
          <table:table-cell office:value-type="float" office:value="-1.12285958624377" calcext:value-type="float">
            <text:p>-1.12285958624377</text:p>
          </table:table-cell>
          <table:table-cell office:value-type="float" office:value="-0.827204481655633" calcext:value-type="float">
            <text:p>-0.827204481655633</text:p>
          </table:table-cell>
          <table:table-cell office:value-type="float" office:value="0.377180270795806" calcext:value-type="float">
            <text:p>0.377180270795806</text:p>
          </table:table-cell>
          <table:table-cell office:value-type="float" office:value="0.325348102173061" calcext:value-type="float">
            <text:p>0.325348102173061</text:p>
          </table:table-cell>
          <table:table-cell office:value-type="float" office:value="0.437269975535074" calcext:value-type="float">
            <text:p>0.437269975535074</text:p>
          </table:table-cell>
          <table:table-cell office:value-type="float" office:value="0.622819729204194" calcext:value-type="float">
            <text:p>0.622819729204194</text:p>
          </table:table-cell>
          <table:table-cell office:value-type="float" office:value="0.674651897826939" calcext:value-type="float">
            <text:p>0.674651897826939</text:p>
          </table:table-cell>
          <table:table-cell office:value-type="float" office:value="0.562730024464926" calcext:value-type="float">
            <text:p>0.56273002446492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96393434386241" calcext:value-type="float">
            <text:p>-0.596393434386241</text:p>
          </table:table-cell>
          <table:table-cell office:value-type="float" office:value="-0.857739668458109" calcext:value-type="float">
            <text:p>-0.857739668458109</text:p>
          </table:table-cell>
          <table:table-cell office:value-type="float" office:value="-0.335047200314374" calcext:value-type="float">
            <text:p>-0.335047200314374</text:p>
          </table:table-cell>
          <table:table-cell office:value-type="float" office:value="0.550794534847074" calcext:value-type="float">
            <text:p>0.550794534847074</text:p>
          </table:table-cell>
          <table:table-cell office:value-type="float" office:value="0.424119650723086" calcext:value-type="float">
            <text:p>0.424119650723086</text:p>
          </table:table-cell>
          <table:table-cell office:value-type="float" office:value="0.715304322966828" calcext:value-type="float">
            <text:p>0.715304322966828</text:p>
          </table:table-cell>
          <table:table-cell office:value-type="float" office:value="0.449205465152926" calcext:value-type="float">
            <text:p>0.449205465152926</text:p>
          </table:table-cell>
          <table:table-cell office:value-type="float" office:value="0.575880349276914" calcext:value-type="float">
            <text:p>0.575880349276914</text:p>
          </table:table-cell>
          <table:table-cell office:value-type="float" office:value="0.284695677033172" calcext:value-type="float">
            <text:p>0.28469567703317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53379024733844" calcext:value-type="float">
            <text:p>0.53379024733844</text:p>
          </table:table-cell>
          <table:table-cell office:value-type="float" office:value="0.321660678650592" calcext:value-type="float">
            <text:p>0.321660678650592</text:p>
          </table:table-cell>
          <table:table-cell office:value-type="float" office:value="0.745919816026289" calcext:value-type="float">
            <text:p>0.745919816026289</text:p>
          </table:table-cell>
          <table:table-cell office:value-type="float" office:value="1.70538390112152" calcext:value-type="float">
            <text:p>1.70538390112152</text:p>
          </table:table-cell>
          <table:table-cell office:value-type="float" office:value="1.37941663102332" calcext:value-type="float">
            <text:p>1.37941663102332</text:p>
          </table:table-cell>
          <table:table-cell office:value-type="float" office:value="2.10837986493386" calcext:value-type="float">
            <text:p>2.10837986493386</text:p>
          </table:table-cell>
          <table:table-cell office:value-type="float" office:value="-0.705383901121523" calcext:value-type="float">
            <text:p>-0.705383901121523</text:p>
          </table:table-cell>
          <table:table-cell office:value-type="float" office:value="-0.379416631023318" calcext:value-type="float">
            <text:p>-0.379416631023318</text:p>
          </table:table-cell>
          <table:table-cell office:value-type="float" office:value="-1.10837986493386" calcext:value-type="float">
            <text:p>-1.10837986493386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01220466672992" calcext:value-type="float">
            <text:p>-1.01220466672992</text:p>
          </table:table-cell>
          <table:table-cell office:value-type="float" office:value="-1.45466954581139" calcext:value-type="float">
            <text:p>-1.45466954581139</text:p>
          </table:table-cell>
          <table:table-cell office:value-type="float" office:value="-0.569739787648459" calcext:value-type="float">
            <text:p>-0.569739787648459</text:p>
          </table:table-cell>
          <table:table-cell office:value-type="float" office:value="0.363416882607986" calcext:value-type="float">
            <text:p>0.363416882607986</text:p>
          </table:table-cell>
          <table:table-cell office:value-type="float" office:value="0.233477504774086" calcext:value-type="float">
            <text:p>0.233477504774086</text:p>
          </table:table-cell>
          <table:table-cell office:value-type="float" office:value="0.565672614551454" calcext:value-type="float">
            <text:p>0.565672614551454</text:p>
          </table:table-cell>
          <table:table-cell office:value-type="float" office:value="0.636583117392014" calcext:value-type="float">
            <text:p>0.636583117392014</text:p>
          </table:table-cell>
          <table:table-cell office:value-type="float" office:value="0.766522495225914" calcext:value-type="float">
            <text:p>0.766522495225914</text:p>
          </table:table-cell>
          <table:table-cell office:value-type="float" office:value="0.434327385448546" calcext:value-type="float">
            <text:p>0.43432738544854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741696604528884" calcext:value-type="float">
            <text:p>-0.741696604528884</text:p>
          </table:table-cell>
          <table:table-cell office:value-type="float" office:value="-1.3170371828015" calcext:value-type="float">
            <text:p>-1.3170371828015</text:p>
          </table:table-cell>
          <table:table-cell office:value-type="float" office:value="-0.166356026256263" calcext:value-type="float">
            <text:p>-0.166356026256263</text:p>
          </table:table-cell>
          <table:table-cell office:value-type="float" office:value="0.476305128181305" calcext:value-type="float">
            <text:p>0.476305128181305</text:p>
          </table:table-cell>
          <table:table-cell office:value-type="float" office:value="0.267927948686669" calcext:value-type="float">
            <text:p>0.267927948686669</text:p>
          </table:table-cell>
          <table:table-cell office:value-type="float" office:value="0.846744717166933" calcext:value-type="float">
            <text:p>0.846744717166933</text:p>
          </table:table-cell>
          <table:table-cell office:value-type="float" office:value="0.523694871818695" calcext:value-type="float">
            <text:p>0.523694871818695</text:p>
          </table:table-cell>
          <table:table-cell office:value-type="float" office:value="0.732072051313331" calcext:value-type="float">
            <text:p>0.732072051313331</text:p>
          </table:table-cell>
          <table:table-cell office:value-type="float" office:value="0.153255282833067" calcext:value-type="float">
            <text:p>0.153255282833067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774696975994987" calcext:value-type="float">
            <text:p>-0.774696975994987</text:p>
          </table:table-cell>
          <table:table-cell office:value-type="float" office:value="-1.127907105106" calcext:value-type="float">
            <text:p>-1.127907105106</text:p>
          </table:table-cell>
          <table:table-cell office:value-type="float" office:value="-0.421486846883973" calcext:value-type="float">
            <text:p>-0.421486846883973</text:p>
          </table:table-cell>
          <table:table-cell office:value-type="float" office:value="0.460843406457673" calcext:value-type="float">
            <text:p>0.460843406457673</text:p>
          </table:table-cell>
          <table:table-cell office:value-type="float" office:value="0.323710039045622" calcext:value-type="float">
            <text:p>0.323710039045622</text:p>
          </table:table-cell>
          <table:table-cell office:value-type="float" office:value="0.656070617709762" calcext:value-type="float">
            <text:p>0.656070617709762</text:p>
          </table:table-cell>
          <table:table-cell office:value-type="float" office:value="0.539156593542327" calcext:value-type="float">
            <text:p>0.539156593542327</text:p>
          </table:table-cell>
          <table:table-cell office:value-type="float" office:value="0.676289960954378" calcext:value-type="float">
            <text:p>0.676289960954378</text:p>
          </table:table-cell>
          <table:table-cell office:value-type="float" office:value="0.343929382290238" calcext:value-type="float">
            <text:p>0.34392938229023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01846041611688" calcext:value-type="float">
            <text:p>-0.401846041611688</text:p>
          </table:table-cell>
          <table:table-cell office:value-type="float" office:value="-0.728138718349887" calcext:value-type="float">
            <text:p>-0.728138718349887</text:p>
          </table:table-cell>
          <table:table-cell office:value-type="float" office:value="-0.0755533648734892" calcext:value-type="float">
            <text:p>-0.0755533648734892</text:p>
          </table:table-cell>
          <table:table-cell office:value-type="float" office:value="0.669083748816659" calcext:value-type="float">
            <text:p>0.669083748816659</text:p>
          </table:table-cell>
          <table:table-cell office:value-type="float" office:value="0.482806793724003" calcext:value-type="float">
            <text:p>0.482806793724003</text:p>
          </table:table-cell>
          <table:table-cell office:value-type="float" office:value="0.927230247688824" calcext:value-type="float">
            <text:p>0.927230247688824</text:p>
          </table:table-cell>
          <table:table-cell office:value-type="float" office:value="0.330916251183341" calcext:value-type="float">
            <text:p>0.330916251183341</text:p>
          </table:table-cell>
          <table:table-cell office:value-type="float" office:value="0.517193206275997" calcext:value-type="float">
            <text:p>0.517193206275997</text:p>
          </table:table-cell>
          <table:table-cell office:value-type="float" office:value="0.0727697523111757" calcext:value-type="float">
            <text:p>0.072769752311175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0364777135326" calcext:value-type="float">
            <text:p>-0.10364777135326</text:p>
          </table:table-cell>
          <table:table-cell office:value-type="float" office:value="-0.38641309429919" calcext:value-type="float">
            <text:p>-0.38641309429919</text:p>
          </table:table-cell>
          <table:table-cell office:value-type="float" office:value="0.179117551592669" calcext:value-type="float">
            <text:p>0.179117551592669</text:p>
          </table:table-cell>
          <table:table-cell office:value-type="float" office:value="0.901542790699954" calcext:value-type="float">
            <text:p>0.901542790699954</text:p>
          </table:table-cell>
          <table:table-cell office:value-type="float" office:value="0.679489774343786" calcext:value-type="float">
            <text:p>0.679489774343786</text:p>
          </table:table-cell>
          <table:table-cell office:value-type="float" office:value="1.19616134657508" calcext:value-type="float">
            <text:p>1.19616134657508</text:p>
          </table:table-cell>
          <table:table-cell office:value-type="float" office:value="0.0984572093000455" calcext:value-type="float">
            <text:p>0.0984572093000455</text:p>
          </table:table-cell>
          <table:table-cell office:value-type="float" office:value="0.320510225656214" calcext:value-type="float">
            <text:p>0.320510225656214</text:p>
          </table:table-cell>
          <table:table-cell office:value-type="float" office:value="-0.196161346575082" calcext:value-type="float">
            <text:p>-0.196161346575082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55060012264078" calcext:value-type="float">
            <text:p>-0.255060012264078</text:p>
          </table:table-cell>
          <table:table-cell office:value-type="float" office:value="-0.549132067433479" calcext:value-type="float">
            <text:p>-0.549132067433479</text:p>
          </table:table-cell>
          <table:table-cell office:value-type="float" office:value="0.0390120429053234" calcext:value-type="float">
            <text:p>0.0390120429053234</text:p>
          </table:table-cell>
          <table:table-cell office:value-type="float" office:value="0.774869994862959" calcext:value-type="float">
            <text:p>0.774869994862959</text:p>
          </table:table-cell>
          <table:table-cell office:value-type="float" office:value="0.577450781283196" calcext:value-type="float">
            <text:p>0.577450781283196</text:p>
          </table:table-cell>
          <table:table-cell office:value-type="float" office:value="1.03978300558305" calcext:value-type="float">
            <text:p>1.03978300558305</text:p>
          </table:table-cell>
          <table:table-cell office:value-type="float" office:value="0.225130005137041" calcext:value-type="float">
            <text:p>0.225130005137041</text:p>
          </table:table-cell>
          <table:table-cell office:value-type="float" office:value="0.422549218716804" calcext:value-type="float">
            <text:p>0.422549218716804</text:p>
          </table:table-cell>
          <table:table-cell office:value-type="float" office:value="-0.0397830055830506" calcext:value-type="float">
            <text:p>-0.039783005583050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5069076610284" calcext:value-type="float">
            <text:p>0.25069076610284</text:p>
          </table:table-cell>
          <table:table-cell office:value-type="float" office:value="0.00363990062500055" calcext:value-type="float">
            <text:p>0.00363990062500055</text:p>
          </table:table-cell>
          <table:table-cell office:value-type="float" office:value="0.49774163158068" calcext:value-type="float">
            <text:p>0.49774163158068</text:p>
          </table:table-cell>
          <table:table-cell office:value-type="float" office:value="1.2849126843327" calcext:value-type="float">
            <text:p>1.2849126843327</text:p>
          </table:table-cell>
          <table:table-cell office:value-type="float" office:value="1.00364653310803" calcext:value-type="float">
            <text:p>1.00364653310803</text:p>
          </table:table-cell>
          <table:table-cell office:value-type="float" office:value="1.64500205191398" calcext:value-type="float">
            <text:p>1.64500205191398</text:p>
          </table:table-cell>
          <table:table-cell office:value-type="float" office:value="-0.284912684332701" calcext:value-type="float">
            <text:p>-0.284912684332701</text:p>
          </table:table-cell>
          <table:table-cell office:value-type="float" office:value="-0.00364653310803198" calcext:value-type="float">
            <text:p>-0.00364653310803198</text:p>
          </table:table-cell>
          <table:table-cell office:value-type="float" office:value="-0.645002051913983" calcext:value-type="float">
            <text:p>-0.64500205191398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17746657196496" calcext:value-type="float">
            <text:p>0.617746657196496</text:p>
          </table:table-cell>
          <table:table-cell office:value-type="float" office:value="0.376909855514318" calcext:value-type="float">
            <text:p>0.376909855514318</text:p>
          </table:table-cell>
          <table:table-cell office:value-type="float" office:value="0.858583458878673" calcext:value-type="float">
            <text:p>0.858583458878673</text:p>
          </table:table-cell>
          <table:table-cell office:value-type="float" office:value="1.85474395558176" calcext:value-type="float">
            <text:p>1.85474395558176</text:p>
          </table:table-cell>
          <table:table-cell office:value-type="float" office:value="1.45777289326039" calcext:value-type="float">
            <text:p>1.45777289326039</text:p>
          </table:table-cell>
          <table:table-cell office:value-type="float" office:value="2.35981554923357" calcext:value-type="float">
            <text:p>2.35981554923357</text:p>
          </table:table-cell>
          <table:table-cell office:value-type="float" office:value="-0.854743955581762" calcext:value-type="float">
            <text:p>-0.854743955581762</text:p>
          </table:table-cell>
          <table:table-cell office:value-type="float" office:value="-0.457772893260392" calcext:value-type="float">
            <text:p>-0.457772893260392</text:p>
          </table:table-cell>
          <table:table-cell office:value-type="float" office:value="-1.35981554923357" calcext:value-type="float">
            <text:p>-1.35981554923357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04140960709396" calcext:value-type="float">
            <text:p>1.04140960709396</text:p>
          </table:table-cell>
          <table:table-cell office:value-type="float" office:value="0.816575296987337" calcext:value-type="float">
            <text:p>0.816575296987337</text:p>
          </table:table-cell>
          <table:table-cell office:value-type="float" office:value="1.26624391720058" calcext:value-type="float">
            <text:p>1.26624391720058</text:p>
          </table:table-cell>
          <table:table-cell office:value-type="float" office:value="2.83320791086253" calcext:value-type="float">
            <text:p>2.83320791086253</text:p>
          </table:table-cell>
          <table:table-cell office:value-type="float" office:value="2.26273734959339" calcext:value-type="float">
            <text:p>2.26273734959339</text:p>
          </table:table-cell>
          <table:table-cell office:value-type="float" office:value="3.54750279241048" calcext:value-type="float">
            <text:p>3.54750279241048</text:p>
          </table:table-cell>
          <table:table-cell office:value-type="float" office:value="-1.83320791086253" calcext:value-type="float">
            <text:p>-1.83320791086253</text:p>
          </table:table-cell>
          <table:table-cell office:value-type="float" office:value="-1.26273734959339" calcext:value-type="float">
            <text:p>-1.26273734959339</text:p>
          </table:table-cell>
          <table:table-cell office:value-type="float" office:value="-2.54750279241048" calcext:value-type="float">
            <text:p>-2.54750279241048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5426173487217" calcext:value-type="float">
            <text:p>1.65426173487217</text:p>
          </table:table-cell>
          <table:table-cell office:value-type="float" office:value="1.44338339941521" calcext:value-type="float">
            <text:p>1.44338339941521</text:p>
          </table:table-cell>
          <table:table-cell office:value-type="float" office:value="1.86514007032912" calcext:value-type="float">
            <text:p>1.86514007032912</text:p>
          </table:table-cell>
          <table:table-cell office:value-type="float" office:value="5.22921794751639" calcext:value-type="float">
            <text:p>5.22921794751639</text:p>
          </table:table-cell>
          <table:table-cell office:value-type="float" office:value="4.23500030200293" calcext:value-type="float">
            <text:p>4.23500030200293</text:p>
          </table:table-cell>
          <table:table-cell office:value-type="float" office:value="6.4568402343903" calcext:value-type="float">
            <text:p>6.4568402343903</text:p>
          </table:table-cell>
          <table:table-cell office:value-type="float" office:value="-4.22921794751639" calcext:value-type="float">
            <text:p>-4.22921794751639</text:p>
          </table:table-cell>
          <table:table-cell office:value-type="float" office:value="-3.23500030200293" calcext:value-type="float">
            <text:p>-3.23500030200293</text:p>
          </table:table-cell>
          <table:table-cell office:value-type="float" office:value="-5.4568402343903" calcext:value-type="float">
            <text:p>-5.456840234390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7830824307976" calcext:value-type="float">
            <text:p>2.27830824307976</text:p>
          </table:table-cell>
          <table:table-cell office:value-type="float" office:value="2.07873321735943" calcext:value-type="float">
            <text:p>2.07873321735943</text:p>
          </table:table-cell>
          <table:table-cell office:value-type="float" office:value="2.4778832688001" calcext:value-type="float">
            <text:p>2.4778832688001</text:p>
          </table:table-cell>
          <table:table-cell office:value-type="float" office:value="9.76015462553532" calcext:value-type="float">
            <text:p>9.76015462553532</text:p>
          </table:table-cell>
          <table:table-cell office:value-type="float" office:value="7.99433541185637" calcext:value-type="float">
            <text:p>7.99433541185637</text:p>
          </table:table-cell>
          <table:table-cell office:value-type="float" office:value="11.9160147037461" calcext:value-type="float">
            <text:p>11.9160147037461</text:p>
          </table:table-cell>
          <table:table-cell office:value-type="float" office:value="-8.76015462553532" calcext:value-type="float">
            <text:p>-8.76015462553532</text:p>
          </table:table-cell>
          <table:table-cell office:value-type="float" office:value="-6.99433541185637" calcext:value-type="float">
            <text:p>-6.99433541185637</text:p>
          </table:table-cell>
          <table:table-cell office:value-type="float" office:value="-10.9160147037461" calcext:value-type="float">
            <text:p>-10.9160147037461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92949207880529" calcext:value-type="float">
            <text:p>2.92949207880529</text:p>
          </table:table-cell>
          <table:table-cell office:value-type="float" office:value="2.73439535966939" calcext:value-type="float">
            <text:p>2.73439535966939</text:p>
          </table:table-cell>
          <table:table-cell office:value-type="float" office:value="3.12458879794118" calcext:value-type="float">
            <text:p>3.12458879794118</text:p>
          </table:table-cell>
          <table:table-cell office:value-type="float" office:value="18.7181207515219" calcext:value-type="float">
            <text:p>18.7181207515219</text:p>
          </table:table-cell>
          <table:table-cell office:value-type="float" office:value="15.4004288998195" calcext:value-type="float">
            <text:p>15.4004288998195</text:p>
          </table:table-cell>
          <table:table-cell office:value-type="float" office:value="22.7505381017448" calcext:value-type="float">
            <text:p>22.7505381017448</text:p>
          </table:table-cell>
          <table:table-cell office:value-type="float" office:value="-17.7181207515219" calcext:value-type="float">
            <text:p>-17.7181207515219</text:p>
          </table:table-cell>
          <table:table-cell office:value-type="float" office:value="-14.4004288998195" calcext:value-type="float">
            <text:p>-14.4004288998195</text:p>
          </table:table-cell>
          <table:table-cell office:value-type="float" office:value="-21.7505381017448" calcext:value-type="float">
            <text:p>-21.7505381017448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58777533887685" calcext:value-type="float">
            <text:p>3.58777533887685</text:p>
          </table:table-cell>
          <table:table-cell office:value-type="float" office:value="3.39408429658928" calcext:value-type="float">
            <text:p>3.39408429658928</text:p>
          </table:table-cell>
          <table:table-cell office:value-type="float" office:value="3.78146638116442" calcext:value-type="float">
            <text:p>3.78146638116442</text:p>
          </table:table-cell>
          <table:table-cell office:value-type="float" office:value="36.1535569833189" calcext:value-type="float">
            <text:p>36.1535569833189</text:p>
          </table:table-cell>
          <table:table-cell office:value-type="float" office:value="29.7873645912304" calcext:value-type="float">
            <text:p>29.7873645912304</text:p>
          </table:table-cell>
          <table:table-cell office:value-type="float" office:value="43.8803398851506" calcext:value-type="float">
            <text:p>43.8803398851506</text:p>
          </table:table-cell>
          <table:table-cell office:value-type="float" office:value="-35.1535569833189" calcext:value-type="float">
            <text:p>-35.1535569833189</text:p>
          </table:table-cell>
          <table:table-cell office:value-type="float" office:value="-28.7873645912304" calcext:value-type="float">
            <text:p>-28.7873645912304</text:p>
          </table:table-cell>
          <table:table-cell office:value-type="float" office:value="-42.8803398851506" calcext:value-type="float">
            <text:p>-42.8803398851506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29628936740499" calcext:value-type="float">
            <text:p>4.29628936740499</text:p>
          </table:table-cell>
          <table:table-cell office:value-type="float" office:value="4.10497632466112" calcext:value-type="float">
            <text:p>4.10497632466112</text:p>
          </table:table-cell>
          <table:table-cell office:value-type="float" office:value="4.48760241014886" calcext:value-type="float">
            <text:p>4.48760241014886</text:p>
          </table:table-cell>
          <table:table-cell office:value-type="float" office:value="73.4268275945128" calcext:value-type="float">
            <text:p>73.4268275945128</text:p>
          </table:table-cell>
          <table:table-cell office:value-type="float" office:value="60.6413088270737" calcext:value-type="float">
            <text:p>60.6413088270737</text:p>
          </table:table-cell>
          <table:table-cell office:value-type="float" office:value="88.9080251544182" calcext:value-type="float">
            <text:p>88.9080251544182</text:p>
          </table:table-cell>
          <table:table-cell office:value-type="float" office:value="-72.4268275945128" calcext:value-type="float">
            <text:p>-72.4268275945128</text:p>
          </table:table-cell>
          <table:table-cell office:value-type="float" office:value="-59.6413088270737" calcext:value-type="float">
            <text:p>-59.6413088270737</text:p>
          </table:table-cell>
          <table:table-cell office:value-type="float" office:value="-87.9080251544182" calcext:value-type="float">
            <text:p>-87.908025154418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03806137624115" calcext:value-type="float">
            <text:p>0.403806137624115</text:p>
          </table:table-cell>
          <table:table-cell office:value-type="float" office:value="0.365892869994183" calcext:value-type="float">
            <text:p>0.365892869994183</text:p>
          </table:table-cell>
          <table:table-cell office:value-type="float" office:value="0.441719405254047" calcext:value-type="float">
            <text:p>0.441719405254047</text:p>
          </table:table-cell>
          <table:table-cell office:value-type="float" office:value="1.49751360727025" calcext:value-type="float">
            <text:p>1.49751360727025</text:p>
          </table:table-cell>
          <table:table-cell office:value-type="float" office:value="1.44180077425523" calcext:value-type="float">
            <text:p>1.44180077425523</text:p>
          </table:table-cell>
          <table:table-cell office:value-type="float" office:value="1.55537924795328" calcext:value-type="float">
            <text:p>1.55537924795328</text:p>
          </table:table-cell>
          <table:table-cell office:value-type="float" office:value="-0.497513607270252" calcext:value-type="float">
            <text:p>-0.497513607270252</text:p>
          </table:table-cell>
          <table:table-cell office:value-type="float" office:value="-0.441800774255231" calcext:value-type="float">
            <text:p>-0.441800774255231</text:p>
          </table:table-cell>
          <table:table-cell office:value-type="float" office:value="-0.555379247953282" calcext:value-type="float">
            <text:p>-0.555379247953282</text:p>
          </table:table-cell>
        </table:table-row>
      </table:table>
      <table:table table:name="ProxyNew" table:style-name="ta1">
        <table:table-column table:style-name="co1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92356902632167" calcext:value-type="float">
            <text:p>-0.292356902632167</text:p>
          </table:table-cell>
          <table:table-cell office:value-type="float" office:value="-0.468739641624175" calcext:value-type="float">
            <text:p>-0.468739641624175</text:p>
          </table:table-cell>
          <table:table-cell office:value-type="float" office:value="-0.115974163640159" calcext:value-type="float">
            <text:p>-0.115974163640159</text:p>
          </table:table-cell>
          <table:table-cell office:value-type="float" office:value="0.746502059873088" calcext:value-type="float">
            <text:p>0.746502059873088</text:p>
          </table:table-cell>
          <table:table-cell office:value-type="float" office:value="0.62579049174412" calcext:value-type="float">
            <text:p>0.62579049174412</text:p>
          </table:table-cell>
          <table:table-cell office:value-type="float" office:value="0.890498230232978" calcext:value-type="float">
            <text:p>0.890498230232978</text:p>
          </table:table-cell>
          <table:table-cell office:value-type="float" office:value="0.253497940126912" calcext:value-type="float">
            <text:p>0.253497940126912</text:p>
          </table:table-cell>
          <table:table-cell office:value-type="float" office:value="0.37420950825588" calcext:value-type="float">
            <text:p>0.37420950825588</text:p>
          </table:table-cell>
          <table:table-cell office:value-type="float" office:value="0.109501769767022" calcext:value-type="float">
            <text:p>0.10950176976702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898315749191854" calcext:value-type="float">
            <text:p>-0.898315749191854</text:p>
          </table:table-cell>
          <table:table-cell office:value-type="float" office:value="-1.70063256495334" calcext:value-type="float">
            <text:p>-1.70063256495334</text:p>
          </table:table-cell>
          <table:table-cell office:value-type="float" office:value="-0.0959989334303669" calcext:value-type="float">
            <text:p>-0.0959989334303669</text:p>
          </table:table-cell>
          <table:table-cell office:value-type="float" office:value="0.407255002000703" calcext:value-type="float">
            <text:p>0.407255002000703</text:p>
          </table:table-cell>
          <table:table-cell office:value-type="float" office:value="0.182568001399509" calcext:value-type="float">
            <text:p>0.182568001399509</text:p>
          </table:table-cell>
          <table:table-cell office:value-type="float" office:value="0.908464985009355" calcext:value-type="float">
            <text:p>0.908464985009355</text:p>
          </table:table-cell>
          <table:table-cell office:value-type="float" office:value="0.592744997999297" calcext:value-type="float">
            <text:p>0.592744997999297</text:p>
          </table:table-cell>
          <table:table-cell office:value-type="float" office:value="0.817431998600491" calcext:value-type="float">
            <text:p>0.817431998600491</text:p>
          </table:table-cell>
          <table:table-cell office:value-type="float" office:value="0.0915350149906449" calcext:value-type="float">
            <text:p>0.091535014990644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06018577286617" calcext:value-type="float">
            <text:p>-1.06018577286617</text:p>
          </table:table-cell>
          <table:table-cell office:value-type="float" office:value="-1.93872755241712" calcext:value-type="float">
            <text:p>-1.93872755241712</text:p>
          </table:table-cell>
          <table:table-cell office:value-type="float" office:value="-0.181643993315232" calcext:value-type="float">
            <text:p>-0.181643993315232</text:p>
          </table:table-cell>
          <table:table-cell office:value-type="float" office:value="0.346391454219165" calcext:value-type="float">
            <text:p>0.346391454219165</text:p>
          </table:table-cell>
          <table:table-cell office:value-type="float" office:value="0.143886921907783" calcext:value-type="float">
            <text:p>0.143886921907783</text:p>
          </table:table-cell>
          <table:table-cell office:value-type="float" office:value="0.833898160897258" calcext:value-type="float">
            <text:p>0.833898160897258</text:p>
          </table:table-cell>
          <table:table-cell office:value-type="float" office:value="0.653608545780835" calcext:value-type="float">
            <text:p>0.653608545780835</text:p>
          </table:table-cell>
          <table:table-cell office:value-type="float" office:value="0.856113078092217" calcext:value-type="float">
            <text:p>0.856113078092217</text:p>
          </table:table-cell>
          <table:table-cell office:value-type="float" office:value="0.166101839102742" calcext:value-type="float">
            <text:p>0.16610183910274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880004739955491" calcext:value-type="float">
            <text:p>-0.880004739955491</text:p>
          </table:table-cell>
          <table:table-cell office:value-type="float" office:value="-1.39209595746714" calcext:value-type="float">
            <text:p>-1.39209595746714</text:p>
          </table:table-cell>
          <table:table-cell office:value-type="float" office:value="-0.367913522443841" calcext:value-type="float">
            <text:p>-0.367913522443841</text:p>
          </table:table-cell>
          <table:table-cell office:value-type="float" office:value="0.414780945633701" calcext:value-type="float">
            <text:p>0.414780945633701</text:p>
          </table:table-cell>
          <table:table-cell office:value-type="float" office:value="0.248553800103616" calcext:value-type="float">
            <text:p>0.248553800103616</text:p>
          </table:table-cell>
          <table:table-cell office:value-type="float" office:value="0.692177036879206" calcext:value-type="float">
            <text:p>0.692177036879206</text:p>
          </table:table-cell>
          <table:table-cell office:value-type="float" office:value="0.585219054366299" calcext:value-type="float">
            <text:p>0.585219054366299</text:p>
          </table:table-cell>
          <table:table-cell office:value-type="float" office:value="0.751446199896384" calcext:value-type="float">
            <text:p>0.751446199896384</text:p>
          </table:table-cell>
          <table:table-cell office:value-type="float" office:value="0.307822963120794" calcext:value-type="float">
            <text:p>0.307822963120794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583748774232894" calcext:value-type="float">
            <text:p>-0.583748774232894</text:p>
          </table:table-cell>
          <table:table-cell office:value-type="float" office:value="-0.725404425923617" calcext:value-type="float">
            <text:p>-0.725404425923617</text:p>
          </table:table-cell>
          <table:table-cell office:value-type="float" office:value="-0.44209312254217" calcext:value-type="float">
            <text:p>-0.44209312254217</text:p>
          </table:table-cell>
          <table:table-cell office:value-type="float" office:value="0.557803363296395" calcext:value-type="float">
            <text:p>0.557803363296395</text:p>
          </table:table-cell>
          <table:table-cell office:value-type="float" office:value="0.484128735147036" calcext:value-type="float">
            <text:p>0.484128735147036</text:p>
          </table:table-cell>
          <table:table-cell office:value-type="float" office:value="0.642689783762313" calcext:value-type="float">
            <text:p>0.642689783762313</text:p>
          </table:table-cell>
          <table:table-cell office:value-type="float" office:value="0.442196636703605" calcext:value-type="float">
            <text:p>0.442196636703605</text:p>
          </table:table-cell>
          <table:table-cell office:value-type="float" office:value="0.515871264852964" calcext:value-type="float">
            <text:p>0.515871264852964</text:p>
          </table:table-cell>
          <table:table-cell office:value-type="float" office:value="0.357310216237687" calcext:value-type="float">
            <text:p>0.357310216237687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524858072401273" calcext:value-type="float">
            <text:p>-0.524858072401273</text:p>
          </table:table-cell>
          <table:table-cell office:value-type="float" office:value="-0.61546262106866" calcext:value-type="float">
            <text:p>-0.61546262106866</text:p>
          </table:table-cell>
          <table:table-cell office:value-type="float" office:value="-0.434253523733886" calcext:value-type="float">
            <text:p>-0.434253523733886</text:p>
          </table:table-cell>
          <table:table-cell office:value-type="float" office:value="0.591639328357456" calcext:value-type="float">
            <text:p>0.591639328357456</text:p>
          </table:table-cell>
          <table:table-cell office:value-type="float" office:value="0.540390841285157" calcext:value-type="float">
            <text:p>0.540390841285157</text:p>
          </table:table-cell>
          <table:table-cell office:value-type="float" office:value="0.647748015171398" calcext:value-type="float">
            <text:p>0.647748015171398</text:p>
          </table:table-cell>
          <table:table-cell office:value-type="float" office:value="0.408360671642544" calcext:value-type="float">
            <text:p>0.408360671642544</text:p>
          </table:table-cell>
          <table:table-cell office:value-type="float" office:value="0.459609158714843" calcext:value-type="float">
            <text:p>0.459609158714843</text:p>
          </table:table-cell>
          <table:table-cell office:value-type="float" office:value="0.352251984828602" calcext:value-type="float">
            <text:p>0.35225198482860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483790253627977" calcext:value-type="float">
            <text:p>-0.483790253627977</text:p>
          </table:table-cell>
          <table:table-cell office:value-type="float" office:value="-0.579728582971706" calcext:value-type="float">
            <text:p>-0.579728582971706</text:p>
          </table:table-cell>
          <table:table-cell office:value-type="float" office:value="-0.387851924284248" calcext:value-type="float">
            <text:p>-0.387851924284248</text:p>
          </table:table-cell>
          <table:table-cell office:value-type="float" office:value="0.616442484928268" calcext:value-type="float">
            <text:p>0.616442484928268</text:p>
          </table:table-cell>
          <table:table-cell office:value-type="float" office:value="0.560050353141141" calcext:value-type="float">
            <text:p>0.560050353141141</text:p>
          </table:table-cell>
          <table:table-cell office:value-type="float" office:value="0.678512807095351" calcext:value-type="float">
            <text:p>0.678512807095351</text:p>
          </table:table-cell>
          <table:table-cell office:value-type="float" office:value="0.383557515071732" calcext:value-type="float">
            <text:p>0.383557515071732</text:p>
          </table:table-cell>
          <table:table-cell office:value-type="float" office:value="0.439949646858859" calcext:value-type="float">
            <text:p>0.439949646858859</text:p>
          </table:table-cell>
          <table:table-cell office:value-type="float" office:value="0.321487192904649" calcext:value-type="float">
            <text:p>0.321487192904649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534735277987746" calcext:value-type="float">
            <text:p>-0.534735277987746</text:p>
          </table:table-cell>
          <table:table-cell office:value-type="float" office:value="-0.682479729784899" calcext:value-type="float">
            <text:p>-0.682479729784899</text:p>
          </table:table-cell>
          <table:table-cell office:value-type="float" office:value="-0.386990826190593" calcext:value-type="float">
            <text:p>-0.386990826190593</text:p>
          </table:table-cell>
          <table:table-cell office:value-type="float" office:value="0.585824350220798" calcext:value-type="float">
            <text:p>0.585824350220798</text:p>
          </table:table-cell>
          <table:table-cell office:value-type="float" office:value="0.505362275442492" calcext:value-type="float">
            <text:p>0.505362275442492</text:p>
          </table:table-cell>
          <table:table-cell office:value-type="float" office:value="0.679097324807487" calcext:value-type="float">
            <text:p>0.679097324807487</text:p>
          </table:table-cell>
          <table:table-cell office:value-type="float" office:value="0.414175649779202" calcext:value-type="float">
            <text:p>0.414175649779202</text:p>
          </table:table-cell>
          <table:table-cell office:value-type="float" office:value="0.494637724557508" calcext:value-type="float">
            <text:p>0.494637724557508</text:p>
          </table:table-cell>
          <table:table-cell office:value-type="float" office:value="0.320902675192513" calcext:value-type="float">
            <text:p>0.320902675192513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37435451694242" calcext:value-type="float">
            <text:p>-0.237435451694242</text:p>
          </table:table-cell>
          <table:table-cell office:value-type="float" office:value="-0.733631153131883" calcext:value-type="float">
            <text:p>-0.733631153131883</text:p>
          </table:table-cell>
          <table:table-cell office:value-type="float" office:value="0.258760249743399" calcext:value-type="float">
            <text:p>0.258760249743399</text:p>
          </table:table-cell>
          <table:table-cell office:value-type="float" office:value="0.788647795217189" calcext:value-type="float">
            <text:p>0.788647795217189</text:p>
          </table:table-cell>
          <table:table-cell office:value-type="float" office:value="0.480162277960404" calcext:value-type="float">
            <text:p>0.480162277960404</text:p>
          </table:table-cell>
          <table:table-cell office:value-type="float" office:value="1.29532321352454" calcext:value-type="float">
            <text:p>1.29532321352454</text:p>
          </table:table-cell>
          <table:table-cell office:value-type="float" office:value="0.211352204782811" calcext:value-type="float">
            <text:p>0.211352204782811</text:p>
          </table:table-cell>
          <table:table-cell office:value-type="float" office:value="0.519837722039596" calcext:value-type="float">
            <text:p>0.519837722039596</text:p>
          </table:table-cell>
          <table:table-cell office:value-type="float" office:value="-0.29532321352454" calcext:value-type="float">
            <text:p>-0.2953232135245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61903037975099" calcext:value-type="float">
            <text:p>0.461903037975099</text:p>
          </table:table-cell>
          <table:table-cell office:value-type="float" office:value="-0.282886682960824" calcext:value-type="float">
            <text:p>-0.282886682960824</text:p>
          </table:table-cell>
          <table:table-cell office:value-type="float" office:value="1.20669275891102" calcext:value-type="float">
            <text:p>1.20669275891102</text:p>
          </table:table-cell>
          <table:table-cell office:value-type="float" office:value="1.58709140816809" calcext:value-type="float">
            <text:p>1.58709140816809</text:p>
          </table:table-cell>
          <table:table-cell office:value-type="float" office:value="0.753605179329101" calcext:value-type="float">
            <text:p>0.753605179329101</text:p>
          </table:table-cell>
          <table:table-cell office:value-type="float" office:value="3.34241219005871" calcext:value-type="float">
            <text:p>3.34241219005871</text:p>
          </table:table-cell>
          <table:table-cell office:value-type="float" office:value="-0.58709140816809" calcext:value-type="float">
            <text:p>-0.58709140816809</text:p>
          </table:table-cell>
          <table:table-cell office:value-type="float" office:value="0.246394820670899" calcext:value-type="float">
            <text:p>0.246394820670899</text:p>
          </table:table-cell>
          <table:table-cell office:value-type="float" office:value="-2.34241219005871" calcext:value-type="float">
            <text:p>-2.34241219005871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266518996687285" calcext:value-type="float">
            <text:p>0.266518996687285</text:p>
          </table:table-cell>
          <table:table-cell office:value-type="float" office:value="-0.0517709394675887" calcext:value-type="float">
            <text:p>-0.0517709394675887</text:p>
          </table:table-cell>
          <table:table-cell office:value-type="float" office:value="0.584808932842158" calcext:value-type="float">
            <text:p>0.584808932842158</text:p>
          </table:table-cell>
          <table:table-cell office:value-type="float" office:value="1.3054123876107" calcext:value-type="float">
            <text:p>1.3054123876107</text:p>
          </table:table-cell>
          <table:table-cell office:value-type="float" office:value="0.949546345525503" calcext:value-type="float">
            <text:p>0.949546345525503</text:p>
          </table:table-cell>
          <table:table-cell office:value-type="float" office:value="1.7946480545764" calcext:value-type="float">
            <text:p>1.7946480545764</text:p>
          </table:table-cell>
          <table:table-cell office:value-type="float" office:value="-0.305412387610701" calcext:value-type="float">
            <text:p>-0.305412387610701</text:p>
          </table:table-cell>
          <table:table-cell office:value-type="float" office:value="0.0504536544744975" calcext:value-type="float">
            <text:p>0.0504536544744975</text:p>
          </table:table-cell>
          <table:table-cell office:value-type="float" office:value="-0.794648054576397" calcext:value-type="float">
            <text:p>-0.794648054576397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427212406880845" calcext:value-type="float">
            <text:p>-0.0427212406880845</text:p>
          </table:table-cell>
          <table:table-cell office:value-type="float" office:value="-0.30792979677856" calcext:value-type="float">
            <text:p>-0.30792979677856</text:p>
          </table:table-cell>
          <table:table-cell office:value-type="float" office:value="0.222487315402391" calcext:value-type="float">
            <text:p>0.222487315402391</text:p>
          </table:table-cell>
          <table:table-cell office:value-type="float" office:value="0.958178454008553" calcext:value-type="float">
            <text:p>0.958178454008553</text:p>
          </table:table-cell>
          <table:table-cell office:value-type="float" office:value="0.734966913242933" calcext:value-type="float">
            <text:p>0.734966913242933</text:p>
          </table:table-cell>
          <table:table-cell office:value-type="float" office:value="1.24917997420484" calcext:value-type="float">
            <text:p>1.24917997420484</text:p>
          </table:table-cell>
          <table:table-cell office:value-type="float" office:value="0.0418215459914474" calcext:value-type="float">
            <text:p>0.0418215459914474</text:p>
          </table:table-cell>
          <table:table-cell office:value-type="float" office:value="0.265033086757067" calcext:value-type="float">
            <text:p>0.265033086757067</text:p>
          </table:table-cell>
          <table:table-cell office:value-type="float" office:value="-0.249179974204843" calcext:value-type="float">
            <text:p>-0.249179974204843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825232123332675" calcext:value-type="float">
            <text:p>-0.0825232123332675</text:p>
          </table:table-cell>
          <table:table-cell office:value-type="float" office:value="-0.345340762198384" calcext:value-type="float">
            <text:p>-0.345340762198384</text:p>
          </table:table-cell>
          <table:table-cell office:value-type="float" office:value="0.180294337531849" calcext:value-type="float">
            <text:p>0.180294337531849</text:p>
          </table:table-cell>
          <table:table-cell office:value-type="float" office:value="0.920790063922903" calcext:value-type="float">
            <text:p>0.920790063922903</text:p>
          </table:table-cell>
          <table:table-cell office:value-type="float" office:value="0.707979059857417" calcext:value-type="float">
            <text:p>0.707979059857417</text:p>
          </table:table-cell>
          <table:table-cell office:value-type="float" office:value="1.19756980099086" calcext:value-type="float">
            <text:p>1.19756980099086</text:p>
          </table:table-cell>
          <table:table-cell office:value-type="float" office:value="0.0792099360770971" calcext:value-type="float">
            <text:p>0.0792099360770971</text:p>
          </table:table-cell>
          <table:table-cell office:value-type="float" office:value="0.292020940142583" calcext:value-type="float">
            <text:p>0.292020940142583</text:p>
          </table:table-cell>
          <table:table-cell office:value-type="float" office:value="-0.19756980099086" calcext:value-type="float">
            <text:p>-0.1975698009908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-0.0843185051724241" calcext:value-type="float">
            <text:p>-0.0843185051724241</text:p>
          </table:table-cell>
          <table:table-cell office:value-type="float" office:value="-0.284871372052758" calcext:value-type="float">
            <text:p>-0.284871372052758</text:p>
          </table:table-cell>
          <table:table-cell office:value-type="float" office:value="0.116234361707909" calcext:value-type="float">
            <text:p>0.116234361707909</text:p>
          </table:table-cell>
          <table:table-cell office:value-type="float" office:value="0.919138459115521" calcext:value-type="float">
            <text:p>0.919138459115521</text:p>
          </table:table-cell>
          <table:table-cell office:value-type="float" office:value="0.752110990590573" calcext:value-type="float">
            <text:p>0.752110990590573</text:p>
          </table:table-cell>
          <table:table-cell office:value-type="float" office:value="1.12325909020674" calcext:value-type="float">
            <text:p>1.12325909020674</text:p>
          </table:table-cell>
          <table:table-cell office:value-type="float" office:value="0.0808615408844786" calcext:value-type="float">
            <text:p>0.0808615408844786</text:p>
          </table:table-cell>
          <table:table-cell office:value-type="float" office:value="0.247889009409427" calcext:value-type="float">
            <text:p>0.247889009409427</text:p>
          </table:table-cell>
          <table:table-cell office:value-type="float" office:value="-0.123259090206737" calcext:value-type="float">
            <text:p>-0.123259090206737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366915719988238" calcext:value-type="float">
            <text:p>0.0366915719988238</text:p>
          </table:table-cell>
          <table:table-cell office:value-type="float" office:value="-0.134277823723845" calcext:value-type="float">
            <text:p>-0.134277823723845</text:p>
          </table:table-cell>
          <table:table-cell office:value-type="float" office:value="0.207660967721493" calcext:value-type="float">
            <text:p>0.207660967721493</text:p>
          </table:table-cell>
          <table:table-cell office:value-type="float" office:value="1.03737301660558" calcext:value-type="float">
            <text:p>1.03737301660558</text:p>
          </table:table-cell>
          <table:table-cell office:value-type="float" office:value="0.874347116484686" calcext:value-type="float">
            <text:p>0.874347116484686</text:p>
          </table:table-cell>
          <table:table-cell office:value-type="float" office:value="1.23079581929427" calcext:value-type="float">
            <text:p>1.23079581929427</text:p>
          </table:table-cell>
          <table:table-cell office:value-type="float" office:value="-0.0373730166055752" calcext:value-type="float">
            <text:p>-0.0373730166055752</text:p>
          </table:table-cell>
          <table:table-cell office:value-type="float" office:value="0.125652883515314" calcext:value-type="float">
            <text:p>0.125652883515314</text:p>
          </table:table-cell>
          <table:table-cell office:value-type="float" office:value="-0.230795819294269" calcext:value-type="float">
            <text:p>-0.230795819294269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-0.0231713401217026" calcext:value-type="float">
            <text:p>-0.0231713401217026</text:p>
          </table:table-cell>
          <table:table-cell office:value-type="float" office:value="-0.221600720914422" calcext:value-type="float">
            <text:p>-0.221600720914422</text:p>
          </table:table-cell>
          <table:table-cell office:value-type="float" office:value="0.175258040671016" calcext:value-type="float">
            <text:p>0.175258040671016</text:p>
          </table:table-cell>
          <table:table-cell office:value-type="float" office:value="0.977095053844514" calcext:value-type="float">
            <text:p>0.977095053844514</text:p>
          </table:table-cell>
          <table:table-cell office:value-type="float" office:value="0.801235216939935" calcext:value-type="float">
            <text:p>0.801235216939935</text:p>
          </table:table-cell>
          <table:table-cell office:value-type="float" office:value="1.19155364624841" calcext:value-type="float">
            <text:p>1.19155364624841</text:p>
          </table:table-cell>
          <table:table-cell office:value-type="float" office:value="0.0229049461554862" calcext:value-type="float">
            <text:p>0.0229049461554862</text:p>
          </table:table-cell>
          <table:table-cell office:value-type="float" office:value="0.198764783060065" calcext:value-type="float">
            <text:p>0.198764783060065</text:p>
          </table:table-cell>
          <table:table-cell office:value-type="float" office:value="-0.191553646248408" calcext:value-type="float">
            <text:p>-0.191553646248408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60418446127433" calcext:value-type="float">
            <text:p>-2.60418446127433</text:p>
          </table:table-cell>
          <table:table-cell office:value-type="float" office:value="-3.22696194971302" calcext:value-type="float">
            <text:p>-3.22696194971302</text:p>
          </table:table-cell>
          <table:table-cell office:value-type="float" office:value="-1.98140697283565" calcext:value-type="float">
            <text:p>-1.98140697283565</text:p>
          </table:table-cell>
          <table:table-cell office:value-type="float" office:value="0.0739634326511857" calcext:value-type="float">
            <text:p>0.0739634326511857</text:p>
          </table:table-cell>
          <table:table-cell office:value-type="float" office:value="0.0396778591968571" calcext:value-type="float">
            <text:p>0.0396778591968571</text:p>
          </table:table-cell>
          <table:table-cell office:value-type="float" office:value="0.137875114239526" calcext:value-type="float">
            <text:p>0.137875114239526</text:p>
          </table:table-cell>
          <table:table-cell office:value-type="float" office:value="0.926036567348814" calcext:value-type="float">
            <text:p>0.926036567348814</text:p>
          </table:table-cell>
          <table:table-cell office:value-type="float" office:value="0.960322140803143" calcext:value-type="float">
            <text:p>0.960322140803143</text:p>
          </table:table-cell>
          <table:table-cell office:value-type="float" office:value="0.862124885760475" calcext:value-type="float">
            <text:p>0.86212488576047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27346092766" calcext:value-type="float">
            <text:p>-2.17527346092766</text:p>
          </table:table-cell>
          <table:table-cell office:value-type="float" office:value="-2.6550080346896" calcext:value-type="float">
            <text:p>-2.6550080346896</text:p>
          </table:table-cell>
          <table:table-cell office:value-type="float" office:value="-1.69553888716572" calcext:value-type="float">
            <text:p>-1.69553888716572</text:p>
          </table:table-cell>
          <table:table-cell office:value-type="float" office:value="0.113577090527143" calcext:value-type="float">
            <text:p>0.113577090527143</text:p>
          </table:table-cell>
          <table:table-cell office:value-type="float" office:value="0.0702982738381498" calcext:value-type="float">
            <text:p>0.0702982738381498</text:p>
          </table:table-cell>
          <table:table-cell office:value-type="float" office:value="0.183500316413321" calcext:value-type="float">
            <text:p>0.183500316413321</text:p>
          </table:table-cell>
          <table:table-cell office:value-type="float" office:value="0.886422909472857" calcext:value-type="float">
            <text:p>0.886422909472857</text:p>
          </table:table-cell>
          <table:table-cell office:value-type="float" office:value="0.92970172616185" calcext:value-type="float">
            <text:p>0.92970172616185</text:p>
          </table:table-cell>
          <table:table-cell office:value-type="float" office:value="0.816499683586679" calcext:value-type="float">
            <text:p>0.81649968358667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3.04280513832538" calcext:value-type="float">
            <text:p>-3.04280513832538</text:p>
          </table:table-cell>
          <table:table-cell office:value-type="float" office:value="-3.84537597634163" calcext:value-type="float">
            <text:p>-3.84537597634163</text:p>
          </table:table-cell>
          <table:table-cell office:value-type="float" office:value="-2.24023430030913" calcext:value-type="float">
            <text:p>-2.24023430030913</text:p>
          </table:table-cell>
          <table:table-cell office:value-type="float" office:value="0.0477008940381478" calcext:value-type="float">
            <text:p>0.0477008940381478</text:p>
          </table:table-cell>
          <table:table-cell office:value-type="float" office:value="0.0213783622915197" calcext:value-type="float">
            <text:p>0.0213783622915197</text:p>
          </table:table-cell>
          <table:table-cell office:value-type="float" office:value="0.106433564040646" calcext:value-type="float">
            <text:p>0.106433564040646</text:p>
          </table:table-cell>
          <table:table-cell office:value-type="float" office:value="0.952299105961852" calcext:value-type="float">
            <text:p>0.952299105961852</text:p>
          </table:table-cell>
          <table:table-cell office:value-type="float" office:value="0.97862163770848" calcext:value-type="float">
            <text:p>0.97862163770848</text:p>
          </table:table-cell>
          <table:table-cell office:value-type="float" office:value="0.893566435959354" calcext:value-type="float">
            <text:p>0.893566435959354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2.14459370225324" calcext:value-type="float">
            <text:p>-2.14459370225324</text:p>
          </table:table-cell>
          <table:table-cell office:value-type="float" office:value="-2.54183373064781" calcext:value-type="float">
            <text:p>-2.54183373064781</text:p>
          </table:table-cell>
          <table:table-cell office:value-type="float" office:value="-1.74735367385868" calcext:value-type="float">
            <text:p>-1.74735367385868</text:p>
          </table:table-cell>
          <table:table-cell office:value-type="float" office:value="0.117115611187774" calcext:value-type="float">
            <text:p>0.117115611187774</text:p>
          </table:table-cell>
          <table:table-cell office:value-type="float" office:value="0.0787219125721042" calcext:value-type="float">
            <text:p>0.0787219125721042</text:p>
          </table:table-cell>
          <table:table-cell office:value-type="float" office:value="0.17423441498989" calcext:value-type="float">
            <text:p>0.17423441498989</text:p>
          </table:table-cell>
          <table:table-cell office:value-type="float" office:value="0.882884388812226" calcext:value-type="float">
            <text:p>0.882884388812226</text:p>
          </table:table-cell>
          <table:table-cell office:value-type="float" office:value="0.921278087427896" calcext:value-type="float">
            <text:p>0.921278087427896</text:p>
          </table:table-cell>
          <table:table-cell office:value-type="float" office:value="0.82576558501011" calcext:value-type="float">
            <text:p>0.82576558501011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88537050092791" calcext:value-type="float">
            <text:p>-1.88537050092791</text:p>
          </table:table-cell>
          <table:table-cell office:value-type="float" office:value="-2.20500590519122" calcext:value-type="float">
            <text:p>-2.20500590519122</text:p>
          </table:table-cell>
          <table:table-cell office:value-type="float" office:value="-1.56573509666459" calcext:value-type="float">
            <text:p>-1.56573509666459</text:p>
          </table:table-cell>
          <table:table-cell office:value-type="float" office:value="0.1517728170416" calcext:value-type="float">
            <text:p>0.1517728170416</text:p>
          </table:table-cell>
          <table:table-cell office:value-type="float" office:value="0.110249874255973" calcext:value-type="float">
            <text:p>0.110249874255973</text:p>
          </table:table-cell>
          <table:table-cell office:value-type="float" office:value="0.208934369750495" calcext:value-type="float">
            <text:p>0.208934369750495</text:p>
          </table:table-cell>
          <table:table-cell office:value-type="float" office:value="0.848227182958399" calcext:value-type="float">
            <text:p>0.848227182958399</text:p>
          </table:table-cell>
          <table:table-cell office:value-type="float" office:value="0.889750125744027" calcext:value-type="float">
            <text:p>0.889750125744027</text:p>
          </table:table-cell>
          <table:table-cell office:value-type="float" office:value="0.791065630249505" calcext:value-type="float">
            <text:p>0.79106563024950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16317980783401" calcext:value-type="float">
            <text:p>-2.16317980783401</text:p>
          </table:table-cell>
          <table:table-cell office:value-type="float" office:value="-2.65741620395785" calcext:value-type="float">
            <text:p>-2.65741620395785</text:p>
          </table:table-cell>
          <table:table-cell office:value-type="float" office:value="-1.66894341171018" calcext:value-type="float">
            <text:p>-1.66894341171018</text:p>
          </table:table-cell>
          <table:table-cell office:value-type="float" office:value="0.114958991733642" calcext:value-type="float">
            <text:p>0.114958991733642</text:p>
          </table:table-cell>
          <table:table-cell office:value-type="float" office:value="0.0701291873716127" calcext:value-type="float">
            <text:p>0.0701291873716127</text:p>
          </table:table-cell>
          <table:table-cell office:value-type="float" office:value="0.18844607039843" calcext:value-type="float">
            <text:p>0.18844607039843</text:p>
          </table:table-cell>
          <table:table-cell office:value-type="float" office:value="0.885041008266358" calcext:value-type="float">
            <text:p>0.885041008266358</text:p>
          </table:table-cell>
          <table:table-cell office:value-type="float" office:value="0.929870812628387" calcext:value-type="float">
            <text:p>0.929870812628387</text:p>
          </table:table-cell>
          <table:table-cell office:value-type="float" office:value="0.81155392960157" calcext:value-type="float">
            <text:p>0.8115539296015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2.28260452404587" calcext:value-type="float">
            <text:p>-2.28260452404587</text:p>
          </table:table-cell>
          <table:table-cell office:value-type="float" office:value="-3.26653455929707" calcext:value-type="float">
            <text:p>-3.26653455929707</text:p>
          </table:table-cell>
          <table:table-cell office:value-type="float" office:value="-1.29867448879467" calcext:value-type="float">
            <text:p>-1.29867448879467</text:p>
          </table:table-cell>
          <table:table-cell office:value-type="float" office:value="0.102018151663425" calcext:value-type="float">
            <text:p>0.102018151663425</text:p>
          </table:table-cell>
          <table:table-cell office:value-type="float" office:value="0.0381383645732823" calcext:value-type="float">
            <text:p>0.0381383645732823</text:p>
          </table:table-cell>
          <table:table-cell office:value-type="float" office:value="0.272893276501755" calcext:value-type="float">
            <text:p>0.272893276501755</text:p>
          </table:table-cell>
          <table:table-cell office:value-type="float" office:value="0.897981848336575" calcext:value-type="float">
            <text:p>0.897981848336575</text:p>
          </table:table-cell>
          <table:table-cell office:value-type="float" office:value="0.961861635426718" calcext:value-type="float">
            <text:p>0.961861635426718</text:p>
          </table:table-cell>
          <table:table-cell office:value-type="float" office:value="0.727106723498245" calcext:value-type="float">
            <text:p>0.727106723498245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261231050955132" calcext:value-type="float">
            <text:p>-0.261231050955132</text:p>
          </table:table-cell>
          <table:table-cell office:value-type="float" office:value="-2.22629600827952" calcext:value-type="float">
            <text:p>-2.22629600827952</text:p>
          </table:table-cell>
          <table:table-cell office:value-type="float" office:value="1.70383390636925" calcext:value-type="float">
            <text:p>1.70383390636925</text:p>
          </table:table-cell>
          <table:table-cell office:value-type="float" office:value="0.770102966031846" calcext:value-type="float">
            <text:p>0.770102966031846</text:p>
          </table:table-cell>
          <table:table-cell office:value-type="float" office:value="0.10792745308338" calcext:value-type="float">
            <text:p>0.10792745308338</text:p>
          </table:table-cell>
          <table:table-cell office:value-type="float" office:value="5.49497427529282" calcext:value-type="float">
            <text:p>5.49497427529282</text:p>
          </table:table-cell>
          <table:table-cell office:value-type="float" office:value="0.229897033968154" calcext:value-type="float">
            <text:p>0.229897033968154</text:p>
          </table:table-cell>
          <table:table-cell office:value-type="float" office:value="0.89207254691662" calcext:value-type="float">
            <text:p>0.89207254691662</text:p>
          </table:table-cell>
          <table:table-cell office:value-type="float" office:value="-4.49497427529282" calcext:value-type="float">
            <text:p>-4.494974275292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33580306455279" calcext:value-type="float">
            <text:p>-2.33580306455279</text:p>
          </table:table-cell>
          <table:table-cell office:value-type="float" office:value="-4.29675322053179" calcext:value-type="float">
            <text:p>-4.29675322053179</text:p>
          </table:table-cell>
          <table:table-cell office:value-type="float" office:value="-0.37485290857379" calcext:value-type="float">
            <text:p>-0.37485290857379</text:p>
          </table:table-cell>
          <table:table-cell office:value-type="float" office:value="0.0967327686684037" calcext:value-type="float">
            <text:p>0.0967327686684037</text:p>
          </table:table-cell>
          <table:table-cell office:value-type="float" office:value="0.013612684725482" calcext:value-type="float">
            <text:p>0.013612684725482</text:p>
          </table:table-cell>
          <table:table-cell office:value-type="float" office:value="0.68739038058663" calcext:value-type="float">
            <text:p>0.68739038058663</text:p>
          </table:table-cell>
          <table:table-cell office:value-type="float" office:value="0.903267231331596" calcext:value-type="float">
            <text:p>0.903267231331596</text:p>
          </table:table-cell>
          <table:table-cell office:value-type="float" office:value="0.986387315274518" calcext:value-type="float">
            <text:p>0.986387315274518</text:p>
          </table:table-cell>
          <table:table-cell office:value-type="float" office:value="0.31260961941337" calcext:value-type="float">
            <text:p>0.31260961941337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62248752891169" calcext:value-type="float">
            <text:p>-1.62248752891169</text:p>
          </table:table-cell>
          <table:table-cell office:value-type="float" office:value="-2.60502361762916" calcext:value-type="float">
            <text:p>-2.60502361762916</text:p>
          </table:table-cell>
          <table:table-cell office:value-type="float" office:value="-0.639951440194226" calcext:value-type="float">
            <text:p>-0.639951440194226</text:p>
          </table:table-cell>
          <table:table-cell office:value-type="float" office:value="0.19740703211948" calcext:value-type="float">
            <text:p>0.19740703211948</text:p>
          </table:table-cell>
          <table:table-cell office:value-type="float" office:value="0.073901391801279" calcext:value-type="float">
            <text:p>0.073901391801279</text:p>
          </table:table-cell>
          <table:table-cell office:value-type="float" office:value="0.527318029882449" calcext:value-type="float">
            <text:p>0.527318029882449</text:p>
          </table:table-cell>
          <table:table-cell office:value-type="float" office:value="0.80259296788052" calcext:value-type="float">
            <text:p>0.80259296788052</text:p>
          </table:table-cell>
          <table:table-cell office:value-type="float" office:value="0.926098608198721" calcext:value-type="float">
            <text:p>0.926098608198721</text:p>
          </table:table-cell>
          <table:table-cell office:value-type="float" office:value="0.472681970117551" calcext:value-type="float">
            <text:p>0.47268197011755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1952643340286" calcext:value-type="float">
            <text:p>-2.1952643340286</text:p>
          </table:table-cell>
          <table:table-cell office:value-type="float" office:value="-2.99855444032832" calcext:value-type="float">
            <text:p>-2.99855444032832</text:p>
          </table:table-cell>
          <table:table-cell office:value-type="float" office:value="-1.39197422772888" calcext:value-type="float">
            <text:p>-1.39197422772888</text:p>
          </table:table-cell>
          <table:table-cell office:value-type="float" office:value="0.111329129537838" calcext:value-type="float">
            <text:p>0.111329129537838</text:p>
          </table:table-cell>
          <table:table-cell office:value-type="float" office:value="0.0498590905897358" calcext:value-type="float">
            <text:p>0.0498590905897358</text:p>
          </table:table-cell>
          <table:table-cell office:value-type="float" office:value="0.248584058334272" calcext:value-type="float">
            <text:p>0.248584058334272</text:p>
          </table:table-cell>
          <table:table-cell office:value-type="float" office:value="0.888670870462162" calcext:value-type="float">
            <text:p>0.888670870462162</text:p>
          </table:table-cell>
          <table:table-cell office:value-type="float" office:value="0.950140909410264" calcext:value-type="float">
            <text:p>0.950140909410264</text:p>
          </table:table-cell>
          <table:table-cell office:value-type="float" office:value="0.751415941665728" calcext:value-type="float">
            <text:p>0.751415941665728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83920631047528" calcext:value-type="float">
            <text:p>-1.83920631047528</text:p>
          </table:table-cell>
          <table:table-cell office:value-type="float" office:value="-2.38661069253397" calcext:value-type="float">
            <text:p>-2.38661069253397</text:p>
          </table:table-cell>
          <table:table-cell office:value-type="float" office:value="-1.29180192841658" calcext:value-type="float">
            <text:p>-1.29180192841658</text:p>
          </table:table-cell>
          <table:table-cell office:value-type="float" office:value="0.15894352787057" calcext:value-type="float">
            <text:p>0.15894352787057</text:p>
          </table:table-cell>
          <table:table-cell office:value-type="float" office:value="0.0919407719379245" calcext:value-type="float">
            <text:p>0.0919407719379245</text:p>
          </table:table-cell>
          <table:table-cell office:value-type="float" office:value="0.274775211469831" calcext:value-type="float">
            <text:p>0.274775211469831</text:p>
          </table:table-cell>
          <table:table-cell office:value-type="float" office:value="0.84105647212943" calcext:value-type="float">
            <text:p>0.84105647212943</text:p>
          </table:table-cell>
          <table:table-cell office:value-type="float" office:value="0.908059228062076" calcext:value-type="float">
            <text:p>0.908059228062076</text:p>
          </table:table-cell>
          <table:table-cell office:value-type="float" office:value="0.725224788530169" calcext:value-type="float">
            <text:p>0.725224788530169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64745638636703" calcext:value-type="float">
            <text:p>-1.64745638636703</text:p>
          </table:table-cell>
          <table:table-cell office:value-type="float" office:value="-2.19474714242748" calcext:value-type="float">
            <text:p>-2.19474714242748</text:p>
          </table:table-cell>
          <table:table-cell office:value-type="float" office:value="-1.10016563030658" calcext:value-type="float">
            <text:p>-1.10016563030658</text:p>
          </table:table-cell>
          <table:table-cell office:value-type="float" office:value="0.192539031192235" calcext:value-type="float">
            <text:p>0.192539031192235</text:p>
          </table:table-cell>
          <table:table-cell office:value-type="float" office:value="0.111386722920717" calcext:value-type="float">
            <text:p>0.111386722920717</text:p>
          </table:table-cell>
          <table:table-cell office:value-type="float" office:value="0.332815954724075" calcext:value-type="float">
            <text:p>0.332815954724075</text:p>
          </table:table-cell>
          <table:table-cell office:value-type="float" office:value="0.807460968807765" calcext:value-type="float">
            <text:p>0.807460968807765</text:p>
          </table:table-cell>
          <table:table-cell office:value-type="float" office:value="0.888613277079283" calcext:value-type="float">
            <text:p>0.888613277079283</text:p>
          </table:table-cell>
          <table:table-cell office:value-type="float" office:value="0.667184045275925" calcext:value-type="float">
            <text:p>0.667184045275925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22340225167469" calcext:value-type="float">
            <text:p>-1.22340225167469</text:p>
          </table:table-cell>
          <table:table-cell office:value-type="float" office:value="-1.77084083386241" calcext:value-type="float">
            <text:p>-1.77084083386241</text:p>
          </table:table-cell>
          <table:table-cell office:value-type="float" office:value="-0.675963669486973" calcext:value-type="float">
            <text:p>-0.675963669486973</text:p>
          </table:table-cell>
          <table:table-cell office:value-type="float" office:value="0.294227426349331" calcext:value-type="float">
            <text:p>0.294227426349331</text:p>
          </table:table-cell>
          <table:table-cell office:value-type="float" office:value="0.170189827276494" calcext:value-type="float">
            <text:p>0.170189827276494</text:p>
          </table:table-cell>
          <table:table-cell office:value-type="float" office:value="0.508665998441305" calcext:value-type="float">
            <text:p>0.508665998441305</text:p>
          </table:table-cell>
          <table:table-cell office:value-type="float" office:value="0.705772573650669" calcext:value-type="float">
            <text:p>0.705772573650669</text:p>
          </table:table-cell>
          <table:table-cell office:value-type="float" office:value="0.829810172723506" calcext:value-type="float">
            <text:p>0.829810172723506</text:p>
          </table:table-cell>
          <table:table-cell office:value-type="float" office:value="0.491334001558695" calcext:value-type="float">
            <text:p>0.49133400155869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80216101245342" calcext:value-type="float">
            <text:p>-1.80216101245342</text:p>
          </table:table-cell>
          <table:table-cell office:value-type="float" office:value="-2.78420637534804" calcext:value-type="float">
            <text:p>-2.78420637534804</text:p>
          </table:table-cell>
          <table:table-cell office:value-type="float" office:value="-0.82011564955879" calcext:value-type="float">
            <text:p>-0.82011564955879</text:p>
          </table:table-cell>
          <table:table-cell office:value-type="float" office:value="0.164942060958548" calcext:value-type="float">
            <text:p>0.164942060958548</text:p>
          </table:table-cell>
          <table:table-cell office:value-type="float" office:value="0.0617780982026278" calcext:value-type="float">
            <text:p>0.0617780982026278</text:p>
          </table:table-cell>
          <table:table-cell office:value-type="float" office:value="0.440380721724712" calcext:value-type="float">
            <text:p>0.440380721724712</text:p>
          </table:table-cell>
          <table:table-cell office:value-type="float" office:value="0.835057939041452" calcext:value-type="float">
            <text:p>0.835057939041452</text:p>
          </table:table-cell>
          <table:table-cell office:value-type="float" office:value="0.938221901797372" calcext:value-type="float">
            <text:p>0.938221901797372</text:p>
          </table:table-cell>
          <table:table-cell office:value-type="float" office:value="0.559619278275288" calcext:value-type="float">
            <text:p>0.559619278275288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2141026249416" calcext:value-type="float">
            <text:p>-1.2141026249416</text:p>
          </table:table-cell>
          <table:table-cell office:value-type="float" office:value="-2.19635874938097" calcext:value-type="float">
            <text:p>-2.19635874938097</text:p>
          </table:table-cell>
          <table:table-cell office:value-type="float" office:value="-0.231846500502228" calcext:value-type="float">
            <text:p>-0.231846500502228</text:p>
          </table:table-cell>
          <table:table-cell office:value-type="float" office:value="0.29697639396381" calcext:value-type="float">
            <text:p>0.29697639396381</text:p>
          </table:table-cell>
          <table:table-cell office:value-type="float" office:value="0.111207355876942" calcext:value-type="float">
            <text:p>0.111207355876942</text:p>
          </table:table-cell>
          <table:table-cell office:value-type="float" office:value="0.793067849480586" calcext:value-type="float">
            <text:p>0.793067849480586</text:p>
          </table:table-cell>
          <table:table-cell office:value-type="float" office:value="0.70302360603619" calcext:value-type="float">
            <text:p>0.70302360603619</text:p>
          </table:table-cell>
          <table:table-cell office:value-type="float" office:value="0.888792644123058" calcext:value-type="float">
            <text:p>0.888792644123058</text:p>
          </table:table-cell>
          <table:table-cell office:value-type="float" office:value="0.206932150519414" calcext:value-type="float">
            <text:p>0.206932150519414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46139607238433" calcext:value-type="float">
            <text:p>-1.46139607238433</text:p>
          </table:table-cell>
          <table:table-cell office:value-type="float" office:value="-2.34055567015269" calcext:value-type="float">
            <text:p>-2.34055567015269</text:p>
          </table:table-cell>
          <table:table-cell office:value-type="float" office:value="-0.582236474615975" calcext:value-type="float">
            <text:p>-0.582236474615975</text:p>
          </table:table-cell>
          <table:table-cell office:value-type="float" office:value="0.231912282291039" calcext:value-type="float">
            <text:p>0.231912282291039</text:p>
          </table:table-cell>
          <table:table-cell office:value-type="float" office:value="0.0962741267058044" calcext:value-type="float">
            <text:p>0.0962741267058044</text:p>
          </table:table-cell>
          <table:table-cell office:value-type="float" office:value="0.55864756729282" calcext:value-type="float">
            <text:p>0.55864756729282</text:p>
          </table:table-cell>
          <table:table-cell office:value-type="float" office:value="0.768087717708961" calcext:value-type="float">
            <text:p>0.768087717708961</text:p>
          </table:table-cell>
          <table:table-cell office:value-type="float" office:value="0.903725873294196" calcext:value-type="float">
            <text:p>0.903725873294196</text:p>
          </table:table-cell>
          <table:table-cell office:value-type="float" office:value="0.44135243270718" calcext:value-type="float">
            <text:p>0.4413524327071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09916283525346" calcext:value-type="float">
            <text:p>-1.09916283525346</text:p>
          </table:table-cell>
          <table:table-cell office:value-type="float" office:value="-1.59384593618232" calcext:value-type="float">
            <text:p>-1.59384593618232</text:p>
          </table:table-cell>
          <table:table-cell office:value-type="float" office:value="-0.604479734324609" calcext:value-type="float">
            <text:p>-0.604479734324609</text:p>
          </table:table-cell>
          <table:table-cell office:value-type="float" office:value="0.333149868312537" calcext:value-type="float">
            <text:p>0.333149868312537</text:p>
          </table:table-cell>
          <table:table-cell office:value-type="float" office:value="0.203142833068794" calcext:value-type="float">
            <text:p>0.203142833068794</text:p>
          </table:table-cell>
          <table:table-cell office:value-type="float" office:value="0.54635860433764" calcext:value-type="float">
            <text:p>0.54635860433764</text:p>
          </table:table-cell>
          <table:table-cell office:value-type="float" office:value="0.666850131687463" calcext:value-type="float">
            <text:p>0.666850131687463</text:p>
          </table:table-cell>
          <table:table-cell office:value-type="float" office:value="0.796857166931206" calcext:value-type="float">
            <text:p>0.796857166931206</text:p>
          </table:table-cell>
          <table:table-cell office:value-type="float" office:value="0.45364139566236" calcext:value-type="float">
            <text:p>0.45364139566236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5952430126334" calcext:value-type="float">
            <text:p>-1.35952430126334</text:p>
          </table:table-cell>
          <table:table-cell office:value-type="float" office:value="-1.86979741724933" calcext:value-type="float">
            <text:p>-1.86979741724933</text:p>
          </table:table-cell>
          <table:table-cell office:value-type="float" office:value="-0.84925118527736" calcext:value-type="float">
            <text:p>-0.84925118527736</text:p>
          </table:table-cell>
          <table:table-cell office:value-type="float" office:value="0.256782899205299" calcext:value-type="float">
            <text:p>0.256782899205299</text:p>
          </table:table-cell>
          <table:table-cell office:value-type="float" office:value="0.154154887773299" calcext:value-type="float">
            <text:p>0.154154887773299</text:p>
          </table:table-cell>
          <table:table-cell office:value-type="float" office:value="0.427735106403158" calcext:value-type="float">
            <text:p>0.427735106403158</text:p>
          </table:table-cell>
          <table:table-cell office:value-type="float" office:value="0.743217100794701" calcext:value-type="float">
            <text:p>0.743217100794701</text:p>
          </table:table-cell>
          <table:table-cell office:value-type="float" office:value="0.845845112226701" calcext:value-type="float">
            <text:p>0.845845112226701</text:p>
          </table:table-cell>
          <table:table-cell office:value-type="float" office:value="0.572264893596842" calcext:value-type="float">
            <text:p>0.572264893596842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08309761727581" calcext:value-type="float">
            <text:p>-1.08309761727581</text:p>
          </table:table-cell>
          <table:table-cell office:value-type="float" office:value="-1.61147297973929" calcext:value-type="float">
            <text:p>-1.61147297973929</text:p>
          </table:table-cell>
          <table:table-cell office:value-type="float" office:value="-0.554722254812324" calcext:value-type="float">
            <text:p>-0.554722254812324</text:p>
          </table:table-cell>
          <table:table-cell office:value-type="float" office:value="0.338545216246014" calcext:value-type="float">
            <text:p>0.338545216246014</text:p>
          </table:table-cell>
          <table:table-cell office:value-type="float" office:value="0.199593400408058" calcext:value-type="float">
            <text:p>0.199593400408058</text:p>
          </table:table-cell>
          <table:table-cell office:value-type="float" office:value="0.574231729149065" calcext:value-type="float">
            <text:p>0.574231729149065</text:p>
          </table:table-cell>
          <table:table-cell office:value-type="float" office:value="0.661454783753986" calcext:value-type="float">
            <text:p>0.661454783753986</text:p>
          </table:table-cell>
          <table:table-cell office:value-type="float" office:value="0.800406599591942" calcext:value-type="float">
            <text:p>0.800406599591942</text:p>
          </table:table-cell>
          <table:table-cell office:value-type="float" office:value="0.425768270850935" calcext:value-type="float">
            <text:p>0.425768270850935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15710170660834" calcext:value-type="float">
            <text:p>-1.15710170660834</text:p>
          </table:table-cell>
          <table:table-cell office:value-type="float" office:value="-2.03760382055575" calcext:value-type="float">
            <text:p>-2.03760382055575</text:p>
          </table:table-cell>
          <table:table-cell office:value-type="float" office:value="-0.276599592660927" calcext:value-type="float">
            <text:p>-0.276599592660927</text:p>
          </table:table-cell>
          <table:table-cell office:value-type="float" office:value="0.31439607374033" calcext:value-type="float">
            <text:p>0.31439607374033</text:p>
          </table:table-cell>
          <table:table-cell office:value-type="float" office:value="0.130340656592291" calcext:value-type="float">
            <text:p>0.130340656592291</text:p>
          </table:table-cell>
          <table:table-cell office:value-type="float" office:value="0.758358088470617" calcext:value-type="float">
            <text:p>0.758358088470617</text:p>
          </table:table-cell>
          <table:table-cell office:value-type="float" office:value="0.68560392625967" calcext:value-type="float">
            <text:p>0.68560392625967</text:p>
          </table:table-cell>
          <table:table-cell office:value-type="float" office:value="0.869659343407709" calcext:value-type="float">
            <text:p>0.869659343407709</text:p>
          </table:table-cell>
          <table:table-cell office:value-type="float" office:value="0.241641911529383" calcext:value-type="float">
            <text:p>0.241641911529383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29519009365214" calcext:value-type="float">
            <text:p>-1.29519009365214</text:p>
          </table:table-cell>
          <table:table-cell office:value-type="float" office:value="-3.2565268687303" calcext:value-type="float">
            <text:p>-3.2565268687303</text:p>
          </table:table-cell>
          <table:table-cell office:value-type="float" office:value="0.666146681426022" calcext:value-type="float">
            <text:p>0.666146681426022</text:p>
          </table:table-cell>
          <table:table-cell office:value-type="float" office:value="0.273845803034519" calcext:value-type="float">
            <text:p>0.273845803034519</text:p>
          </table:table-cell>
          <table:table-cell office:value-type="float" office:value="0.0385219577641096" calcext:value-type="float">
            <text:p>0.0385219577641096</text:p>
          </table:table-cell>
          <table:table-cell office:value-type="float" office:value="1.94672151137369" calcext:value-type="float">
            <text:p>1.94672151137369</text:p>
          </table:table-cell>
          <table:table-cell office:value-type="float" office:value="0.726154196965481" calcext:value-type="float">
            <text:p>0.726154196965481</text:p>
          </table:table-cell>
          <table:table-cell office:value-type="float" office:value="0.96147804223589" calcext:value-type="float">
            <text:p>0.96147804223589</text:p>
          </table:table-cell>
          <table:table-cell office:value-type="float" office:value="-0.946721511373685" calcext:value-type="float">
            <text:p>-0.94672151137368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28236476555265" calcext:value-type="float">
            <text:p>-1.28236476555265</text:p>
          </table:table-cell>
          <table:table-cell office:value-type="float" office:value="-2.26494645306049" calcext:value-type="float">
            <text:p>-2.26494645306049</text:p>
          </table:table-cell>
          <table:table-cell office:value-type="float" office:value="-0.299783078044812" calcext:value-type="float">
            <text:p>-0.299783078044812</text:p>
          </table:table-cell>
          <table:table-cell office:value-type="float" office:value="0.277380584218731" calcext:value-type="float">
            <text:p>0.277380584218731</text:p>
          </table:table-cell>
          <table:table-cell office:value-type="float" office:value="0.103835594470233" calcext:value-type="float">
            <text:p>0.103835594470233</text:p>
          </table:table-cell>
          <table:table-cell office:value-type="float" office:value="0.740978937849498" calcext:value-type="float">
            <text:p>0.740978937849498</text:p>
          </table:table-cell>
          <table:table-cell office:value-type="float" office:value="0.722619415781269" calcext:value-type="float">
            <text:p>0.722619415781269</text:p>
          </table:table-cell>
          <table:table-cell office:value-type="float" office:value="0.896164405529767" calcext:value-type="float">
            <text:p>0.896164405529767</text:p>
          </table:table-cell>
          <table:table-cell office:value-type="float" office:value="0.259021062150502" calcext:value-type="float">
            <text:p>0.25902106215050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44626543768977" calcext:value-type="float">
            <text:p>-1.44626543768977</text:p>
          </table:table-cell>
          <table:table-cell office:value-type="float" office:value="-1.6281859464748" calcext:value-type="float">
            <text:p>-1.6281859464748</text:p>
          </table:table-cell>
          <table:table-cell office:value-type="float" office:value="-1.26434492890474" calcext:value-type="float">
            <text:p>-1.26434492890474</text:p>
          </table:table-cell>
          <table:table-cell office:value-type="float" office:value="0.235447943259713" calcext:value-type="float">
            <text:p>0.235447943259713</text:p>
          </table:table-cell>
          <table:table-cell office:value-type="float" office:value="0.196285323438133" calcext:value-type="float">
            <text:p>0.196285323438133</text:p>
          </table:table-cell>
          <table:table-cell office:value-type="float" office:value="0.282424243515599" calcext:value-type="float">
            <text:p>0.282424243515599</text:p>
          </table:table-cell>
          <table:table-cell office:value-type="float" office:value="0.764552056740287" calcext:value-type="float">
            <text:p>0.764552056740287</text:p>
          </table:table-cell>
          <table:table-cell office:value-type="float" office:value="0.803714676561867" calcext:value-type="float">
            <text:p>0.803714676561867</text:p>
          </table:table-cell>
          <table:table-cell office:value-type="float" office:value="0.717575756484401" calcext:value-type="float">
            <text:p>0.7175757564844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999038547827667" calcext:value-type="float">
            <text:p>-0.999038547827667</text:p>
          </table:table-cell>
          <table:table-cell office:value-type="float" office:value="-1.20947742328653" calcext:value-type="float">
            <text:p>-1.20947742328653</text:p>
          </table:table-cell>
          <table:table-cell office:value-type="float" office:value="-0.788599672368806" calcext:value-type="float">
            <text:p>-0.788599672368806</text:p>
          </table:table-cell>
          <table:table-cell office:value-type="float" office:value="0.368233309745909" calcext:value-type="float">
            <text:p>0.368233309745909</text:p>
          </table:table-cell>
          <table:table-cell office:value-type="float" office:value="0.298353151108046" calcext:value-type="float">
            <text:p>0.298353151108046</text:p>
          </table:table-cell>
          <table:table-cell office:value-type="float" office:value="0.454480771873335" calcext:value-type="float">
            <text:p>0.454480771873335</text:p>
          </table:table-cell>
          <table:table-cell office:value-type="float" office:value="0.631766690254091" calcext:value-type="float">
            <text:p>0.631766690254091</text:p>
          </table:table-cell>
          <table:table-cell office:value-type="float" office:value="0.701646848891954" calcext:value-type="float">
            <text:p>0.701646848891954</text:p>
          </table:table-cell>
          <table:table-cell office:value-type="float" office:value="0.545519228126665" calcext:value-type="float">
            <text:p>0.54551922812666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88398820723481" calcext:value-type="float">
            <text:p>-0.88398820723481</text:p>
          </table:table-cell>
          <table:table-cell office:value-type="float" office:value="-1.2875955038298" calcext:value-type="float">
            <text:p>-1.2875955038298</text:p>
          </table:table-cell>
          <table:table-cell office:value-type="float" office:value="-0.480380910639822" calcext:value-type="float">
            <text:p>-0.480380910639822</text:p>
          </table:table-cell>
          <table:table-cell office:value-type="float" office:value="0.413131965817757" calcext:value-type="float">
            <text:p>0.413131965817757</text:p>
          </table:table-cell>
          <table:table-cell office:value-type="float" office:value="0.275933467024671" calcext:value-type="float">
            <text:p>0.275933467024671</text:p>
          </table:table-cell>
          <table:table-cell office:value-type="float" office:value="0.618547735513301" calcext:value-type="float">
            <text:p>0.618547735513301</text:p>
          </table:table-cell>
          <table:table-cell office:value-type="float" office:value="0.586868034182243" calcext:value-type="float">
            <text:p>0.586868034182243</text:p>
          </table:table-cell>
          <table:table-cell office:value-type="float" office:value="0.724066532975329" calcext:value-type="float">
            <text:p>0.724066532975329</text:p>
          </table:table-cell>
          <table:table-cell office:value-type="float" office:value="0.381452264486699" calcext:value-type="float">
            <text:p>0.381452264486699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0910967617712" calcext:value-type="float">
            <text:p>-1.50910967617712</text:p>
          </table:table-cell>
          <table:table-cell office:value-type="float" office:value="-2.02909654913101" calcext:value-type="float">
            <text:p>-2.02909654913101</text:p>
          </table:table-cell>
          <table:table-cell office:value-type="float" office:value="-0.989122803223231" calcext:value-type="float">
            <text:p>-0.989122803223231</text:p>
          </table:table-cell>
          <table:table-cell office:value-type="float" office:value="0.221106746956532" calcext:value-type="float">
            <text:p>0.221106746956532</text:p>
          </table:table-cell>
          <table:table-cell office:value-type="float" office:value="0.131454229954916" calcext:value-type="float">
            <text:p>0.131454229954916</text:p>
          </table:table-cell>
          <table:table-cell office:value-type="float" office:value="0.371902779898879" calcext:value-type="float">
            <text:p>0.371902779898879</text:p>
          </table:table-cell>
          <table:table-cell office:value-type="float" office:value="0.778893253043468" calcext:value-type="float">
            <text:p>0.778893253043468</text:p>
          </table:table-cell>
          <table:table-cell office:value-type="float" office:value="0.868545770045084" calcext:value-type="float">
            <text:p>0.868545770045084</text:p>
          </table:table-cell>
          <table:table-cell office:value-type="float" office:value="0.628097220101121" calcext:value-type="float">
            <text:p>0.628097220101121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55869373039805" calcext:value-type="float">
            <text:p>-2.55869373039805</text:p>
          </table:table-cell>
          <table:table-cell office:value-type="float" office:value="-3.97843106547411" calcext:value-type="float">
            <text:p>-3.97843106547411</text:p>
          </table:table-cell>
          <table:table-cell office:value-type="float" office:value="-1.13895639532199" calcext:value-type="float">
            <text:p>-1.13895639532199</text:p>
          </table:table-cell>
          <table:table-cell office:value-type="float" office:value="0.0774057872586511" calcext:value-type="float">
            <text:p>0.0774057872586511</text:p>
          </table:table-cell>
          <table:table-cell office:value-type="float" office:value="0.0187149788923298" calcext:value-type="float">
            <text:p>0.0187149788923298</text:p>
          </table:table-cell>
          <table:table-cell office:value-type="float" office:value="0.320152960663353" calcext:value-type="float">
            <text:p>0.320152960663353</text:p>
          </table:table-cell>
          <table:table-cell office:value-type="float" office:value="0.922594212741349" calcext:value-type="float">
            <text:p>0.922594212741349</text:p>
          </table:table-cell>
          <table:table-cell office:value-type="float" office:value="0.98128502110767" calcext:value-type="float">
            <text:p>0.98128502110767</text:p>
          </table:table-cell>
          <table:table-cell office:value-type="float" office:value="0.679847039336647" calcext:value-type="float">
            <text:p>0.679847039336647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27200997128122" calcext:value-type="float">
            <text:p>-1.27200997128122</text:p>
          </table:table-cell>
          <table:table-cell office:value-type="float" office:value="-1.96357300801507" calcext:value-type="float">
            <text:p>-1.96357300801507</text:p>
          </table:table-cell>
          <table:table-cell office:value-type="float" office:value="-0.580446934547362" calcext:value-type="float">
            <text:p>-0.580446934547362</text:p>
          </table:table-cell>
          <table:table-cell office:value-type="float" office:value="0.280267725181575" calcext:value-type="float">
            <text:p>0.280267725181575</text:p>
          </table:table-cell>
          <table:table-cell office:value-type="float" office:value="0.140356030710704" calcext:value-type="float">
            <text:p>0.140356030710704</text:p>
          </table:table-cell>
          <table:table-cell office:value-type="float" office:value="0.559648184554029" calcext:value-type="float">
            <text:p>0.559648184554029</text:p>
          </table:table-cell>
          <table:table-cell office:value-type="float" office:value="0.719732274818425" calcext:value-type="float">
            <text:p>0.719732274818425</text:p>
          </table:table-cell>
          <table:table-cell office:value-type="float" office:value="0.859643969289296" calcext:value-type="float">
            <text:p>0.859643969289296</text:p>
          </table:table-cell>
          <table:table-cell office:value-type="float" office:value="0.440351815445971" calcext:value-type="float">
            <text:p>0.44035181544597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2313788909969" calcext:value-type="float">
            <text:p>-1.2313788909969</text:p>
          </table:table-cell>
          <table:table-cell office:value-type="float" office:value="-1.95298916357909" calcext:value-type="float">
            <text:p>-1.95298916357909</text:p>
          </table:table-cell>
          <table:table-cell office:value-type="float" office:value="-0.509768618414709" calcext:value-type="float">
            <text:p>-0.509768618414709</text:p>
          </table:table-cell>
          <table:table-cell office:value-type="float" office:value="0.2918898158232" calcext:value-type="float">
            <text:p>0.2918898158232</text:p>
          </table:table-cell>
          <table:table-cell office:value-type="float" office:value="0.141849426097082" calcext:value-type="float">
            <text:p>0.141849426097082</text:p>
          </table:table-cell>
          <table:table-cell office:value-type="float" office:value="0.600634538506989" calcext:value-type="float">
            <text:p>0.600634538506989</text:p>
          </table:table-cell>
          <table:table-cell office:value-type="float" office:value="0.7081101841768" calcext:value-type="float">
            <text:p>0.7081101841768</text:p>
          </table:table-cell>
          <table:table-cell office:value-type="float" office:value="0.858150573902918" calcext:value-type="float">
            <text:p>0.858150573902918</text:p>
          </table:table-cell>
          <table:table-cell office:value-type="float" office:value="0.399365461493011" calcext:value-type="float">
            <text:p>0.39936546149301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88362005377702" calcext:value-type="float">
            <text:p>-0.88362005377702</text:p>
          </table:table-cell>
          <table:table-cell office:value-type="float" office:value="-1.47513776053899" calcext:value-type="float">
            <text:p>-1.47513776053899</text:p>
          </table:table-cell>
          <table:table-cell office:value-type="float" office:value="-0.292102347015045" calcext:value-type="float">
            <text:p>-0.292102347015045</text:p>
          </table:table-cell>
          <table:table-cell office:value-type="float" office:value="0.413284089780259" calcext:value-type="float">
            <text:p>0.413284089780259</text:p>
          </table:table-cell>
          <table:table-cell office:value-type="float" office:value="0.228747212535252" calcext:value-type="float">
            <text:p>0.228747212535252</text:p>
          </table:table-cell>
          <table:table-cell office:value-type="float" office:value="0.746692110353804" calcext:value-type="float">
            <text:p>0.746692110353804</text:p>
          </table:table-cell>
          <table:table-cell office:value-type="float" office:value="0.586715910219741" calcext:value-type="float">
            <text:p>0.586715910219741</text:p>
          </table:table-cell>
          <table:table-cell office:value-type="float" office:value="0.771252787464748" calcext:value-type="float">
            <text:p>0.771252787464748</text:p>
          </table:table-cell>
          <table:table-cell office:value-type="float" office:value="0.253307889646196" calcext:value-type="float">
            <text:p>0.25330788964619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658072711972403" calcext:value-type="float">
            <text:p>-0.658072711972403</text:p>
          </table:table-cell>
          <table:table-cell office:value-type="float" office:value="-1.20205118884167" calcext:value-type="float">
            <text:p>-1.20205118884167</text:p>
          </table:table-cell>
          <table:table-cell office:value-type="float" office:value="-0.114094235103132" calcext:value-type="float">
            <text:p>-0.114094235103132</text:p>
          </table:table-cell>
          <table:table-cell office:value-type="float" office:value="0.517848416404095" calcext:value-type="float">
            <text:p>0.517848416404095</text:p>
          </table:table-cell>
          <table:table-cell office:value-type="float" office:value="0.300577038891148" calcext:value-type="float">
            <text:p>0.300577038891148</text:p>
          </table:table-cell>
          <table:table-cell office:value-type="float" office:value="0.89217387782353" calcext:value-type="float">
            <text:p>0.89217387782353</text:p>
          </table:table-cell>
          <table:table-cell office:value-type="float" office:value="0.482151583595905" calcext:value-type="float">
            <text:p>0.482151583595905</text:p>
          </table:table-cell>
          <table:table-cell office:value-type="float" office:value="0.699422961108852" calcext:value-type="float">
            <text:p>0.699422961108852</text:p>
          </table:table-cell>
          <table:table-cell office:value-type="float" office:value="0.10782612217647" calcext:value-type="float">
            <text:p>0.1078261221764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00658866750830282" calcext:value-type="float">
            <text:p>-0.00658866750830282</text:p>
          </table:table-cell>
          <table:table-cell office:value-type="float" office:value="-0.434434715336651" calcext:value-type="float">
            <text:p>-0.434434715336651</text:p>
          </table:table-cell>
          <table:table-cell office:value-type="float" office:value="0.421257380320045" calcext:value-type="float">
            <text:p>0.421257380320045</text:p>
          </table:table-cell>
          <table:table-cell office:value-type="float" office:value="0.993432990170279" calcext:value-type="float">
            <text:p>0.993432990170279</text:p>
          </table:table-cell>
          <table:table-cell office:value-type="float" office:value="0.647630659302612" calcext:value-type="float">
            <text:p>0.647630659302612</text:p>
          </table:table-cell>
          <table:table-cell office:value-type="float" office:value="1.52387644374557" calcext:value-type="float">
            <text:p>1.52387644374557</text:p>
          </table:table-cell>
          <table:table-cell office:value-type="float" office:value="0.0065670098297208" calcext:value-type="float">
            <text:p>0.0065670098297208</text:p>
          </table:table-cell>
          <table:table-cell office:value-type="float" office:value="0.352369340697388" calcext:value-type="float">
            <text:p>0.352369340697388</text:p>
          </table:table-cell>
          <table:table-cell office:value-type="float" office:value="-0.523876443745569" calcext:value-type="float">
            <text:p>-0.5238764437455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36659375602327" calcext:value-type="float">
            <text:p>0.636659375602327</text:p>
          </table:table-cell>
          <table:table-cell office:value-type="float" office:value="0.244504162538885" calcext:value-type="float">
            <text:p>0.244504162538885</text:p>
          </table:table-cell>
          <table:table-cell office:value-type="float" office:value="1.02881458866577" calcext:value-type="float">
            <text:p>1.02881458866577</text:p>
          </table:table-cell>
          <table:table-cell office:value-type="float" office:value="1.89015601938251" calcext:value-type="float">
            <text:p>1.89015601938251</text:p>
          </table:table-cell>
          <table:table-cell office:value-type="float" office:value="1.27698797772538" calcext:value-type="float">
            <text:p>1.27698797772538</text:p>
          </table:table-cell>
          <table:table-cell office:value-type="float" office:value="2.79774738676219" calcext:value-type="float">
            <text:p>2.79774738676219</text:p>
          </table:table-cell>
          <table:table-cell office:value-type="float" office:value="-0.890156019382508" calcext:value-type="float">
            <text:p>-0.890156019382508</text:p>
          </table:table-cell>
          <table:table-cell office:value-type="float" office:value="-0.276987977725384" calcext:value-type="float">
            <text:p>-0.276987977725384</text:p>
          </table:table-cell>
          <table:table-cell office:value-type="float" office:value="-1.79774738676219" calcext:value-type="float">
            <text:p>-1.79774738676219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6133858496373" calcext:value-type="float">
            <text:p>1.16133858496373</text:p>
          </table:table-cell>
          <table:table-cell office:value-type="float" office:value="0.800182974795443" calcext:value-type="float">
            <text:p>0.800182974795443</text:p>
          </table:table-cell>
          <table:table-cell office:value-type="float" office:value="1.52249419513202" calcext:value-type="float">
            <text:p>1.52249419513202</text:p>
          </table:table-cell>
          <table:table-cell office:value-type="float" office:value="3.1942061319872" calcext:value-type="float">
            <text:p>3.1942061319872</text:p>
          </table:table-cell>
          <table:table-cell office:value-type="float" office:value="2.22594818364619" calcext:value-type="float">
            <text:p>2.22594818364619</text:p>
          </table:table-cell>
          <table:table-cell office:value-type="float" office:value="4.58364345072572" calcext:value-type="float">
            <text:p>4.58364345072572</text:p>
          </table:table-cell>
          <table:table-cell office:value-type="float" office:value="-2.1942061319872" calcext:value-type="float">
            <text:p>-2.1942061319872</text:p>
          </table:table-cell>
          <table:table-cell office:value-type="float" office:value="-1.22594818364619" calcext:value-type="float">
            <text:p>-1.22594818364619</text:p>
          </table:table-cell>
          <table:table-cell office:value-type="float" office:value="-3.58364345072572" calcext:value-type="float">
            <text:p>-3.58364345072572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948930164446" calcext:value-type="float">
            <text:p>1.7948930164446</text:p>
          </table:table-cell>
          <table:table-cell office:value-type="float" office:value="1.45485889451656" calcext:value-type="float">
            <text:p>1.45485889451656</text:p>
          </table:table-cell>
          <table:table-cell office:value-type="float" office:value="2.13492713837265" calcext:value-type="float">
            <text:p>2.13492713837265</text:p>
          </table:table-cell>
          <table:table-cell office:value-type="float" office:value="6.01883077144655" calcext:value-type="float">
            <text:p>6.01883077144655</text:p>
          </table:table-cell>
          <table:table-cell office:value-type="float" office:value="4.28387894414304" calcext:value-type="float">
            <text:p>4.28387894414304</text:p>
          </table:table-cell>
          <table:table-cell office:value-type="float" office:value="8.45643033513839" calcext:value-type="float">
            <text:p>8.45643033513839</text:p>
          </table:table-cell>
          <table:table-cell office:value-type="float" office:value="-5.01883077144655" calcext:value-type="float">
            <text:p>-5.01883077144655</text:p>
          </table:table-cell>
          <table:table-cell office:value-type="float" office:value="-3.28387894414304" calcext:value-type="float">
            <text:p>-3.28387894414304</text:p>
          </table:table-cell>
          <table:table-cell office:value-type="float" office:value="-7.45643033513839" calcext:value-type="float">
            <text:p>-7.45643033513839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6969050790232" calcext:value-type="float">
            <text:p>2.46969050790232</text:p>
          </table:table-cell>
          <table:table-cell office:value-type="float" office:value="2.14690861002885" calcext:value-type="float">
            <text:p>2.14690861002885</text:p>
          </table:table-cell>
          <table:table-cell office:value-type="float" office:value="2.79247240577579" calcext:value-type="float">
            <text:p>2.79247240577579</text:p>
          </table:table-cell>
          <table:table-cell office:value-type="float" office:value="11.8187884639208" calcext:value-type="float">
            <text:p>11.8187884639208</text:p>
          </table:table-cell>
          <table:table-cell office:value-type="float" office:value="8.55836023121029" calcext:value-type="float">
            <text:p>8.55836023121029</text:p>
          </table:table-cell>
          <table:table-cell office:value-type="float" office:value="16.3213228914476" calcext:value-type="float">
            <text:p>16.3213228914476</text:p>
          </table:table-cell>
          <table:table-cell office:value-type="float" office:value="-10.8187884639208" calcext:value-type="float">
            <text:p>-10.8187884639208</text:p>
          </table:table-cell>
          <table:table-cell office:value-type="float" office:value="-7.55836023121029" calcext:value-type="float">
            <text:p>-7.55836023121029</text:p>
          </table:table-cell>
          <table:table-cell office:value-type="float" office:value="-15.3213228914476" calcext:value-type="float">
            <text:p>-15.321322891447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600010347509" calcext:value-type="float">
            <text:p>3.12600010347509</text:p>
          </table:table-cell>
          <table:table-cell office:value-type="float" office:value="2.80946636999725" calcext:value-type="float">
            <text:p>2.80946636999725</text:p>
          </table:table-cell>
          <table:table-cell office:value-type="float" office:value="3.44253383695293" calcext:value-type="float">
            <text:p>3.44253383695293</text:p>
          </table:table-cell>
          <table:table-cell office:value-type="float" office:value="22.7826687298007" calcext:value-type="float">
            <text:p>22.7826687298007</text:p>
          </table:table-cell>
          <table:table-cell office:value-type="float" office:value="16.6010570325897" calcext:value-type="float">
            <text:p>16.6010570325897</text:p>
          </table:table-cell>
          <table:table-cell office:value-type="float" office:value="31.266081035255" calcext:value-type="float">
            <text:p>31.266081035255</text:p>
          </table:table-cell>
          <table:table-cell office:value-type="float" office:value="-21.7826687298007" calcext:value-type="float">
            <text:p>-21.7826687298007</text:p>
          </table:table-cell>
          <table:table-cell office:value-type="float" office:value="-15.6010570325897" calcext:value-type="float">
            <text:p>-15.6010570325897</text:p>
          </table:table-cell>
          <table:table-cell office:value-type="float" office:value="-30.266081035255" calcext:value-type="float">
            <text:p>-30.26608103525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3107325699926" calcext:value-type="float">
            <text:p>3.83107325699926</text:p>
          </table:table-cell>
          <table:table-cell office:value-type="float" office:value="3.51676121435498" calcext:value-type="float">
            <text:p>3.51676121435498</text:p>
          </table:table-cell>
          <table:table-cell office:value-type="float" office:value="4.14538529964354" calcext:value-type="float">
            <text:p>4.14538529964354</text:p>
          </table:table-cell>
          <table:table-cell office:value-type="float" office:value="46.1120017145432" calcext:value-type="float">
            <text:p>46.1120017145432</text:p>
          </table:table-cell>
          <table:table-cell office:value-type="float" office:value="33.6751849455795" calcext:value-type="float">
            <text:p>33.6751849455795</text:p>
          </table:table-cell>
          <table:table-cell office:value-type="float" office:value="63.1419457846558" calcext:value-type="float">
            <text:p>63.1419457846558</text:p>
          </table:table-cell>
          <table:table-cell office:value-type="float" office:value="-45.1120017145432" calcext:value-type="float">
            <text:p>-45.1120017145432</text:p>
          </table:table-cell>
          <table:table-cell office:value-type="float" office:value="-32.6751849455795" calcext:value-type="float">
            <text:p>-32.6751849455795</text:p>
          </table:table-cell>
          <table:table-cell office:value-type="float" office:value="-62.1419457846558" calcext:value-type="float">
            <text:p>-62.1419457846558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362423844261" calcext:value-type="float">
            <text:p>4.5362423844261</text:p>
          </table:table-cell>
          <table:table-cell office:value-type="float" office:value="4.22509678511399" calcext:value-type="float">
            <text:p>4.22509678511399</text:p>
          </table:table-cell>
          <table:table-cell office:value-type="float" office:value="4.84738798373821" calcext:value-type="float">
            <text:p>4.84738798373821</text:p>
          </table:table-cell>
          <table:table-cell office:value-type="float" office:value="93.339406723925" calcext:value-type="float">
            <text:p>93.339406723925</text:p>
          </table:table-cell>
          <table:table-cell office:value-type="float" office:value="68.3811215029325" calcext:value-type="float">
            <text:p>68.3811215029325</text:p>
          </table:table-cell>
          <table:table-cell office:value-type="float" office:value="127.407165253946" calcext:value-type="float">
            <text:p>127.407165253946</text:p>
          </table:table-cell>
          <table:table-cell office:value-type="float" office:value="-92.339406723925" calcext:value-type="float">
            <text:p>-92.339406723925</text:p>
          </table:table-cell>
          <table:table-cell office:value-type="float" office:value="-67.3811215029325" calcext:value-type="float">
            <text:p>-67.3811215029325</text:p>
          </table:table-cell>
          <table:table-cell office:value-type="float" office:value="-126.407165253946" calcext:value-type="float">
            <text:p>-126.40716525394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57477159935957" calcext:value-type="float">
            <text:p>0.557477159935957</text:p>
          </table:table-cell>
          <table:table-cell office:value-type="float" office:value="0.498835732332263" calcext:value-type="float">
            <text:p>0.498835732332263</text:p>
          </table:table-cell>
          <table:table-cell office:value-type="float" office:value="0.61611858753965" calcext:value-type="float">
            <text:p>0.61611858753965</text:p>
          </table:table-cell>
          <table:table-cell office:value-type="float" office:value="1.74626140016303" calcext:value-type="float">
            <text:p>1.74626140016303</text:p>
          </table:table-cell>
          <table:table-cell office:value-type="float" office:value="1.64680283483467" calcext:value-type="float">
            <text:p>1.64680283483467</text:p>
          </table:table-cell>
          <table:table-cell office:value-type="float" office:value="1.8517267599952" calcext:value-type="float">
            <text:p>1.8517267599952</text:p>
          </table:table-cell>
          <table:table-cell office:value-type="float" office:value="-0.746261400163025" calcext:value-type="float">
            <text:p>-0.746261400163025</text:p>
          </table:table-cell>
          <table:table-cell office:value-type="float" office:value="-0.646802834834674" calcext:value-type="float">
            <text:p>-0.646802834834674</text:p>
          </table:table-cell>
          <table:table-cell office:value-type="float" office:value="-0.851726759995204" calcext:value-type="float">
            <text:p>-0.851726759995204</text:p>
          </table:table-cell>
        </table:table-row>
      </table:table>
      <table:table table:name="inf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ProxyNew.H$2:.H$112])" office:value-type="float" office:value="0" calcext:value-type="float">
            <text:p>0</text:p>
          </table:table-cell>
          <table:table-cell table:formula="of:=SUMIF([$HospBA12.$A$2:.$A$101];[.$A$1]&amp;&quot;_&quot;&amp;[.$A2];[$ProxyNew.I$2:.I$112])" office:value-type="float" office:value="0" calcext:value-type="float">
            <text:p>0</text:p>
          </table:table-cell>
          <table:table-cell table:formula="of:=SUMIF([$HospBA12.$A$2:.$A$101];[.$A$1]&amp;&quot;_&quot;&amp;[.$A2];[$ProxyNew.J$2:.J$112])" office:value-type="float" office:value="0" calcext:value-type="float">
            <text:p>0</text:p>
          </table:table-cell>
          <table:table-cell table:formula="of:=SUMIF([$ProxyBA12.$A$2:.$A$101];[.$A$1]&amp;&quot;_&quot;&amp;[.$A2];[$full.H$2:.H$112])" office:value-type="float" office:value="0" calcext:value-type="float">
            <text:p>0</text:p>
          </table:table-cell>
          <table:table-cell table:formula="of:=SUMIF([$ProxyBA12.$A$2:.$A$101];[.$A$1]&amp;&quot;_&quot;&amp;[.$A2];[$full.I$2:.I$112])" office:value-type="float" office:value="0" calcext:value-type="float">
            <text:p>0</text:p>
          </table:table-cell>
          <table:table-cell table:formula="of:=SUMIF([$ProxyBA12.$A$2:.$A$101];[.$A$1]&amp;&quot;_&quot;&amp;[.$A2];[$full.J$2:.J$112])" office:value-type="float" office:value="0" calcext:value-type="float">
            <text:p>0</text:p>
          </table:table-cell>
          <table:table-cell table:formula="of:=SUMIF([$HospNew.$A$2:.$A$101];[.$A$1]&amp;&quot;_&quot;&amp;[.$A2];[$HospBA12.H$2:.H$112])" office:value-type="float" office:value="0" calcext:value-type="float">
            <text:p>0</text:p>
          </table:table-cell>
          <table:table-cell table:formula="of:=SUMIF([$HospNew.$A$2:.$A$101];[.$A$1]&amp;&quot;_&quot;&amp;[.$A2];[$HospBA12.I$2:.I$112])" office:value-type="float" office:value="0" calcext:value-type="float">
            <text:p>0</text:p>
          </table:table-cell>
          <table:table-cell table:formula="of:=SUMIF([$HospNew.$A$2:.$A$101];[.$A$1]&amp;&quot;_&quot;&amp;[.$A2];[$HospBA12.J$2:.J$112])" office:value-type="float" office:value="0" calcext:value-type="float">
            <text:p>0</text:p>
          </table:table-cell>
          <table:table-cell table:formula="of:=SUMIF([$ProxyNew.$A$2:.$A$101];[.$A$1]&amp;&quot;_&quot;&amp;[.$A2];[$ProxyBA12.H$2:.H$112])" office:value-type="float" office:value="0" calcext:value-type="float">
            <text:p>0</text:p>
          </table:table-cell>
          <table:table-cell table:formula="of:=SUMIF([$ProxyNew.$A$2:.$A$101];[.$A$1]&amp;&quot;_&quot;&amp;[.$A2];[$ProxyBA12.I$2:.I$112])" office:value-type="float" office:value="0" calcext:value-type="float">
            <text:p>0</text:p>
          </table:table-cell>
          <table:table-cell table:formula="of:=SUMIF([$ProxyNew.$A$2:.$A$101];[.$A$1]&amp;&quot;_&quot;&amp;[.$A2];[$Proxy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ProxyNew.H$2:.H$112])" office:value-type="float" office:value="0.848376748237542" calcext:value-type="float">
            <text:p>0.848376748237542</text:p>
          </table:table-cell>
          <table:table-cell table:formula="of:=SUMIF([$HospBA12.$A$2:.$A$101];[.$A$1]&amp;&quot;_&quot;&amp;[.$A3];[$ProxyNew.I$2:.I$112])" office:value-type="float" office:value="0.878960776152864" calcext:value-type="float">
            <text:p>0.878960776152864</text:p>
          </table:table-cell>
          <table:table-cell table:formula="of:=SUMIF([$HospBA12.$A$2:.$A$101];[.$A$1]&amp;&quot;_&quot;&amp;[.$A3];[$ProxyNew.J$2:.J$112])" office:value-type="float" office:value="0.810064789377236" calcext:value-type="float">
            <text:p>0.810064789377236</text:p>
          </table:table-cell>
          <table:table-cell table:formula="of:=SUMIF([$ProxyBA12.$A$2:.$A$101];[.$A$1]&amp;&quot;_&quot;&amp;[.$A3];[$full.H$2:.H$112])" office:value-type="float" office:value="0.870947958454177" calcext:value-type="float">
            <text:p>0.870947958454177</text:p>
          </table:table-cell>
          <table:table-cell table:formula="of:=SUMIF([$ProxyBA12.$A$2:.$A$101];[.$A$1]&amp;&quot;_&quot;&amp;[.$A3];[$full.I$2:.I$112])" office:value-type="float" office:value="0.908913739932878" calcext:value-type="float">
            <text:p>0.908913739932878</text:p>
          </table:table-cell>
          <table:table-cell table:formula="of:=SUMIF([$ProxyBA12.$A$2:.$A$101];[.$A$1]&amp;&quot;_&quot;&amp;[.$A3];[$full.J$2:.J$112])" office:value-type="float" office:value="0.817157610655306" calcext:value-type="float">
            <text:p>0.817157610655306</text:p>
          </table:table-cell>
          <table:table-cell table:formula="of:=SUMIF([$HospNew.$A$2:.$A$101];[.$A$1]&amp;&quot;_&quot;&amp;[.$A3];[$HospBA12.H$2:.H$112])" office:value-type="float" office:value="0.611001418466" calcext:value-type="float">
            <text:p>0.611001418466</text:p>
          </table:table-cell>
          <table:table-cell table:formula="of:=SUMIF([$HospNew.$A$2:.$A$101];[.$A$1]&amp;&quot;_&quot;&amp;[.$A3];[$HospBA12.I$2:.I$112])" office:value-type="float" office:value="0.784855139685312" calcext:value-type="float">
            <text:p>0.784855139685312</text:p>
          </table:table-cell>
          <table:table-cell table:formula="of:=SUMIF([$HospNew.$A$2:.$A$101];[.$A$1]&amp;&quot;_&quot;&amp;[.$A3];[$HospBA12.J$2:.J$112])" office:value-type="float" office:value="0.296660416548499" calcext:value-type="float">
            <text:p>0.296660416548499</text:p>
          </table:table-cell>
          <table:table-cell table:formula="of:=SUMIF([$ProxyNew.$A$2:.$A$101];[.$A$1]&amp;&quot;_&quot;&amp;[.$A3];[$ProxyBA12.H$2:.H$112])" office:value-type="float" office:value="0" calcext:value-type="float">
            <text:p>0</text:p>
          </table:table-cell>
          <table:table-cell table:formula="of:=SUMIF([$ProxyNew.$A$2:.$A$101];[.$A$1]&amp;&quot;_&quot;&amp;[.$A3];[$ProxyBA12.I$2:.I$112])" office:value-type="float" office:value="0" calcext:value-type="float">
            <text:p>0</text:p>
          </table:table-cell>
          <table:table-cell table:formula="of:=SUMIF([$ProxyNew.$A$2:.$A$101];[.$A$1]&amp;&quot;_&quot;&amp;[.$A3];[$Proxy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ProxyNew.H$2:.H$112])" office:value-type="float" office:value="0.859351105639631" calcext:value-type="float">
            <text:p>0.859351105639631</text:p>
          </table:table-cell>
          <table:table-cell table:formula="of:=SUMIF([$HospBA12.$A$2:.$A$101];[.$A$1]&amp;&quot;_&quot;&amp;[.$A4];[$ProxyNew.I$2:.I$112])" office:value-type="float" office:value="0.909388217318237" calcext:value-type="float">
            <text:p>0.909388217318237</text:p>
          </table:table-cell>
          <table:table-cell table:formula="of:=SUMIF([$HospBA12.$A$2:.$A$101];[.$A$1]&amp;&quot;_&quot;&amp;[.$A4];[$ProxyNew.J$2:.J$112])" office:value-type="float" office:value="0.781682791141293" calcext:value-type="float">
            <text:p>0.781682791141293</text:p>
          </table:table-cell>
          <table:table-cell table:formula="of:=SUMIF([$ProxyBA12.$A$2:.$A$101];[.$A$1]&amp;&quot;_&quot;&amp;[.$A4];[$full.H$2:.H$112])" office:value-type="float" office:value="0.882587613344421" calcext:value-type="float">
            <text:p>0.882587613344421</text:p>
          </table:table-cell>
          <table:table-cell table:formula="of:=SUMIF([$ProxyBA12.$A$2:.$A$101];[.$A$1]&amp;&quot;_&quot;&amp;[.$A4];[$full.I$2:.I$112])" office:value-type="float" office:value="0.941365475755077" calcext:value-type="float">
            <text:p>0.941365475755077</text:p>
          </table:table-cell>
          <table:table-cell table:formula="of:=SUMIF([$ProxyBA12.$A$2:.$A$101];[.$A$1]&amp;&quot;_&quot;&amp;[.$A4];[$full.J$2:.J$112])" office:value-type="float" office:value="0.764888199952389" calcext:value-type="float">
            <text:p>0.764888199952389</text:p>
          </table:table-cell>
          <table:table-cell table:formula="of:=SUMIF([$HospNew.$A$2:.$A$101];[.$A$1]&amp;&quot;_&quot;&amp;[.$A4];[$HospBA12.H$2:.H$112])" office:value-type="float" office:value="0.737563936467542" calcext:value-type="float">
            <text:p>0.737563936467542</text:p>
          </table:table-cell>
          <table:table-cell table:formula="of:=SUMIF([$HospNew.$A$2:.$A$101];[.$A$1]&amp;&quot;_&quot;&amp;[.$A4];[$HospBA12.I$2:.I$112])" office:value-type="float" office:value="0.842094759298562" calcext:value-type="float">
            <text:p>0.842094759298562</text:p>
          </table:table-cell>
          <table:table-cell table:formula="of:=SUMIF([$HospNew.$A$2:.$A$101];[.$A$1]&amp;&quot;_&quot;&amp;[.$A4];[$HospBA12.J$2:.J$112])" office:value-type="float" office:value="0.563835328476309" calcext:value-type="float">
            <text:p>0.563835328476309</text:p>
          </table:table-cell>
          <table:table-cell table:formula="of:=SUMIF([$ProxyNew.$A$2:.$A$101];[.$A$1]&amp;&quot;_&quot;&amp;[.$A4];[$ProxyBA12.H$2:.H$112])" office:value-type="float" office:value="0.768087717708961" calcext:value-type="float">
            <text:p>0.768087717708961</text:p>
          </table:table-cell>
          <table:table-cell table:formula="of:=SUMIF([$ProxyNew.$A$2:.$A$101];[.$A$1]&amp;&quot;_&quot;&amp;[.$A4];[$ProxyBA12.I$2:.I$112])" office:value-type="float" office:value="0.903725873294196" calcext:value-type="float">
            <text:p>0.903725873294196</text:p>
          </table:table-cell>
          <table:table-cell table:formula="of:=SUMIF([$ProxyNew.$A$2:.$A$101];[.$A$1]&amp;&quot;_&quot;&amp;[.$A4];[$ProxyBA12.J$2:.J$112])" office:value-type="float" office:value="0.44135243270718" calcext:value-type="float">
            <text:p>0.4413524327071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ProxyNew.H$2:.H$112])" office:value-type="float" office:value="0.831050832127268" calcext:value-type="float">
            <text:p>0.831050832127268</text:p>
          </table:table-cell>
          <table:table-cell table:formula="of:=SUMIF([$HospBA12.$A$2:.$A$101];[.$A$1]&amp;&quot;_&quot;&amp;[.$A5];[$ProxyNew.I$2:.I$112])" office:value-type="float" office:value="0.957773811502427" calcext:value-type="float">
            <text:p>0.957773811502427</text:p>
          </table:table-cell>
          <table:table-cell table:formula="of:=SUMIF([$HospBA12.$A$2:.$A$101];[.$A$1]&amp;&quot;_&quot;&amp;[.$A5];[$ProxyNew.J$2:.J$112])" office:value-type="float" office:value="0.324025626264401" calcext:value-type="float">
            <text:p>0.324025626264401</text:p>
          </table:table-cell>
          <table:table-cell table:formula="of:=SUMIF([$ProxyBA12.$A$2:.$A$101];[.$A$1]&amp;&quot;_&quot;&amp;[.$A5];[$full.H$2:.H$112])" office:value-type="float" office:value="0" calcext:value-type="float">
            <text:p>0</text:p>
          </table:table-cell>
          <table:table-cell table:formula="of:=SUMIF([$ProxyBA12.$A$2:.$A$101];[.$A$1]&amp;&quot;_&quot;&amp;[.$A5];[$full.I$2:.I$112])" office:value-type="float" office:value="0" calcext:value-type="float">
            <text:p>0</text:p>
          </table:table-cell>
          <table:table-cell table:formula="of:=SUMIF([$ProxyBA12.$A$2:.$A$101];[.$A$1]&amp;&quot;_&quot;&amp;[.$A5];[$full.J$2:.J$112])" office:value-type="float" office:value="0" calcext:value-type="float">
            <text:p>0</text:p>
          </table:table-cell>
          <table:table-cell table:formula="of:=SUMIF([$HospNew.$A$2:.$A$101];[.$A$1]&amp;&quot;_&quot;&amp;[.$A5];[$HospBA12.H$2:.H$112])" office:value-type="float" office:value="0.6763398919791" calcext:value-type="float">
            <text:p>0.6763398919791</text:p>
          </table:table-cell>
          <table:table-cell table:formula="of:=SUMIF([$HospNew.$A$2:.$A$101];[.$A$1]&amp;&quot;_&quot;&amp;[.$A5];[$HospBA12.I$2:.I$112])" office:value-type="float" office:value="0.756921431140643" calcext:value-type="float">
            <text:p>0.756921431140643</text:p>
          </table:table-cell>
          <table:table-cell table:formula="of:=SUMIF([$HospNew.$A$2:.$A$101];[.$A$1]&amp;&quot;_&quot;&amp;[.$A5];[$HospBA12.J$2:.J$112])" office:value-type="float" office:value="0.569045243208128" calcext:value-type="float">
            <text:p>0.569045243208128</text:p>
          </table:table-cell>
          <table:table-cell table:formula="of:=SUMIF([$ProxyNew.$A$2:.$A$101];[.$A$1]&amp;&quot;_&quot;&amp;[.$A5];[$ProxyBA12.H$2:.H$112])" office:value-type="float" office:value="0.666850131687463" calcext:value-type="float">
            <text:p>0.666850131687463</text:p>
          </table:table-cell>
          <table:table-cell table:formula="of:=SUMIF([$ProxyNew.$A$2:.$A$101];[.$A$1]&amp;&quot;_&quot;&amp;[.$A5];[$ProxyBA12.I$2:.I$112])" office:value-type="float" office:value="0.796857166931206" calcext:value-type="float">
            <text:p>0.796857166931206</text:p>
          </table:table-cell>
          <table:table-cell table:formula="of:=SUMIF([$ProxyNew.$A$2:.$A$101];[.$A$1]&amp;&quot;_&quot;&amp;[.$A5];[$ProxyBA12.J$2:.J$112])" office:value-type="float" office:value="0.45364139566236" calcext:value-type="float">
            <text:p>0.4536413956623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ProxyNew.H$2:.H$112])" office:value-type="float" office:value="0.942200420647666" calcext:value-type="float">
            <text:p>0.942200420647666</text:p>
          </table:table-cell>
          <table:table-cell table:formula="of:=SUMIF([$HospBA12.$A$2:.$A$101];[.$A$1]&amp;&quot;_&quot;&amp;[.$A6];[$ProxyNew.I$2:.I$112])" office:value-type="float" office:value="0.985549098146633" calcext:value-type="float">
            <text:p>0.985549098146633</text:p>
          </table:table-cell>
          <table:table-cell table:formula="of:=SUMIF([$HospBA12.$A$2:.$A$101];[.$A$1]&amp;&quot;_&quot;&amp;[.$A6];[$ProxyNew.J$2:.J$112])" office:value-type="float" office:value="0.768817793712413" calcext:value-type="float">
            <text:p>0.768817793712413</text:p>
          </table:table-cell>
          <table:table-cell table:formula="of:=SUMIF([$ProxyBA12.$A$2:.$A$101];[.$A$1]&amp;&quot;_&quot;&amp;[.$A6];[$full.H$2:.H$112])" office:value-type="float" office:value="0.899597927191047" calcext:value-type="float">
            <text:p>0.899597927191047</text:p>
          </table:table-cell>
          <table:table-cell table:formula="of:=SUMIF([$ProxyBA12.$A$2:.$A$101];[.$A$1]&amp;&quot;_&quot;&amp;[.$A6];[$full.I$2:.I$112])" office:value-type="float" office:value="0.974902572313456" calcext:value-type="float">
            <text:p>0.974902572313456</text:p>
          </table:table-cell>
          <table:table-cell table:formula="of:=SUMIF([$ProxyBA12.$A$2:.$A$101];[.$A$1]&amp;&quot;_&quot;&amp;[.$A6];[$full.J$2:.J$112])" office:value-type="float" office:value="0.598342254423979" calcext:value-type="float">
            <text:p>0.598342254423979</text:p>
          </table:table-cell>
          <table:table-cell table:formula="of:=SUMIF([$HospNew.$A$2:.$A$101];[.$A$1]&amp;&quot;_&quot;&amp;[.$A6];[$HospBA12.H$2:.H$112])" office:value-type="float" office:value="0.748473803581898" calcext:value-type="float">
            <text:p>0.748473803581898</text:p>
          </table:table-cell>
          <table:table-cell table:formula="of:=SUMIF([$HospNew.$A$2:.$A$101];[.$A$1]&amp;&quot;_&quot;&amp;[.$A6];[$HospBA12.I$2:.I$112])" office:value-type="float" office:value="0.811617862341519" calcext:value-type="float">
            <text:p>0.811617862341519</text:p>
          </table:table-cell>
          <table:table-cell table:formula="of:=SUMIF([$HospNew.$A$2:.$A$101];[.$A$1]&amp;&quot;_&quot;&amp;[.$A6];[$HospBA12.J$2:.J$112])" office:value-type="float" office:value="0.664164403956112" calcext:value-type="float">
            <text:p>0.664164403956112</text:p>
          </table:table-cell>
          <table:table-cell table:formula="of:=SUMIF([$ProxyNew.$A$2:.$A$101];[.$A$1]&amp;&quot;_&quot;&amp;[.$A6];[$ProxyBA12.H$2:.H$112])" office:value-type="float" office:value="0.743217100794701" calcext:value-type="float">
            <text:p>0.743217100794701</text:p>
          </table:table-cell>
          <table:table-cell table:formula="of:=SUMIF([$ProxyNew.$A$2:.$A$101];[.$A$1]&amp;&quot;_&quot;&amp;[.$A6];[$ProxyBA12.I$2:.I$112])" office:value-type="float" office:value="0.845845112226701" calcext:value-type="float">
            <text:p>0.845845112226701</text:p>
          </table:table-cell>
          <table:table-cell table:formula="of:=SUMIF([$ProxyNew.$A$2:.$A$101];[.$A$1]&amp;&quot;_&quot;&amp;[.$A6];[$ProxyBA12.J$2:.J$112])" office:value-type="float" office:value="0.572264893596842" calcext:value-type="float">
            <text:p>0.572264893596842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ProxyNew.H$2:.H$112])" office:value-type="float" office:value="0.714298962205668" calcext:value-type="float">
            <text:p>0.714298962205668</text:p>
          </table:table-cell>
          <table:table-cell table:formula="of:=SUMIF([$HospBA12.$A$2:.$A$101];[.$A$1]&amp;&quot;_&quot;&amp;[.$A7];[$ProxyNew.I$2:.I$112])" office:value-type="float" office:value="0.778968090328631" calcext:value-type="float">
            <text:p>0.778968090328631</text:p>
          </table:table-cell>
          <table:table-cell table:formula="of:=SUMIF([$HospBA12.$A$2:.$A$101];[.$A$1]&amp;&quot;_&quot;&amp;[.$A7];[$ProxyNew.J$2:.J$112])" office:value-type="float" office:value="0.630709054099389" calcext:value-type="float">
            <text:p>0.630709054099389</text:p>
          </table:table-cell>
          <table:table-cell table:formula="of:=SUMIF([$ProxyBA12.$A$2:.$A$101];[.$A$1]&amp;&quot;_&quot;&amp;[.$A7];[$full.H$2:.H$112])" office:value-type="float" office:value="0.731781964204654" calcext:value-type="float">
            <text:p>0.731781964204654</text:p>
          </table:table-cell>
          <table:table-cell table:formula="of:=SUMIF([$ProxyBA12.$A$2:.$A$101];[.$A$1]&amp;&quot;_&quot;&amp;[.$A7];[$full.I$2:.I$112])" office:value-type="float" office:value="0.810654555728639" calcext:value-type="float">
            <text:p>0.810654555728639</text:p>
          </table:table-cell>
          <table:table-cell table:formula="of:=SUMIF([$ProxyBA12.$A$2:.$A$101];[.$A$1]&amp;&quot;_&quot;&amp;[.$A7];[$full.J$2:.J$112])" office:value-type="float" office:value="0.620054683635214" calcext:value-type="float">
            <text:p>0.620054683635214</text:p>
          </table:table-cell>
          <table:table-cell table:formula="of:=SUMIF([$HospNew.$A$2:.$A$101];[.$A$1]&amp;&quot;_&quot;&amp;[.$A7];[$HospBA12.H$2:.H$112])" office:value-type="float" office:value="0.777512033642759" calcext:value-type="float">
            <text:p>0.777512033642759</text:p>
          </table:table-cell>
          <table:table-cell table:formula="of:=SUMIF([$HospNew.$A$2:.$A$101];[.$A$1]&amp;&quot;_&quot;&amp;[.$A7];[$HospBA12.I$2:.I$112])" office:value-type="float" office:value="0.845823212086122" calcext:value-type="float">
            <text:p>0.845823212086122</text:p>
          </table:table-cell>
          <table:table-cell table:formula="of:=SUMIF([$HospNew.$A$2:.$A$101];[.$A$1]&amp;&quot;_&quot;&amp;[.$A7];[$HospBA12.J$2:.J$112])" office:value-type="float" office:value="0.678934190784725" calcext:value-type="float">
            <text:p>0.678934190784725</text:p>
          </table:table-cell>
          <table:table-cell table:formula="of:=SUMIF([$ProxyNew.$A$2:.$A$101];[.$A$1]&amp;&quot;_&quot;&amp;[.$A7];[$ProxyBA12.H$2:.H$112])" office:value-type="float" office:value="0.661454783753986" calcext:value-type="float">
            <text:p>0.661454783753986</text:p>
          </table:table-cell>
          <table:table-cell table:formula="of:=SUMIF([$ProxyNew.$A$2:.$A$101];[.$A$1]&amp;&quot;_&quot;&amp;[.$A7];[$ProxyBA12.I$2:.I$112])" office:value-type="float" office:value="0.800406599591942" calcext:value-type="float">
            <text:p>0.800406599591942</text:p>
          </table:table-cell>
          <table:table-cell table:formula="of:=SUMIF([$ProxyNew.$A$2:.$A$101];[.$A$1]&amp;&quot;_&quot;&amp;[.$A7];[$ProxyBA12.J$2:.J$112])" office:value-type="float" office:value="0.425768270850935" calcext:value-type="float">
            <text:p>0.425768270850935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ProxyNew.H$2:.H$112])" office:value-type="float" office:value="0.749093448115493" calcext:value-type="float">
            <text:p>0.749093448115493</text:p>
          </table:table-cell>
          <table:table-cell table:formula="of:=SUMIF([$HospBA12.$A$2:.$A$101];[.$A$1]&amp;&quot;_&quot;&amp;[.$A8];[$ProxyNew.I$2:.I$112])" office:value-type="float" office:value="0.805854050104067" calcext:value-type="float">
            <text:p>0.805854050104067</text:p>
          </table:table-cell>
          <table:table-cell table:formula="of:=SUMIF([$HospBA12.$A$2:.$A$101];[.$A$1]&amp;&quot;_&quot;&amp;[.$A8];[$ProxyNew.J$2:.J$112])" office:value-type="float" office:value="0.675738289609863" calcext:value-type="float">
            <text:p>0.675738289609863</text:p>
          </table:table-cell>
          <table:table-cell table:formula="of:=SUMIF([$ProxyBA12.$A$2:.$A$101];[.$A$1]&amp;&quot;_&quot;&amp;[.$A8];[$full.H$2:.H$112])" office:value-type="float" office:value="0.819397459961355" calcext:value-type="float">
            <text:p>0.819397459961355</text:p>
          </table:table-cell>
          <table:table-cell table:formula="of:=SUMIF([$ProxyBA12.$A$2:.$A$101];[.$A$1]&amp;&quot;_&quot;&amp;[.$A8];[$full.I$2:.I$112])" office:value-type="float" office:value="0.87911043576737" calcext:value-type="float">
            <text:p>0.87911043576737</text:p>
          </table:table-cell>
          <table:table-cell table:formula="of:=SUMIF([$ProxyBA12.$A$2:.$A$101];[.$A$1]&amp;&quot;_&quot;&amp;[.$A8];[$full.J$2:.J$112])" office:value-type="float" office:value="0.730189469409911" calcext:value-type="float">
            <text:p>0.730189469409911</text:p>
          </table:table-cell>
          <table:table-cell table:formula="of:=SUMIF([$HospNew.$A$2:.$A$101];[.$A$1]&amp;&quot;_&quot;&amp;[.$A8];[$HospBA12.H$2:.H$112])" office:value-type="float" office:value="0.59501473496646" calcext:value-type="float">
            <text:p>0.59501473496646</text:p>
          </table:table-cell>
          <table:table-cell table:formula="of:=SUMIF([$HospNew.$A$2:.$A$101];[.$A$1]&amp;&quot;_&quot;&amp;[.$A8];[$HospBA12.I$2:.I$112])" office:value-type="float" office:value="0.742560455070767" calcext:value-type="float">
            <text:p>0.742560455070767</text:p>
          </table:table-cell>
          <table:table-cell table:formula="of:=SUMIF([$HospNew.$A$2:.$A$101];[.$A$1]&amp;&quot;_&quot;&amp;[.$A8];[$HospBA12.J$2:.J$112])" office:value-type="float" office:value="0.362906483775162" calcext:value-type="float">
            <text:p>0.362906483775162</text:p>
          </table:table-cell>
          <table:table-cell table:formula="of:=SUMIF([$ProxyNew.$A$2:.$A$101];[.$A$1]&amp;&quot;_&quot;&amp;[.$A8];[$ProxyBA12.H$2:.H$112])" office:value-type="float" office:value="0.68560392625967" calcext:value-type="float">
            <text:p>0.68560392625967</text:p>
          </table:table-cell>
          <table:table-cell table:formula="of:=SUMIF([$ProxyNew.$A$2:.$A$101];[.$A$1]&amp;&quot;_&quot;&amp;[.$A8];[$ProxyBA12.I$2:.I$112])" office:value-type="float" office:value="0.869659343407709" calcext:value-type="float">
            <text:p>0.869659343407709</text:p>
          </table:table-cell>
          <table:table-cell table:formula="of:=SUMIF([$ProxyNew.$A$2:.$A$101];[.$A$1]&amp;&quot;_&quot;&amp;[.$A8];[$ProxyBA12.J$2:.J$112])" office:value-type="float" office:value="0.241641911529383" calcext:value-type="float">
            <text:p>0.241641911529383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ProxyNew.H$2:.H$112])" office:value-type="float" office:value="0.750740868361584" calcext:value-type="float">
            <text:p>0.750740868361584</text:p>
          </table:table-cell>
          <table:table-cell table:formula="of:=SUMIF([$HospBA12.$A$2:.$A$101];[.$A$1]&amp;&quot;_&quot;&amp;[.$A9];[$ProxyNew.I$2:.I$112])" office:value-type="float" office:value="0.815340412301315" calcext:value-type="float">
            <text:p>0.815340412301315</text:p>
          </table:table-cell>
          <table:table-cell table:formula="of:=SUMIF([$HospBA12.$A$2:.$A$101];[.$A$1]&amp;&quot;_&quot;&amp;[.$A9];[$ProxyNew.J$2:.J$112])" office:value-type="float" office:value="0.663542437847761" calcext:value-type="float">
            <text:p>0.663542437847761</text:p>
          </table:table-cell>
          <table:table-cell table:formula="of:=SUMIF([$ProxyBA12.$A$2:.$A$101];[.$A$1]&amp;&quot;_&quot;&amp;[.$A9];[$full.H$2:.H$112])" office:value-type="float" office:value="0.800215384123049" calcext:value-type="float">
            <text:p>0.800215384123049</text:p>
          </table:table-cell>
          <table:table-cell table:formula="of:=SUMIF([$ProxyBA12.$A$2:.$A$101];[.$A$1]&amp;&quot;_&quot;&amp;[.$A9];[$full.I$2:.I$112])" office:value-type="float" office:value="0.871261615134652" calcext:value-type="float">
            <text:p>0.871261615134652</text:p>
          </table:table-cell>
          <table:table-cell table:formula="of:=SUMIF([$ProxyBA12.$A$2:.$A$101];[.$A$1]&amp;&quot;_&quot;&amp;[.$A9];[$full.J$2:.J$112])" office:value-type="float" office:value="0.689961212556393" calcext:value-type="float">
            <text:p>0.689961212556393</text:p>
          </table:table-cell>
          <table:table-cell table:formula="of:=SUMIF([$HospNew.$A$2:.$A$101];[.$A$1]&amp;&quot;_&quot;&amp;[.$A9];[$HospBA12.H$2:.H$112])" office:value-type="float" office:value="0.607751195903602" calcext:value-type="float">
            <text:p>0.607751195903602</text:p>
          </table:table-cell>
          <table:table-cell table:formula="of:=SUMIF([$HospNew.$A$2:.$A$101];[.$A$1]&amp;&quot;_&quot;&amp;[.$A9];[$HospBA12.I$2:.I$112])" office:value-type="float" office:value="0.852949328481205" calcext:value-type="float">
            <text:p>0.852949328481205</text:p>
          </table:table-cell>
          <table:table-cell table:formula="of:=SUMIF([$HospNew.$A$2:.$A$101];[.$A$1]&amp;&quot;_&quot;&amp;[.$A9];[$HospBA12.J$2:.J$112])" office:value-type="float" office:value="-0.0463000455961151" calcext:value-type="float">
            <text:p>-0.0463000455961151</text:p>
          </table:table-cell>
          <table:table-cell table:formula="of:=SUMIF([$ProxyNew.$A$2:.$A$101];[.$A$1]&amp;&quot;_&quot;&amp;[.$A9];[$ProxyBA12.H$2:.H$112])" office:value-type="float" office:value="0.726154196965481" calcext:value-type="float">
            <text:p>0.726154196965481</text:p>
          </table:table-cell>
          <table:table-cell table:formula="of:=SUMIF([$ProxyNew.$A$2:.$A$101];[.$A$1]&amp;&quot;_&quot;&amp;[.$A9];[$ProxyBA12.I$2:.I$112])" office:value-type="float" office:value="0.96147804223589" calcext:value-type="float">
            <text:p>0.96147804223589</text:p>
          </table:table-cell>
          <table:table-cell table:formula="of:=SUMIF([$ProxyNew.$A$2:.$A$101];[.$A$1]&amp;&quot;_&quot;&amp;[.$A9];[$ProxyBA12.J$2:.J$112])" office:value-type="float" office:value="-0.946721511373685" calcext:value-type="float">
            <text:p>-0.94672151137368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ProxyNew.H$2:.H$112])" office:value-type="float" office:value="0.818457310719081" calcext:value-type="float">
            <text:p>0.818457310719081</text:p>
          </table:table-cell>
          <table:table-cell table:formula="of:=SUMIF([$HospBA12.$A$2:.$A$101];[.$A$1]&amp;&quot;_&quot;&amp;[.$A10];[$ProxyNew.I$2:.I$112])" office:value-type="float" office:value="0.890641666325207" calcext:value-type="float">
            <text:p>0.890641666325207</text:p>
          </table:table-cell>
          <table:table-cell table:formula="of:=SUMIF([$HospBA12.$A$2:.$A$101];[.$A$1]&amp;&quot;_&quot;&amp;[.$A10];[$ProxyNew.J$2:.J$112])" office:value-type="float" office:value="0.698626095297343" calcext:value-type="float">
            <text:p>0.698626095297343</text:p>
          </table:table-cell>
          <table:table-cell table:formula="of:=SUMIF([$ProxyBA12.$A$2:.$A$101];[.$A$1]&amp;&quot;_&quot;&amp;[.$A10];[$full.H$2:.H$112])" office:value-type="float" office:value="0.655202963549806" calcext:value-type="float">
            <text:p>0.655202963549806</text:p>
          </table:table-cell>
          <table:table-cell table:formula="of:=SUMIF([$ProxyBA12.$A$2:.$A$101];[.$A$1]&amp;&quot;_&quot;&amp;[.$A10];[$full.I$2:.I$112])" office:value-type="float" office:value="0.789049856259158" calcext:value-type="float">
            <text:p>0.789049856259158</text:p>
          </table:table-cell>
          <table:table-cell table:formula="of:=SUMIF([$ProxyBA12.$A$2:.$A$101];[.$A$1]&amp;&quot;_&quot;&amp;[.$A10];[$full.J$2:.J$112])" office:value-type="float" office:value="0.436430835093955" calcext:value-type="float">
            <text:p>0.436430835093955</text:p>
          </table:table-cell>
          <table:table-cell table:formula="of:=SUMIF([$HospNew.$A$2:.$A$101];[.$A$1]&amp;&quot;_&quot;&amp;[.$A10];[$HospBA12.H$2:.H$112])" office:value-type="float" office:value="0.705069275430491" calcext:value-type="float">
            <text:p>0.705069275430491</text:p>
          </table:table-cell>
          <table:table-cell table:formula="of:=SUMIF([$HospNew.$A$2:.$A$101];[.$A$1]&amp;&quot;_&quot;&amp;[.$A10];[$HospBA12.I$2:.I$112])" office:value-type="float" office:value="0.832806443700667" calcext:value-type="float">
            <text:p>0.832806443700667</text:p>
          </table:table-cell>
          <table:table-cell table:formula="of:=SUMIF([$HospNew.$A$2:.$A$101];[.$A$1]&amp;&quot;_&quot;&amp;[.$A10];[$HospBA12.J$2:.J$112])" office:value-type="float" office:value="0.479739924071207" calcext:value-type="float">
            <text:p>0.479739924071207</text:p>
          </table:table-cell>
          <table:table-cell table:formula="of:=SUMIF([$ProxyNew.$A$2:.$A$101];[.$A$1]&amp;&quot;_&quot;&amp;[.$A10];[$ProxyBA12.H$2:.H$112])" office:value-type="float" office:value="0.722619415781269" calcext:value-type="float">
            <text:p>0.722619415781269</text:p>
          </table:table-cell>
          <table:table-cell table:formula="of:=SUMIF([$ProxyNew.$A$2:.$A$101];[.$A$1]&amp;&quot;_&quot;&amp;[.$A10];[$ProxyBA12.I$2:.I$112])" office:value-type="float" office:value="0.896164405529767" calcext:value-type="float">
            <text:p>0.896164405529767</text:p>
          </table:table-cell>
          <table:table-cell table:formula="of:=SUMIF([$ProxyNew.$A$2:.$A$101];[.$A$1]&amp;&quot;_&quot;&amp;[.$A10];[$ProxyBA12.J$2:.J$112])" office:value-type="float" office:value="0.259021062150502" calcext:value-type="float">
            <text:p>0.259021062150502</text:p>
          </table:table-cell>
        </table:table-row>
      </table:table>
      <table:table table:name="full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full.H$2:.H$112])" office:value-type="float" office:value="0.476887486919662" calcext:value-type="float">
            <text:p>0.476887486919662</text:p>
          </table:table-cell>
          <table:table-cell table:formula="of:=SUMIF([$HospBA12.$A$2:.$A$101];[.$A$1]&amp;&quot;_&quot;&amp;[.$A2];[$full.I$2:.I$112])" office:value-type="float" office:value="0.541036385513589" calcext:value-type="float">
            <text:p>0.541036385513589</text:p>
          </table:table-cell>
          <table:table-cell table:formula="of:=SUMIF([$HospBA12.$A$2:.$A$101];[.$A$1]&amp;&quot;_&quot;&amp;[.$A2];[$full.J$2:.J$112])" office:value-type="float" office:value="0.403772559078691" calcext:value-type="float">
            <text:p>0.403772559078691</text:p>
          </table:table-cell>
          <table:table-cell table:formula="of:=SUMIF([$ProxyBA12.$A$2:.$A$101];[.$A$1]&amp;&quot;_&quot;&amp;[.$A2];[$HospBA12.H$2:.H$112])" office:value-type="float" office:value="0.499716277225525" calcext:value-type="float">
            <text:p>0.499716277225525</text:p>
          </table:table-cell>
          <table:table-cell table:formula="of:=SUMIF([$ProxyBA12.$A$2:.$A$101];[.$A$1]&amp;&quot;_&quot;&amp;[.$A2];[$HospBA12.I$2:.I$112])" office:value-type="float" office:value="0.577091462719565" calcext:value-type="float">
            <text:p>0.577091462719565</text:p>
          </table:table-cell>
          <table:table-cell table:formula="of:=SUMIF([$ProxyBA12.$A$2:.$A$101];[.$A$1]&amp;&quot;_&quot;&amp;[.$A2];[$HospBA12.J$2:.J$112])" office:value-type="float" office:value="0.408184557156096" calcext:value-type="float">
            <text:p>0.408184557156096</text:p>
          </table:table-cell>
          <table:table-cell table:formula="of:=SUMIF([$HospNew.$A$2:.$A$101];[.$A$1]&amp;&quot;_&quot;&amp;[.$A2];[$ProxyBA12.H$2:.H$112])" office:value-type="float" office:value="0" calcext:value-type="float">
            <text:p>0</text:p>
          </table:table-cell>
          <table:table-cell table:formula="of:=SUMIF([$HospNew.$A$2:.$A$101];[.$A$1]&amp;&quot;_&quot;&amp;[.$A2];[$ProxyBA12.I$2:.I$112])" office:value-type="float" office:value="0" calcext:value-type="float">
            <text:p>0</text:p>
          </table:table-cell>
          <table:table-cell table:formula="of:=SUMIF([$HospNew.$A$2:.$A$101];[.$A$1]&amp;&quot;_&quot;&amp;[.$A2];[$ProxyBA12.J$2:.J$112])" office:value-type="float" office:value="0" calcext:value-type="float">
            <text:p>0</text:p>
          </table:table-cell>
          <table:table-cell table:formula="of:=SUMIF([$ProxyNew.$A$2:.$A$101];[.$A$1]&amp;&quot;_&quot;&amp;[.$A2];[$HospNew.H$2:.H$112])" office:value-type="float" office:value="0" calcext:value-type="float">
            <text:p>0</text:p>
          </table:table-cell>
          <table:table-cell table:formula="of:=SUMIF([$ProxyNew.$A$2:.$A$101];[.$A$1]&amp;&quot;_&quot;&amp;[.$A2];[$HospNew.I$2:.I$112])" office:value-type="float" office:value="0" calcext:value-type="float">
            <text:p>0</text:p>
          </table:table-cell>
          <table:table-cell table:formula="of:=SUMIF([$ProxyNew.$A$2:.$A$101];[.$A$1]&amp;&quot;_&quot;&amp;[.$A2];[$HospNew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full.H$2:.H$112])" office:value-type="float" office:value="0.463949047378423" calcext:value-type="float">
            <text:p>0.463949047378423</text:p>
          </table:table-cell>
          <table:table-cell table:formula="of:=SUMIF([$HospBA12.$A$2:.$A$101];[.$A$1]&amp;&quot;_&quot;&amp;[.$A3];[$full.I$2:.I$112])" office:value-type="float" office:value="0.523112037222121" calcext:value-type="float">
            <text:p>0.523112037222121</text:p>
          </table:table-cell>
          <table:table-cell table:formula="of:=SUMIF([$HospBA12.$A$2:.$A$101];[.$A$1]&amp;&quot;_&quot;&amp;[.$A3];[$full.J$2:.J$112])" office:value-type="float" office:value="0.397446263619911" calcext:value-type="float">
            <text:p>0.397446263619911</text:p>
          </table:table-cell>
          <table:table-cell table:formula="of:=SUMIF([$ProxyBA12.$A$2:.$A$101];[.$A$1]&amp;&quot;_&quot;&amp;[.$A3];[$HospBA12.H$2:.H$112])" office:value-type="float" office:value="0.410950998096365" calcext:value-type="float">
            <text:p>0.410950998096365</text:p>
          </table:table-cell>
          <table:table-cell table:formula="of:=SUMIF([$ProxyBA12.$A$2:.$A$101];[.$A$1]&amp;&quot;_&quot;&amp;[.$A3];[$HospBA12.I$2:.I$112])" office:value-type="float" office:value="0.488750623843957" calcext:value-type="float">
            <text:p>0.488750623843957</text:p>
          </table:table-cell>
          <table:table-cell table:formula="of:=SUMIF([$ProxyBA12.$A$2:.$A$101];[.$A$1]&amp;&quot;_&quot;&amp;[.$A3];[$HospBA12.J$2:.J$112])" office:value-type="float" office:value="0.321312175962903" calcext:value-type="float">
            <text:p>0.321312175962903</text:p>
          </table:table-cell>
          <table:table-cell table:formula="of:=SUMIF([$HospNew.$A$2:.$A$101];[.$A$1]&amp;&quot;_&quot;&amp;[.$A3];[$ProxyBA12.H$2:.H$112])" office:value-type="float" office:value="0.647611410916802" calcext:value-type="float">
            <text:p>0.647611410916802</text:p>
          </table:table-cell>
          <table:table-cell table:formula="of:=SUMIF([$HospNew.$A$2:.$A$101];[.$A$1]&amp;&quot;_&quot;&amp;[.$A3];[$ProxyBA12.I$2:.I$112])" office:value-type="float" office:value="0.950380923311231" calcext:value-type="float">
            <text:p>0.950380923311231</text:p>
          </table:table-cell>
          <table:table-cell table:formula="of:=SUMIF([$HospNew.$A$2:.$A$101];[.$A$1]&amp;&quot;_&quot;&amp;[.$A3];[$ProxyBA12.J$2:.J$112])" office:value-type="float" office:value="-1.50262048395098" calcext:value-type="float">
            <text:p>-1.50262048395098</text:p>
          </table:table-cell>
          <table:table-cell table:formula="of:=SUMIF([$ProxyNew.$A$2:.$A$101];[.$A$1]&amp;&quot;_&quot;&amp;[.$A3];[$HospNew.H$2:.H$112])" office:value-type="float" office:value="0" calcext:value-type="float">
            <text:p>0</text:p>
          </table:table-cell>
          <table:table-cell table:formula="of:=SUMIF([$ProxyNew.$A$2:.$A$101];[.$A$1]&amp;&quot;_&quot;&amp;[.$A3];[$HospNew.I$2:.I$112])" office:value-type="float" office:value="0" calcext:value-type="float">
            <text:p>0</text:p>
          </table:table-cell>
          <table:table-cell table:formula="of:=SUMIF([$ProxyNew.$A$2:.$A$101];[.$A$1]&amp;&quot;_&quot;&amp;[.$A3];[$HospNew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full.H$2:.H$112])" office:value-type="float" office:value="0.371697238863734" calcext:value-type="float">
            <text:p>0.371697238863734</text:p>
          </table:table-cell>
          <table:table-cell table:formula="of:=SUMIF([$HospBA12.$A$2:.$A$101];[.$A$1]&amp;&quot;_&quot;&amp;[.$A4];[$full.I$2:.I$112])" office:value-type="float" office:value="0.433486650632387" calcext:value-type="float">
            <text:p>0.433486650632387</text:p>
          </table:table-cell>
          <table:table-cell table:formula="of:=SUMIF([$HospBA12.$A$2:.$A$101];[.$A$1]&amp;&quot;_&quot;&amp;[.$A4];[$full.J$2:.J$112])" office:value-type="float" office:value="0.30316847768526" calcext:value-type="float">
            <text:p>0.30316847768526</text:p>
          </table:table-cell>
          <table:table-cell table:formula="of:=SUMIF([$ProxyBA12.$A$2:.$A$101];[.$A$1]&amp;&quot;_&quot;&amp;[.$A4];[$HospBA12.H$2:.H$112])" office:value-type="float" office:value="0.357941666247262" calcext:value-type="float">
            <text:p>0.357941666247262</text:p>
          </table:table-cell>
          <table:table-cell table:formula="of:=SUMIF([$ProxyBA12.$A$2:.$A$101];[.$A$1]&amp;&quot;_&quot;&amp;[.$A4];[$HospBA12.I$2:.I$112])" office:value-type="float" office:value="0.43684117954054" calcext:value-type="float">
            <text:p>0.43684117954054</text:p>
          </table:table-cell>
          <table:table-cell table:formula="of:=SUMIF([$ProxyBA12.$A$2:.$A$101];[.$A$1]&amp;&quot;_&quot;&amp;[.$A4];[$HospBA12.J$2:.J$112])" office:value-type="float" office:value="0.267988196287129" calcext:value-type="float">
            <text:p>0.267988196287129</text:p>
          </table:table-cell>
          <table:table-cell table:formula="of:=SUMIF([$HospNew.$A$2:.$A$101];[.$A$1]&amp;&quot;_&quot;&amp;[.$A4];[$ProxyBA12.H$2:.H$112])" office:value-type="float" office:value="-0.427521287025683" calcext:value-type="float">
            <text:p>-0.427521287025683</text:p>
          </table:table-cell>
          <table:table-cell table:formula="of:=SUMIF([$HospNew.$A$2:.$A$101];[.$A$1]&amp;&quot;_&quot;&amp;[.$A4];[$ProxyBA12.I$2:.I$112])" office:value-type="float" office:value="0.102978705712336" calcext:value-type="float">
            <text:p>0.102978705712336</text:p>
          </table:table-cell>
          <table:table-cell table:formula="of:=SUMIF([$HospNew.$A$2:.$A$101];[.$A$1]&amp;&quot;_&quot;&amp;[.$A4];[$ProxyBA12.J$2:.J$112])" office:value-type="float" office:value="-1.27175992129564" calcext:value-type="float">
            <text:p>-1.27175992129564</text:p>
          </table:table-cell>
          <table:table-cell table:formula="of:=SUMIF([$ProxyNew.$A$2:.$A$101];[.$A$1]&amp;&quot;_&quot;&amp;[.$A4];[$HospNew.H$2:.H$112])" office:value-type="float" office:value="-0.58709140816809" calcext:value-type="float">
            <text:p>-0.58709140816809</text:p>
          </table:table-cell>
          <table:table-cell table:formula="of:=SUMIF([$ProxyNew.$A$2:.$A$101];[.$A$1]&amp;&quot;_&quot;&amp;[.$A4];[$HospNew.I$2:.I$112])" office:value-type="float" office:value="0.246394820670899" calcext:value-type="float">
            <text:p>0.246394820670899</text:p>
          </table:table-cell>
          <table:table-cell table:formula="of:=SUMIF([$ProxyNew.$A$2:.$A$101];[.$A$1]&amp;&quot;_&quot;&amp;[.$A4];[$HospNew.J$2:.J$112])" office:value-type="float" office:value="-2.34241219005871" calcext:value-type="float">
            <text:p>-2.3424121900587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full.H$2:.H$112])" office:value-type="float" office:value="0.387412412585436" calcext:value-type="float">
            <text:p>0.387412412585436</text:p>
          </table:table-cell>
          <table:table-cell table:formula="of:=SUMIF([$HospBA12.$A$2:.$A$101];[.$A$1]&amp;&quot;_&quot;&amp;[.$A5];[$full.I$2:.I$112])" office:value-type="float" office:value="0.430012643656928" calcext:value-type="float">
            <text:p>0.430012643656928</text:p>
          </table:table-cell>
          <table:table-cell table:formula="of:=SUMIF([$HospBA12.$A$2:.$A$101];[.$A$1]&amp;&quot;_&quot;&amp;[.$A5];[$full.J$2:.J$112])" office:value-type="float" office:value="0.341628286876371" calcext:value-type="float">
            <text:p>0.341628286876371</text:p>
          </table:table-cell>
          <table:table-cell table:formula="of:=SUMIF([$ProxyBA12.$A$2:.$A$101];[.$A$1]&amp;&quot;_&quot;&amp;[.$A5];[$HospBA12.H$2:.H$112])" office:value-type="float" office:value="0.292827329795261" calcext:value-type="float">
            <text:p>0.292827329795261</text:p>
          </table:table-cell>
          <table:table-cell table:formula="of:=SUMIF([$ProxyBA12.$A$2:.$A$101];[.$A$1]&amp;&quot;_&quot;&amp;[.$A5];[$HospBA12.I$2:.I$112])" office:value-type="float" office:value="0.350004064987221" calcext:value-type="float">
            <text:p>0.350004064987221</text:p>
          </table:table-cell>
          <table:table-cell table:formula="of:=SUMIF([$ProxyBA12.$A$2:.$A$101];[.$A$1]&amp;&quot;_&quot;&amp;[.$A5];[$HospBA12.J$2:.J$112])" office:value-type="float" office:value="0.230621056922965" calcext:value-type="float">
            <text:p>0.230621056922965</text:p>
          </table:table-cell>
          <table:table-cell table:formula="of:=SUMIF([$HospNew.$A$2:.$A$101];[.$A$1]&amp;&quot;_&quot;&amp;[.$A5];[$ProxyBA12.H$2:.H$112])" office:value-type="float" office:value="0.0456744779150358" calcext:value-type="float">
            <text:p>0.0456744779150358</text:p>
          </table:table-cell>
          <table:table-cell table:formula="of:=SUMIF([$HospNew.$A$2:.$A$101];[.$A$1]&amp;&quot;_&quot;&amp;[.$A5];[$ProxyBA12.I$2:.I$112])" office:value-type="float" office:value="0.241314878910375" calcext:value-type="float">
            <text:p>0.241314878910375</text:p>
          </table:table-cell>
          <table:table-cell table:formula="of:=SUMIF([$HospNew.$A$2:.$A$101];[.$A$1]&amp;&quot;_&quot;&amp;[.$A5];[$ProxyBA12.J$2:.J$112])" office:value-type="float" office:value="-0.200415266869525" calcext:value-type="float">
            <text:p>-0.200415266869525</text:p>
          </table:table-cell>
          <table:table-cell table:formula="of:=SUMIF([$ProxyNew.$A$2:.$A$101];[.$A$1]&amp;&quot;_&quot;&amp;[.$A5];[$HospNew.H$2:.H$112])" office:value-type="float" office:value="-0.305412387610701" calcext:value-type="float">
            <text:p>-0.305412387610701</text:p>
          </table:table-cell>
          <table:table-cell table:formula="of:=SUMIF([$ProxyNew.$A$2:.$A$101];[.$A$1]&amp;&quot;_&quot;&amp;[.$A5];[$HospNew.I$2:.I$112])" office:value-type="float" office:value="0.0504536544744975" calcext:value-type="float">
            <text:p>0.0504536544744975</text:p>
          </table:table-cell>
          <table:table-cell table:formula="of:=SUMIF([$ProxyNew.$A$2:.$A$101];[.$A$1]&amp;&quot;_&quot;&amp;[.$A5];[$HospNew.J$2:.J$112])" office:value-type="float" office:value="-0.794648054576397" calcext:value-type="float">
            <text:p>-0.79464805457639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full.H$2:.H$112])" office:value-type="float" office:value="0.256355181347063" calcext:value-type="float">
            <text:p>0.256355181347063</text:p>
          </table:table-cell>
          <table:table-cell table:formula="of:=SUMIF([$HospBA12.$A$2:.$A$101];[.$A$1]&amp;&quot;_&quot;&amp;[.$A6];[$full.I$2:.I$112])" office:value-type="float" office:value="0.313643743087086" calcext:value-type="float">
            <text:p>0.313643743087086</text:p>
          </table:table-cell>
          <table:table-cell table:formula="of:=SUMIF([$HospBA12.$A$2:.$A$101];[.$A$1]&amp;&quot;_&quot;&amp;[.$A6];[$full.J$2:.J$112])" office:value-type="float" office:value="0.194284876491588" calcext:value-type="float">
            <text:p>0.194284876491588</text:p>
          </table:table-cell>
          <table:table-cell table:formula="of:=SUMIF([$ProxyBA12.$A$2:.$A$101];[.$A$1]&amp;&quot;_&quot;&amp;[.$A6];[$HospBA12.H$2:.H$112])" office:value-type="float" office:value="0.273101501267153" calcext:value-type="float">
            <text:p>0.273101501267153</text:p>
          </table:table-cell>
          <table:table-cell table:formula="of:=SUMIF([$ProxyBA12.$A$2:.$A$101];[.$A$1]&amp;&quot;_&quot;&amp;[.$A6];[$HospBA12.I$2:.I$112])" office:value-type="float" office:value="0.341283394087307" calcext:value-type="float">
            <text:p>0.341283394087307</text:p>
          </table:table-cell>
          <table:table-cell table:formula="of:=SUMIF([$ProxyBA12.$A$2:.$A$101];[.$A$1]&amp;&quot;_&quot;&amp;[.$A6];[$HospBA12.J$2:.J$112])" office:value-type="float" office:value="0.197862293561035" calcext:value-type="float">
            <text:p>0.197862293561035</text:p>
          </table:table-cell>
          <table:table-cell table:formula="of:=SUMIF([$HospNew.$A$2:.$A$101];[.$A$1]&amp;&quot;_&quot;&amp;[.$A6];[$ProxyBA12.H$2:.H$112])" office:value-type="float" office:value="0.0217092486036577" calcext:value-type="float">
            <text:p>0.0217092486036577</text:p>
          </table:table-cell>
          <table:table-cell table:formula="of:=SUMIF([$HospNew.$A$2:.$A$101];[.$A$1]&amp;&quot;_&quot;&amp;[.$A6];[$ProxyBA12.I$2:.I$112])" office:value-type="float" office:value="0.172199251433112" calcext:value-type="float">
            <text:p>0.172199251433112</text:p>
          </table:table-cell>
          <table:table-cell table:formula="of:=SUMIF([$HospNew.$A$2:.$A$101];[.$A$1]&amp;&quot;_&quot;&amp;[.$A6];[$ProxyBA12.J$2:.J$112])" office:value-type="float" office:value="-0.156139078062562" calcext:value-type="float">
            <text:p>-0.156139078062562</text:p>
          </table:table-cell>
          <table:table-cell table:formula="of:=SUMIF([$ProxyNew.$A$2:.$A$101];[.$A$1]&amp;&quot;_&quot;&amp;[.$A6];[$HospNew.H$2:.H$112])" office:value-type="float" office:value="0.0418215459914474" calcext:value-type="float">
            <text:p>0.0418215459914474</text:p>
          </table:table-cell>
          <table:table-cell table:formula="of:=SUMIF([$ProxyNew.$A$2:.$A$101];[.$A$1]&amp;&quot;_&quot;&amp;[.$A6];[$HospNew.I$2:.I$112])" office:value-type="float" office:value="0.265033086757067" calcext:value-type="float">
            <text:p>0.265033086757067</text:p>
          </table:table-cell>
          <table:table-cell table:formula="of:=SUMIF([$ProxyNew.$A$2:.$A$101];[.$A$1]&amp;&quot;_&quot;&amp;[.$A6];[$HospNew.J$2:.J$112])" office:value-type="float" office:value="-0.249179974204843" calcext:value-type="float">
            <text:p>-0.24917997420484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full.H$2:.H$112])" office:value-type="float" office:value="0.07026294142707" calcext:value-type="float">
            <text:p>0.07026294142707</text:p>
          </table:table-cell>
          <table:table-cell table:formula="of:=SUMIF([$HospBA12.$A$2:.$A$101];[.$A$1]&amp;&quot;_&quot;&amp;[.$A7];[$full.I$2:.I$112])" office:value-type="float" office:value="0.166309501838907" calcext:value-type="float">
            <text:p>0.166309501838907</text:p>
          </table:table-cell>
          <table:table-cell table:formula="of:=SUMIF([$HospBA12.$A$2:.$A$101];[.$A$1]&amp;&quot;_&quot;&amp;[.$A7];[$full.J$2:.J$112])" office:value-type="float" office:value="-0.0368488065901111" calcext:value-type="float">
            <text:p>-0.0368488065901111</text:p>
          </table:table-cell>
          <table:table-cell table:formula="of:=SUMIF([$ProxyBA12.$A$2:.$A$101];[.$A$1]&amp;&quot;_&quot;&amp;[.$A7];[$HospBA12.H$2:.H$112])" office:value-type="float" office:value="0.0632961915033019" calcext:value-type="float">
            <text:p>0.0632961915033019</text:p>
          </table:table-cell>
          <table:table-cell table:formula="of:=SUMIF([$ProxyBA12.$A$2:.$A$101];[.$A$1]&amp;&quot;_&quot;&amp;[.$A7];[$HospBA12.I$2:.I$112])" office:value-type="float" office:value="0.178045492102259" calcext:value-type="float">
            <text:p>0.178045492102259</text:p>
          </table:table-cell>
          <table:table-cell table:formula="of:=SUMIF([$ProxyBA12.$A$2:.$A$101];[.$A$1]&amp;&quot;_&quot;&amp;[.$A7];[$HospBA12.J$2:.J$112])" office:value-type="float" office:value="-0.0674727328843574" calcext:value-type="float">
            <text:p>-0.0674727328843574</text:p>
          </table:table-cell>
          <table:table-cell table:formula="of:=SUMIF([$HospNew.$A$2:.$A$101];[.$A$1]&amp;&quot;_&quot;&amp;[.$A7];[$ProxyBA12.H$2:.H$112])" office:value-type="float" office:value="0.12702241809359" calcext:value-type="float">
            <text:p>0.12702241809359</text:p>
          </table:table-cell>
          <table:table-cell table:formula="of:=SUMIF([$HospNew.$A$2:.$A$101];[.$A$1]&amp;&quot;_&quot;&amp;[.$A7];[$ProxyBA12.I$2:.I$112])" office:value-type="float" office:value="0.26557667747161" calcext:value-type="float">
            <text:p>0.26557667747161</text:p>
          </table:table-cell>
          <table:table-cell table:formula="of:=SUMIF([$HospNew.$A$2:.$A$101];[.$A$1]&amp;&quot;_&quot;&amp;[.$A7];[$ProxyBA12.J$2:.J$112])" office:value-type="float" office:value="-0.0376711021206753" calcext:value-type="float">
            <text:p>-0.0376711021206753</text:p>
          </table:table-cell>
          <table:table-cell table:formula="of:=SUMIF([$ProxyNew.$A$2:.$A$101];[.$A$1]&amp;&quot;_&quot;&amp;[.$A7];[$HospNew.H$2:.H$112])" office:value-type="float" office:value="0.0792099360770971" calcext:value-type="float">
            <text:p>0.0792099360770971</text:p>
          </table:table-cell>
          <table:table-cell table:formula="of:=SUMIF([$ProxyNew.$A$2:.$A$101];[.$A$1]&amp;&quot;_&quot;&amp;[.$A7];[$HospNew.I$2:.I$112])" office:value-type="float" office:value="0.292020940142583" calcext:value-type="float">
            <text:p>0.292020940142583</text:p>
          </table:table-cell>
          <table:table-cell table:formula="of:=SUMIF([$ProxyNew.$A$2:.$A$101];[.$A$1]&amp;&quot;_&quot;&amp;[.$A7];[$HospNew.J$2:.J$112])" office:value-type="float" office:value="-0.19756980099086" calcext:value-type="float">
            <text:p>-0.19756980099086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full.H$2:.H$112])" office:value-type="float" office:value="0.0174306018389397" calcext:value-type="float">
            <text:p>0.0174306018389397</text:p>
          </table:table-cell>
          <table:table-cell table:formula="of:=SUMIF([$HospBA12.$A$2:.$A$101];[.$A$1]&amp;&quot;_&quot;&amp;[.$A8];[$full.I$2:.I$112])" office:value-type="float" office:value="0.229000761216198" calcext:value-type="float">
            <text:p>0.229000761216198</text:p>
          </table:table-cell>
          <table:table-cell table:formula="of:=SUMIF([$HospBA12.$A$2:.$A$101];[.$A$1]&amp;&quot;_&quot;&amp;[.$A8];[$full.J$2:.J$112])" office:value-type="float" office:value="-0.252196595842957" calcext:value-type="float">
            <text:p>-0.252196595842957</text:p>
          </table:table-cell>
          <table:table-cell table:formula="of:=SUMIF([$ProxyBA12.$A$2:.$A$101];[.$A$1]&amp;&quot;_&quot;&amp;[.$A8];[$HospBA12.H$2:.H$112])" office:value-type="float" office:value="-0.225561592805362" calcext:value-type="float">
            <text:p>-0.225561592805362</text:p>
          </table:table-cell>
          <table:table-cell table:formula="of:=SUMIF([$ProxyBA12.$A$2:.$A$101];[.$A$1]&amp;&quot;_&quot;&amp;[.$A8];[$HospBA12.I$2:.I$112])" office:value-type="float" office:value="0.0609037634667068" calcext:value-type="float">
            <text:p>0.0609037634667068</text:p>
          </table:table-cell>
          <table:table-cell table:formula="of:=SUMIF([$ProxyBA12.$A$2:.$A$101];[.$A$1]&amp;&quot;_&quot;&amp;[.$A8];[$HospBA12.J$2:.J$112])" office:value-type="float" office:value="-0.599411390790262" calcext:value-type="float">
            <text:p>-0.599411390790262</text:p>
          </table:table-cell>
          <table:table-cell table:formula="of:=SUMIF([$HospNew.$A$2:.$A$101];[.$A$1]&amp;&quot;_&quot;&amp;[.$A8];[$ProxyBA12.H$2:.H$112])" office:value-type="float" office:value="0.0568824669201522" calcext:value-type="float">
            <text:p>0.0568824669201522</text:p>
          </table:table-cell>
          <table:table-cell table:formula="of:=SUMIF([$HospNew.$A$2:.$A$101];[.$A$1]&amp;&quot;_&quot;&amp;[.$A8];[$ProxyBA12.I$2:.I$112])" office:value-type="float" office:value="0.170303507481949" calcext:value-type="float">
            <text:p>0.170303507481949</text:p>
          </table:table-cell>
          <table:table-cell table:formula="of:=SUMIF([$HospNew.$A$2:.$A$101];[.$A$1]&amp;&quot;_&quot;&amp;[.$A8];[$ProxyBA12.J$2:.J$112])" office:value-type="float" office:value="-0.0720434390449911" calcext:value-type="float">
            <text:p>-0.0720434390449911</text:p>
          </table:table-cell>
          <table:table-cell table:formula="of:=SUMIF([$ProxyNew.$A$2:.$A$101];[.$A$1]&amp;&quot;_&quot;&amp;[.$A8];[$HospNew.H$2:.H$112])" office:value-type="float" office:value="0.0808615408844786" calcext:value-type="float">
            <text:p>0.0808615408844786</text:p>
          </table:table-cell>
          <table:table-cell table:formula="of:=SUMIF([$ProxyNew.$A$2:.$A$101];[.$A$1]&amp;&quot;_&quot;&amp;[.$A8];[$HospNew.I$2:.I$112])" office:value-type="float" office:value="0.247889009409427" calcext:value-type="float">
            <text:p>0.247889009409427</text:p>
          </table:table-cell>
          <table:table-cell table:formula="of:=SUMIF([$ProxyNew.$A$2:.$A$101];[.$A$1]&amp;&quot;_&quot;&amp;[.$A8];[$HospNew.J$2:.J$112])" office:value-type="float" office:value="-0.123259090206737" calcext:value-type="float">
            <text:p>-0.12325909020673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full.H$2:.H$112])" office:value-type="float" office:value="0.514005714101182" calcext:value-type="float">
            <text:p>0.514005714101182</text:p>
          </table:table-cell>
          <table:table-cell table:formula="of:=SUMIF([$HospBA12.$A$2:.$A$101];[.$A$1]&amp;&quot;_&quot;&amp;[.$A9];[$full.I$2:.I$112])" office:value-type="float" office:value="0.931692901809087" calcext:value-type="float">
            <text:p>0.931692901809087</text:p>
          </table:table-cell>
          <table:table-cell table:formula="of:=SUMIF([$HospBA12.$A$2:.$A$101];[.$A$1]&amp;&quot;_&quot;&amp;[.$A9];[$full.J$2:.J$112])" office:value-type="float" office:value="-2.45777308920619" calcext:value-type="float">
            <text:p>-2.45777308920619</text:p>
          </table:table-cell>
          <table:table-cell table:formula="of:=SUMIF([$ProxyBA12.$A$2:.$A$101];[.$A$1]&amp;&quot;_&quot;&amp;[.$A9];[$HospBA12.H$2:.H$112])" office:value-type="float" office:value="0.288693931472217" calcext:value-type="float">
            <text:p>0.288693931472217</text:p>
          </table:table-cell>
          <table:table-cell table:formula="of:=SUMIF([$ProxyBA12.$A$2:.$A$101];[.$A$1]&amp;&quot;_&quot;&amp;[.$A9];[$HospBA12.I$2:.I$112])" office:value-type="float" office:value="0.900193221016269" calcext:value-type="float">
            <text:p>0.900193221016269</text:p>
          </table:table-cell>
          <table:table-cell table:formula="of:=SUMIF([$ProxyBA12.$A$2:.$A$101];[.$A$1]&amp;&quot;_&quot;&amp;[.$A9];[$HospBA12.J$2:.J$112])" office:value-type="float" office:value="-4.06935829686404" calcext:value-type="float">
            <text:p>-4.06935829686404</text:p>
          </table:table-cell>
          <table:table-cell table:formula="of:=SUMIF([$HospNew.$A$2:.$A$101];[.$A$1]&amp;&quot;_&quot;&amp;[.$A9];[$ProxyBA12.H$2:.H$112])" office:value-type="float" office:value="-0.00144483055023414" calcext:value-type="float">
            <text:p>-0.00144483055023414</text:p>
          </table:table-cell>
          <table:table-cell table:formula="of:=SUMIF([$HospNew.$A$2:.$A$101];[.$A$1]&amp;&quot;_&quot;&amp;[.$A9];[$ProxyBA12.I$2:.I$112])" office:value-type="float" office:value="0.106719872291308" calcext:value-type="float">
            <text:p>0.106719872291308</text:p>
          </table:table-cell>
          <table:table-cell table:formula="of:=SUMIF([$HospNew.$A$2:.$A$101];[.$A$1]&amp;&quot;_&quot;&amp;[.$A9];[$ProxyBA12.J$2:.J$112])" office:value-type="float" office:value="-0.122706883906905" calcext:value-type="float">
            <text:p>-0.122706883906905</text:p>
          </table:table-cell>
          <table:table-cell table:formula="of:=SUMIF([$ProxyNew.$A$2:.$A$101];[.$A$1]&amp;&quot;_&quot;&amp;[.$A9];[$HospNew.H$2:.H$112])" office:value-type="float" office:value="-0.0373730166055752" calcext:value-type="float">
            <text:p>-0.0373730166055752</text:p>
          </table:table-cell>
          <table:table-cell table:formula="of:=SUMIF([$ProxyNew.$A$2:.$A$101];[.$A$1]&amp;&quot;_&quot;&amp;[.$A9];[$HospNew.I$2:.I$112])" office:value-type="float" office:value="0.125652883515314" calcext:value-type="float">
            <text:p>0.125652883515314</text:p>
          </table:table-cell>
          <table:table-cell table:formula="of:=SUMIF([$ProxyNew.$A$2:.$A$101];[.$A$1]&amp;&quot;_&quot;&amp;[.$A9];[$HospNew.J$2:.J$112])" office:value-type="float" office:value="-0.230795819294269" calcext:value-type="float">
            <text:p>-0.23079581929426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full.H$2:.H$112])" office:value-type="float" office:value="0" calcext:value-type="float">
            <text:p>0</text:p>
          </table:table-cell>
          <table:table-cell table:formula="of:=SUMIF([$HospBA12.$A$2:.$A$101];[.$A$1]&amp;&quot;_&quot;&amp;[.$A10];[$full.I$2:.I$112])" office:value-type="float" office:value="0" calcext:value-type="float">
            <text:p>0</text:p>
          </table:table-cell>
          <table:table-cell table:formula="of:=SUMIF([$HospBA12.$A$2:.$A$101];[.$A$1]&amp;&quot;_&quot;&amp;[.$A10];[$full.J$2:.J$112])" office:value-type="float" office:value="0" calcext:value-type="float">
            <text:p>0</text:p>
          </table:table-cell>
          <table:table-cell table:formula="of:=SUMIF([$ProxyBA12.$A$2:.$A$101];[.$A$1]&amp;&quot;_&quot;&amp;[.$A10];[$HospBA12.H$2:.H$112])" office:value-type="float" office:value="0" calcext:value-type="float">
            <text:p>0</text:p>
          </table:table-cell>
          <table:table-cell table:formula="of:=SUMIF([$ProxyBA12.$A$2:.$A$101];[.$A$1]&amp;&quot;_&quot;&amp;[.$A10];[$HospBA12.I$2:.I$112])" office:value-type="float" office:value="0" calcext:value-type="float">
            <text:p>0</text:p>
          </table:table-cell>
          <table:table-cell table:formula="of:=SUMIF([$ProxyBA12.$A$2:.$A$101];[.$A$1]&amp;&quot;_&quot;&amp;[.$A10];[$HospBA12.J$2:.J$112])" office:value-type="float" office:value="0" calcext:value-type="float">
            <text:p>0</text:p>
          </table:table-cell>
          <table:table-cell table:formula="of:=SUMIF([$HospNew.$A$2:.$A$101];[.$A$1]&amp;&quot;_&quot;&amp;[.$A10];[$ProxyBA12.H$2:.H$112])" office:value-type="float" office:value="0.0677412834752223" calcext:value-type="float">
            <text:p>0.0677412834752223</text:p>
          </table:table-cell>
          <table:table-cell table:formula="of:=SUMIF([$HospNew.$A$2:.$A$101];[.$A$1]&amp;&quot;_&quot;&amp;[.$A10];[$ProxyBA12.I$2:.I$112])" office:value-type="float" office:value="0.187342227539091" calcext:value-type="float">
            <text:p>0.187342227539091</text:p>
          </table:table-cell>
          <table:table-cell table:formula="of:=SUMIF([$HospNew.$A$2:.$A$101];[.$A$1]&amp;&quot;_&quot;&amp;[.$A10];[$ProxyBA12.J$2:.J$112])" office:value-type="float" office:value="-0.0694616405434454" calcext:value-type="float">
            <text:p>-0.0694616405434454</text:p>
          </table:table-cell>
          <table:table-cell table:formula="of:=SUMIF([$ProxyNew.$A$2:.$A$101];[.$A$1]&amp;&quot;_&quot;&amp;[.$A10];[$HospNew.H$2:.H$112])" office:value-type="float" office:value="0.0229049461554862" calcext:value-type="float">
            <text:p>0.0229049461554862</text:p>
          </table:table-cell>
          <table:table-cell table:formula="of:=SUMIF([$ProxyNew.$A$2:.$A$101];[.$A$1]&amp;&quot;_&quot;&amp;[.$A10];[$HospNew.I$2:.I$112])" office:value-type="float" office:value="0.198764783060065" calcext:value-type="float">
            <text:p>0.198764783060065</text:p>
          </table:table-cell>
          <table:table-cell table:formula="of:=SUMIF([$ProxyNew.$A$2:.$A$101];[.$A$1]&amp;&quot;_&quot;&amp;[.$A10];[$HospNew.J$2:.J$112])" office:value-type="float" office:value="-0.191553646248408" calcext:value-type="float">
            <text:p>-0.191553646248408</text:p>
          </table:table-cell>
        </table:table-row>
      </table:table>
      <table:table table:name="boost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ProxyNew.H$2:.H$112])" office:value-type="float" office:value="0.859809688969786" calcext:value-type="float">
            <text:p>0.859809688969786</text:p>
          </table:table-cell>
          <table:table-cell table:formula="of:=SUMIF([$HospBA12.$A$2:.$A$101];[.$A$1]&amp;&quot;_&quot;&amp;[.$A2];[$ProxyNew.I$2:.I$112])" office:value-type="float" office:value="0.869483489816568" calcext:value-type="float">
            <text:p>0.869483489816568</text:p>
          </table:table-cell>
          <table:table-cell table:formula="of:=SUMIF([$HospBA12.$A$2:.$A$101];[.$A$1]&amp;&quot;_&quot;&amp;[.$A2];[$ProxyNew.J$2:.J$112])" office:value-type="float" office:value="0.849418872147848" calcext:value-type="float">
            <text:p>0.849418872147848</text:p>
          </table:table-cell>
          <table:table-cell table:formula="of:=SUMIF([$ProxyBA12.$A$2:.$A$101];[.$A$1]&amp;&quot;_&quot;&amp;[.$A2];[$boost.H$2:.H$112])" office:value-type="float" office:value="0.86182715529202" calcext:value-type="float">
            <text:p>0.86182715529202</text:p>
          </table:table-cell>
          <table:table-cell table:formula="of:=SUMIF([$ProxyBA12.$A$2:.$A$101];[.$A$1]&amp;&quot;_&quot;&amp;[.$A2];[$boost.I$2:.I$112])" office:value-type="float" office:value="0.873238054488423" calcext:value-type="float">
            <text:p>0.873238054488423</text:p>
          </table:table-cell>
          <table:table-cell table:formula="of:=SUMIF([$ProxyBA12.$A$2:.$A$101];[.$A$1]&amp;&quot;_&quot;&amp;[.$A2];[$boost.J$2:.J$112])" office:value-type="float" office:value="0.849389065956297" calcext:value-type="float">
            <text:p>0.849389065956297</text:p>
          </table:table-cell>
          <table:table-cell table:formula="of:=SUMIF([$HospNew.$A$2:.$A$101];[.$A$1]&amp;&quot;_&quot;&amp;[.$A2];[$HospBA12.H$2:.H$112])" office:value-type="float" office:value="0.575644843647183" calcext:value-type="float">
            <text:p>0.575644843647183</text:p>
          </table:table-cell>
          <table:table-cell table:formula="of:=SUMIF([$HospNew.$A$2:.$A$101];[.$A$1]&amp;&quot;_&quot;&amp;[.$A2];[$HospBA12.I$2:.I$112])" office:value-type="float" office:value="0.74904313404513" calcext:value-type="float">
            <text:p>0.74904313404513</text:p>
          </table:table-cell>
          <table:table-cell table:formula="of:=SUMIF([$HospNew.$A$2:.$A$101];[.$A$1]&amp;&quot;_&quot;&amp;[.$A2];[$HospBA12.J$2:.J$112])" office:value-type="float" office:value="0.282437250568759" calcext:value-type="float">
            <text:p>0.282437250568759</text:p>
          </table:table-cell>
          <table:table-cell table:formula="of:=SUMIF([$ProxyNew.$A$2:.$A$101];[.$A$1]&amp;&quot;_&quot;&amp;[.$A2];[$ProxyBA12.H$2:.H$112])" office:value-type="float" office:value="0.592744997999297" calcext:value-type="float">
            <text:p>0.592744997999297</text:p>
          </table:table-cell>
          <table:table-cell table:formula="of:=SUMIF([$ProxyNew.$A$2:.$A$101];[.$A$1]&amp;&quot;_&quot;&amp;[.$A2];[$ProxyBA12.I$2:.I$112])" office:value-type="float" office:value="0.817431998600491" calcext:value-type="float">
            <text:p>0.817431998600491</text:p>
          </table:table-cell>
          <table:table-cell table:formula="of:=SUMIF([$ProxyNew.$A$2:.$A$101];[.$A$1]&amp;&quot;_&quot;&amp;[.$A2];[$ProxyBA12.J$2:.J$112])" office:value-type="float" office:value="0.0915350149906449" calcext:value-type="float">
            <text:p>0.091535014990644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ProxyNew.H$2:.H$112])" office:value-type="float" office:value="0.809216457471951" calcext:value-type="float">
            <text:p>0.809216457471951</text:p>
          </table:table-cell>
          <table:table-cell table:formula="of:=SUMIF([$HospBA12.$A$2:.$A$101];[.$A$1]&amp;&quot;_&quot;&amp;[.$A3];[$ProxyNew.I$2:.I$112])" office:value-type="float" office:value="0.817859890295202" calcext:value-type="float">
            <text:p>0.817859890295202</text:p>
          </table:table-cell>
          <table:table-cell table:formula="of:=SUMIF([$HospBA12.$A$2:.$A$101];[.$A$1]&amp;&quot;_&quot;&amp;[.$A3];[$ProxyNew.J$2:.J$112])" office:value-type="float" office:value="0.800162851781828" calcext:value-type="float">
            <text:p>0.800162851781828</text:p>
          </table:table-cell>
          <table:table-cell table:formula="of:=SUMIF([$ProxyBA12.$A$2:.$A$101];[.$A$1]&amp;&quot;_&quot;&amp;[.$A3];[$boost.H$2:.H$112])" office:value-type="float" office:value="0.825827880218646" calcext:value-type="float">
            <text:p>0.825827880218646</text:p>
          </table:table-cell>
          <table:table-cell table:formula="of:=SUMIF([$ProxyBA12.$A$2:.$A$101];[.$A$1]&amp;&quot;_&quot;&amp;[.$A3];[$boost.I$2:.I$112])" office:value-type="float" office:value="0.835474609828592" calcext:value-type="float">
            <text:p>0.835474609828592</text:p>
          </table:table-cell>
          <table:table-cell table:formula="of:=SUMIF([$ProxyBA12.$A$2:.$A$101];[.$A$1]&amp;&quot;_&quot;&amp;[.$A3];[$boost.J$2:.J$112])" office:value-type="float" office:value="0.815615527320582" calcext:value-type="float">
            <text:p>0.815615527320582</text:p>
          </table:table-cell>
          <table:table-cell table:formula="of:=SUMIF([$HospNew.$A$2:.$A$101];[.$A$1]&amp;&quot;_&quot;&amp;[.$A3];[$HospBA12.H$2:.H$112])" office:value-type="float" office:value="0.665070320372184" calcext:value-type="float">
            <text:p>0.665070320372184</text:p>
          </table:table-cell>
          <table:table-cell table:formula="of:=SUMIF([$HospNew.$A$2:.$A$101];[.$A$1]&amp;&quot;_&quot;&amp;[.$A3];[$HospBA12.I$2:.I$112])" office:value-type="float" office:value="0.814766481296697" calcext:value-type="float">
            <text:p>0.814766481296697</text:p>
          </table:table-cell>
          <table:table-cell table:formula="of:=SUMIF([$HospNew.$A$2:.$A$101];[.$A$1]&amp;&quot;_&quot;&amp;[.$A3];[$HospBA12.J$2:.J$112])" office:value-type="float" office:value="0.394397455272275" calcext:value-type="float">
            <text:p>0.394397455272275</text:p>
          </table:table-cell>
          <table:table-cell table:formula="of:=SUMIF([$ProxyNew.$A$2:.$A$101];[.$A$1]&amp;&quot;_&quot;&amp;[.$A3];[$ProxyBA12.H$2:.H$112])" office:value-type="float" office:value="0.653608545780835" calcext:value-type="float">
            <text:p>0.653608545780835</text:p>
          </table:table-cell>
          <table:table-cell table:formula="of:=SUMIF([$ProxyNew.$A$2:.$A$101];[.$A$1]&amp;&quot;_&quot;&amp;[.$A3];[$ProxyBA12.I$2:.I$112])" office:value-type="float" office:value="0.856113078092217" calcext:value-type="float">
            <text:p>0.856113078092217</text:p>
          </table:table-cell>
          <table:table-cell table:formula="of:=SUMIF([$ProxyNew.$A$2:.$A$101];[.$A$1]&amp;&quot;_&quot;&amp;[.$A3];[$ProxyBA12.J$2:.J$112])" office:value-type="float" office:value="0.166101839102742" calcext:value-type="float">
            <text:p>0.166101839102742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ProxyNew.H$2:.H$112])" office:value-type="float" office:value="0.702999953162212" calcext:value-type="float">
            <text:p>0.702999953162212</text:p>
          </table:table-cell>
          <table:table-cell table:formula="of:=SUMIF([$HospBA12.$A$2:.$A$101];[.$A$1]&amp;&quot;_&quot;&amp;[.$A4];[$ProxyNew.I$2:.I$112])" office:value-type="float" office:value="0.722584204890786" calcext:value-type="float">
            <text:p>0.722584204890786</text:p>
          </table:table-cell>
          <table:table-cell table:formula="of:=SUMIF([$HospBA12.$A$2:.$A$101];[.$A$1]&amp;&quot;_&quot;&amp;[.$A4];[$ProxyNew.J$2:.J$112])" office:value-type="float" office:value="0.682033145275949" calcext:value-type="float">
            <text:p>0.682033145275949</text:p>
          </table:table-cell>
          <table:table-cell table:formula="of:=SUMIF([$ProxyBA12.$A$2:.$A$101];[.$A$1]&amp;&quot;_&quot;&amp;[.$A4];[$boost.H$2:.H$112])" office:value-type="float" office:value="0.720303295748176" calcext:value-type="float">
            <text:p>0.720303295748176</text:p>
          </table:table-cell>
          <table:table-cell table:formula="of:=SUMIF([$ProxyBA12.$A$2:.$A$101];[.$A$1]&amp;&quot;_&quot;&amp;[.$A4];[$boost.I$2:.I$112])" office:value-type="float" office:value="0.742924959380807" calcext:value-type="float">
            <text:p>0.742924959380807</text:p>
          </table:table-cell>
          <table:table-cell table:formula="of:=SUMIF([$ProxyBA12.$A$2:.$A$101];[.$A$1]&amp;&quot;_&quot;&amp;[.$A4];[$boost.J$2:.J$112])" office:value-type="float" office:value="0.69569100842732" calcext:value-type="float">
            <text:p>0.69569100842732</text:p>
          </table:table-cell>
          <table:table-cell table:formula="of:=SUMIF([$HospNew.$A$2:.$A$101];[.$A$1]&amp;&quot;_&quot;&amp;[.$A4];[$HospBA12.H$2:.H$112])" office:value-type="float" office:value="0.365967214826572" calcext:value-type="float">
            <text:p>0.365967214826572</text:p>
          </table:table-cell>
          <table:table-cell table:formula="of:=SUMIF([$HospNew.$A$2:.$A$101];[.$A$1]&amp;&quot;_&quot;&amp;[.$A4];[$HospBA12.I$2:.I$112])" office:value-type="float" office:value="0.515659591928048" calcext:value-type="float">
            <text:p>0.515659591928048</text:p>
          </table:table-cell>
          <table:table-cell table:formula="of:=SUMIF([$HospNew.$A$2:.$A$101];[.$A$1]&amp;&quot;_&quot;&amp;[.$A4];[$HospBA12.J$2:.J$112])" office:value-type="float" office:value="0.170010253170835" calcext:value-type="float">
            <text:p>0.170010253170835</text:p>
          </table:table-cell>
          <table:table-cell table:formula="of:=SUMIF([$ProxyNew.$A$2:.$A$101];[.$A$1]&amp;&quot;_&quot;&amp;[.$A4];[$ProxyBA12.H$2:.H$112])" office:value-type="float" office:value="0.585219054366299" calcext:value-type="float">
            <text:p>0.585219054366299</text:p>
          </table:table-cell>
          <table:table-cell table:formula="of:=SUMIF([$ProxyNew.$A$2:.$A$101];[.$A$1]&amp;&quot;_&quot;&amp;[.$A4];[$ProxyBA12.I$2:.I$112])" office:value-type="float" office:value="0.751446199896384" calcext:value-type="float">
            <text:p>0.751446199896384</text:p>
          </table:table-cell>
          <table:table-cell table:formula="of:=SUMIF([$ProxyNew.$A$2:.$A$101];[.$A$1]&amp;&quot;_&quot;&amp;[.$A4];[$ProxyBA12.J$2:.J$112])" office:value-type="float" office:value="0.307822963120794" calcext:value-type="float">
            <text:p>0.30782296312079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ProxyNew.H$2:.H$112])" office:value-type="float" office:value="0.605988369085712" calcext:value-type="float">
            <text:p>0.605988369085712</text:p>
          </table:table-cell>
          <table:table-cell table:formula="of:=SUMIF([$HospBA12.$A$2:.$A$101];[.$A$1]&amp;&quot;_&quot;&amp;[.$A5];[$ProxyNew.I$2:.I$112])" office:value-type="float" office:value="0.714933194892155" calcext:value-type="float">
            <text:p>0.714933194892155</text:p>
          </table:table-cell>
          <table:table-cell table:formula="of:=SUMIF([$HospBA12.$A$2:.$A$101];[.$A$1]&amp;&quot;_&quot;&amp;[.$A5];[$ProxyNew.J$2:.J$112])" office:value-type="float" office:value="0.455407776303504" calcext:value-type="float">
            <text:p>0.455407776303504</text:p>
          </table:table-cell>
          <table:table-cell table:formula="of:=SUMIF([$ProxyBA12.$A$2:.$A$101];[.$A$1]&amp;&quot;_&quot;&amp;[.$A5];[$boost.H$2:.H$112])" office:value-type="float" office:value="0.712637038560326" calcext:value-type="float">
            <text:p>0.712637038560326</text:p>
          </table:table-cell>
          <table:table-cell table:formula="of:=SUMIF([$ProxyBA12.$A$2:.$A$101];[.$A$1]&amp;&quot;_&quot;&amp;[.$A5];[$boost.I$2:.I$112])" office:value-type="float" office:value="0.814696808478456" calcext:value-type="float">
            <text:p>0.814696808478456</text:p>
          </table:table-cell>
          <table:table-cell table:formula="of:=SUMIF([$ProxyBA12.$A$2:.$A$101];[.$A$1]&amp;&quot;_&quot;&amp;[.$A5];[$boost.J$2:.J$112])" office:value-type="float" office:value="0.554365626790734" calcext:value-type="float">
            <text:p>0.554365626790734</text:p>
          </table:table-cell>
          <table:table-cell table:formula="of:=SUMIF([$HospNew.$A$2:.$A$101];[.$A$1]&amp;&quot;_&quot;&amp;[.$A5];[$HospBA12.H$2:.H$112])" office:value-type="float" office:value="0.421504899866935" calcext:value-type="float">
            <text:p>0.421504899866935</text:p>
          </table:table-cell>
          <table:table-cell table:formula="of:=SUMIF([$HospNew.$A$2:.$A$101];[.$A$1]&amp;&quot;_&quot;&amp;[.$A5];[$HospBA12.I$2:.I$112])" office:value-type="float" office:value="0.472261442179606" calcext:value-type="float">
            <text:p>0.472261442179606</text:p>
          </table:table-cell>
          <table:table-cell table:formula="of:=SUMIF([$HospNew.$A$2:.$A$101];[.$A$1]&amp;&quot;_&quot;&amp;[.$A5];[$HospBA12.J$2:.J$112])" office:value-type="float" office:value="0.365866723363696" calcext:value-type="float">
            <text:p>0.365866723363696</text:p>
          </table:table-cell>
          <table:table-cell table:formula="of:=SUMIF([$ProxyNew.$A$2:.$A$101];[.$A$1]&amp;&quot;_&quot;&amp;[.$A5];[$ProxyBA12.H$2:.H$112])" office:value-type="float" office:value="0.442196636703605" calcext:value-type="float">
            <text:p>0.442196636703605</text:p>
          </table:table-cell>
          <table:table-cell table:formula="of:=SUMIF([$ProxyNew.$A$2:.$A$101];[.$A$1]&amp;&quot;_&quot;&amp;[.$A5];[$ProxyBA12.I$2:.I$112])" office:value-type="float" office:value="0.515871264852964" calcext:value-type="float">
            <text:p>0.515871264852964</text:p>
          </table:table-cell>
          <table:table-cell table:formula="of:=SUMIF([$ProxyNew.$A$2:.$A$101];[.$A$1]&amp;&quot;_&quot;&amp;[.$A5];[$ProxyBA12.J$2:.J$112])" office:value-type="float" office:value="0.357310216237687" calcext:value-type="float">
            <text:p>0.35731021623768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ProxyNew.H$2:.H$112])" office:value-type="float" office:value="-0.567969000117126" calcext:value-type="float">
            <text:p>-0.567969000117126</text:p>
          </table:table-cell>
          <table:table-cell table:formula="of:=SUMIF([$HospBA12.$A$2:.$A$101];[.$A$1]&amp;&quot;_&quot;&amp;[.$A6];[$ProxyNew.I$2:.I$112])" office:value-type="float" office:value="0.852399520324795" calcext:value-type="float">
            <text:p>0.852399520324795</text:p>
          </table:table-cell>
          <table:table-cell table:formula="of:=SUMIF([$HospBA12.$A$2:.$A$101];[.$A$1]&amp;&quot;_&quot;&amp;[.$A6];[$ProxyNew.J$2:.J$112])" office:value-type="float" office:value="-15.6566314062006" calcext:value-type="float">
            <text:p>-15.6566314062006</text:p>
          </table:table-cell>
          <table:table-cell table:formula="of:=SUMIF([$ProxyBA12.$A$2:.$A$101];[.$A$1]&amp;&quot;_&quot;&amp;[.$A6];[$boost.H$2:.H$112])" office:value-type="float" office:value="0" calcext:value-type="float">
            <text:p>0</text:p>
          </table:table-cell>
          <table:table-cell table:formula="of:=SUMIF([$ProxyBA12.$A$2:.$A$101];[.$A$1]&amp;&quot;_&quot;&amp;[.$A6];[$boost.I$2:.I$112])" office:value-type="float" office:value="0" calcext:value-type="float">
            <text:p>0</text:p>
          </table:table-cell>
          <table:table-cell table:formula="of:=SUMIF([$ProxyBA12.$A$2:.$A$101];[.$A$1]&amp;&quot;_&quot;&amp;[.$A6];[$boost.J$2:.J$112])" office:value-type="float" office:value="0" calcext:value-type="float">
            <text:p>0</text:p>
          </table:table-cell>
          <table:table-cell table:formula="of:=SUMIF([$HospNew.$A$2:.$A$101];[.$A$1]&amp;&quot;_&quot;&amp;[.$A6];[$HospBA12.H$2:.H$112])" office:value-type="float" office:value="0.357700717246251" calcext:value-type="float">
            <text:p>0.357700717246251</text:p>
          </table:table-cell>
          <table:table-cell table:formula="of:=SUMIF([$HospNew.$A$2:.$A$101];[.$A$1]&amp;&quot;_&quot;&amp;[.$A6];[$HospBA12.I$2:.I$112])" office:value-type="float" office:value="0.394492441548915" calcext:value-type="float">
            <text:p>0.394492441548915</text:p>
          </table:table-cell>
          <table:table-cell table:formula="of:=SUMIF([$HospNew.$A$2:.$A$101];[.$A$1]&amp;&quot;_&quot;&amp;[.$A6];[$HospBA12.J$2:.J$112])" office:value-type="float" office:value="0.318673461845303" calcext:value-type="float">
            <text:p>0.318673461845303</text:p>
          </table:table-cell>
          <table:table-cell table:formula="of:=SUMIF([$ProxyNew.$A$2:.$A$101];[.$A$1]&amp;&quot;_&quot;&amp;[.$A6];[$ProxyBA12.H$2:.H$112])" office:value-type="float" office:value="0.408360671642544" calcext:value-type="float">
            <text:p>0.408360671642544</text:p>
          </table:table-cell>
          <table:table-cell table:formula="of:=SUMIF([$ProxyNew.$A$2:.$A$101];[.$A$1]&amp;&quot;_&quot;&amp;[.$A6];[$ProxyBA12.I$2:.I$112])" office:value-type="float" office:value="0.459609158714843" calcext:value-type="float">
            <text:p>0.459609158714843</text:p>
          </table:table-cell>
          <table:table-cell table:formula="of:=SUMIF([$ProxyNew.$A$2:.$A$101];[.$A$1]&amp;&quot;_&quot;&amp;[.$A6];[$ProxyBA12.J$2:.J$112])" office:value-type="float" office:value="0.352251984828602" calcext:value-type="float">
            <text:p>0.352251984828602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ProxyNew.H$2:.H$112])" office:value-type="float" office:value="0" calcext:value-type="float">
            <text:p>0</text:p>
          </table:table-cell>
          <table:table-cell table:formula="of:=SUMIF([$HospBA12.$A$2:.$A$101];[.$A$1]&amp;&quot;_&quot;&amp;[.$A7];[$ProxyNew.I$2:.I$112])" office:value-type="float" office:value="0" calcext:value-type="float">
            <text:p>0</text:p>
          </table:table-cell>
          <table:table-cell table:formula="of:=SUMIF([$HospBA12.$A$2:.$A$101];[.$A$1]&amp;&quot;_&quot;&amp;[.$A7];[$ProxyNew.J$2:.J$112])" office:value-type="float" office:value="0" calcext:value-type="float">
            <text:p>0</text:p>
          </table:table-cell>
          <table:table-cell table:formula="of:=SUMIF([$ProxyBA12.$A$2:.$A$101];[.$A$1]&amp;&quot;_&quot;&amp;[.$A7];[$boost.H$2:.H$112])" office:value-type="float" office:value="0" calcext:value-type="float">
            <text:p>0</text:p>
          </table:table-cell>
          <table:table-cell table:formula="of:=SUMIF([$ProxyBA12.$A$2:.$A$101];[.$A$1]&amp;&quot;_&quot;&amp;[.$A7];[$boost.I$2:.I$112])" office:value-type="float" office:value="0" calcext:value-type="float">
            <text:p>0</text:p>
          </table:table-cell>
          <table:table-cell table:formula="of:=SUMIF([$ProxyBA12.$A$2:.$A$101];[.$A$1]&amp;&quot;_&quot;&amp;[.$A7];[$boost.J$2:.J$112])" office:value-type="float" office:value="0" calcext:value-type="float">
            <text:p>0</text:p>
          </table:table-cell>
          <table:table-cell table:formula="of:=SUMIF([$HospNew.$A$2:.$A$101];[.$A$1]&amp;&quot;_&quot;&amp;[.$A7];[$HospBA12.H$2:.H$112])" office:value-type="float" office:value="0.336180234684081" calcext:value-type="float">
            <text:p>0.336180234684081</text:p>
          </table:table-cell>
          <table:table-cell table:formula="of:=SUMIF([$HospNew.$A$2:.$A$101];[.$A$1]&amp;&quot;_&quot;&amp;[.$A7];[$HospBA12.I$2:.I$112])" office:value-type="float" office:value="0.377053992635426" calcext:value-type="float">
            <text:p>0.377053992635426</text:p>
          </table:table-cell>
          <table:table-cell table:formula="of:=SUMIF([$HospNew.$A$2:.$A$101];[.$A$1]&amp;&quot;_&quot;&amp;[.$A7];[$HospBA12.J$2:.J$112])" office:value-type="float" office:value="0.292624600503796" calcext:value-type="float">
            <text:p>0.292624600503796</text:p>
          </table:table-cell>
          <table:table-cell table:formula="of:=SUMIF([$ProxyNew.$A$2:.$A$101];[.$A$1]&amp;&quot;_&quot;&amp;[.$A7];[$ProxyBA12.H$2:.H$112])" office:value-type="float" office:value="0.383557515071732" calcext:value-type="float">
            <text:p>0.383557515071732</text:p>
          </table:table-cell>
          <table:table-cell table:formula="of:=SUMIF([$ProxyNew.$A$2:.$A$101];[.$A$1]&amp;&quot;_&quot;&amp;[.$A7];[$ProxyBA12.I$2:.I$112])" office:value-type="float" office:value="0.439949646858859" calcext:value-type="float">
            <text:p>0.439949646858859</text:p>
          </table:table-cell>
          <table:table-cell table:formula="of:=SUMIF([$ProxyNew.$A$2:.$A$101];[.$A$1]&amp;&quot;_&quot;&amp;[.$A7];[$ProxyBA12.J$2:.J$112])" office:value-type="float" office:value="0.321487192904649" calcext:value-type="float">
            <text:p>0.32148719290464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ProxyNew.H$2:.H$112])" office:value-type="float" office:value="0" calcext:value-type="float">
            <text:p>0</text:p>
          </table:table-cell>
          <table:table-cell table:formula="of:=SUMIF([$HospBA12.$A$2:.$A$101];[.$A$1]&amp;&quot;_&quot;&amp;[.$A8];[$ProxyNew.I$2:.I$112])" office:value-type="float" office:value="0" calcext:value-type="float">
            <text:p>0</text:p>
          </table:table-cell>
          <table:table-cell table:formula="of:=SUMIF([$HospBA12.$A$2:.$A$101];[.$A$1]&amp;&quot;_&quot;&amp;[.$A8];[$ProxyNew.J$2:.J$112])" office:value-type="float" office:value="0" calcext:value-type="float">
            <text:p>0</text:p>
          </table:table-cell>
          <table:table-cell table:formula="of:=SUMIF([$ProxyBA12.$A$2:.$A$101];[.$A$1]&amp;&quot;_&quot;&amp;[.$A8];[$boost.H$2:.H$112])" office:value-type="float" office:value="0" calcext:value-type="float">
            <text:p>0</text:p>
          </table:table-cell>
          <table:table-cell table:formula="of:=SUMIF([$ProxyBA12.$A$2:.$A$101];[.$A$1]&amp;&quot;_&quot;&amp;[.$A8];[$boost.I$2:.I$112])" office:value-type="float" office:value="0" calcext:value-type="float">
            <text:p>0</text:p>
          </table:table-cell>
          <table:table-cell table:formula="of:=SUMIF([$ProxyBA12.$A$2:.$A$101];[.$A$1]&amp;&quot;_&quot;&amp;[.$A8];[$boost.J$2:.J$112])" office:value-type="float" office:value="0" calcext:value-type="float">
            <text:p>0</text:p>
          </table:table-cell>
          <table:table-cell table:formula="of:=SUMIF([$HospNew.$A$2:.$A$101];[.$A$1]&amp;&quot;_&quot;&amp;[.$A8];[$HospBA12.H$2:.H$112])" office:value-type="float" office:value="0.318886238934747" calcext:value-type="float">
            <text:p>0.318886238934747</text:p>
          </table:table-cell>
          <table:table-cell table:formula="of:=SUMIF([$HospNew.$A$2:.$A$101];[.$A$1]&amp;&quot;_&quot;&amp;[.$A8];[$HospBA12.I$2:.I$112])" office:value-type="float" office:value="0.383317473859381" calcext:value-type="float">
            <text:p>0.383317473859381</text:p>
          </table:table-cell>
          <table:table-cell table:formula="of:=SUMIF([$HospNew.$A$2:.$A$101];[.$A$1]&amp;&quot;_&quot;&amp;[.$A8];[$HospBA12.J$2:.J$112])" office:value-type="float" office:value="0.247723203029967" calcext:value-type="float">
            <text:p>0.247723203029967</text:p>
          </table:table-cell>
          <table:table-cell table:formula="of:=SUMIF([$ProxyNew.$A$2:.$A$101];[.$A$1]&amp;&quot;_&quot;&amp;[.$A8];[$ProxyBA12.H$2:.H$112])" office:value-type="float" office:value="0.414175649779202" calcext:value-type="float">
            <text:p>0.414175649779202</text:p>
          </table:table-cell>
          <table:table-cell table:formula="of:=SUMIF([$ProxyNew.$A$2:.$A$101];[.$A$1]&amp;&quot;_&quot;&amp;[.$A8];[$ProxyBA12.I$2:.I$112])" office:value-type="float" office:value="0.494637724557508" calcext:value-type="float">
            <text:p>0.494637724557508</text:p>
          </table:table-cell>
          <table:table-cell table:formula="of:=SUMIF([$ProxyNew.$A$2:.$A$101];[.$A$1]&amp;&quot;_&quot;&amp;[.$A8];[$ProxyBA12.J$2:.J$112])" office:value-type="float" office:value="0.320902675192513" calcext:value-type="float">
            <text:p>0.320902675192513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ProxyNew.H$2:.H$112])" office:value-type="float" office:value="0" calcext:value-type="float">
            <text:p>0</text:p>
          </table:table-cell>
          <table:table-cell table:formula="of:=SUMIF([$HospBA12.$A$2:.$A$101];[.$A$1]&amp;&quot;_&quot;&amp;[.$A9];[$ProxyNew.I$2:.I$112])" office:value-type="float" office:value="0" calcext:value-type="float">
            <text:p>0</text:p>
          </table:table-cell>
          <table:table-cell table:formula="of:=SUMIF([$HospBA12.$A$2:.$A$101];[.$A$1]&amp;&quot;_&quot;&amp;[.$A9];[$ProxyNew.J$2:.J$112])" office:value-type="float" office:value="0" calcext:value-type="float">
            <text:p>0</text:p>
          </table:table-cell>
          <table:table-cell table:formula="of:=SUMIF([$ProxyBA12.$A$2:.$A$101];[.$A$1]&amp;&quot;_&quot;&amp;[.$A9];[$boost.H$2:.H$112])" office:value-type="float" office:value="0" calcext:value-type="float">
            <text:p>0</text:p>
          </table:table-cell>
          <table:table-cell table:formula="of:=SUMIF([$ProxyBA12.$A$2:.$A$101];[.$A$1]&amp;&quot;_&quot;&amp;[.$A9];[$boost.I$2:.I$112])" office:value-type="float" office:value="0" calcext:value-type="float">
            <text:p>0</text:p>
          </table:table-cell>
          <table:table-cell table:formula="of:=SUMIF([$ProxyBA12.$A$2:.$A$101];[.$A$1]&amp;&quot;_&quot;&amp;[.$A9];[$boost.J$2:.J$112])" office:value-type="float" office:value="0" calcext:value-type="float">
            <text:p>0</text:p>
          </table:table-cell>
          <table:table-cell table:formula="of:=SUMIF([$HospNew.$A$2:.$A$101];[.$A$1]&amp;&quot;_&quot;&amp;[.$A9];[$HospBA12.H$2:.H$112])" office:value-type="float" office:value="0.196031892062097" calcext:value-type="float">
            <text:p>0.196031892062097</text:p>
          </table:table-cell>
          <table:table-cell table:formula="of:=SUMIF([$HospNew.$A$2:.$A$101];[.$A$1]&amp;&quot;_&quot;&amp;[.$A9];[$HospBA12.I$2:.I$112])" office:value-type="float" office:value="0.448609208054554" calcext:value-type="float">
            <text:p>0.448609208054554</text:p>
          </table:table-cell>
          <table:table-cell table:formula="of:=SUMIF([$HospNew.$A$2:.$A$101];[.$A$1]&amp;&quot;_&quot;&amp;[.$A9];[$HospBA12.J$2:.J$112])" office:value-type="float" office:value="-0.172244310248116" calcext:value-type="float">
            <text:p>-0.172244310248116</text:p>
          </table:table-cell>
          <table:table-cell table:formula="of:=SUMIF([$ProxyNew.$A$2:.$A$101];[.$A$1]&amp;&quot;_&quot;&amp;[.$A9];[$ProxyBA12.H$2:.H$112])" office:value-type="float" office:value="0.211352204782811" calcext:value-type="float">
            <text:p>0.211352204782811</text:p>
          </table:table-cell>
          <table:table-cell table:formula="of:=SUMIF([$ProxyNew.$A$2:.$A$101];[.$A$1]&amp;&quot;_&quot;&amp;[.$A9];[$ProxyBA12.I$2:.I$112])" office:value-type="float" office:value="0.519837722039596" calcext:value-type="float">
            <text:p>0.519837722039596</text:p>
          </table:table-cell>
          <table:table-cell table:formula="of:=SUMIF([$ProxyNew.$A$2:.$A$101];[.$A$1]&amp;&quot;_&quot;&amp;[.$A9];[$ProxyBA12.J$2:.J$112])" office:value-type="float" office:value="-0.29532321352454" calcext:value-type="float">
            <text:p>-0.29532321352454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ProxyNew.H$2:.H$112])" office:value-type="float" office:value="0" calcext:value-type="float">
            <text:p>0</text:p>
          </table:table-cell>
          <table:table-cell table:formula="of:=SUMIF([$HospBA12.$A$2:.$A$101];[.$A$1]&amp;&quot;_&quot;&amp;[.$A10];[$ProxyNew.I$2:.I$112])" office:value-type="float" office:value="0" calcext:value-type="float">
            <text:p>0</text:p>
          </table:table-cell>
          <table:table-cell table:formula="of:=SUMIF([$HospBA12.$A$2:.$A$101];[.$A$1]&amp;&quot;_&quot;&amp;[.$A10];[$ProxyNew.J$2:.J$112])" office:value-type="float" office:value="0" calcext:value-type="float">
            <text:p>0</text:p>
          </table:table-cell>
          <table:table-cell table:formula="of:=SUMIF([$ProxyBA12.$A$2:.$A$101];[.$A$1]&amp;&quot;_&quot;&amp;[.$A10];[$boost.H$2:.H$112])" office:value-type="float" office:value="0" calcext:value-type="float">
            <text:p>0</text:p>
          </table:table-cell>
          <table:table-cell table:formula="of:=SUMIF([$ProxyBA12.$A$2:.$A$101];[.$A$1]&amp;&quot;_&quot;&amp;[.$A10];[$boost.I$2:.I$112])" office:value-type="float" office:value="0" calcext:value-type="float">
            <text:p>0</text:p>
          </table:table-cell>
          <table:table-cell table:formula="of:=SUMIF([$ProxyBA12.$A$2:.$A$101];[.$A$1]&amp;&quot;_&quot;&amp;[.$A10];[$boost.J$2:.J$112])" office:value-type="float" office:value="0" calcext:value-type="float">
            <text:p>0</text:p>
          </table:table-cell>
          <table:table-cell table:formula="of:=SUMIF([$HospNew.$A$2:.$A$101];[.$A$1]&amp;&quot;_&quot;&amp;[.$A10];[$HospBA12.H$2:.H$112])" office:value-type="float" office:value="0" calcext:value-type="float">
            <text:p>0</text:p>
          </table:table-cell>
          <table:table-cell table:formula="of:=SUMIF([$HospNew.$A$2:.$A$101];[.$A$1]&amp;&quot;_&quot;&amp;[.$A10];[$HospBA12.I$2:.I$112])" office:value-type="float" office:value="0" calcext:value-type="float">
            <text:p>0</text:p>
          </table:table-cell>
          <table:table-cell table:formula="of:=SUMIF([$HospNew.$A$2:.$A$101];[.$A$1]&amp;&quot;_&quot;&amp;[.$A10];[$HospBA12.J$2:.J$112])" office:value-type="float" office:value="0" calcext:value-type="float">
            <text:p>0</text:p>
          </table:table-cell>
          <table:table-cell table:formula="of:=SUMIF([$ProxyNew.$A$2:.$A$101];[.$A$1]&amp;&quot;_&quot;&amp;[.$A10];[$ProxyBA12.H$2:.H$112])" office:value-type="float" office:value="0" calcext:value-type="float">
            <text:p>0</text:p>
          </table:table-cell>
          <table:table-cell table:formula="of:=SUMIF([$ProxyNew.$A$2:.$A$101];[.$A$1]&amp;&quot;_&quot;&amp;[.$A10];[$ProxyBA12.I$2:.I$112])" office:value-type="float" office:value="0" calcext:value-type="float">
            <text:p>0</text:p>
          </table:table-cell>
          <table:table-cell table:formula="of:=SUMIF([$ProxyNew.$A$2:.$A$101];[.$A$1]&amp;&quot;_&quot;&amp;[.$A10];[$ProxyBA12.J$2:.J$112])" office:value-type="float" office:value="0" calcext:value-type="float">
            <text:p>0</text:p>
          </table:table-cell>
        </table:table-row>
      </table:table>
      <table:table table:name="secboost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HospNew.H$2:.H$112])" office:value-type="float" office:value="0" calcext:value-type="float">
            <text:p>0</text:p>
          </table:table-cell>
          <table:table-cell table:formula="of:=SUMIF([$HospBA12.$A$2:.$A$101];[.$A$1]&amp;&quot;_&quot;&amp;[.$A2];[$HospNew.I$2:.I$112])" office:value-type="float" office:value="0" calcext:value-type="float">
            <text:p>0</text:p>
          </table:table-cell>
          <table:table-cell table:formula="of:=SUMIF([$HospBA12.$A$2:.$A$101];[.$A$1]&amp;&quot;_&quot;&amp;[.$A2];[$HospNew.J$2:.J$112])" office:value-type="float" office:value="0" calcext:value-type="float">
            <text:p>0</text:p>
          </table:table-cell>
          <table:table-cell table:formula="of:=SUMIF([$ProxyBA12.$A$2:.$A$101];[.$A$1]&amp;&quot;_&quot;&amp;[.$A2];[$full.H$2:.H$112])" office:value-type="float" office:value="0" calcext:value-type="float">
            <text:p>0</text:p>
          </table:table-cell>
          <table:table-cell table:formula="of:=SUMIF([$ProxyBA12.$A$2:.$A$101];[.$A$1]&amp;&quot;_&quot;&amp;[.$A2];[$full.I$2:.I$112])" office:value-type="float" office:value="0" calcext:value-type="float">
            <text:p>0</text:p>
          </table:table-cell>
          <table:table-cell table:formula="of:=SUMIF([$ProxyBA12.$A$2:.$A$101];[.$A$1]&amp;&quot;_&quot;&amp;[.$A2];[$full.J$2:.J$112])" office:value-type="float" office:value="0" calcext:value-type="float">
            <text:p>0</text:p>
          </table:table-cell>
          <table:table-cell table:formula="of:=SUMIF([$HospNew.$A$2:.$A$101];[.$A$1]&amp;&quot;_&quot;&amp;[.$A2];[$secboost.H$2:.H$112])" office:value-type="float" office:value="0.744600067821738" calcext:value-type="float">
            <text:p>0.744600067821738</text:p>
          </table:table-cell>
          <table:table-cell table:formula="of:=SUMIF([$HospNew.$A$2:.$A$101];[.$A$1]&amp;&quot;_&quot;&amp;[.$A2];[$secboost.I$2:.I$112])" office:value-type="float" office:value="0.773656650029206" calcext:value-type="float">
            <text:p>0.773656650029206</text:p>
          </table:table-cell>
          <table:table-cell table:formula="of:=SUMIF([$HospNew.$A$2:.$A$101];[.$A$1]&amp;&quot;_&quot;&amp;[.$A2];[$secboost.J$2:.J$112])" office:value-type="float" office:value="0.71181337836929" calcext:value-type="float">
            <text:p>0.71181337836929</text:p>
          </table:table-cell>
          <table:table-cell table:formula="of:=SUMIF([$ProxyNew.$A$2:.$A$101];[.$A$1]&amp;&quot;_&quot;&amp;[.$A2];[$HospBA12.H$2:.H$112])" office:value-type="float" office:value="0.764552056740287" calcext:value-type="float">
            <text:p>0.764552056740287</text:p>
          </table:table-cell>
          <table:table-cell table:formula="of:=SUMIF([$ProxyNew.$A$2:.$A$101];[.$A$1]&amp;&quot;_&quot;&amp;[.$A2];[$HospBA12.I$2:.I$112])" office:value-type="float" office:value="0.803714676561867" calcext:value-type="float">
            <text:p>0.803714676561867</text:p>
          </table:table-cell>
          <table:table-cell table:formula="of:=SUMIF([$ProxyNew.$A$2:.$A$101];[.$A$1]&amp;&quot;_&quot;&amp;[.$A2];[$HospBA12.J$2:.J$112])" office:value-type="float" office:value="0.717575756484401" calcext:value-type="float">
            <text:p>0.71757575648440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HospNew.H$2:.H$112])" office:value-type="float" office:value="0" calcext:value-type="float">
            <text:p>0</text:p>
          </table:table-cell>
          <table:table-cell table:formula="of:=SUMIF([$HospBA12.$A$2:.$A$101];[.$A$1]&amp;&quot;_&quot;&amp;[.$A3];[$HospNew.I$2:.I$112])" office:value-type="float" office:value="0" calcext:value-type="float">
            <text:p>0</text:p>
          </table:table-cell>
          <table:table-cell table:formula="of:=SUMIF([$HospBA12.$A$2:.$A$101];[.$A$1]&amp;&quot;_&quot;&amp;[.$A3];[$HospNew.J$2:.J$112])" office:value-type="float" office:value="0" calcext:value-type="float">
            <text:p>0</text:p>
          </table:table-cell>
          <table:table-cell table:formula="of:=SUMIF([$ProxyBA12.$A$2:.$A$101];[.$A$1]&amp;&quot;_&quot;&amp;[.$A3];[$full.H$2:.H$112])" office:value-type="float" office:value="0" calcext:value-type="float">
            <text:p>0</text:p>
          </table:table-cell>
          <table:table-cell table:formula="of:=SUMIF([$ProxyBA12.$A$2:.$A$101];[.$A$1]&amp;&quot;_&quot;&amp;[.$A3];[$full.I$2:.I$112])" office:value-type="float" office:value="0" calcext:value-type="float">
            <text:p>0</text:p>
          </table:table-cell>
          <table:table-cell table:formula="of:=SUMIF([$ProxyBA12.$A$2:.$A$101];[.$A$1]&amp;&quot;_&quot;&amp;[.$A3];[$full.J$2:.J$112])" office:value-type="float" office:value="0" calcext:value-type="float">
            <text:p>0</text:p>
          </table:table-cell>
          <table:table-cell table:formula="of:=SUMIF([$HospNew.$A$2:.$A$101];[.$A$1]&amp;&quot;_&quot;&amp;[.$A3];[$secboost.H$2:.H$112])" office:value-type="float" office:value="0.622819729204194" calcext:value-type="float">
            <text:p>0.622819729204194</text:p>
          </table:table-cell>
          <table:table-cell table:formula="of:=SUMIF([$HospNew.$A$2:.$A$101];[.$A$1]&amp;&quot;_&quot;&amp;[.$A3];[$secboost.I$2:.I$112])" office:value-type="float" office:value="0.674651897826939" calcext:value-type="float">
            <text:p>0.674651897826939</text:p>
          </table:table-cell>
          <table:table-cell table:formula="of:=SUMIF([$HospNew.$A$2:.$A$101];[.$A$1]&amp;&quot;_&quot;&amp;[.$A3];[$secboost.J$2:.J$112])" office:value-type="float" office:value="0.562730024464926" calcext:value-type="float">
            <text:p>0.562730024464926</text:p>
          </table:table-cell>
          <table:table-cell table:formula="of:=SUMIF([$ProxyNew.$A$2:.$A$101];[.$A$1]&amp;&quot;_&quot;&amp;[.$A3];[$HospBA12.H$2:.H$112])" office:value-type="float" office:value="0.631766690254091" calcext:value-type="float">
            <text:p>0.631766690254091</text:p>
          </table:table-cell>
          <table:table-cell table:formula="of:=SUMIF([$ProxyNew.$A$2:.$A$101];[.$A$1]&amp;&quot;_&quot;&amp;[.$A3];[$HospBA12.I$2:.I$112])" office:value-type="float" office:value="0.701646848891954" calcext:value-type="float">
            <text:p>0.701646848891954</text:p>
          </table:table-cell>
          <table:table-cell table:formula="of:=SUMIF([$ProxyNew.$A$2:.$A$101];[.$A$1]&amp;&quot;_&quot;&amp;[.$A3];[$HospBA12.J$2:.J$112])" office:value-type="float" office:value="0.545519228126665" calcext:value-type="float">
            <text:p>0.545519228126665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HospNew.H$2:.H$112])" office:value-type="float" office:value="0" calcext:value-type="float">
            <text:p>0</text:p>
          </table:table-cell>
          <table:table-cell table:formula="of:=SUMIF([$HospBA12.$A$2:.$A$101];[.$A$1]&amp;&quot;_&quot;&amp;[.$A4];[$HospNew.I$2:.I$112])" office:value-type="float" office:value="0" calcext:value-type="float">
            <text:p>0</text:p>
          </table:table-cell>
          <table:table-cell table:formula="of:=SUMIF([$HospBA12.$A$2:.$A$101];[.$A$1]&amp;&quot;_&quot;&amp;[.$A4];[$HospNew.J$2:.J$112])" office:value-type="float" office:value="0" calcext:value-type="float">
            <text:p>0</text:p>
          </table:table-cell>
          <table:table-cell table:formula="of:=SUMIF([$ProxyBA12.$A$2:.$A$101];[.$A$1]&amp;&quot;_&quot;&amp;[.$A4];[$full.H$2:.H$112])" office:value-type="float" office:value="0" calcext:value-type="float">
            <text:p>0</text:p>
          </table:table-cell>
          <table:table-cell table:formula="of:=SUMIF([$ProxyBA12.$A$2:.$A$101];[.$A$1]&amp;&quot;_&quot;&amp;[.$A4];[$full.I$2:.I$112])" office:value-type="float" office:value="0" calcext:value-type="float">
            <text:p>0</text:p>
          </table:table-cell>
          <table:table-cell table:formula="of:=SUMIF([$ProxyBA12.$A$2:.$A$101];[.$A$1]&amp;&quot;_&quot;&amp;[.$A4];[$full.J$2:.J$112])" office:value-type="float" office:value="0" calcext:value-type="float">
            <text:p>0</text:p>
          </table:table-cell>
          <table:table-cell table:formula="of:=SUMIF([$HospNew.$A$2:.$A$101];[.$A$1]&amp;&quot;_&quot;&amp;[.$A4];[$secboost.H$2:.H$112])" office:value-type="float" office:value="0.449205465152926" calcext:value-type="float">
            <text:p>0.449205465152926</text:p>
          </table:table-cell>
          <table:table-cell table:formula="of:=SUMIF([$HospNew.$A$2:.$A$101];[.$A$1]&amp;&quot;_&quot;&amp;[.$A4];[$secboost.I$2:.I$112])" office:value-type="float" office:value="0.575880349276914" calcext:value-type="float">
            <text:p>0.575880349276914</text:p>
          </table:table-cell>
          <table:table-cell table:formula="of:=SUMIF([$HospNew.$A$2:.$A$101];[.$A$1]&amp;&quot;_&quot;&amp;[.$A4];[$secboost.J$2:.J$112])" office:value-type="float" office:value="0.284695677033172" calcext:value-type="float">
            <text:p>0.284695677033172</text:p>
          </table:table-cell>
          <table:table-cell table:formula="of:=SUMIF([$ProxyNew.$A$2:.$A$101];[.$A$1]&amp;&quot;_&quot;&amp;[.$A4];[$HospBA12.H$2:.H$112])" office:value-type="float" office:value="0.586868034182243" calcext:value-type="float">
            <text:p>0.586868034182243</text:p>
          </table:table-cell>
          <table:table-cell table:formula="of:=SUMIF([$ProxyNew.$A$2:.$A$101];[.$A$1]&amp;&quot;_&quot;&amp;[.$A4];[$HospBA12.I$2:.I$112])" office:value-type="float" office:value="0.724066532975329" calcext:value-type="float">
            <text:p>0.724066532975329</text:p>
          </table:table-cell>
          <table:table-cell table:formula="of:=SUMIF([$ProxyNew.$A$2:.$A$101];[.$A$1]&amp;&quot;_&quot;&amp;[.$A4];[$HospBA12.J$2:.J$112])" office:value-type="float" office:value="0.381452264486699" calcext:value-type="float">
            <text:p>0.38145226448669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HospNew.H$2:.H$112])" office:value-type="float" office:value="0" calcext:value-type="float">
            <text:p>0</text:p>
          </table:table-cell>
          <table:table-cell table:formula="of:=SUMIF([$HospBA12.$A$2:.$A$101];[.$A$1]&amp;&quot;_&quot;&amp;[.$A5];[$HospNew.I$2:.I$112])" office:value-type="float" office:value="0" calcext:value-type="float">
            <text:p>0</text:p>
          </table:table-cell>
          <table:table-cell table:formula="of:=SUMIF([$HospBA12.$A$2:.$A$101];[.$A$1]&amp;&quot;_&quot;&amp;[.$A5];[$HospNew.J$2:.J$112])" office:value-type="float" office:value="0" calcext:value-type="float">
            <text:p>0</text:p>
          </table:table-cell>
          <table:table-cell table:formula="of:=SUMIF([$ProxyBA12.$A$2:.$A$101];[.$A$1]&amp;&quot;_&quot;&amp;[.$A5];[$full.H$2:.H$112])" office:value-type="float" office:value="0" calcext:value-type="float">
            <text:p>0</text:p>
          </table:table-cell>
          <table:table-cell table:formula="of:=SUMIF([$ProxyBA12.$A$2:.$A$101];[.$A$1]&amp;&quot;_&quot;&amp;[.$A5];[$full.I$2:.I$112])" office:value-type="float" office:value="0" calcext:value-type="float">
            <text:p>0</text:p>
          </table:table-cell>
          <table:table-cell table:formula="of:=SUMIF([$ProxyBA12.$A$2:.$A$101];[.$A$1]&amp;&quot;_&quot;&amp;[.$A5];[$full.J$2:.J$112])" office:value-type="float" office:value="0" calcext:value-type="float">
            <text:p>0</text:p>
          </table:table-cell>
          <table:table-cell table:formula="of:=SUMIF([$HospNew.$A$2:.$A$101];[.$A$1]&amp;&quot;_&quot;&amp;[.$A5];[$secboost.H$2:.H$112])" office:value-type="float" office:value="0" calcext:value-type="float">
            <text:p>0</text:p>
          </table:table-cell>
          <table:table-cell table:formula="of:=SUMIF([$HospNew.$A$2:.$A$101];[.$A$1]&amp;&quot;_&quot;&amp;[.$A5];[$secboost.I$2:.I$112])" office:value-type="float" office:value="0" calcext:value-type="float">
            <text:p>0</text:p>
          </table:table-cell>
          <table:table-cell table:formula="of:=SUMIF([$HospNew.$A$2:.$A$101];[.$A$1]&amp;&quot;_&quot;&amp;[.$A5];[$secboost.J$2:.J$112])" office:value-type="float" office:value="0" calcext:value-type="float">
            <text:p>0</text:p>
          </table:table-cell>
          <table:table-cell table:formula="of:=SUMIF([$ProxyNew.$A$2:.$A$101];[.$A$1]&amp;&quot;_&quot;&amp;[.$A5];[$HospBA12.H$2:.H$112])" office:value-type="float" office:value="0" calcext:value-type="float">
            <text:p>0</text:p>
          </table:table-cell>
          <table:table-cell table:formula="of:=SUMIF([$ProxyNew.$A$2:.$A$101];[.$A$1]&amp;&quot;_&quot;&amp;[.$A5];[$HospBA12.I$2:.I$112])" office:value-type="float" office:value="0" calcext:value-type="float">
            <text:p>0</text:p>
          </table:table-cell>
          <table:table-cell table:formula="of:=SUMIF([$ProxyNew.$A$2:.$A$101];[.$A$1]&amp;&quot;_&quot;&amp;[.$A5];[$Hosp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HospNew.H$2:.H$112])" office:value-type="float" office:value="0" calcext:value-type="float">
            <text:p>0</text:p>
          </table:table-cell>
          <table:table-cell table:formula="of:=SUMIF([$HospBA12.$A$2:.$A$101];[.$A$1]&amp;&quot;_&quot;&amp;[.$A6];[$HospNew.I$2:.I$112])" office:value-type="float" office:value="0" calcext:value-type="float">
            <text:p>0</text:p>
          </table:table-cell>
          <table:table-cell table:formula="of:=SUMIF([$HospBA12.$A$2:.$A$101];[.$A$1]&amp;&quot;_&quot;&amp;[.$A6];[$HospNew.J$2:.J$112])" office:value-type="float" office:value="0" calcext:value-type="float">
            <text:p>0</text:p>
          </table:table-cell>
          <table:table-cell table:formula="of:=SUMIF([$ProxyBA12.$A$2:.$A$101];[.$A$1]&amp;&quot;_&quot;&amp;[.$A6];[$full.H$2:.H$112])" office:value-type="float" office:value="0" calcext:value-type="float">
            <text:p>0</text:p>
          </table:table-cell>
          <table:table-cell table:formula="of:=SUMIF([$ProxyBA12.$A$2:.$A$101];[.$A$1]&amp;&quot;_&quot;&amp;[.$A6];[$full.I$2:.I$112])" office:value-type="float" office:value="0" calcext:value-type="float">
            <text:p>0</text:p>
          </table:table-cell>
          <table:table-cell table:formula="of:=SUMIF([$ProxyBA12.$A$2:.$A$101];[.$A$1]&amp;&quot;_&quot;&amp;[.$A6];[$full.J$2:.J$112])" office:value-type="float" office:value="0" calcext:value-type="float">
            <text:p>0</text:p>
          </table:table-cell>
          <table:table-cell table:formula="of:=SUMIF([$HospNew.$A$2:.$A$101];[.$A$1]&amp;&quot;_&quot;&amp;[.$A6];[$secboost.H$2:.H$112])" office:value-type="float" office:value="0" calcext:value-type="float">
            <text:p>0</text:p>
          </table:table-cell>
          <table:table-cell table:formula="of:=SUMIF([$HospNew.$A$2:.$A$101];[.$A$1]&amp;&quot;_&quot;&amp;[.$A6];[$secboost.I$2:.I$112])" office:value-type="float" office:value="0" calcext:value-type="float">
            <text:p>0</text:p>
          </table:table-cell>
          <table:table-cell table:formula="of:=SUMIF([$HospNew.$A$2:.$A$101];[.$A$1]&amp;&quot;_&quot;&amp;[.$A6];[$secboost.J$2:.J$112])" office:value-type="float" office:value="0" calcext:value-type="float">
            <text:p>0</text:p>
          </table:table-cell>
          <table:table-cell table:formula="of:=SUMIF([$ProxyNew.$A$2:.$A$101];[.$A$1]&amp;&quot;_&quot;&amp;[.$A6];[$HospBA12.H$2:.H$112])" office:value-type="float" office:value="0" calcext:value-type="float">
            <text:p>0</text:p>
          </table:table-cell>
          <table:table-cell table:formula="of:=SUMIF([$ProxyNew.$A$2:.$A$101];[.$A$1]&amp;&quot;_&quot;&amp;[.$A6];[$HospBA12.I$2:.I$112])" office:value-type="float" office:value="0" calcext:value-type="float">
            <text:p>0</text:p>
          </table:table-cell>
          <table:table-cell table:formula="of:=SUMIF([$ProxyNew.$A$2:.$A$101];[.$A$1]&amp;&quot;_&quot;&amp;[.$A6];[$Hosp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HospNew.H$2:.H$112])" office:value-type="float" office:value="0" calcext:value-type="float">
            <text:p>0</text:p>
          </table:table-cell>
          <table:table-cell table:formula="of:=SUMIF([$HospBA12.$A$2:.$A$101];[.$A$1]&amp;&quot;_&quot;&amp;[.$A7];[$HospNew.I$2:.I$112])" office:value-type="float" office:value="0" calcext:value-type="float">
            <text:p>0</text:p>
          </table:table-cell>
          <table:table-cell table:formula="of:=SUMIF([$HospBA12.$A$2:.$A$101];[.$A$1]&amp;&quot;_&quot;&amp;[.$A7];[$HospNew.J$2:.J$112])" office:value-type="float" office:value="0" calcext:value-type="float">
            <text:p>0</text:p>
          </table:table-cell>
          <table:table-cell table:formula="of:=SUMIF([$ProxyBA12.$A$2:.$A$101];[.$A$1]&amp;&quot;_&quot;&amp;[.$A7];[$full.H$2:.H$112])" office:value-type="float" office:value="0" calcext:value-type="float">
            <text:p>0</text:p>
          </table:table-cell>
          <table:table-cell table:formula="of:=SUMIF([$ProxyBA12.$A$2:.$A$101];[.$A$1]&amp;&quot;_&quot;&amp;[.$A7];[$full.I$2:.I$112])" office:value-type="float" office:value="0" calcext:value-type="float">
            <text:p>0</text:p>
          </table:table-cell>
          <table:table-cell table:formula="of:=SUMIF([$ProxyBA12.$A$2:.$A$101];[.$A$1]&amp;&quot;_&quot;&amp;[.$A7];[$full.J$2:.J$112])" office:value-type="float" office:value="0" calcext:value-type="float">
            <text:p>0</text:p>
          </table:table-cell>
          <table:table-cell table:formula="of:=SUMIF([$HospNew.$A$2:.$A$101];[.$A$1]&amp;&quot;_&quot;&amp;[.$A7];[$secboost.H$2:.H$112])" office:value-type="float" office:value="0" calcext:value-type="float">
            <text:p>0</text:p>
          </table:table-cell>
          <table:table-cell table:formula="of:=SUMIF([$HospNew.$A$2:.$A$101];[.$A$1]&amp;&quot;_&quot;&amp;[.$A7];[$secboost.I$2:.I$112])" office:value-type="float" office:value="0" calcext:value-type="float">
            <text:p>0</text:p>
          </table:table-cell>
          <table:table-cell table:formula="of:=SUMIF([$HospNew.$A$2:.$A$101];[.$A$1]&amp;&quot;_&quot;&amp;[.$A7];[$secboost.J$2:.J$112])" office:value-type="float" office:value="0" calcext:value-type="float">
            <text:p>0</text:p>
          </table:table-cell>
          <table:table-cell table:formula="of:=SUMIF([$ProxyNew.$A$2:.$A$101];[.$A$1]&amp;&quot;_&quot;&amp;[.$A7];[$HospBA12.H$2:.H$112])" office:value-type="float" office:value="0" calcext:value-type="float">
            <text:p>0</text:p>
          </table:table-cell>
          <table:table-cell table:formula="of:=SUMIF([$ProxyNew.$A$2:.$A$101];[.$A$1]&amp;&quot;_&quot;&amp;[.$A7];[$HospBA12.I$2:.I$112])" office:value-type="float" office:value="0" calcext:value-type="float">
            <text:p>0</text:p>
          </table:table-cell>
          <table:table-cell table:formula="of:=SUMIF([$ProxyNew.$A$2:.$A$101];[.$A$1]&amp;&quot;_&quot;&amp;[.$A7];[$Hosp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HospNew.H$2:.H$112])" office:value-type="float" office:value="0" calcext:value-type="float">
            <text:p>0</text:p>
          </table:table-cell>
          <table:table-cell table:formula="of:=SUMIF([$HospBA12.$A$2:.$A$101];[.$A$1]&amp;&quot;_&quot;&amp;[.$A8];[$HospNew.I$2:.I$112])" office:value-type="float" office:value="0" calcext:value-type="float">
            <text:p>0</text:p>
          </table:table-cell>
          <table:table-cell table:formula="of:=SUMIF([$HospBA12.$A$2:.$A$101];[.$A$1]&amp;&quot;_&quot;&amp;[.$A8];[$HospNew.J$2:.J$112])" office:value-type="float" office:value="0" calcext:value-type="float">
            <text:p>0</text:p>
          </table:table-cell>
          <table:table-cell table:formula="of:=SUMIF([$ProxyBA12.$A$2:.$A$101];[.$A$1]&amp;&quot;_&quot;&amp;[.$A8];[$full.H$2:.H$112])" office:value-type="float" office:value="0" calcext:value-type="float">
            <text:p>0</text:p>
          </table:table-cell>
          <table:table-cell table:formula="of:=SUMIF([$ProxyBA12.$A$2:.$A$101];[.$A$1]&amp;&quot;_&quot;&amp;[.$A8];[$full.I$2:.I$112])" office:value-type="float" office:value="0" calcext:value-type="float">
            <text:p>0</text:p>
          </table:table-cell>
          <table:table-cell table:formula="of:=SUMIF([$ProxyBA12.$A$2:.$A$101];[.$A$1]&amp;&quot;_&quot;&amp;[.$A8];[$full.J$2:.J$112])" office:value-type="float" office:value="0" calcext:value-type="float">
            <text:p>0</text:p>
          </table:table-cell>
          <table:table-cell table:formula="of:=SUMIF([$HospNew.$A$2:.$A$101];[.$A$1]&amp;&quot;_&quot;&amp;[.$A8];[$secboost.H$2:.H$112])" office:value-type="float" office:value="0" calcext:value-type="float">
            <text:p>0</text:p>
          </table:table-cell>
          <table:table-cell table:formula="of:=SUMIF([$HospNew.$A$2:.$A$101];[.$A$1]&amp;&quot;_&quot;&amp;[.$A8];[$secboost.I$2:.I$112])" office:value-type="float" office:value="0" calcext:value-type="float">
            <text:p>0</text:p>
          </table:table-cell>
          <table:table-cell table:formula="of:=SUMIF([$HospNew.$A$2:.$A$101];[.$A$1]&amp;&quot;_&quot;&amp;[.$A8];[$secboost.J$2:.J$112])" office:value-type="float" office:value="0" calcext:value-type="float">
            <text:p>0</text:p>
          </table:table-cell>
          <table:table-cell table:formula="of:=SUMIF([$ProxyNew.$A$2:.$A$101];[.$A$1]&amp;&quot;_&quot;&amp;[.$A8];[$HospBA12.H$2:.H$112])" office:value-type="float" office:value="0" calcext:value-type="float">
            <text:p>0</text:p>
          </table:table-cell>
          <table:table-cell table:formula="of:=SUMIF([$ProxyNew.$A$2:.$A$101];[.$A$1]&amp;&quot;_&quot;&amp;[.$A8];[$HospBA12.I$2:.I$112])" office:value-type="float" office:value="0" calcext:value-type="float">
            <text:p>0</text:p>
          </table:table-cell>
          <table:table-cell table:formula="of:=SUMIF([$ProxyNew.$A$2:.$A$101];[.$A$1]&amp;&quot;_&quot;&amp;[.$A8];[$Hosp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HospNew.H$2:.H$112])" office:value-type="float" office:value="0" calcext:value-type="float">
            <text:p>0</text:p>
          </table:table-cell>
          <table:table-cell table:formula="of:=SUMIF([$HospBA12.$A$2:.$A$101];[.$A$1]&amp;&quot;_&quot;&amp;[.$A9];[$HospNew.I$2:.I$112])" office:value-type="float" office:value="0" calcext:value-type="float">
            <text:p>0</text:p>
          </table:table-cell>
          <table:table-cell table:formula="of:=SUMIF([$HospBA12.$A$2:.$A$101];[.$A$1]&amp;&quot;_&quot;&amp;[.$A9];[$HospNew.J$2:.J$112])" office:value-type="float" office:value="0" calcext:value-type="float">
            <text:p>0</text:p>
          </table:table-cell>
          <table:table-cell table:formula="of:=SUMIF([$ProxyBA12.$A$2:.$A$101];[.$A$1]&amp;&quot;_&quot;&amp;[.$A9];[$full.H$2:.H$112])" office:value-type="float" office:value="0" calcext:value-type="float">
            <text:p>0</text:p>
          </table:table-cell>
          <table:table-cell table:formula="of:=SUMIF([$ProxyBA12.$A$2:.$A$101];[.$A$1]&amp;&quot;_&quot;&amp;[.$A9];[$full.I$2:.I$112])" office:value-type="float" office:value="0" calcext:value-type="float">
            <text:p>0</text:p>
          </table:table-cell>
          <table:table-cell table:formula="of:=SUMIF([$ProxyBA12.$A$2:.$A$101];[.$A$1]&amp;&quot;_&quot;&amp;[.$A9];[$full.J$2:.J$112])" office:value-type="float" office:value="0" calcext:value-type="float">
            <text:p>0</text:p>
          </table:table-cell>
          <table:table-cell table:formula="of:=SUMIF([$HospNew.$A$2:.$A$101];[.$A$1]&amp;&quot;_&quot;&amp;[.$A9];[$secboost.H$2:.H$112])" office:value-type="float" office:value="0" calcext:value-type="float">
            <text:p>0</text:p>
          </table:table-cell>
          <table:table-cell table:formula="of:=SUMIF([$HospNew.$A$2:.$A$101];[.$A$1]&amp;&quot;_&quot;&amp;[.$A9];[$secboost.I$2:.I$112])" office:value-type="float" office:value="0" calcext:value-type="float">
            <text:p>0</text:p>
          </table:table-cell>
          <table:table-cell table:formula="of:=SUMIF([$HospNew.$A$2:.$A$101];[.$A$1]&amp;&quot;_&quot;&amp;[.$A9];[$secboost.J$2:.J$112])" office:value-type="float" office:value="0" calcext:value-type="float">
            <text:p>0</text:p>
          </table:table-cell>
          <table:table-cell table:formula="of:=SUMIF([$ProxyNew.$A$2:.$A$101];[.$A$1]&amp;&quot;_&quot;&amp;[.$A9];[$HospBA12.H$2:.H$112])" office:value-type="float" office:value="0" calcext:value-type="float">
            <text:p>0</text:p>
          </table:table-cell>
          <table:table-cell table:formula="of:=SUMIF([$ProxyNew.$A$2:.$A$101];[.$A$1]&amp;&quot;_&quot;&amp;[.$A9];[$HospBA12.I$2:.I$112])" office:value-type="float" office:value="0" calcext:value-type="float">
            <text:p>0</text:p>
          </table:table-cell>
          <table:table-cell table:formula="of:=SUMIF([$ProxyNew.$A$2:.$A$101];[.$A$1]&amp;&quot;_&quot;&amp;[.$A9];[$HospBA12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HospNew.H$2:.H$112])" office:value-type="float" office:value="0" calcext:value-type="float">
            <text:p>0</text:p>
          </table:table-cell>
          <table:table-cell table:formula="of:=SUMIF([$HospBA12.$A$2:.$A$101];[.$A$1]&amp;&quot;_&quot;&amp;[.$A10];[$HospNew.I$2:.I$112])" office:value-type="float" office:value="0" calcext:value-type="float">
            <text:p>0</text:p>
          </table:table-cell>
          <table:table-cell table:formula="of:=SUMIF([$HospBA12.$A$2:.$A$101];[.$A$1]&amp;&quot;_&quot;&amp;[.$A10];[$HospNew.J$2:.J$112])" office:value-type="float" office:value="0" calcext:value-type="float">
            <text:p>0</text:p>
          </table:table-cell>
          <table:table-cell table:formula="of:=SUMIF([$ProxyBA12.$A$2:.$A$101];[.$A$1]&amp;&quot;_&quot;&amp;[.$A10];[$full.H$2:.H$112])" office:value-type="float" office:value="0" calcext:value-type="float">
            <text:p>0</text:p>
          </table:table-cell>
          <table:table-cell table:formula="of:=SUMIF([$ProxyBA12.$A$2:.$A$101];[.$A$1]&amp;&quot;_&quot;&amp;[.$A10];[$full.I$2:.I$112])" office:value-type="float" office:value="0" calcext:value-type="float">
            <text:p>0</text:p>
          </table:table-cell>
          <table:table-cell table:formula="of:=SUMIF([$ProxyBA12.$A$2:.$A$101];[.$A$1]&amp;&quot;_&quot;&amp;[.$A10];[$full.J$2:.J$112])" office:value-type="float" office:value="0" calcext:value-type="float">
            <text:p>0</text:p>
          </table:table-cell>
          <table:table-cell table:formula="of:=SUMIF([$HospNew.$A$2:.$A$101];[.$A$1]&amp;&quot;_&quot;&amp;[.$A10];[$secboost.H$2:.H$112])" office:value-type="float" office:value="0" calcext:value-type="float">
            <text:p>0</text:p>
          </table:table-cell>
          <table:table-cell table:formula="of:=SUMIF([$HospNew.$A$2:.$A$101];[.$A$1]&amp;&quot;_&quot;&amp;[.$A10];[$secboost.I$2:.I$112])" office:value-type="float" office:value="0" calcext:value-type="float">
            <text:p>0</text:p>
          </table:table-cell>
          <table:table-cell table:formula="of:=SUMIF([$HospNew.$A$2:.$A$101];[.$A$1]&amp;&quot;_&quot;&amp;[.$A10];[$secboost.J$2:.J$112])" office:value-type="float" office:value="0" calcext:value-type="float">
            <text:p>0</text:p>
          </table:table-cell>
          <table:table-cell table:formula="of:=SUMIF([$ProxyNew.$A$2:.$A$101];[.$A$1]&amp;&quot;_&quot;&amp;[.$A10];[$HospBA12.H$2:.H$112])" office:value-type="float" office:value="0" calcext:value-type="float">
            <text:p>0</text:p>
          </table:table-cell>
          <table:table-cell table:formula="of:=SUMIF([$ProxyNew.$A$2:.$A$101];[.$A$1]&amp;&quot;_&quot;&amp;[.$A10];[$HospBA12.I$2:.I$112])" office:value-type="float" office:value="0" calcext:value-type="float">
            <text:p>0</text:p>
          </table:table-cell>
          <table:table-cell table:formula="of:=SUMIF([$ProxyNew.$A$2:.$A$101];[.$A$1]&amp;&quot;_&quot;&amp;[.$A10];[$HospBA12.J$2:.J$112])" office:value-type="float" office:value="0" calcext:value-type="float">
            <text:p>0</text:p>
          </table:table-cell>
        </table:table-row>
      </table:table>
      <table:table table:name="hybridfull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HospBA12.H$2:.H$112])" office:value-type="float" office:value="0.938223882840869" calcext:value-type="float">
            <text:p>0.938223882840869</text:p>
          </table:table-cell>
          <table:table-cell table:formula="of:=SUMIF([$HospBA12.$A$2:.$A$101];[.$A$1]&amp;&quot;_&quot;&amp;[.$A2];[$HospBA12.I$2:.I$112])" office:value-type="float" office:value="0.969123502159521" calcext:value-type="float">
            <text:p>0.969123502159521</text:p>
          </table:table-cell>
          <table:table-cell table:formula="of:=SUMIF([$HospBA12.$A$2:.$A$101];[.$A$1]&amp;&quot;_&quot;&amp;[.$A2];[$HospBA12.J$2:.J$112])" office:value-type="float" office:value="0.876401505411162" calcext:value-type="float">
            <text:p>0.876401505411162</text:p>
          </table:table-cell>
          <table:table-cell table:formula="of:=SUMIF([$ProxyBA12.$A$2:.$A$101];[.$A$1]&amp;&quot;_&quot;&amp;[.$A2];[$ProxyBA12.H$2:.H$112])" office:value-type="float" office:value="0.950497684354486" calcext:value-type="float">
            <text:p>0.950497684354486</text:p>
          </table:table-cell>
          <table:table-cell table:formula="of:=SUMIF([$ProxyBA12.$A$2:.$A$101];[.$A$1]&amp;&quot;_&quot;&amp;[.$A2];[$ProxyBA12.I$2:.I$112])" office:value-type="float" office:value="0.981432337102873" calcext:value-type="float">
            <text:p>0.981432337102873</text:p>
          </table:table-cell>
          <table:table-cell table:formula="of:=SUMIF([$ProxyBA12.$A$2:.$A$101];[.$A$1]&amp;&quot;_&quot;&amp;[.$A2];[$ProxyBA12.J$2:.J$112])" office:value-type="float" office:value="0.868024356762356" calcext:value-type="float">
            <text:p>0.868024356762356</text:p>
          </table:table-cell>
          <table:table-cell table:formula="of:=SUMIF([$HospNew.$A$2:.$A$101];[.$A$1]&amp;&quot;_&quot;&amp;[.$A2];[$HospNew.H$2:.H$112])" office:value-type="float" office:value="0" calcext:value-type="float">
            <text:p>0</text:p>
          </table:table-cell>
          <table:table-cell table:formula="of:=SUMIF([$HospNew.$A$2:.$A$101];[.$A$1]&amp;&quot;_&quot;&amp;[.$A2];[$HospNew.I$2:.I$112])" office:value-type="float" office:value="0" calcext:value-type="float">
            <text:p>0</text:p>
          </table:table-cell>
          <table:table-cell table:formula="of:=SUMIF([$HospNew.$A$2:.$A$101];[.$A$1]&amp;&quot;_&quot;&amp;[.$A2];[$HospNew.J$2:.J$112])" office:value-type="float" office:value="0" calcext:value-type="float">
            <text:p>0</text:p>
          </table:table-cell>
          <table:table-cell table:formula="of:=SUMIF([$ProxyNew.$A$2:.$A$101];[.$A$1]&amp;&quot;_&quot;&amp;[.$A2];[$ProxyNew.H$2:.H$112])" office:value-type="float" office:value="0" calcext:value-type="float">
            <text:p>0</text:p>
          </table:table-cell>
          <table:table-cell table:formula="of:=SUMIF([$ProxyNew.$A$2:.$A$101];[.$A$1]&amp;&quot;_&quot;&amp;[.$A2];[$ProxyNew.I$2:.I$112])" office:value-type="float" office:value="0" calcext:value-type="float">
            <text:p>0</text:p>
          </table:table-cell>
          <table:table-cell table:formula="of:=SUMIF([$ProxyNew.$A$2:.$A$101];[.$A$1]&amp;&quot;_&quot;&amp;[.$A2];[$ProxyNew.J$2:.J$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HospBA12.H$2:.H$112])" office:value-type="float" office:value="0.892751303810566" calcext:value-type="float">
            <text:p>0.892751303810566</text:p>
          </table:table-cell>
          <table:table-cell table:formula="of:=SUMIF([$HospBA12.$A$2:.$A$101];[.$A$1]&amp;&quot;_&quot;&amp;[.$A3];[$HospBA12.I$2:.I$112])" office:value-type="float" office:value="0.913443134782658" calcext:value-type="float">
            <text:p>0.913443134782658</text:p>
          </table:table-cell>
          <table:table-cell table:formula="of:=SUMIF([$HospBA12.$A$2:.$A$101];[.$A$1]&amp;&quot;_&quot;&amp;[.$A3];[$HospBA12.J$2:.J$112])" office:value-type="float" office:value="0.867112992072302" calcext:value-type="float">
            <text:p>0.867112992072302</text:p>
          </table:table-cell>
          <table:table-cell table:formula="of:=SUMIF([$ProxyBA12.$A$2:.$A$101];[.$A$1]&amp;&quot;_&quot;&amp;[.$A3];[$ProxyBA12.H$2:.H$112])" office:value-type="float" office:value="0.899898243889544" calcext:value-type="float">
            <text:p>0.899898243889544</text:p>
          </table:table-cell>
          <table:table-cell table:formula="of:=SUMIF([$ProxyBA12.$A$2:.$A$101];[.$A$1]&amp;&quot;_&quot;&amp;[.$A3];[$ProxyBA12.I$2:.I$112])" office:value-type="float" office:value="0.924076559137236" calcext:value-type="float">
            <text:p>0.924076559137236</text:p>
          </table:table-cell>
          <table:table-cell table:formula="of:=SUMIF([$ProxyBA12.$A$2:.$A$101];[.$A$1]&amp;&quot;_&quot;&amp;[.$A3];[$ProxyBA12.J$2:.J$112])" office:value-type="float" office:value="0.86802018635444" calcext:value-type="float">
            <text:p>0.86802018635444</text:p>
          </table:table-cell>
          <table:table-cell table:formula="of:=SUMIF([$HospNew.$A$2:.$A$101];[.$A$1]&amp;&quot;_&quot;&amp;[.$A3];[$HospNew.H$2:.H$112])" office:value-type="float" office:value="0.772808310934856" calcext:value-type="float">
            <text:p>0.772808310934856</text:p>
          </table:table-cell>
          <table:table-cell table:formula="of:=SUMIF([$HospNew.$A$2:.$A$101];[.$A$1]&amp;&quot;_&quot;&amp;[.$A3];[$HospNew.I$2:.I$112])" office:value-type="float" office:value="0.898037138532319" calcext:value-type="float">
            <text:p>0.898037138532319</text:p>
          </table:table-cell>
          <table:table-cell table:formula="of:=SUMIF([$HospNew.$A$2:.$A$101];[.$A$1]&amp;&quot;_&quot;&amp;[.$A3];[$HospNew.J$2:.J$112])" office:value-type="float" office:value="0.493775843112898" calcext:value-type="float">
            <text:p>0.493775843112898</text:p>
          </table:table-cell>
          <table:table-cell table:formula="of:=SUMIF([$ProxyNew.$A$2:.$A$101];[.$A$1]&amp;&quot;_&quot;&amp;[.$A3];[$ProxyNew.H$2:.H$112])" office:value-type="float" office:value="0.903267231331596" calcext:value-type="float">
            <text:p>0.903267231331596</text:p>
          </table:table-cell>
          <table:table-cell table:formula="of:=SUMIF([$ProxyNew.$A$2:.$A$101];[.$A$1]&amp;&quot;_&quot;&amp;[.$A3];[$ProxyNew.I$2:.I$112])" office:value-type="float" office:value="0.986387315274518" calcext:value-type="float">
            <text:p>0.986387315274518</text:p>
          </table:table-cell>
          <table:table-cell table:formula="of:=SUMIF([$ProxyNew.$A$2:.$A$101];[.$A$1]&amp;&quot;_&quot;&amp;[.$A3];[$ProxyNew.J$2:.J$112])" office:value-type="float" office:value="0.31260961941337" calcext:value-type="float">
            <text:p>0.3126096194133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HospBA12.H$2:.H$112])" office:value-type="float" office:value="0.870950109888611" calcext:value-type="float">
            <text:p>0.870950109888611</text:p>
          </table:table-cell>
          <table:table-cell table:formula="of:=SUMIF([$HospBA12.$A$2:.$A$101];[.$A$1]&amp;&quot;_&quot;&amp;[.$A4];[$HospBA12.I$2:.I$112])" office:value-type="float" office:value="0.901806796102511" calcext:value-type="float">
            <text:p>0.901806796102511</text:p>
          </table:table-cell>
          <table:table-cell table:formula="of:=SUMIF([$HospBA12.$A$2:.$A$101];[.$A$1]&amp;&quot;_&quot;&amp;[.$A4];[$HospBA12.J$2:.J$112])" office:value-type="float" office:value="0.830396875987999" calcext:value-type="float">
            <text:p>0.830396875987999</text:p>
          </table:table-cell>
          <table:table-cell table:formula="of:=SUMIF([$ProxyBA12.$A$2:.$A$101];[.$A$1]&amp;&quot;_&quot;&amp;[.$A4];[$ProxyBA12.H$2:.H$112])" office:value-type="float" office:value="0.890044659128177" calcext:value-type="float">
            <text:p>0.890044659128177</text:p>
          </table:table-cell>
          <table:table-cell table:formula="of:=SUMIF([$ProxyBA12.$A$2:.$A$101];[.$A$1]&amp;&quot;_&quot;&amp;[.$A4];[$ProxyBA12.I$2:.I$112])" office:value-type="float" office:value="0.924201265685646" calcext:value-type="float">
            <text:p>0.924201265685646</text:p>
          </table:table-cell>
          <table:table-cell table:formula="of:=SUMIF([$ProxyBA12.$A$2:.$A$101];[.$A$1]&amp;&quot;_&quot;&amp;[.$A4];[$ProxyBA12.J$2:.J$112])" office:value-type="float" office:value="0.840496321005862" calcext:value-type="float">
            <text:p>0.840496321005862</text:p>
          </table:table-cell>
          <table:table-cell table:formula="of:=SUMIF([$HospNew.$A$2:.$A$101];[.$A$1]&amp;&quot;_&quot;&amp;[.$A4];[$HospNew.H$2:.H$112])" office:value-type="float" office:value="0.843284336475323" calcext:value-type="float">
            <text:p>0.843284336475323</text:p>
          </table:table-cell>
          <table:table-cell table:formula="of:=SUMIF([$HospNew.$A$2:.$A$101];[.$A$1]&amp;&quot;_&quot;&amp;[.$A4];[$HospNew.I$2:.I$112])" office:value-type="float" office:value="0.921752035476417" calcext:value-type="float">
            <text:p>0.921752035476417</text:p>
          </table:table-cell>
          <table:table-cell table:formula="of:=SUMIF([$HospNew.$A$2:.$A$101];[.$A$1]&amp;&quot;_&quot;&amp;[.$A4];[$HospNew.J$2:.J$112])" office:value-type="float" office:value="0.686128586941356" calcext:value-type="float">
            <text:p>0.686128586941356</text:p>
          </table:table-cell>
          <table:table-cell table:formula="of:=SUMIF([$ProxyNew.$A$2:.$A$101];[.$A$1]&amp;&quot;_&quot;&amp;[.$A4];[$ProxyNew.H$2:.H$112])" office:value-type="float" office:value="0.80259296788052" calcext:value-type="float">
            <text:p>0.80259296788052</text:p>
          </table:table-cell>
          <table:table-cell table:formula="of:=SUMIF([$ProxyNew.$A$2:.$A$101];[.$A$1]&amp;&quot;_&quot;&amp;[.$A4];[$ProxyNew.I$2:.I$112])" office:value-type="float" office:value="0.926098608198721" calcext:value-type="float">
            <text:p>0.926098608198721</text:p>
          </table:table-cell>
          <table:table-cell table:formula="of:=SUMIF([$ProxyNew.$A$2:.$A$101];[.$A$1]&amp;&quot;_&quot;&amp;[.$A4];[$ProxyNew.J$2:.J$112])" office:value-type="float" office:value="0.472681970117551" calcext:value-type="float">
            <text:p>0.47268197011755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HospBA12.H$2:.H$112])" office:value-type="float" office:value="0.825003036970692" calcext:value-type="float">
            <text:p>0.825003036970692</text:p>
          </table:table-cell>
          <table:table-cell table:formula="of:=SUMIF([$HospBA12.$A$2:.$A$101];[.$A$1]&amp;&quot;_&quot;&amp;[.$A5];[$HospBA12.I$2:.I$112])" office:value-type="float" office:value="0.8679507759165" calcext:value-type="float">
            <text:p>0.8679507759165</text:p>
          </table:table-cell>
          <table:table-cell table:formula="of:=SUMIF([$HospBA12.$A$2:.$A$101];[.$A$1]&amp;&quot;_&quot;&amp;[.$A5];[$HospBA12.J$2:.J$112])" office:value-type="float" office:value="0.768086959374209" calcext:value-type="float">
            <text:p>0.768086959374209</text:p>
          </table:table-cell>
          <table:table-cell table:formula="of:=SUMIF([$ProxyBA12.$A$2:.$A$101];[.$A$1]&amp;&quot;_&quot;&amp;[.$A5];[$ProxyBA12.H$2:.H$112])" office:value-type="float" office:value="0.806804791585773" calcext:value-type="float">
            <text:p>0.806804791585773</text:p>
          </table:table-cell>
          <table:table-cell table:formula="of:=SUMIF([$ProxyBA12.$A$2:.$A$101];[.$A$1]&amp;&quot;_&quot;&amp;[.$A5];[$ProxyBA12.I$2:.I$112])" office:value-type="float" office:value="0.862916339913056" calcext:value-type="float">
            <text:p>0.862916339913056</text:p>
          </table:table-cell>
          <table:table-cell table:formula="of:=SUMIF([$ProxyBA12.$A$2:.$A$101];[.$A$1]&amp;&quot;_&quot;&amp;[.$A5];[$ProxyBA12.J$2:.J$112])" office:value-type="float" office:value="0.727725474133505" calcext:value-type="float">
            <text:p>0.727725474133505</text:p>
          </table:table-cell>
          <table:table-cell table:formula="of:=SUMIF([$HospNew.$A$2:.$A$101];[.$A$1]&amp;&quot;_&quot;&amp;[.$A5];[$HospNew.H$2:.H$112])" office:value-type="float" office:value="0.858341142344996" calcext:value-type="float">
            <text:p>0.858341142344996</text:p>
          </table:table-cell>
          <table:table-cell table:formula="of:=SUMIF([$HospNew.$A$2:.$A$101];[.$A$1]&amp;&quot;_&quot;&amp;[.$A5];[$HospNew.I$2:.I$112])" office:value-type="float" office:value="0.90883993002368" calcext:value-type="float">
            <text:p>0.90883993002368</text:p>
          </table:table-cell>
          <table:table-cell table:formula="of:=SUMIF([$HospNew.$A$2:.$A$101];[.$A$1]&amp;&quot;_&quot;&amp;[.$A5];[$HospNew.J$2:.J$112])" office:value-type="float" office:value="0.779868181789095" calcext:value-type="float">
            <text:p>0.779868181789095</text:p>
          </table:table-cell>
          <table:table-cell table:formula="of:=SUMIF([$ProxyNew.$A$2:.$A$101];[.$A$1]&amp;&quot;_&quot;&amp;[.$A5];[$ProxyNew.H$2:.H$112])" office:value-type="float" office:value="0.888670870462162" calcext:value-type="float">
            <text:p>0.888670870462162</text:p>
          </table:table-cell>
          <table:table-cell table:formula="of:=SUMIF([$ProxyNew.$A$2:.$A$101];[.$A$1]&amp;&quot;_&quot;&amp;[.$A5];[$ProxyNew.I$2:.I$112])" office:value-type="float" office:value="0.950140909410264" calcext:value-type="float">
            <text:p>0.950140909410264</text:p>
          </table:table-cell>
          <table:table-cell table:formula="of:=SUMIF([$ProxyNew.$A$2:.$A$101];[.$A$1]&amp;&quot;_&quot;&amp;[.$A5];[$ProxyNew.J$2:.J$112])" office:value-type="float" office:value="0.751415941665728" calcext:value-type="float">
            <text:p>0.751415941665728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HospBA12.H$2:.H$112])" office:value-type="float" office:value="0.820549948134975" calcext:value-type="float">
            <text:p>0.820549948134975</text:p>
          </table:table-cell>
          <table:table-cell table:formula="of:=SUMIF([$HospBA12.$A$2:.$A$101];[.$A$1]&amp;&quot;_&quot;&amp;[.$A6];[$HospBA12.I$2:.I$112])" office:value-type="float" office:value="0.883111958021609" calcext:value-type="float">
            <text:p>0.883111958021609</text:p>
          </table:table-cell>
          <table:table-cell table:formula="of:=SUMIF([$HospBA12.$A$2:.$A$101];[.$A$1]&amp;&quot;_&quot;&amp;[.$A6];[$HospBA12.J$2:.J$112])" office:value-type="float" office:value="0.724502861290864" calcext:value-type="float">
            <text:p>0.724502861290864</text:p>
          </table:table-cell>
          <table:table-cell table:formula="of:=SUMIF([$ProxyBA12.$A$2:.$A$101];[.$A$1]&amp;&quot;_&quot;&amp;[.$A6];[$ProxyBA12.H$2:.H$112])" office:value-type="float" office:value="0.799188789310222" calcext:value-type="float">
            <text:p>0.799188789310222</text:p>
          </table:table-cell>
          <table:table-cell table:formula="of:=SUMIF([$ProxyBA12.$A$2:.$A$101];[.$A$1]&amp;&quot;_&quot;&amp;[.$A6];[$ProxyBA12.I$2:.I$112])" office:value-type="float" office:value="0.879084313260442" calcext:value-type="float">
            <text:p>0.879084313260442</text:p>
          </table:table-cell>
          <table:table-cell table:formula="of:=SUMIF([$ProxyBA12.$A$2:.$A$101];[.$A$1]&amp;&quot;_&quot;&amp;[.$A6];[$ProxyBA12.J$2:.J$112])" office:value-type="float" office:value="0.666501978146547" calcext:value-type="float">
            <text:p>0.666501978146547</text:p>
          </table:table-cell>
          <table:table-cell table:formula="of:=SUMIF([$HospNew.$A$2:.$A$101];[.$A$1]&amp;&quot;_&quot;&amp;[.$A6];[$HospNew.H$2:.H$112])" office:value-type="float" office:value="0.83206712545938" calcext:value-type="float">
            <text:p>0.83206712545938</text:p>
          </table:table-cell>
          <table:table-cell table:formula="of:=SUMIF([$HospNew.$A$2:.$A$101];[.$A$1]&amp;&quot;_&quot;&amp;[.$A6];[$HospNew.I$2:.I$112])" office:value-type="float" office:value="0.880336099795914" calcext:value-type="float">
            <text:p>0.880336099795914</text:p>
          </table:table-cell>
          <table:table-cell table:formula="of:=SUMIF([$HospNew.$A$2:.$A$101];[.$A$1]&amp;&quot;_&quot;&amp;[.$A6];[$HospNew.J$2:.J$112])" office:value-type="float" office:value="0.764327835684963" calcext:value-type="float">
            <text:p>0.764327835684963</text:p>
          </table:table-cell>
          <table:table-cell table:formula="of:=SUMIF([$ProxyNew.$A$2:.$A$101];[.$A$1]&amp;&quot;_&quot;&amp;[.$A6];[$ProxyNew.H$2:.H$112])" office:value-type="float" office:value="0.84105647212943" calcext:value-type="float">
            <text:p>0.84105647212943</text:p>
          </table:table-cell>
          <table:table-cell table:formula="of:=SUMIF([$ProxyNew.$A$2:.$A$101];[.$A$1]&amp;&quot;_&quot;&amp;[.$A6];[$ProxyNew.I$2:.I$112])" office:value-type="float" office:value="0.908059228062076" calcext:value-type="float">
            <text:p>0.908059228062076</text:p>
          </table:table-cell>
          <table:table-cell table:formula="of:=SUMIF([$ProxyNew.$A$2:.$A$101];[.$A$1]&amp;&quot;_&quot;&amp;[.$A6];[$ProxyNew.J$2:.J$112])" office:value-type="float" office:value="0.725224788530169" calcext:value-type="float">
            <text:p>0.72522478853016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HospBA12.H$2:.H$112])" office:value-type="float" office:value="0.760838719447885" calcext:value-type="float">
            <text:p>0.760838719447885</text:p>
          </table:table-cell>
          <table:table-cell table:formula="of:=SUMIF([$HospBA12.$A$2:.$A$101];[.$A$1]&amp;&quot;_&quot;&amp;[.$A7];[$HospBA12.I$2:.I$112])" office:value-type="float" office:value="0.875633577939216" calcext:value-type="float">
            <text:p>0.875633577939216</text:p>
          </table:table-cell>
          <table:table-cell table:formula="of:=SUMIF([$HospBA12.$A$2:.$A$101];[.$A$1]&amp;&quot;_&quot;&amp;[.$A7];[$HospBA12.J$2:.J$112])" office:value-type="float" office:value="0.540083913587445" calcext:value-type="float">
            <text:p>0.540083913587445</text:p>
          </table:table-cell>
          <table:table-cell table:formula="of:=SUMIF([$ProxyBA12.$A$2:.$A$101];[.$A$1]&amp;&quot;_&quot;&amp;[.$A7];[$ProxyBA12.H$2:.H$112])" office:value-type="float" office:value="0.762445766077157" calcext:value-type="float">
            <text:p>0.762445766077157</text:p>
          </table:table-cell>
          <table:table-cell table:formula="of:=SUMIF([$ProxyBA12.$A$2:.$A$101];[.$A$1]&amp;&quot;_&quot;&amp;[.$A7];[$ProxyBA12.I$2:.I$112])" office:value-type="float" office:value="0.893352120706583" calcext:value-type="float">
            <text:p>0.893352120706583</text:p>
          </table:table-cell>
          <table:table-cell table:formula="of:=SUMIF([$ProxyBA12.$A$2:.$A$101];[.$A$1]&amp;&quot;_&quot;&amp;[.$A7];[$ProxyBA12.J$2:.J$112])" office:value-type="float" office:value="0.470856669363209" calcext:value-type="float">
            <text:p>0.470856669363209</text:p>
          </table:table-cell>
          <table:table-cell table:formula="of:=SUMIF([$HospNew.$A$2:.$A$101];[.$A$1]&amp;&quot;_&quot;&amp;[.$A7];[$HospNew.H$2:.H$112])" office:value-type="float" office:value="0.805421297918731" calcext:value-type="float">
            <text:p>0.805421297918731</text:p>
          </table:table-cell>
          <table:table-cell table:formula="of:=SUMIF([$HospNew.$A$2:.$A$101];[.$A$1]&amp;&quot;_&quot;&amp;[.$A7];[$HospNew.I$2:.I$112])" office:value-type="float" office:value="0.863509474174533" calcext:value-type="float">
            <text:p>0.863509474174533</text:p>
          </table:table-cell>
          <table:table-cell table:formula="of:=SUMIF([$HospNew.$A$2:.$A$101];[.$A$1]&amp;&quot;_&quot;&amp;[.$A7];[$HospNew.J$2:.J$112])" office:value-type="float" office:value="0.722611726530788" calcext:value-type="float">
            <text:p>0.722611726530788</text:p>
          </table:table-cell>
          <table:table-cell table:formula="of:=SUMIF([$ProxyNew.$A$2:.$A$101];[.$A$1]&amp;&quot;_&quot;&amp;[.$A7];[$ProxyNew.H$2:.H$112])" office:value-type="float" office:value="0.807460968807765" calcext:value-type="float">
            <text:p>0.807460968807765</text:p>
          </table:table-cell>
          <table:table-cell table:formula="of:=SUMIF([$ProxyNew.$A$2:.$A$101];[.$A$1]&amp;&quot;_&quot;&amp;[.$A7];[$ProxyNew.I$2:.I$112])" office:value-type="float" office:value="0.888613277079283" calcext:value-type="float">
            <text:p>0.888613277079283</text:p>
          </table:table-cell>
          <table:table-cell table:formula="of:=SUMIF([$ProxyNew.$A$2:.$A$101];[.$A$1]&amp;&quot;_&quot;&amp;[.$A7];[$ProxyNew.J$2:.J$112])" office:value-type="float" office:value="0.667184045275925" calcext:value-type="float">
            <text:p>0.667184045275925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HospBA12.H$2:.H$112])" office:value-type="float" office:value="0.651399219033738" calcext:value-type="float">
            <text:p>0.651399219033738</text:p>
          </table:table-cell>
          <table:table-cell table:formula="of:=SUMIF([$HospBA12.$A$2:.$A$101];[.$A$1]&amp;&quot;_&quot;&amp;[.$A8];[$HospBA12.I$2:.I$112])" office:value-type="float" office:value="0.88762726842445" calcext:value-type="float">
            <text:p>0.88762726842445</text:p>
          </table:table-cell>
          <table:table-cell table:formula="of:=SUMIF([$HospBA12.$A$2:.$A$101];[.$A$1]&amp;&quot;_&quot;&amp;[.$A8];[$HospBA12.J$2:.J$112])" office:value-type="float" office:value="-0.0814234270756868" calcext:value-type="float">
            <text:p>-0.0814234270756868</text:p>
          </table:table-cell>
          <table:table-cell table:formula="of:=SUMIF([$ProxyBA12.$A$2:.$A$101];[.$A$1]&amp;&quot;_&quot;&amp;[.$A8];[$ProxyBA12.H$2:.H$112])" office:value-type="float" office:value="0.822385626489352" calcext:value-type="float">
            <text:p>0.822385626489352</text:p>
          </table:table-cell>
          <table:table-cell table:formula="of:=SUMIF([$ProxyBA12.$A$2:.$A$101];[.$A$1]&amp;&quot;_&quot;&amp;[.$A8];[$ProxyBA12.I$2:.I$112])" office:value-type="float" office:value="0.974992317331588" calcext:value-type="float">
            <text:p>0.974992317331588</text:p>
          </table:table-cell>
          <table:table-cell table:formula="of:=SUMIF([$ProxyBA12.$A$2:.$A$101];[.$A$1]&amp;&quot;_&quot;&amp;[.$A8];[$ProxyBA12.J$2:.J$112])" office:value-type="float" office:value="-0.261486963661302" calcext:value-type="float">
            <text:p>-0.261486963661302</text:p>
          </table:table-cell>
          <table:table-cell table:formula="of:=SUMIF([$HospNew.$A$2:.$A$101];[.$A$1]&amp;&quot;_&quot;&amp;[.$A8];[$HospNew.H$2:.H$112])" office:value-type="float" office:value="0.665527909613638" calcext:value-type="float">
            <text:p>0.665527909613638</text:p>
          </table:table-cell>
          <table:table-cell table:formula="of:=SUMIF([$HospNew.$A$2:.$A$101];[.$A$1]&amp;&quot;_&quot;&amp;[.$A8];[$HospNew.I$2:.I$112])" office:value-type="float" office:value="0.761668764790424" calcext:value-type="float">
            <text:p>0.761668764790424</text:p>
          </table:table-cell>
          <table:table-cell table:formula="of:=SUMIF([$HospNew.$A$2:.$A$101];[.$A$1]&amp;&quot;_&quot;&amp;[.$A8];[$HospNew.J$2:.J$112])" office:value-type="float" office:value="0.530604626166399" calcext:value-type="float">
            <text:p>0.530604626166399</text:p>
          </table:table-cell>
          <table:table-cell table:formula="of:=SUMIF([$ProxyNew.$A$2:.$A$101];[.$A$1]&amp;&quot;_&quot;&amp;[.$A8];[$ProxyNew.H$2:.H$112])" office:value-type="float" office:value="0.705772573650669" calcext:value-type="float">
            <text:p>0.705772573650669</text:p>
          </table:table-cell>
          <table:table-cell table:formula="of:=SUMIF([$ProxyNew.$A$2:.$A$101];[.$A$1]&amp;&quot;_&quot;&amp;[.$A8];[$ProxyNew.I$2:.I$112])" office:value-type="float" office:value="0.829810172723506" calcext:value-type="float">
            <text:p>0.829810172723506</text:p>
          </table:table-cell>
          <table:table-cell table:formula="of:=SUMIF([$ProxyNew.$A$2:.$A$101];[.$A$1]&amp;&quot;_&quot;&amp;[.$A8];[$ProxyNew.J$2:.J$112])" office:value-type="float" office:value="0.491334001558695" calcext:value-type="float">
            <text:p>0.49133400155869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HospBA12.H$2:.H$112])" office:value-type="float" office:value="0" calcext:value-type="float">
            <text:p>0</text:p>
          </table:table-cell>
          <table:table-cell table:formula="of:=SUMIF([$HospBA12.$A$2:.$A$101];[.$A$1]&amp;&quot;_&quot;&amp;[.$A9];[$HospBA12.I$2:.I$112])" office:value-type="float" office:value="0" calcext:value-type="float">
            <text:p>0</text:p>
          </table:table-cell>
          <table:table-cell table:formula="of:=SUMIF([$HospBA12.$A$2:.$A$101];[.$A$1]&amp;&quot;_&quot;&amp;[.$A9];[$HospBA12.J$2:.J$112])" office:value-type="float" office:value="0" calcext:value-type="float">
            <text:p>0</text:p>
          </table:table-cell>
          <table:table-cell table:formula="of:=SUMIF([$ProxyBA12.$A$2:.$A$101];[.$A$1]&amp;&quot;_&quot;&amp;[.$A9];[$ProxyBA12.H$2:.H$112])" office:value-type="float" office:value="0" calcext:value-type="float">
            <text:p>0</text:p>
          </table:table-cell>
          <table:table-cell table:formula="of:=SUMIF([$ProxyBA12.$A$2:.$A$101];[.$A$1]&amp;&quot;_&quot;&amp;[.$A9];[$ProxyBA12.I$2:.I$112])" office:value-type="float" office:value="0" calcext:value-type="float">
            <text:p>0</text:p>
          </table:table-cell>
          <table:table-cell table:formula="of:=SUMIF([$ProxyBA12.$A$2:.$A$101];[.$A$1]&amp;&quot;_&quot;&amp;[.$A9];[$ProxyBA12.J$2:.J$112])" office:value-type="float" office:value="0" calcext:value-type="float">
            <text:p>0</text:p>
          </table:table-cell>
          <table:table-cell table:formula="of:=SUMIF([$HospNew.$A$2:.$A$101];[.$A$1]&amp;&quot;_&quot;&amp;[.$A9];[$HospNew.H$2:.H$112])" office:value-type="float" office:value="0.735865314465151" calcext:value-type="float">
            <text:p>0.735865314465151</text:p>
          </table:table-cell>
          <table:table-cell table:formula="of:=SUMIF([$HospNew.$A$2:.$A$101];[.$A$1]&amp;&quot;_&quot;&amp;[.$A9];[$HospNew.I$2:.I$112])" office:value-type="float" office:value="0.841047839826877" calcext:value-type="float">
            <text:p>0.841047839826877</text:p>
          </table:table-cell>
          <table:table-cell table:formula="of:=SUMIF([$HospNew.$A$2:.$A$101];[.$A$1]&amp;&quot;_&quot;&amp;[.$A9];[$HospNew.J$2:.J$112])" office:value-type="float" office:value="0.561080943935542" calcext:value-type="float">
            <text:p>0.561080943935542</text:p>
          </table:table-cell>
          <table:table-cell table:formula="of:=SUMIF([$ProxyNew.$A$2:.$A$101];[.$A$1]&amp;&quot;_&quot;&amp;[.$A9];[$ProxyNew.H$2:.H$112])" office:value-type="float" office:value="0.835057939041452" calcext:value-type="float">
            <text:p>0.835057939041452</text:p>
          </table:table-cell>
          <table:table-cell table:formula="of:=SUMIF([$ProxyNew.$A$2:.$A$101];[.$A$1]&amp;&quot;_&quot;&amp;[.$A9];[$ProxyNew.I$2:.I$112])" office:value-type="float" office:value="0.938221901797372" calcext:value-type="float">
            <text:p>0.938221901797372</text:p>
          </table:table-cell>
          <table:table-cell table:formula="of:=SUMIF([$ProxyNew.$A$2:.$A$101];[.$A$1]&amp;&quot;_&quot;&amp;[.$A9];[$ProxyNew.J$2:.J$112])" office:value-type="float" office:value="0.559619278275288" calcext:value-type="float">
            <text:p>0.559619278275288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HospBA12.H$2:.H$112])" office:value-type="float" office:value="0" calcext:value-type="float">
            <text:p>0</text:p>
          </table:table-cell>
          <table:table-cell table:formula="of:=SUMIF([$HospBA12.$A$2:.$A$101];[.$A$1]&amp;&quot;_&quot;&amp;[.$A10];[$HospBA12.I$2:.I$112])" office:value-type="float" office:value="0" calcext:value-type="float">
            <text:p>0</text:p>
          </table:table-cell>
          <table:table-cell table:formula="of:=SUMIF([$HospBA12.$A$2:.$A$101];[.$A$1]&amp;&quot;_&quot;&amp;[.$A10];[$HospBA12.J$2:.J$112])" office:value-type="float" office:value="0" calcext:value-type="float">
            <text:p>0</text:p>
          </table:table-cell>
          <table:table-cell table:formula="of:=SUMIF([$ProxyBA12.$A$2:.$A$101];[.$A$1]&amp;&quot;_&quot;&amp;[.$A10];[$ProxyBA12.H$2:.H$112])" office:value-type="float" office:value="0" calcext:value-type="float">
            <text:p>0</text:p>
          </table:table-cell>
          <table:table-cell table:formula="of:=SUMIF([$ProxyBA12.$A$2:.$A$101];[.$A$1]&amp;&quot;_&quot;&amp;[.$A10];[$ProxyBA12.I$2:.I$112])" office:value-type="float" office:value="0" calcext:value-type="float">
            <text:p>0</text:p>
          </table:table-cell>
          <table:table-cell table:formula="of:=SUMIF([$ProxyBA12.$A$2:.$A$101];[.$A$1]&amp;&quot;_&quot;&amp;[.$A10];[$ProxyBA12.J$2:.J$112])" office:value-type="float" office:value="0" calcext:value-type="float">
            <text:p>0</text:p>
          </table:table-cell>
          <table:table-cell table:formula="of:=SUMIF([$HospNew.$A$2:.$A$101];[.$A$1]&amp;&quot;_&quot;&amp;[.$A10];[$HospNew.H$2:.H$112])" office:value-type="float" office:value="0.731523627034298" calcext:value-type="float">
            <text:p>0.731523627034298</text:p>
          </table:table-cell>
          <table:table-cell table:formula="of:=SUMIF([$HospNew.$A$2:.$A$101];[.$A$1]&amp;&quot;_&quot;&amp;[.$A10];[$HospNew.I$2:.I$112])" office:value-type="float" office:value="0.865929126263056" calcext:value-type="float">
            <text:p>0.865929126263056</text:p>
          </table:table-cell>
          <table:table-cell table:formula="of:=SUMIF([$HospNew.$A$2:.$A$101];[.$A$1]&amp;&quot;_&quot;&amp;[.$A10];[$HospNew.J$2:.J$112])" office:value-type="float" office:value="0.462377167898199" calcext:value-type="float">
            <text:p>0.462377167898199</text:p>
          </table:table-cell>
          <table:table-cell table:formula="of:=SUMIF([$ProxyNew.$A$2:.$A$101];[.$A$1]&amp;&quot;_&quot;&amp;[.$A10];[$ProxyNew.H$2:.H$112])" office:value-type="float" office:value="0.70302360603619" calcext:value-type="float">
            <text:p>0.70302360603619</text:p>
          </table:table-cell>
          <table:table-cell table:formula="of:=SUMIF([$ProxyNew.$A$2:.$A$101];[.$A$1]&amp;&quot;_&quot;&amp;[.$A10];[$ProxyNew.I$2:.I$112])" office:value-type="float" office:value="0.888792644123058" calcext:value-type="float">
            <text:p>0.888792644123058</text:p>
          </table:table-cell>
          <table:table-cell table:formula="of:=SUMIF([$ProxyNew.$A$2:.$A$101];[.$A$1]&amp;&quot;_&quot;&amp;[.$A10];[$ProxyNew.J$2:.J$112])" office:value-type="float" office:value="0.206932150519414" calcext:value-type="float">
            <text:p>0.206932150519414</text:p>
          </table:table-cell>
        </table:table-row>
      </table:table>
      <table:table table:name="hybridboost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.$A$101];[.$A$1]&amp;&quot;_&quot;&amp;[.$A2];[$HospBA12.H$2:.H$112])" office:value-type="float" office:value="0.96063907693617" calcext:value-type="float">
            <text:p>0.96063907693617</text:p>
          </table:table-cell>
          <table:table-cell table:formula="of:=SUMIF([$HospBA12.$A$2:.$A$101];[.$A$1]&amp;&quot;_&quot;&amp;[.$A2];[$HospBA12.I$2:.I$112])" office:value-type="float" office:value="0.970652218156139" calcext:value-type="float">
            <text:p>0.970652218156139</text:p>
          </table:table-cell>
          <table:table-cell table:formula="of:=SUMIF([$HospBA12.$A$2:.$A$101];[.$A$1]&amp;&quot;_&quot;&amp;[.$A2];[$HospBA12.J$2:.J$112])" office:value-type="float" office:value="0.947209561776103" calcext:value-type="float">
            <text:p>0.947209561776103</text:p>
          </table:table-cell>
          <table:table-cell table:formula="of:=SUMIF([$ProxyBA12.$A$2:.$A$101];[.$A$1]&amp;&quot;_&quot;&amp;[.$A2];[$ProxyBA12.H$2:.H$112])" office:value-type="float" office:value="0.964104622238083" calcext:value-type="float">
            <text:p>0.964104622238083</text:p>
          </table:table-cell>
          <table:table-cell table:formula="of:=SUMIF([$ProxyBA12.$A$2:.$A$101];[.$A$1]&amp;&quot;_&quot;&amp;[.$A2];[$ProxyBA12.I$2:.I$112])" office:value-type="float" office:value="0.975256128796406" calcext:value-type="float">
            <text:p>0.975256128796406</text:p>
          </table:table-cell>
          <table:table-cell table:formula="of:=SUMIF([$ProxyBA12.$A$2:.$A$101];[.$A$1]&amp;&quot;_&quot;&amp;[.$A2];[$ProxyBA12.J$2:.J$112])" office:value-type="float" office:value="0.94792738233767" calcext:value-type="float">
            <text:p>0.94792738233767</text:p>
          </table:table-cell>
          <table:table-cell table:formula="of:=SUMIF([$HospNew.$A$2:.$A$101];[.$A$1]&amp;&quot;_&quot;&amp;[.$A2];[$HospNew.H$2:.H$112])" office:value-type="float" office:value="0.870921662344064" calcext:value-type="float">
            <text:p>0.870921662344064</text:p>
          </table:table-cell>
          <table:table-cell table:formula="of:=SUMIF([$HospNew.$A$2:.$A$101];[.$A$1]&amp;&quot;_&quot;&amp;[.$A2];[$HospNew.I$2:.I$112])" office:value-type="float" office:value="0.90671633693668" calcext:value-type="float">
            <text:p>0.90671633693668</text:p>
          </table:table-cell>
          <table:table-cell table:formula="of:=SUMIF([$HospNew.$A$2:.$A$101];[.$A$1]&amp;&quot;_&quot;&amp;[.$A2];[$HospNew.J$2:.J$112])" office:value-type="float" office:value="0.821391906097101" calcext:value-type="float">
            <text:p>0.821391906097101</text:p>
          </table:table-cell>
          <table:table-cell table:formula="of:=SUMIF([$ProxyNew.$A$2:.$A$101];[.$A$1]&amp;&quot;_&quot;&amp;[.$A2];[$ProxyNew.H$2:.H$112])" office:value-type="float" office:value="0.926036567348814" calcext:value-type="float">
            <text:p>0.926036567348814</text:p>
          </table:table-cell>
          <table:table-cell table:formula="of:=SUMIF([$ProxyNew.$A$2:.$A$101];[.$A$1]&amp;&quot;_&quot;&amp;[.$A2];[$ProxyNew.I$2:.I$112])" office:value-type="float" office:value="0.960322140803143" calcext:value-type="float">
            <text:p>0.960322140803143</text:p>
          </table:table-cell>
          <table:table-cell table:formula="of:=SUMIF([$ProxyNew.$A$2:.$A$101];[.$A$1]&amp;&quot;_&quot;&amp;[.$A2];[$ProxyNew.J$2:.J$112])" office:value-type="float" office:value="0.862124885760475" calcext:value-type="float">
            <text:p>0.86212488576047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.$A$101];[.$A$1]&amp;&quot;_&quot;&amp;[.$A3];[$HospBA12.H$2:.H$112])" office:value-type="float" office:value="0.946422562880137" calcext:value-type="float">
            <text:p>0.946422562880137</text:p>
          </table:table-cell>
          <table:table-cell table:formula="of:=SUMIF([$HospBA12.$A$2:.$A$101];[.$A$1]&amp;&quot;_&quot;&amp;[.$A3];[$HospBA12.I$2:.I$112])" office:value-type="float" office:value="0.956599538858861" calcext:value-type="float">
            <text:p>0.956599538858861</text:p>
          </table:table-cell>
          <table:table-cell table:formula="of:=SUMIF([$HospBA12.$A$2:.$A$101];[.$A$1]&amp;&quot;_&quot;&amp;[.$A3];[$HospBA12.J$2:.J$112])" office:value-type="float" office:value="0.933859187371354" calcext:value-type="float">
            <text:p>0.933859187371354</text:p>
          </table:table-cell>
          <table:table-cell table:formula="of:=SUMIF([$ProxyBA12.$A$2:.$A$101];[.$A$1]&amp;&quot;_&quot;&amp;[.$A3];[$ProxyBA12.H$2:.H$112])" office:value-type="float" office:value="0.955135495110963" calcext:value-type="float">
            <text:p>0.955135495110963</text:p>
          </table:table-cell>
          <table:table-cell table:formula="of:=SUMIF([$ProxyBA12.$A$2:.$A$101];[.$A$1]&amp;&quot;_&quot;&amp;[.$A3];[$ProxyBA12.I$2:.I$112])" office:value-type="float" office:value="0.965969580164612" calcext:value-type="float">
            <text:p>0.965969580164612</text:p>
          </table:table-cell>
          <table:table-cell table:formula="of:=SUMIF([$ProxyBA12.$A$2:.$A$101];[.$A$1]&amp;&quot;_&quot;&amp;[.$A3];[$ProxyBA12.J$2:.J$112])" office:value-type="float" office:value="0.940852219611897" calcext:value-type="float">
            <text:p>0.940852219611897</text:p>
          </table:table-cell>
          <table:table-cell table:formula="of:=SUMIF([$HospNew.$A$2:.$A$101];[.$A$1]&amp;&quot;_&quot;&amp;[.$A3];[$HospNew.H$2:.H$112])" office:value-type="float" office:value="0.879747992403749" calcext:value-type="float">
            <text:p>0.879747992403749</text:p>
          </table:table-cell>
          <table:table-cell table:formula="of:=SUMIF([$HospNew.$A$2:.$A$101];[.$A$1]&amp;&quot;_&quot;&amp;[.$A3];[$HospNew.I$2:.I$112])" office:value-type="float" office:value="0.913119224336642" calcext:value-type="float">
            <text:p>0.913119224336642</text:p>
          </table:table-cell>
          <table:table-cell table:formula="of:=SUMIF([$HospNew.$A$2:.$A$101];[.$A$1]&amp;&quot;_&quot;&amp;[.$A3];[$HospNew.J$2:.J$112])" office:value-type="float" office:value="0.833558745067381" calcext:value-type="float">
            <text:p>0.833558745067381</text:p>
          </table:table-cell>
          <table:table-cell table:formula="of:=SUMIF([$ProxyNew.$A$2:.$A$101];[.$A$1]&amp;&quot;_&quot;&amp;[.$A3];[$ProxyNew.H$2:.H$112])" office:value-type="float" office:value="0.886422909472857" calcext:value-type="float">
            <text:p>0.886422909472857</text:p>
          </table:table-cell>
          <table:table-cell table:formula="of:=SUMIF([$ProxyNew.$A$2:.$A$101];[.$A$1]&amp;&quot;_&quot;&amp;[.$A3];[$ProxyNew.I$2:.I$112])" office:value-type="float" office:value="0.92970172616185" calcext:value-type="float">
            <text:p>0.92970172616185</text:p>
          </table:table-cell>
          <table:table-cell table:formula="of:=SUMIF([$ProxyNew.$A$2:.$A$101];[.$A$1]&amp;&quot;_&quot;&amp;[.$A3];[$ProxyNew.J$2:.J$112])" office:value-type="float" office:value="0.816499683586679" calcext:value-type="float">
            <text:p>0.81649968358667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.$A$101];[.$A$1]&amp;&quot;_&quot;&amp;[.$A4];[$HospBA12.H$2:.H$112])" office:value-type="float" office:value="0.906700619014454" calcext:value-type="float">
            <text:p>0.906700619014454</text:p>
          </table:table-cell>
          <table:table-cell table:formula="of:=SUMIF([$HospBA12.$A$2:.$A$101];[.$A$1]&amp;&quot;_&quot;&amp;[.$A4];[$HospBA12.I$2:.I$112])" office:value-type="float" office:value="0.934895267945704" calcext:value-type="float">
            <text:p>0.934895267945704</text:p>
          </table:table-cell>
          <table:table-cell table:formula="of:=SUMIF([$HospBA12.$A$2:.$A$101];[.$A$1]&amp;&quot;_&quot;&amp;[.$A4];[$HospBA12.J$2:.J$112])" office:value-type="float" office:value="0.866295824932872" calcext:value-type="float">
            <text:p>0.866295824932872</text:p>
          </table:table-cell>
          <table:table-cell table:formula="of:=SUMIF([$ProxyBA12.$A$2:.$A$101];[.$A$1]&amp;&quot;_&quot;&amp;[.$A4];[$ProxyBA12.H$2:.H$112])" office:value-type="float" office:value="0.913744139208952" calcext:value-type="float">
            <text:p>0.913744139208952</text:p>
          </table:table-cell>
          <table:table-cell table:formula="of:=SUMIF([$ProxyBA12.$A$2:.$A$101];[.$A$1]&amp;&quot;_&quot;&amp;[.$A4];[$ProxyBA12.I$2:.I$112])" office:value-type="float" office:value="0.945115927271595" calcext:value-type="float">
            <text:p>0.945115927271595</text:p>
          </table:table-cell>
          <table:table-cell table:formula="of:=SUMIF([$ProxyBA12.$A$2:.$A$101];[.$A$1]&amp;&quot;_&quot;&amp;[.$A4];[$ProxyBA12.J$2:.J$112])" office:value-type="float" office:value="0.864440207314389" calcext:value-type="float">
            <text:p>0.864440207314389</text:p>
          </table:table-cell>
          <table:table-cell table:formula="of:=SUMIF([$HospNew.$A$2:.$A$101];[.$A$1]&amp;&quot;_&quot;&amp;[.$A4];[$HospNew.H$2:.H$112])" office:value-type="float" office:value="0.912308846857034" calcext:value-type="float">
            <text:p>0.912308846857034</text:p>
          </table:table-cell>
          <table:table-cell table:formula="of:=SUMIF([$HospNew.$A$2:.$A$101];[.$A$1]&amp;&quot;_&quot;&amp;[.$A4];[$HospNew.I$2:.I$112])" office:value-type="float" office:value="0.941349382996767" calcext:value-type="float">
            <text:p>0.941349382996767</text:p>
          </table:table-cell>
          <table:table-cell table:formula="of:=SUMIF([$HospNew.$A$2:.$A$101];[.$A$1]&amp;&quot;_&quot;&amp;[.$A4];[$HospNew.J$2:.J$112])" office:value-type="float" office:value="0.868889046143893" calcext:value-type="float">
            <text:p>0.868889046143893</text:p>
          </table:table-cell>
          <table:table-cell table:formula="of:=SUMIF([$ProxyNew.$A$2:.$A$101];[.$A$1]&amp;&quot;_&quot;&amp;[.$A4];[$ProxyNew.H$2:.H$112])" office:value-type="float" office:value="0.952299105961852" calcext:value-type="float">
            <text:p>0.952299105961852</text:p>
          </table:table-cell>
          <table:table-cell table:formula="of:=SUMIF([$ProxyNew.$A$2:.$A$101];[.$A$1]&amp;&quot;_&quot;&amp;[.$A4];[$ProxyNew.I$2:.I$112])" office:value-type="float" office:value="0.97862163770848" calcext:value-type="float">
            <text:p>0.97862163770848</text:p>
          </table:table-cell>
          <table:table-cell table:formula="of:=SUMIF([$ProxyNew.$A$2:.$A$101];[.$A$1]&amp;&quot;_&quot;&amp;[.$A4];[$ProxyNew.J$2:.J$112])" office:value-type="float" office:value="0.893566435959354" calcext:value-type="float">
            <text:p>0.89356643595935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.$A$101];[.$A$1]&amp;&quot;_&quot;&amp;[.$A5];[$HospBA12.H$2:.H$112])" office:value-type="float" office:value="0" calcext:value-type="float">
            <text:p>0</text:p>
          </table:table-cell>
          <table:table-cell table:formula="of:=SUMIF([$HospBA12.$A$2:.$A$101];[.$A$1]&amp;&quot;_&quot;&amp;[.$A5];[$HospBA12.I$2:.I$112])" office:value-type="float" office:value="0" calcext:value-type="float">
            <text:p>0</text:p>
          </table:table-cell>
          <table:table-cell table:formula="of:=SUMIF([$HospBA12.$A$2:.$A$101];[.$A$1]&amp;&quot;_&quot;&amp;[.$A5];[$HospBA12.J$2:.J$112])" office:value-type="float" office:value="0" calcext:value-type="float">
            <text:p>0</text:p>
          </table:table-cell>
          <table:table-cell table:formula="of:=SUMIF([$ProxyBA12.$A$2:.$A$101];[.$A$1]&amp;&quot;_&quot;&amp;[.$A5];[$ProxyBA12.H$2:.H$112])" office:value-type="float" office:value="0" calcext:value-type="float">
            <text:p>0</text:p>
          </table:table-cell>
          <table:table-cell table:formula="of:=SUMIF([$ProxyBA12.$A$2:.$A$101];[.$A$1]&amp;&quot;_&quot;&amp;[.$A5];[$ProxyBA12.I$2:.I$112])" office:value-type="float" office:value="0" calcext:value-type="float">
            <text:p>0</text:p>
          </table:table-cell>
          <table:table-cell table:formula="of:=SUMIF([$ProxyBA12.$A$2:.$A$101];[.$A$1]&amp;&quot;_&quot;&amp;[.$A5];[$ProxyBA12.J$2:.J$112])" office:value-type="float" office:value="0" calcext:value-type="float">
            <text:p>0</text:p>
          </table:table-cell>
          <table:table-cell table:formula="of:=SUMIF([$HospNew.$A$2:.$A$101];[.$A$1]&amp;&quot;_&quot;&amp;[.$A5];[$HospNew.H$2:.H$112])" office:value-type="float" office:value="0.839673428824896" calcext:value-type="float">
            <text:p>0.839673428824896</text:p>
          </table:table-cell>
          <table:table-cell table:formula="of:=SUMIF([$HospNew.$A$2:.$A$101];[.$A$1]&amp;&quot;_&quot;&amp;[.$A5];[$HospNew.I$2:.I$112])" office:value-type="float" office:value="0.872098607262523" calcext:value-type="float">
            <text:p>0.872098607262523</text:p>
          </table:table-cell>
          <table:table-cell table:formula="of:=SUMIF([$HospNew.$A$2:.$A$101];[.$A$1]&amp;&quot;_&quot;&amp;[.$A5];[$HospNew.J$2:.J$112])" office:value-type="float" office:value="0.799027916157837" calcext:value-type="float">
            <text:p>0.799027916157837</text:p>
          </table:table-cell>
          <table:table-cell table:formula="of:=SUMIF([$ProxyNew.$A$2:.$A$101];[.$A$1]&amp;&quot;_&quot;&amp;[.$A5];[$ProxyNew.H$2:.H$112])" office:value-type="float" office:value="0.882884388812226" calcext:value-type="float">
            <text:p>0.882884388812226</text:p>
          </table:table-cell>
          <table:table-cell table:formula="of:=SUMIF([$ProxyNew.$A$2:.$A$101];[.$A$1]&amp;&quot;_&quot;&amp;[.$A5];[$ProxyNew.I$2:.I$112])" office:value-type="float" office:value="0.921278087427896" calcext:value-type="float">
            <text:p>0.921278087427896</text:p>
          </table:table-cell>
          <table:table-cell table:formula="of:=SUMIF([$ProxyNew.$A$2:.$A$101];[.$A$1]&amp;&quot;_&quot;&amp;[.$A5];[$ProxyNew.J$2:.J$112])" office:value-type="float" office:value="0.82576558501011" calcext:value-type="float">
            <text:p>0.8257655850101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.$A$101];[.$A$1]&amp;&quot;_&quot;&amp;[.$A6];[$HospBA12.H$2:.H$112])" office:value-type="float" office:value="0" calcext:value-type="float">
            <text:p>0</text:p>
          </table:table-cell>
          <table:table-cell table:formula="of:=SUMIF([$HospBA12.$A$2:.$A$101];[.$A$1]&amp;&quot;_&quot;&amp;[.$A6];[$HospBA12.I$2:.I$112])" office:value-type="float" office:value="0" calcext:value-type="float">
            <text:p>0</text:p>
          </table:table-cell>
          <table:table-cell table:formula="of:=SUMIF([$HospBA12.$A$2:.$A$101];[.$A$1]&amp;&quot;_&quot;&amp;[.$A6];[$HospBA12.J$2:.J$112])" office:value-type="float" office:value="0" calcext:value-type="float">
            <text:p>0</text:p>
          </table:table-cell>
          <table:table-cell table:formula="of:=SUMIF([$ProxyBA12.$A$2:.$A$101];[.$A$1]&amp;&quot;_&quot;&amp;[.$A6];[$ProxyBA12.H$2:.H$112])" office:value-type="float" office:value="0" calcext:value-type="float">
            <text:p>0</text:p>
          </table:table-cell>
          <table:table-cell table:formula="of:=SUMIF([$ProxyBA12.$A$2:.$A$101];[.$A$1]&amp;&quot;_&quot;&amp;[.$A6];[$ProxyBA12.I$2:.I$112])" office:value-type="float" office:value="0" calcext:value-type="float">
            <text:p>0</text:p>
          </table:table-cell>
          <table:table-cell table:formula="of:=SUMIF([$ProxyBA12.$A$2:.$A$101];[.$A$1]&amp;&quot;_&quot;&amp;[.$A6];[$ProxyBA12.J$2:.J$112])" office:value-type="float" office:value="0" calcext:value-type="float">
            <text:p>0</text:p>
          </table:table-cell>
          <table:table-cell table:formula="of:=SUMIF([$HospNew.$A$2:.$A$101];[.$A$1]&amp;&quot;_&quot;&amp;[.$A6];[$HospNew.H$2:.H$112])" office:value-type="float" office:value="0.822158355690499" calcext:value-type="float">
            <text:p>0.822158355690499</text:p>
          </table:table-cell>
          <table:table-cell table:formula="of:=SUMIF([$HospNew.$A$2:.$A$101];[.$A$1]&amp;&quot;_&quot;&amp;[.$A6];[$HospNew.I$2:.I$112])" office:value-type="float" office:value="0.85413385951388" calcext:value-type="float">
            <text:p>0.85413385951388</text:p>
          </table:table-cell>
          <table:table-cell table:formula="of:=SUMIF([$HospNew.$A$2:.$A$101];[.$A$1]&amp;&quot;_&quot;&amp;[.$A6];[$HospNew.J$2:.J$112])" office:value-type="float" office:value="0.783173460644784" calcext:value-type="float">
            <text:p>0.783173460644784</text:p>
          </table:table-cell>
          <table:table-cell table:formula="of:=SUMIF([$ProxyNew.$A$2:.$A$101];[.$A$1]&amp;&quot;_&quot;&amp;[.$A6];[$ProxyNew.H$2:.H$112])" office:value-type="float" office:value="0.848227182958399" calcext:value-type="float">
            <text:p>0.848227182958399</text:p>
          </table:table-cell>
          <table:table-cell table:formula="of:=SUMIF([$ProxyNew.$A$2:.$A$101];[.$A$1]&amp;&quot;_&quot;&amp;[.$A6];[$ProxyNew.I$2:.I$112])" office:value-type="float" office:value="0.889750125744027" calcext:value-type="float">
            <text:p>0.889750125744027</text:p>
          </table:table-cell>
          <table:table-cell table:formula="of:=SUMIF([$ProxyNew.$A$2:.$A$101];[.$A$1]&amp;&quot;_&quot;&amp;[.$A6];[$ProxyNew.J$2:.J$112])" office:value-type="float" office:value="0.791065630249505" calcext:value-type="float">
            <text:p>0.791065630249505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.$A$101];[.$A$1]&amp;&quot;_&quot;&amp;[.$A7];[$HospBA12.H$2:.H$112])" office:value-type="float" office:value="0" calcext:value-type="float">
            <text:p>0</text:p>
          </table:table-cell>
          <table:table-cell table:formula="of:=SUMIF([$HospBA12.$A$2:.$A$101];[.$A$1]&amp;&quot;_&quot;&amp;[.$A7];[$HospBA12.I$2:.I$112])" office:value-type="float" office:value="0" calcext:value-type="float">
            <text:p>0</text:p>
          </table:table-cell>
          <table:table-cell table:formula="of:=SUMIF([$HospBA12.$A$2:.$A$101];[.$A$1]&amp;&quot;_&quot;&amp;[.$A7];[$HospBA12.J$2:.J$112])" office:value-type="float" office:value="0" calcext:value-type="float">
            <text:p>0</text:p>
          </table:table-cell>
          <table:table-cell table:formula="of:=SUMIF([$ProxyBA12.$A$2:.$A$101];[.$A$1]&amp;&quot;_&quot;&amp;[.$A7];[$ProxyBA12.H$2:.H$112])" office:value-type="float" office:value="0" calcext:value-type="float">
            <text:p>0</text:p>
          </table:table-cell>
          <table:table-cell table:formula="of:=SUMIF([$ProxyBA12.$A$2:.$A$101];[.$A$1]&amp;&quot;_&quot;&amp;[.$A7];[$ProxyBA12.I$2:.I$112])" office:value-type="float" office:value="0" calcext:value-type="float">
            <text:p>0</text:p>
          </table:table-cell>
          <table:table-cell table:formula="of:=SUMIF([$ProxyBA12.$A$2:.$A$101];[.$A$1]&amp;&quot;_&quot;&amp;[.$A7];[$ProxyBA12.J$2:.J$112])" office:value-type="float" office:value="0" calcext:value-type="float">
            <text:p>0</text:p>
          </table:table-cell>
          <table:table-cell table:formula="of:=SUMIF([$HospNew.$A$2:.$A$101];[.$A$1]&amp;&quot;_&quot;&amp;[.$A7];[$HospNew.H$2:.H$112])" office:value-type="float" office:value="0.83475196719941" calcext:value-type="float">
            <text:p>0.83475196719941</text:p>
          </table:table-cell>
          <table:table-cell table:formula="of:=SUMIF([$HospNew.$A$2:.$A$101];[.$A$1]&amp;&quot;_&quot;&amp;[.$A7];[$HospNew.I$2:.I$112])" office:value-type="float" office:value="0.875521291078209" calcext:value-type="float">
            <text:p>0.875521291078209</text:p>
          </table:table-cell>
          <table:table-cell table:formula="of:=SUMIF([$HospNew.$A$2:.$A$101];[.$A$1]&amp;&quot;_&quot;&amp;[.$A7];[$HospNew.J$2:.J$112])" office:value-type="float" office:value="0.780629855651687" calcext:value-type="float">
            <text:p>0.780629855651687</text:p>
          </table:table-cell>
          <table:table-cell table:formula="of:=SUMIF([$ProxyNew.$A$2:.$A$101];[.$A$1]&amp;&quot;_&quot;&amp;[.$A7];[$ProxyNew.H$2:.H$112])" office:value-type="float" office:value="0.885041008266358" calcext:value-type="float">
            <text:p>0.885041008266358</text:p>
          </table:table-cell>
          <table:table-cell table:formula="of:=SUMIF([$ProxyNew.$A$2:.$A$101];[.$A$1]&amp;&quot;_&quot;&amp;[.$A7];[$ProxyNew.I$2:.I$112])" office:value-type="float" office:value="0.929870812628387" calcext:value-type="float">
            <text:p>0.929870812628387</text:p>
          </table:table-cell>
          <table:table-cell table:formula="of:=SUMIF([$ProxyNew.$A$2:.$A$101];[.$A$1]&amp;&quot;_&quot;&amp;[.$A7];[$ProxyNew.J$2:.J$112])" office:value-type="float" office:value="0.81155392960157" calcext:value-type="float">
            <text:p>0.8115539296015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.$A$101];[.$A$1]&amp;&quot;_&quot;&amp;[.$A8];[$HospBA12.H$2:.H$112])" office:value-type="float" office:value="0" calcext:value-type="float">
            <text:p>0</text:p>
          </table:table-cell>
          <table:table-cell table:formula="of:=SUMIF([$HospBA12.$A$2:.$A$101];[.$A$1]&amp;&quot;_&quot;&amp;[.$A8];[$HospBA12.I$2:.I$112])" office:value-type="float" office:value="0" calcext:value-type="float">
            <text:p>0</text:p>
          </table:table-cell>
          <table:table-cell table:formula="of:=SUMIF([$HospBA12.$A$2:.$A$101];[.$A$1]&amp;&quot;_&quot;&amp;[.$A8];[$HospBA12.J$2:.J$112])" office:value-type="float" office:value="0" calcext:value-type="float">
            <text:p>0</text:p>
          </table:table-cell>
          <table:table-cell table:formula="of:=SUMIF([$ProxyBA12.$A$2:.$A$101];[.$A$1]&amp;&quot;_&quot;&amp;[.$A8];[$ProxyBA12.H$2:.H$112])" office:value-type="float" office:value="0" calcext:value-type="float">
            <text:p>0</text:p>
          </table:table-cell>
          <table:table-cell table:formula="of:=SUMIF([$ProxyBA12.$A$2:.$A$101];[.$A$1]&amp;&quot;_&quot;&amp;[.$A8];[$ProxyBA12.I$2:.I$112])" office:value-type="float" office:value="0" calcext:value-type="float">
            <text:p>0</text:p>
          </table:table-cell>
          <table:table-cell table:formula="of:=SUMIF([$ProxyBA12.$A$2:.$A$101];[.$A$1]&amp;&quot;_&quot;&amp;[.$A8];[$ProxyBA12.J$2:.J$112])" office:value-type="float" office:value="0" calcext:value-type="float">
            <text:p>0</text:p>
          </table:table-cell>
          <table:table-cell table:formula="of:=SUMIF([$HospNew.$A$2:.$A$101];[.$A$1]&amp;&quot;_&quot;&amp;[.$A8];[$HospNew.H$2:.H$112])" office:value-type="float" office:value="0.732221018261151" calcext:value-type="float">
            <text:p>0.732221018261151</text:p>
          </table:table-cell>
          <table:table-cell table:formula="of:=SUMIF([$HospNew.$A$2:.$A$101];[.$A$1]&amp;&quot;_&quot;&amp;[.$A8];[$HospNew.I$2:.I$112])" office:value-type="float" office:value="0.827932736817201" calcext:value-type="float">
            <text:p>0.827932736817201</text:p>
          </table:table-cell>
          <table:table-cell table:formula="of:=SUMIF([$HospNew.$A$2:.$A$101];[.$A$1]&amp;&quot;_&quot;&amp;[.$A8];[$HospNew.J$2:.J$112])" office:value-type="float" office:value="0.583270043733322" calcext:value-type="float">
            <text:p>0.583270043733322</text:p>
          </table:table-cell>
          <table:table-cell table:formula="of:=SUMIF([$ProxyNew.$A$2:.$A$101];[.$A$1]&amp;&quot;_&quot;&amp;[.$A8];[$ProxyNew.H$2:.H$112])" office:value-type="float" office:value="0.897981848336575" calcext:value-type="float">
            <text:p>0.897981848336575</text:p>
          </table:table-cell>
          <table:table-cell table:formula="of:=SUMIF([$ProxyNew.$A$2:.$A$101];[.$A$1]&amp;&quot;_&quot;&amp;[.$A8];[$ProxyNew.I$2:.I$112])" office:value-type="float" office:value="0.961861635426718" calcext:value-type="float">
            <text:p>0.961861635426718</text:p>
          </table:table-cell>
          <table:table-cell table:formula="of:=SUMIF([$ProxyNew.$A$2:.$A$101];[.$A$1]&amp;&quot;_&quot;&amp;[.$A8];[$ProxyNew.J$2:.J$112])" office:value-type="float" office:value="0.727106723498245" calcext:value-type="float">
            <text:p>0.72710672349824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.$A$101];[.$A$1]&amp;&quot;_&quot;&amp;[.$A9];[$HospBA12.H$2:.H$112])" office:value-type="float" office:value="0" calcext:value-type="float">
            <text:p>0</text:p>
          </table:table-cell>
          <table:table-cell table:formula="of:=SUMIF([$HospBA12.$A$2:.$A$101];[.$A$1]&amp;&quot;_&quot;&amp;[.$A9];[$HospBA12.I$2:.I$112])" office:value-type="float" office:value="0" calcext:value-type="float">
            <text:p>0</text:p>
          </table:table-cell>
          <table:table-cell table:formula="of:=SUMIF([$HospBA12.$A$2:.$A$101];[.$A$1]&amp;&quot;_&quot;&amp;[.$A9];[$HospBA12.J$2:.J$112])" office:value-type="float" office:value="0" calcext:value-type="float">
            <text:p>0</text:p>
          </table:table-cell>
          <table:table-cell table:formula="of:=SUMIF([$ProxyBA12.$A$2:.$A$101];[.$A$1]&amp;&quot;_&quot;&amp;[.$A9];[$ProxyBA12.H$2:.H$112])" office:value-type="float" office:value="0" calcext:value-type="float">
            <text:p>0</text:p>
          </table:table-cell>
          <table:table-cell table:formula="of:=SUMIF([$ProxyBA12.$A$2:.$A$101];[.$A$1]&amp;&quot;_&quot;&amp;[.$A9];[$ProxyBA12.I$2:.I$112])" office:value-type="float" office:value="0" calcext:value-type="float">
            <text:p>0</text:p>
          </table:table-cell>
          <table:table-cell table:formula="of:=SUMIF([$ProxyBA12.$A$2:.$A$101];[.$A$1]&amp;&quot;_&quot;&amp;[.$A9];[$ProxyBA12.J$2:.J$112])" office:value-type="float" office:value="0" calcext:value-type="float">
            <text:p>0</text:p>
          </table:table-cell>
          <table:table-cell table:formula="of:=SUMIF([$HospNew.$A$2:.$A$101];[.$A$1]&amp;&quot;_&quot;&amp;[.$A9];[$HospNew.H$2:.H$112])" office:value-type="float" office:value="-0.35316099083554" calcext:value-type="float">
            <text:p>-0.35316099083554</text:p>
          </table:table-cell>
          <table:table-cell table:formula="of:=SUMIF([$HospNew.$A$2:.$A$101];[.$A$1]&amp;&quot;_&quot;&amp;[.$A9];[$HospNew.I$2:.I$112])" office:value-type="float" office:value="0.565410454895442" calcext:value-type="float">
            <text:p>0.565410454895442</text:p>
          </table:table-cell>
          <table:table-cell table:formula="of:=SUMIF([$HospNew.$A$2:.$A$101];[.$A$1]&amp;&quot;_&quot;&amp;[.$A9];[$HospNew.J$2:.J$112])" office:value-type="float" office:value="-3.21327362276625" calcext:value-type="float">
            <text:p>-3.21327362276625</text:p>
          </table:table-cell>
          <table:table-cell table:formula="of:=SUMIF([$ProxyNew.$A$2:.$A$101];[.$A$1]&amp;&quot;_&quot;&amp;[.$A9];[$ProxyNew.H$2:.H$112])" office:value-type="float" office:value="0.229897033968154" calcext:value-type="float">
            <text:p>0.229897033968154</text:p>
          </table:table-cell>
          <table:table-cell table:formula="of:=SUMIF([$ProxyNew.$A$2:.$A$101];[.$A$1]&amp;&quot;_&quot;&amp;[.$A9];[$ProxyNew.I$2:.I$112])" office:value-type="float" office:value="0.89207254691662" calcext:value-type="float">
            <text:p>0.89207254691662</text:p>
          </table:table-cell>
          <table:table-cell table:formula="of:=SUMIF([$ProxyNew.$A$2:.$A$101];[.$A$1]&amp;&quot;_&quot;&amp;[.$A9];[$ProxyNew.J$2:.J$112])" office:value-type="float" office:value="-4.49497427529282" calcext:value-type="float">
            <text:p>-4.49497427529282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.$A$101];[.$A$1]&amp;&quot;_&quot;&amp;[.$A10];[$HospBA12.H$2:.H$112])" office:value-type="float" office:value="0" calcext:value-type="float">
            <text:p>0</text:p>
          </table:table-cell>
          <table:table-cell table:formula="of:=SUMIF([$HospBA12.$A$2:.$A$101];[.$A$1]&amp;&quot;_&quot;&amp;[.$A10];[$HospBA12.I$2:.I$112])" office:value-type="float" office:value="0" calcext:value-type="float">
            <text:p>0</text:p>
          </table:table-cell>
          <table:table-cell table:formula="of:=SUMIF([$HospBA12.$A$2:.$A$101];[.$A$1]&amp;&quot;_&quot;&amp;[.$A10];[$HospBA12.J$2:.J$112])" office:value-type="float" office:value="0" calcext:value-type="float">
            <text:p>0</text:p>
          </table:table-cell>
          <table:table-cell table:formula="of:=SUMIF([$ProxyBA12.$A$2:.$A$101];[.$A$1]&amp;&quot;_&quot;&amp;[.$A10];[$ProxyBA12.H$2:.H$112])" office:value-type="float" office:value="0" calcext:value-type="float">
            <text:p>0</text:p>
          </table:table-cell>
          <table:table-cell table:formula="of:=SUMIF([$ProxyBA12.$A$2:.$A$101];[.$A$1]&amp;&quot;_&quot;&amp;[.$A10];[$ProxyBA12.I$2:.I$112])" office:value-type="float" office:value="0" calcext:value-type="float">
            <text:p>0</text:p>
          </table:table-cell>
          <table:table-cell table:formula="of:=SUMIF([$ProxyBA12.$A$2:.$A$101];[.$A$1]&amp;&quot;_&quot;&amp;[.$A10];[$ProxyBA12.J$2:.J$112])" office:value-type="float" office:value="0" calcext:value-type="float">
            <text:p>0</text:p>
          </table:table-cell>
          <table:table-cell table:formula="of:=SUMIF([$HospNew.$A$2:.$A$101];[.$A$1]&amp;&quot;_&quot;&amp;[.$A10];[$HospNew.H$2:.H$112])" office:value-type="float" office:value="0" calcext:value-type="float">
            <text:p>0</text:p>
          </table:table-cell>
          <table:table-cell table:formula="of:=SUMIF([$HospNew.$A$2:.$A$101];[.$A$1]&amp;&quot;_&quot;&amp;[.$A10];[$HospNew.I$2:.I$112])" office:value-type="float" office:value="0" calcext:value-type="float">
            <text:p>0</text:p>
          </table:table-cell>
          <table:table-cell table:formula="of:=SUMIF([$HospNew.$A$2:.$A$101];[.$A$1]&amp;&quot;_&quot;&amp;[.$A10];[$HospNew.J$2:.J$112])" office:value-type="float" office:value="0" calcext:value-type="float">
            <text:p>0</text:p>
          </table:table-cell>
          <table:table-cell table:formula="of:=SUMIF([$ProxyNew.$A$2:.$A$101];[.$A$1]&amp;&quot;_&quot;&amp;[.$A10];[$ProxyNew.H$2:.H$112])" office:value-type="float" office:value="0" calcext:value-type="float">
            <text:p>0</text:p>
          </table:table-cell>
          <table:table-cell table:formula="of:=SUMIF([$ProxyNew.$A$2:.$A$101];[.$A$1]&amp;&quot;_&quot;&amp;[.$A10];[$ProxyNew.I$2:.I$112])" office:value-type="float" office:value="0" calcext:value-type="float">
            <text:p>0</text:p>
          </table:table-cell>
          <table:table-cell table:formula="of:=SUMIF([$ProxyNew.$A$2:.$A$101];[.$A$1]&amp;&quot;_&quot;&amp;[.$A10];[$ProxyNew.J$2:.J$11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3T14:52:00.977020799</dc:date>
    <meta:editing-duration>PT26M31S</meta:editing-duration>
    <meta:editing-cycles>5</meta:editing-cycles>
    <meta:generator>LibreOffice/7.3.7.2$Linux_X86_64 LibreOffice_project/30$Build-2</meta:generator>
    <meta:document-statistic meta:table-count="10" meta:cell-count="2926" meta:object-count="0"/>
  </office:meta>
</office:document-meta>
</file>